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276cm"/>
    </style:style>
    <style:style style:name="co2" style:family="table-column">
      <style:table-column-properties fo:break-before="auto" style:column-width="3.385cm"/>
    </style:style>
    <style:style style:name="co3" style:family="table-column">
      <style:table-column-properties fo:break-before="auto" style:column-width="3.249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76">
      <number:year number:style="long"/>
      <number:text>-</number:text>
      <number:month number:style="long"/>
      <number:text>-</number:text>
      <number:day number:style="long"/>
      <number:text>T</number:text>
      <number:hours number:style="long"/>
      <number:text>:</number:text>
      <number:minutes number:style="long"/>
      <number:text>:</number:text>
      <number:seconds number:style="long" number:decimal-places="3"/>
    </number:date-style>
    <style:style style:name="ce1" style:family="table-cell" style:parent-style-name="Default" style:data-style-name="N76"/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data-25544-2022_08_24-H0-16_27_37TU" table:style-name="ta1">
        <table:table-column table:style-name="co1" table:default-cell-style-name="ce1"/>
        <table:table-column table:style-name="co2" table:number-columns-repeated="2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column table:style-name="co2" table:number-columns-repeated="4" table:default-cell-style-name="Default"/>
        <table:table-column table:style-name="co1" table:default-cell-style-name="Default"/>
        <table:table-column table:style-name="co4" table:number-columns-repeated="4" table:default-cell-style-name="Default"/>
        <table:table-row table:style-name="ro1"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ENU_E(m)</text:p>
          </table:table-cell>
          <table:table-cell office:value-type="string" calcext:value-type="string">
            <text:p>ENU_N(m)</text:p>
          </table:table-cell>
          <table:table-cell office:value-type="string" calcext:value-type="string">
            <text:p>ENU_U(m)</text:p>
          </table:table-cell>
          <table:table-cell office:value-type="string" calcext:value-type="string">
            <text:p>AZ(deg)</text:p>
          </table:table-cell>
          <table:table-cell office:value-type="string" calcext:value-type="string">
            <text:p>ELEV(deg)</text:p>
          </table:table-cell>
          <table:table-cell office:value-type="string" calcext:value-type="string">
            <text:p>RANGE(m)</text:p>
          </table:table-cell>
          <table:table-cell office:value-type="string" calcext:value-type="string">
            <text:p>ITRS_X(km)</text:p>
          </table:table-cell>
          <table:table-cell office:value-type="string" calcext:value-type="string">
            <text:p>ITRS_Y(km)</text:p>
          </table:table-cell>
          <table:table-cell office:value-type="string" calcext:value-type="string">
            <text:p>ITRS_Z(km)</text:p>
          </table:table-cell>
          <table:table-cell office:value-type="string" calcext:value-type="string">
            <text:p>lon</text:p>
          </table:table-cell>
          <table:table-cell office:value-type="string" calcext:value-type="string">
            <text:p>lat</text:p>
          </table:table-cell>
          <table:table-cell office:value-type="string" calcext:value-type="string">
            <text:p>HEIGHT(km)</text:p>
          </table:table-cell>
          <table:table-cell table:number-columns-repeated="4"/>
        </table:table-row>
        <table:table-row table:style-name="ro1">
          <table:table-cell office:value-type="date" office:date-value="2022-08-24T16:27:37" calcext:value-type="date">
            <text:p>2022-08-24T16:27:37,000</text:p>
          </table:table-cell>
          <table:table-cell office:value-type="float" office:value="-607095.885265369" calcext:value-type="float">
            <text:p>-607095,885265369</text:p>
          </table:table-cell>
          <table:table-cell office:value-type="float" office:value="350110.209731305" calcext:value-type="float">
            <text:p>350110,209731305</text:p>
          </table:table-cell>
          <table:table-cell office:value-type="float" office:value="377654.611040022" calcext:value-type="float">
            <text:p>377654,611040022</text:p>
          </table:table-cell>
          <table:table-cell office:value-type="float" office:value="299.971908126003" calcext:value-type="float">
            <text:p>299,971908126003</text:p>
          </table:table-cell>
          <table:table-cell office:value-type="float" office:value="28.3192808429236" calcext:value-type="float">
            <text:p>28,3192808429236</text:p>
          </table:table-cell>
          <table:table-cell office:value-type="float" office:value="796093.950551083" calcext:value-type="float">
            <text:p>796093,950551083</text:p>
          </table:table-cell>
          <table:table-cell office:value-type="float" office:value="5172.85025641205" calcext:value-type="float">
            <text:p>5172,85025641205</text:p>
          </table:table-cell>
          <table:table-cell office:value-type="float" office:value="-4388.14949758747" calcext:value-type="float">
            <text:p>-4388,14949758747</text:p>
          </table:table-cell>
          <table:table-cell office:value-type="float" office:value="-344.076399780436" calcext:value-type="float">
            <text:p>-344,076399780436</text:p>
          </table:table-cell>
          <table:table-cell office:value-type="float" office:value="-40.3080746041844" calcext:value-type="float">
            <text:p>-40,3080746041844</text:p>
          </table:table-cell>
          <table:table-cell office:value-type="float" office:value="-2.92208861084842" calcext:value-type="float">
            <text:p>-2,92208861084842</text:p>
          </table:table-cell>
          <table:table-cell office:value-type="float" office:value="414.018276066994" calcext:value-type="float">
            <text:p>414,018276066994</text:p>
          </table:table-cell>
          <table:table-cell office:value-type="float" office:value="-35.173372" calcext:value-type="float">
            <text:p>-35,173372</text:p>
          </table:table-cell>
          <table:table-cell table:style-name="ce2" office:value-type="float" office:value="-5.919178" calcext:value-type="float">
            <text:p>-5,919178</text:p>
          </table:table-cell>
          <table:table-cell table:formula="of:=[.K2]-[.N$2]" office:value-type="float" office:value="-5.13470260418436" calcext:value-type="float">
            <text:p>-5,13470260418436</text:p>
          </table:table-cell>
          <table:table-cell table:formula="of:=[.L2]-[.O$2]" office:value-type="float" office:value="2.99708938915158" calcext:value-type="float">
            <text:p>2,99708938915158</text:p>
          </table:table-cell>
        </table:table-row>
        <table:table-row table:style-name="ro1">
          <table:table-cell office:value-type="date" office:date-value="2022-08-24T16:27:38" calcext:value-type="date">
            <text:p>2022-08-24T16:27:38,000</text:p>
          </table:table-cell>
          <table:table-cell office:value-type="float" office:value="-602820.125329998" calcext:value-type="float">
            <text:p>-602820,125329998</text:p>
          </table:table-cell>
          <table:table-cell office:value-type="float" office:value="344150.47723915" calcext:value-type="float">
            <text:p>344150,47723915</text:p>
          </table:table-cell>
          <table:table-cell office:value-type="float" office:value="378355.754781719" calcext:value-type="float">
            <text:p>378355,754781719</text:p>
          </table:table-cell>
          <table:table-cell office:value-type="float" office:value="299.722079459484" calcext:value-type="float">
            <text:p>299,722079459484</text:p>
          </table:table-cell>
          <table:table-cell office:value-type="float" office:value="28.5934983952049" calcext:value-type="float">
            <text:p>28,5934983952049</text:p>
          </table:table-cell>
          <table:table-cell office:value-type="float" office:value="790559.758439078" calcext:value-type="float">
            <text:p>790559,758439078</text:p>
          </table:table-cell>
          <table:table-cell office:value-type="float" office:value="5175.38100461563" calcext:value-type="float">
            <text:p>5175,38100461563</text:p>
          </table:table-cell>
          <table:table-cell office:value-type="float" office:value="-4384.702137255" calcext:value-type="float">
            <text:p>-4384,702137255</text:p>
          </table:table-cell>
          <table:table-cell office:value-type="float" office:value="-350.076662876139" calcext:value-type="float">
            <text:p>-350,076662876139</text:p>
          </table:table-cell>
          <table:table-cell office:value-type="float" office:value="-40.2720401625161" calcext:value-type="float">
            <text:p>-40,2720401625161</text:p>
          </table:table-cell>
          <table:table-cell office:value-type="float" office:value="-2.97308627977596" calcext:value-type="float">
            <text:p>-2,97308627977596</text:p>
          </table:table-cell>
          <table:table-cell office:value-type="float" office:value="414.028363844732" calcext:value-type="float">
            <text:p>414,028363844732</text:p>
          </table:table-cell>
          <table:table-cell table:number-columns-repeated="2"/>
          <table:table-cell table:formula="of:=[.K3]-[.N$2]" office:value-type="float" office:value="-5.09866816251608" calcext:value-type="float">
            <text:p>-5,09866816251608</text:p>
          </table:table-cell>
          <table:table-cell table:formula="of:=[.L3]-[.O$2]" office:value-type="float" office:value="2.94609172022403" calcext:value-type="float">
            <text:p>2,94609172022403</text:p>
          </table:table-cell>
        </table:table-row>
        <table:table-row table:style-name="ro1">
          <table:table-cell office:value-type="date" office:date-value="2022-08-24T16:27:39" calcext:value-type="date">
            <text:p>2022-08-24T16:27:39,000</text:p>
          </table:table-cell>
          <table:table-cell office:value-type="float" office:value="-598543.612181635" calcext:value-type="float">
            <text:p>-598543,612181635</text:p>
          </table:table-cell>
          <table:table-cell office:value-type="float" office:value="338190.370038359" calcext:value-type="float">
            <text:p>338190,370038359</text:p>
          </table:table-cell>
          <table:table-cell office:value-type="float" office:value="379048.947537371" calcext:value-type="float">
            <text:p>379048,947537371</text:p>
          </table:table-cell>
          <table:table-cell office:value-type="float" office:value="299.467408197191" calcext:value-type="float">
            <text:p>299,467408197191</text:p>
          </table:table-cell>
          <table:table-cell office:value-type="float" office:value="28.8706231164634" calcext:value-type="float">
            <text:p>28,8706231164634</text:p>
          </table:table-cell>
          <table:table-cell office:value-type="float" office:value="785051.13635948" calcext:value-type="float">
            <text:p>785051,13635948</text:p>
          </table:table-cell>
          <table:table-cell office:value-type="float" office:value="5177.90569053758" calcext:value-type="float">
            <text:p>5177,90569053758</text:p>
          </table:table-cell>
          <table:table-cell office:value-type="float" office:value="-4381.24958321146" calcext:value-type="float">
            <text:p>-4381,24958321146</text:p>
          </table:table-cell>
          <table:table-cell office:value-type="float" office:value="-356.076478733436" calcext:value-type="float">
            <text:p>-356,076478733436</text:p>
          </table:table-cell>
          <table:table-cell office:value-type="float" office:value="-40.23600214599" calcext:value-type="float">
            <text:p>-40,23600214599</text:p>
          </table:table-cell>
          <table:table-cell office:value-type="float" office:value="-3.02408229360948" calcext:value-type="float">
            <text:p>-3,02408229360948</text:p>
          </table:table-cell>
          <table:table-cell office:value-type="float" office:value="414.038483216958" calcext:value-type="float">
            <text:p>414,038483216958</text:p>
          </table:table-cell>
          <table:table-cell table:number-columns-repeated="2"/>
          <table:table-cell table:formula="of:=[.K4]-[.N$2]" office:value-type="float" office:value="-5.06263014599003" calcext:value-type="float">
            <text:p>-5,06263014599003</text:p>
          </table:table-cell>
          <table:table-cell table:formula="of:=[.L4]-[.O$2]" office:value-type="float" office:value="2.89509570639051" calcext:value-type="float">
            <text:p>2,89509570639051</text:p>
          </table:table-cell>
        </table:table-row>
        <table:table-row table:style-name="ro1">
          <table:table-cell office:value-type="date" office:date-value="2022-08-24T16:27:40" calcext:value-type="date">
            <text:p>2022-08-24T16:27:40,000</text:p>
          </table:table-cell>
          <table:table-cell office:value-type="float" office:value="-594266.350090086" calcext:value-type="float">
            <text:p>-594266,350090086</text:p>
          </table:table-cell>
          <table:table-cell office:value-type="float" office:value="332229.895756309" calcext:value-type="float">
            <text:p>332229,895756309</text:p>
          </table:table-cell>
          <table:table-cell office:value-type="float" office:value="379734.188567656" calcext:value-type="float">
            <text:p>379734,188567656</text:p>
          </table:table-cell>
          <table:table-cell office:value-type="float" office:value="299.207761836633" calcext:value-type="float">
            <text:p>299,207761836633</text:p>
          </table:table-cell>
          <table:table-cell office:value-type="float" office:value="29.1506813812971" calcext:value-type="float">
            <text:p>29,1506813812971</text:p>
          </table:table-cell>
          <table:table-cell office:value-type="float" office:value="779568.632290176" calcext:value-type="float">
            <text:p>779568,632290176</text:p>
          </table:table-cell>
          <table:table-cell office:value-type="float" office:value="5180.42431176012" calcext:value-type="float">
            <text:p>5180,42431176012</text:p>
          </table:table-cell>
          <table:table-cell office:value-type="float" office:value="-4377.79183897654" calcext:value-type="float">
            <text:p>-4377,79183897654</text:p>
          </table:table-cell>
          <table:table-cell office:value-type="float" office:value="-362.075839689371" calcext:value-type="float">
            <text:p>-362,075839689371</text:p>
          </table:table-cell>
          <table:table-cell office:value-type="float" office:value="-40.1999604912885" calcext:value-type="float">
            <text:p>-40,1999604912885</text:p>
          </table:table-cell>
          <table:table-cell office:value-type="float" office:value="-3.07507662593828" calcext:value-type="float">
            <text:p>-3,07507662593828</text:p>
          </table:table-cell>
          <table:table-cell office:value-type="float" office:value="414.048634164052" calcext:value-type="float">
            <text:p>414,048634164052</text:p>
          </table:table-cell>
          <table:table-cell table:number-columns-repeated="2"/>
          <table:table-cell table:formula="of:=[.K5]-[.N$2]" office:value-type="float" office:value="-5.02658849128855" calcext:value-type="float">
            <text:p>-5,02658849128855</text:p>
          </table:table-cell>
          <table:table-cell table:formula="of:=[.L5]-[.O$2]" office:value-type="float" office:value="2.84410137406172" calcext:value-type="float">
            <text:p>2,84410137406172</text:p>
          </table:table-cell>
        </table:table-row>
        <table:table-row table:style-name="ro1">
          <table:table-cell office:value-type="date" office:date-value="2022-08-24T16:27:41" calcext:value-type="date">
            <text:p>2022-08-24T16:27:41,000</text:p>
          </table:table-cell>
          <table:table-cell office:value-type="float" office:value="-589988.343325361" calcext:value-type="float">
            <text:p>-589988,343325361</text:p>
          </table:table-cell>
          <table:table-cell office:value-type="float" office:value="326269.062021032" calcext:value-type="float">
            <text:p>326269,062021032</text:p>
          </table:table-cell>
          <table:table-cell office:value-type="float" office:value="380411.477142879" calcext:value-type="float">
            <text:p>380411,477142879</text:p>
          </table:table-cell>
          <table:table-cell office:value-type="float" office:value="298.943003435143" calcext:value-type="float">
            <text:p>298,943003435143</text:p>
          </table:table-cell>
          <table:table-cell office:value-type="float" office:value="29.4336986301349" calcext:value-type="float">
            <text:p>29,4336986301349</text:p>
          </table:table-cell>
          <table:table-cell office:value-type="float" office:value="774112.807046825" calcext:value-type="float">
            <text:p>774112,807046825</text:p>
          </table:table-cell>
          <table:table-cell office:value-type="float" office:value="5182.93686587322" calcext:value-type="float">
            <text:p>5182,93686587322</text:p>
          </table:table-cell>
          <table:table-cell office:value-type="float" office:value="-4374.32890807563" calcext:value-type="float">
            <text:p>-4374,32890807563</text:p>
          </table:table-cell>
          <table:table-cell office:value-type="float" office:value="-368.074738081332" calcext:value-type="float">
            <text:p>-368,074738081332</text:p>
          </table:table-cell>
          <table:table-cell office:value-type="float" office:value="-40.163915135073" calcext:value-type="float">
            <text:p>-40,163915135073</text:p>
          </table:table-cell>
          <table:table-cell office:value-type="float" office:value="-3.12606925034147" calcext:value-type="float">
            <text:p>-3,12606925034147</text:p>
          </table:table-cell>
          <table:table-cell office:value-type="float" office:value="414.058816666246" calcext:value-type="float">
            <text:p>414,058816666246</text:p>
          </table:table-cell>
          <table:table-cell table:number-columns-repeated="2"/>
          <table:table-cell table:formula="of:=[.K6]-[.N$2]" office:value-type="float" office:value="-4.99054313507301" calcext:value-type="float">
            <text:p>-4,99054313507301</text:p>
          </table:table-cell>
          <table:table-cell table:formula="of:=[.L6]-[.O$2]" office:value-type="float" office:value="2.79310874965853" calcext:value-type="float">
            <text:p>2,79310874965853</text:p>
          </table:table-cell>
        </table:table-row>
        <table:table-row table:style-name="ro1">
          <table:table-cell office:value-type="date" office:date-value="2022-08-24T16:27:42" calcext:value-type="date">
            <text:p>2022-08-24T16:27:42,000</text:p>
          </table:table-cell>
          <table:table-cell office:value-type="float" office:value="-585709.596159032" calcext:value-type="float">
            <text:p>-585709,596159032</text:p>
          </table:table-cell>
          <table:table-cell office:value-type="float" office:value="320307.876460724" calcext:value-type="float">
            <text:p>320307,876460724</text:p>
          </table:table-cell>
          <table:table-cell office:value-type="float" office:value="381080.812542856" calcext:value-type="float">
            <text:p>381080,812542856</text:p>
          </table:table-cell>
          <table:table-cell office:value-type="float" office:value="298.672991446832" calcext:value-type="float">
            <text:p>298,672991446832</text:p>
          </table:table-cell>
          <table:table-cell office:value-type="float" office:value="29.7196992630359" calcext:value-type="float">
            <text:p>29,7196992630359</text:p>
          </table:table-cell>
          <table:table-cell office:value-type="float" office:value="768684.234548802" calcext:value-type="float">
            <text:p>768684,234548802</text:p>
          </table:table-cell>
          <table:table-cell office:value-type="float" office:value="5185.44335047372" calcext:value-type="float">
            <text:p>5185,44335047372</text:p>
          </table:table-cell>
          <table:table-cell office:value-type="float" office:value="-4370.8607940409" calcext:value-type="float">
            <text:p>-4370,8607940409</text:p>
          </table:table-cell>
          <table:table-cell office:value-type="float" office:value="-374.073166247526" calcext:value-type="float">
            <text:p>-374,073166247526</text:p>
          </table:table-cell>
          <table:table-cell office:value-type="float" office:value="-40.1278660139945" calcext:value-type="float">
            <text:p>-40,1278660139945</text:p>
          </table:table-cell>
          <table:table-cell office:value-type="float" office:value="-3.17706014039184" calcext:value-type="float">
            <text:p>-3,17706014039184</text:p>
          </table:table-cell>
          <table:table-cell office:value-type="float" office:value="414.069030703627" calcext:value-type="float">
            <text:p>414,069030703627</text:p>
          </table:table-cell>
          <table:table-cell table:number-columns-repeated="2"/>
          <table:table-cell table:formula="of:=[.K7]-[.N$2]" office:value-type="float" office:value="-4.95449401399449" calcext:value-type="float">
            <text:p>-4,95449401399449</text:p>
          </table:table-cell>
          <table:table-cell table:formula="of:=[.L7]-[.O$2]" office:value-type="float" office:value="2.74211785960816" calcext:value-type="float">
            <text:p>2,74211785960816</text:p>
          </table:table-cell>
        </table:table-row>
        <table:table-row table:style-name="ro1">
          <table:table-cell office:value-type="date" office:date-value="2022-08-24T16:27:43" calcext:value-type="date">
            <text:p>2022-08-24T16:27:43,000</text:p>
          </table:table-cell>
          <table:table-cell office:value-type="float" office:value="-581430.112863198" calcext:value-type="float">
            <text:p>-581430,112863198</text:p>
          </table:table-cell>
          <table:table-cell office:value-type="float" office:value="314346.346703907" calcext:value-type="float">
            <text:p>314346,346703907</text:p>
          </table:table-cell>
          <table:table-cell office:value-type="float" office:value="381742.194056998" calcext:value-type="float">
            <text:p>381742,194056998</text:p>
          </table:table-cell>
          <table:table-cell office:value-type="float" office:value="298.397579554185" calcext:value-type="float">
            <text:p>298,397579554185</text:p>
          </table:table-cell>
          <table:table-cell office:value-type="float" office:value="30.0087065263484" calcext:value-type="float">
            <text:p>30,0087065263484</text:p>
          </table:table-cell>
          <table:table-cell office:value-type="float" office:value="763283.502084025" calcext:value-type="float">
            <text:p>763283,502084025</text:p>
          </table:table-cell>
          <table:table-cell office:value-type="float" office:value="5187.94376316597" calcext:value-type="float">
            <text:p>5187,94376316597</text:p>
          </table:table-cell>
          <table:table-cell office:value-type="float" office:value="-4367.38750041042" calcext:value-type="float">
            <text:p>-4367,38750041042</text:p>
          </table:table-cell>
          <table:table-cell office:value-type="float" office:value="-380.071116526823" calcext:value-type="float">
            <text:p>-380,071116526823</text:p>
          </table:table-cell>
          <table:table-cell office:value-type="float" office:value="-40.0918130646851" calcext:value-type="float">
            <text:p>-40,0918130646851</text:p>
          </table:table-cell>
          <table:table-cell office:value-type="float" office:value="-3.22804926965429" calcext:value-type="float">
            <text:p>-3,22804926965429</text:p>
          </table:table-cell>
          <table:table-cell office:value-type="float" office:value="414.079276256121" calcext:value-type="float">
            <text:p>414,079276256121</text:p>
          </table:table-cell>
          <table:table-cell table:number-columns-repeated="2"/>
          <table:table-cell table:formula="of:=[.K8]-[.N$2]" office:value-type="float" office:value="-4.91844106468514" calcext:value-type="float">
            <text:p>-4,91844106468514</text:p>
          </table:table-cell>
          <table:table-cell table:formula="of:=[.L8]-[.O$2]" office:value-type="float" office:value="2.69112873034571" calcext:value-type="float">
            <text:p>2,69112873034571</text:p>
          </table:table-cell>
        </table:table-row>
        <table:table-row table:style-name="ro1">
          <table:table-cell office:value-type="date" office:date-value="2022-08-24T16:27:44" calcext:value-type="date">
            <text:p>2022-08-24T16:27:44,000</text:p>
          </table:table-cell>
          <table:table-cell office:value-type="float" office:value="-577149.897710157" calcext:value-type="float">
            <text:p>-577149,897710157</text:p>
          </table:table-cell>
          <table:table-cell office:value-type="float" office:value="308384.480379246" calcext:value-type="float">
            <text:p>308384,480379246</text:p>
          </table:table-cell>
          <table:table-cell office:value-type="float" office:value="382395.620984355" calcext:value-type="float">
            <text:p>382395,620984355</text:p>
          </table:table-cell>
          <table:table-cell office:value-type="float" office:value="298.11661649408" calcext:value-type="float">
            <text:p>298,11661649408</text:p>
          </table:table-cell>
          <table:table-cell office:value-type="float" office:value="30.300742391736" calcext:value-type="float">
            <text:p>30,300742391736</text:p>
          </table:table-cell>
          <table:table-cell office:value-type="float" office:value="757911.210573925" calcext:value-type="float">
            <text:p>757911,210573925</text:p>
          </table:table-cell>
          <table:table-cell office:value-type="float" office:value="5190.43810156205" calcext:value-type="float">
            <text:p>5190,43810156205</text:p>
          </table:table-cell>
          <table:table-cell office:value-type="float" office:value="-4363.90903072798" calcext:value-type="float">
            <text:p>-4363,90903072798</text:p>
          </table:table-cell>
          <table:table-cell office:value-type="float" office:value="-386.068581258946" calcext:value-type="float">
            <text:p>-386,068581258946</text:p>
          </table:table-cell>
          <table:table-cell office:value-type="float" office:value="-40.0557562237552" calcext:value-type="float">
            <text:p>-40,0557562237552</text:p>
          </table:table-cell>
          <table:table-cell office:value-type="float" office:value="-3.27903661168721" calcext:value-type="float">
            <text:p>-3,27903661168721</text:p>
          </table:table-cell>
          <table:table-cell office:value-type="float" office:value="414.08955330351" calcext:value-type="float">
            <text:p>414,08955330351</text:p>
          </table:table-cell>
          <table:table-cell table:number-columns-repeated="2"/>
          <table:table-cell table:formula="of:=[.K9]-[.N$2]" office:value-type="float" office:value="-4.88238422375517" calcext:value-type="float">
            <text:p>-4,88238422375517</text:p>
          </table:table-cell>
          <table:table-cell table:formula="of:=[.L9]-[.O$2]" office:value-type="float" office:value="2.64014138831279" calcext:value-type="float">
            <text:p>2,64014138831279</text:p>
          </table:table-cell>
        </table:table-row>
        <table:table-row table:style-name="ro1">
          <table:table-cell office:value-type="date" office:date-value="2022-08-24T16:27:45" calcext:value-type="date">
            <text:p>2022-08-24T16:27:45,000</text:p>
          </table:table-cell>
          <table:table-cell office:value-type="float" office:value="-572868.954974207" calcext:value-type="float">
            <text:p>-572868,954974207</text:p>
          </table:table-cell>
          <table:table-cell office:value-type="float" office:value="302422.285115867" calcext:value-type="float">
            <text:p>302422,285115867</text:p>
          </table:table-cell>
          <table:table-cell office:value-type="float" office:value="383041.092633435" calcext:value-type="float">
            <text:p>383041,092633435</text:p>
          </table:table-cell>
          <table:table-cell office:value-type="float" office:value="297.829945878176" calcext:value-type="float">
            <text:p>297,829945878176</text:p>
          </table:table-cell>
          <table:table-cell office:value-type="float" office:value="30.595827427072" calcext:value-type="float">
            <text:p>30,595827427072</text:p>
          </table:table-cell>
          <table:table-cell office:value-type="float" office:value="752567.974839323" calcext:value-type="float">
            <text:p>752567,974839323</text:p>
          </table:table-cell>
          <table:table-cell office:value-type="float" office:value="5192.92636328063" calcext:value-type="float">
            <text:p>5192,92636328063</text:p>
          </table:table-cell>
          <table:table-cell office:value-type="float" office:value="-4360.42538854446" calcext:value-type="float">
            <text:p>-4360,42538854446</text:p>
          </table:table-cell>
          <table:table-cell office:value-type="float" office:value="-392.065552784133" calcext:value-type="float">
            <text:p>-392,065552784133</text:p>
          </table:table-cell>
          <table:table-cell office:value-type="float" office:value="-40.0196954278076" calcext:value-type="float">
            <text:p>-40,0196954278076</text:p>
          </table:table-cell>
          <table:table-cell office:value-type="float" office:value="-3.33002214003942" calcext:value-type="float">
            <text:p>-3,33002214003942</text:p>
          </table:table-cell>
          <table:table-cell office:value-type="float" office:value="414.099861825424" calcext:value-type="float">
            <text:p>414,099861825424</text:p>
          </table:table-cell>
          <table:table-cell table:number-columns-repeated="2"/>
          <table:table-cell table:formula="of:=[.K10]-[.N$2]" office:value-type="float" office:value="-4.84632342780762" calcext:value-type="float">
            <text:p>-4,84632342780762</text:p>
          </table:table-cell>
          <table:table-cell table:formula="of:=[.L10]-[.O$2]" office:value-type="float" office:value="2.58915585996057" calcext:value-type="float">
            <text:p>2,58915585996057</text:p>
          </table:table-cell>
        </table:table-row>
        <table:table-row table:style-name="ro1">
          <table:table-cell office:value-type="date" office:date-value="2022-08-24T16:27:46" calcext:value-type="date">
            <text:p>2022-08-24T16:27:46,000</text:p>
          </table:table-cell>
          <table:table-cell office:value-type="float" office:value="-568587.288930782" calcext:value-type="float">
            <text:p>-568587,288930782</text:p>
          </table:table-cell>
          <table:table-cell office:value-type="float" office:value="296459.768543479" calcext:value-type="float">
            <text:p>296459,768543479</text:p>
          </table:table-cell>
          <table:table-cell office:value-type="float" office:value="383678.60832229" calcext:value-type="float">
            <text:p>383678,60832229</text:p>
          </table:table-cell>
          <table:table-cell office:value-type="float" office:value="297.537406007814" calcext:value-type="float">
            <text:p>297,537406007814</text:p>
          </table:table-cell>
          <table:table-cell office:value-type="float" office:value="30.8939806589713" calcext:value-type="float">
            <text:p>30,8939806589713</text:p>
          </table:table-cell>
          <table:table-cell office:value-type="float" office:value="747254.423862877" calcext:value-type="float">
            <text:p>747254,423862877</text:p>
          </table:table-cell>
          <table:table-cell office:value-type="float" office:value="5195.40854594753" calcext:value-type="float">
            <text:p>5195,40854594753</text:p>
          </table:table-cell>
          <table:table-cell office:value-type="float" office:value="-4356.93657741714" calcext:value-type="float">
            <text:p>-4356,93657741714</text:p>
          </table:table-cell>
          <table:table-cell office:value-type="float" office:value="-398.062023443029" calcext:value-type="float">
            <text:p>-398,062023443029</text:p>
          </table:table-cell>
          <table:table-cell office:value-type="float" office:value="-39.9836306134311" calcext:value-type="float">
            <text:p>-39,9836306134311</text:p>
          </table:table-cell>
          <table:table-cell office:value-type="float" office:value="-3.38100582824898" calcext:value-type="float">
            <text:p>-3,38100582824898</text:p>
          </table:table-cell>
          <table:table-cell office:value-type="float" office:value="414.110201801346" calcext:value-type="float">
            <text:p>414,110201801346</text:p>
          </table:table-cell>
          <table:table-cell table:number-columns-repeated="2"/>
          <table:table-cell table:formula="of:=[.K11]-[.N$2]" office:value-type="float" office:value="-4.8102586134311" calcext:value-type="float">
            <text:p>-4,8102586134311</text:p>
          </table:table-cell>
          <table:table-cell table:formula="of:=[.L11]-[.O$2]" office:value-type="float" office:value="2.53817217175102" calcext:value-type="float">
            <text:p>2,53817217175102</text:p>
          </table:table-cell>
        </table:table-row>
        <table:table-row table:style-name="ro1">
          <table:table-cell office:value-type="date" office:date-value="2022-08-24T16:27:47" calcext:value-type="date">
            <text:p>2022-08-24T16:27:47,000</text:p>
          </table:table-cell>
          <table:table-cell office:value-type="float" office:value="-564304.903854881" calcext:value-type="float">
            <text:p>-564304,903854881</text:p>
          </table:table-cell>
          <table:table-cell office:value-type="float" office:value="290496.938291617" calcext:value-type="float">
            <text:p>290496,938291617</text:p>
          </table:table-cell>
          <table:table-cell office:value-type="float" office:value="384308.167378674" calcext:value-type="float">
            <text:p>384308,167378674</text:p>
          </table:table-cell>
          <table:table-cell office:value-type="float" office:value="297.238829683325" calcext:value-type="float">
            <text:p>297,238829683325</text:p>
          </table:table-cell>
          <table:table-cell office:value-type="float" office:value="31.1952194264534" calcext:value-type="float">
            <text:p>31,1952194264534</text:p>
          </table:table-cell>
          <table:table-cell office:value-type="float" office:value="741971.201048548" calcext:value-type="float">
            <text:p>741971,201048548</text:p>
          </table:table-cell>
          <table:table-cell office:value-type="float" office:value="5197.88464719669" calcext:value-type="float">
            <text:p>5197,88464719669</text:p>
          </table:table-cell>
          <table:table-cell office:value-type="float" office:value="-4353.44260090852" calcext:value-type="float">
            <text:p>-4353,44260090852</text:p>
          </table:table-cell>
          <table:table-cell office:value-type="float" office:value="-404.057985577451" calcext:value-type="float">
            <text:p>-404,057985577451</text:p>
          </table:table-cell>
          <table:table-cell office:value-type="float" office:value="-39.9475617171861" calcext:value-type="float">
            <text:p>-39,9475617171861</text:p>
          </table:table-cell>
          <table:table-cell office:value-type="float" office:value="-3.4319876498495" calcext:value-type="float">
            <text:p>-3,4319876498495</text:p>
          </table:table-cell>
          <table:table-cell office:value-type="float" office:value="414.120573210614" calcext:value-type="float">
            <text:p>414,120573210614</text:p>
          </table:table-cell>
          <table:table-cell table:number-columns-repeated="2"/>
          <table:table-cell table:formula="of:=[.K12]-[.N$2]" office:value-type="float" office:value="-4.77418971718615" calcext:value-type="float">
            <text:p>-4,77418971718615</text:p>
          </table:table-cell>
          <table:table-cell table:formula="of:=[.L12]-[.O$2]" office:value-type="float" office:value="2.4871903501505" calcext:value-type="float">
            <text:p>2,4871903501505</text:p>
          </table:table-cell>
        </table:table-row>
        <table:table-row table:style-name="ro1">
          <table:table-cell office:value-type="date" office:date-value="2022-08-24T16:27:48" calcext:value-type="date">
            <text:p>2022-08-24T16:27:48,000</text:p>
          </table:table-cell>
          <table:table-cell office:value-type="float" office:value="-560021.80402293" calcext:value-type="float">
            <text:p>-560021,80402293</text:p>
          </table:table-cell>
          <table:table-cell office:value-type="float" office:value="284533.801989784" calcext:value-type="float">
            <text:p>284533,801989784</text:p>
          </table:table-cell>
          <table:table-cell office:value-type="float" office:value="384929.769139865" calcext:value-type="float">
            <text:p>384929,769139865</text:p>
          </table:table-cell>
          <table:table-cell office:value-type="float" office:value="296.934044007759" calcext:value-type="float">
            <text:p>296,934044007759</text:p>
          </table:table-cell>
          <table:table-cell office:value-type="float" office:value="31.4995592250648" calcext:value-type="float">
            <text:p>31,4995592250648</text:p>
          </table:table-cell>
          <table:table-cell office:value-type="float" office:value="736718.964480981" calcext:value-type="float">
            <text:p>736718,964480981</text:p>
          </table:table-cell>
          <table:table-cell office:value-type="float" office:value="5200.35466466898" calcext:value-type="float">
            <text:p>5200,35466466898</text:p>
          </table:table-cell>
          <table:table-cell office:value-type="float" office:value="-4349.94346258772" calcext:value-type="float">
            <text:p>-4349,94346258772</text:p>
          </table:table-cell>
          <table:table-cell office:value-type="float" office:value="-410.05343153023" calcext:value-type="float">
            <text:p>-410,05343153023</text:p>
          </table:table-cell>
          <table:table-cell office:value-type="float" office:value="-39.9114886756205" calcext:value-type="float">
            <text:p>-39,9114886756205</text:p>
          </table:table-cell>
          <table:table-cell office:value-type="float" office:value="-3.48296757836857" calcext:value-type="float">
            <text:p>-3,48296757836857</text:p>
          </table:table-cell>
          <table:table-cell office:value-type="float" office:value="414.130976032402" calcext:value-type="float">
            <text:p>414,130976032402</text:p>
          </table:table-cell>
          <table:table-cell table:number-columns-repeated="2"/>
          <table:table-cell table:formula="of:=[.K13]-[.N$2]" office:value-type="float" office:value="-4.73811667562055" calcext:value-type="float">
            <text:p>-4,73811667562055</text:p>
          </table:table-cell>
          <table:table-cell table:formula="of:=[.L13]-[.O$2]" office:value-type="float" office:value="2.43621042163143" calcext:value-type="float">
            <text:p>2,43621042163143</text:p>
          </table:table-cell>
        </table:table-row>
        <table:table-row table:style-name="ro1">
          <table:table-cell office:value-type="date" office:date-value="2022-08-24T16:27:49" calcext:value-type="date">
            <text:p>2022-08-24T16:27:49,000</text:p>
          </table:table-cell>
          <table:table-cell office:value-type="float" office:value="-555737.99371281" calcext:value-type="float">
            <text:p>-555737,99371281</text:p>
          </table:table-cell>
          <table:table-cell office:value-type="float" office:value="278570.36726894" calcext:value-type="float">
            <text:p>278570,36726894</text:p>
          </table:table-cell>
          <table:table-cell office:value-type="float" office:value="385543.41295262" calcext:value-type="float">
            <text:p>385543,41295262</text:p>
          </table:table-cell>
          <table:table-cell office:value-type="float" office:value="296.622870185397" calcext:value-type="float">
            <text:p>296,622870185397</text:p>
          </table:table-cell>
          <table:table-cell office:value-type="float" office:value="31.8070135411842" calcext:value-type="float">
            <text:p>31,8070135411842</text:p>
          </table:table-cell>
          <table:table-cell office:value-type="float" office:value="731498.387180345" calcext:value-type="float">
            <text:p>731498,387180345</text:p>
          </table:table-cell>
          <table:table-cell office:value-type="float" office:value="5202.81859601225" calcext:value-type="float">
            <text:p>5202,81859601225</text:p>
          </table:table-cell>
          <table:table-cell office:value-type="float" office:value="-4346.43916603056" calcext:value-type="float">
            <text:p>-4346,43916603056</text:p>
          </table:table-cell>
          <table:table-cell office:value-type="float" office:value="-416.048353643726" calcext:value-type="float">
            <text:p>-416,048353643726</text:p>
          </table:table-cell>
          <table:table-cell office:value-type="float" office:value="-39.8754114252697" calcext:value-type="float">
            <text:p>-39,8754114252697</text:p>
          </table:table-cell>
          <table:table-cell office:value-type="float" office:value="-3.53394558731491" calcext:value-type="float">
            <text:p>-3,53394558731491</text:p>
          </table:table-cell>
          <table:table-cell office:value-type="float" office:value="414.141410245747" calcext:value-type="float">
            <text:p>414,141410245747</text:p>
          </table:table-cell>
          <table:table-cell table:number-columns-repeated="2"/>
          <table:table-cell table:formula="of:=[.K14]-[.N$2]" office:value-type="float" office:value="-4.7020394252697" calcext:value-type="float">
            <text:p>-4,7020394252697</text:p>
          </table:table-cell>
          <table:table-cell table:formula="of:=[.L14]-[.O$2]" office:value-type="float" office:value="2.38523241268509" calcext:value-type="float">
            <text:p>2,38523241268509</text:p>
          </table:table-cell>
        </table:table-row>
        <table:table-row table:style-name="ro1">
          <table:table-cell office:value-type="date" office:date-value="2022-08-24T16:27:50" calcext:value-type="date">
            <text:p>2022-08-24T16:27:50,000</text:p>
          </table:table-cell>
          <table:table-cell office:value-type="float" office:value="-551453.477202904" calcext:value-type="float">
            <text:p>-551453,477202904</text:p>
          </table:table-cell>
          <table:table-cell office:value-type="float" office:value="272606.641759085" calcext:value-type="float">
            <text:p>272606,641759085</text:p>
          </table:table-cell>
          <table:table-cell office:value-type="float" office:value="386149.098173351" calcext:value-type="float">
            <text:p>386149,098173351</text:p>
          </table:table-cell>
          <table:table-cell office:value-type="float" office:value="296.305123314725" calcext:value-type="float">
            <text:p>296,305123314725</text:p>
          </table:table-cell>
          <table:table-cell office:value-type="float" office:value="32.1175936760951" calcext:value-type="float">
            <text:p>32,1175936760951</text:p>
          </table:table-cell>
          <table:table-cell office:value-type="float" office:value="726310.157350447" calcext:value-type="float">
            <text:p>726310,157350447</text:p>
          </table:table-cell>
          <table:table-cell office:value-type="float" office:value="5205.27643888184" calcext:value-type="float">
            <text:p>5205,27643888184</text:p>
          </table:table-cell>
          <table:table-cell office:value-type="float" office:value="-4342.92971481873" calcext:value-type="float">
            <text:p>-4342,92971481873</text:p>
          </table:table-cell>
          <table:table-cell office:value-type="float" office:value="-422.042744262248" calcext:value-type="float">
            <text:p>-422,042744262248</text:p>
          </table:table-cell>
          <table:table-cell office:value-type="float" office:value="-39.839329902648" calcext:value-type="float">
            <text:p>-39,839329902648</text:p>
          </table:table-cell>
          <table:table-cell office:value-type="float" office:value="-3.58492165019871" calcext:value-type="float">
            <text:p>-3,58492165019871</text:p>
          </table:table-cell>
          <table:table-cell office:value-type="float" office:value="414.151875829537" calcext:value-type="float">
            <text:p>414,151875829537</text:p>
          </table:table-cell>
          <table:table-cell table:number-columns-repeated="2"/>
          <table:table-cell table:formula="of:=[.K15]-[.N$2]" office:value-type="float" office:value="-4.66595790264805" calcext:value-type="float">
            <text:p>-4,66595790264805</text:p>
          </table:table-cell>
          <table:table-cell table:formula="of:=[.L15]-[.O$2]" office:value-type="float" office:value="2.33425634980129" calcext:value-type="float">
            <text:p>2,33425634980129</text:p>
          </table:table-cell>
        </table:table-row>
        <table:table-row table:style-name="ro1">
          <table:table-cell office:value-type="date" office:date-value="2022-08-24T16:27:51" calcext:value-type="date">
            <text:p>2022-08-24T16:27:51,000</text:p>
          </table:table-cell>
          <table:table-cell office:value-type="float" office:value="-547168.258772444" calcext:value-type="float">
            <text:p>-547168,258772444</text:p>
          </table:table-cell>
          <table:table-cell office:value-type="float" office:value="266642.633090916" calcext:value-type="float">
            <text:p>266642,633090916</text:p>
          </table:table-cell>
          <table:table-cell office:value-type="float" office:value="386746.824168017" calcext:value-type="float">
            <text:p>386746,824168017</text:p>
          </table:table-cell>
          <table:table-cell office:value-type="float" office:value="295.980612176629" calcext:value-type="float">
            <text:p>295,980612176629</text:p>
          </table:table-cell>
          <table:table-cell office:value-type="float" office:value="32.4313085590601" calcext:value-type="float">
            <text:p>32,4313085590601</text:p>
          </table:table-cell>
          <table:table-cell office:value-type="float" office:value="721154.978623716" calcext:value-type="float">
            <text:p>721154,978623716</text:p>
          </table:table-cell>
          <table:table-cell office:value-type="float" office:value="5207.7281909404" calcext:value-type="float">
            <text:p>5207,7281909404</text:p>
          </table:table-cell>
          <table:table-cell office:value-type="float" office:value="-4339.41511254016" calcext:value-type="float">
            <text:p>-4339,41511254016</text:p>
          </table:table-cell>
          <table:table-cell office:value-type="float" office:value="-428.036595730399" calcext:value-type="float">
            <text:p>-428,036595730399</text:p>
          </table:table-cell>
          <table:table-cell office:value-type="float" office:value="-39.803244044252" calcext:value-type="float">
            <text:p>-39,803244044252</text:p>
          </table:table-cell>
          <table:table-cell office:value-type="float" office:value="-3.63589574051736" calcext:value-type="float">
            <text:p>-3,63589574051736</text:p>
          </table:table-cell>
          <table:table-cell office:value-type="float" office:value="414.1623727625" calcext:value-type="float">
            <text:p>414,1623727625</text:p>
          </table:table-cell>
          <table:table-cell table:number-columns-repeated="2"/>
          <table:table-cell table:formula="of:=[.K16]-[.N$2]" office:value-type="float" office:value="-4.62987204425198" calcext:value-type="float">
            <text:p>-4,62987204425198</text:p>
          </table:table-cell>
          <table:table-cell table:formula="of:=[.L16]-[.O$2]" office:value-type="float" office:value="2.28328225948264" calcext:value-type="float">
            <text:p>2,28328225948264</text:p>
          </table:table-cell>
        </table:table-row>
        <table:table-row table:style-name="ro1">
          <table:table-cell office:value-type="date" office:date-value="2022-08-24T16:27:52" calcext:value-type="date">
            <text:p>2022-08-24T16:27:52,000</text:p>
          </table:table-cell>
          <table:table-cell office:value-type="float" office:value="-542882.342701012" calcext:value-type="float">
            <text:p>-542882,342701012</text:p>
          </table:table-cell>
          <table:table-cell office:value-type="float" office:value="260678.348895653" calcext:value-type="float">
            <text:p>260678,348895653</text:p>
          </table:table-cell>
          <table:table-cell office:value-type="float" office:value="387336.590312178" calcext:value-type="float">
            <text:p>387336,590312178</text:p>
          </table:table-cell>
          <table:table-cell office:value-type="float" office:value="295.649139017674" calcext:value-type="float">
            <text:p>295,649139017674</text:p>
          </table:table-cell>
          <table:table-cell office:value-type="float" office:value="32.7481645490965" calcext:value-type="float">
            <text:p>32,7481645490965</text:p>
          </table:table-cell>
          <table:table-cell office:value-type="float" office:value="716033.570298325" calcext:value-type="float">
            <text:p>716033,570298325</text:p>
          </table:table-cell>
          <table:table-cell office:value-type="float" office:value="5210.17384985825" calcext:value-type="float">
            <text:p>5210,17384985825</text:p>
          </table:table-cell>
          <table:table-cell office:value-type="float" office:value="-4335.89536278857" calcext:value-type="float">
            <text:p>-4335,89536278857</text:p>
          </table:table-cell>
          <table:table-cell office:value-type="float" office:value="-434.029900393249" calcext:value-type="float">
            <text:p>-434,029900393249</text:p>
          </table:table-cell>
          <table:table-cell office:value-type="float" office:value="-39.767153786555" calcext:value-type="float">
            <text:p>-39,767153786555</text:p>
          </table:table-cell>
          <table:table-cell office:value-type="float" office:value="-3.68686783175667" calcext:value-type="float">
            <text:p>-3,68686783175667</text:p>
          </table:table-cell>
          <table:table-cell office:value-type="float" office:value="414.172901023221" calcext:value-type="float">
            <text:p>414,172901023221</text:p>
          </table:table-cell>
          <table:table-cell table:number-columns-repeated="2"/>
          <table:table-cell table:formula="of:=[.K17]-[.N$2]" office:value-type="float" office:value="-4.59378178655501" calcext:value-type="float">
            <text:p>-4,59378178655501</text:p>
          </table:table-cell>
          <table:table-cell table:formula="of:=[.L17]-[.O$2]" office:value-type="float" office:value="2.23231016824333" calcext:value-type="float">
            <text:p>2,23231016824333</text:p>
          </table:table-cell>
        </table:table-row>
        <table:table-row table:style-name="ro1">
          <table:table-cell office:value-type="date" office:date-value="2022-08-24T16:27:53" calcext:value-type="date">
            <text:p>2022-08-24T16:27:53,000</text:p>
          </table:table-cell>
          <table:table-cell office:value-type="float" office:value="-538595.733270379" calcext:value-type="float">
            <text:p>-538595,733270379</text:p>
          </table:table-cell>
          <table:table-cell office:value-type="float" office:value="254713.796803983" calcext:value-type="float">
            <text:p>254713,796803983</text:p>
          </table:table-cell>
          <table:table-cell office:value-type="float" office:value="387918.395990894" calcext:value-type="float">
            <text:p>387918,395990894</text:p>
          </table:table-cell>
          <table:table-cell office:value-type="float" office:value="295.310499328745" calcext:value-type="float">
            <text:p>295,310499328745</text:p>
          </table:table-cell>
          <table:table-cell office:value-type="float" office:value="33.068165224767" calcext:value-type="float">
            <text:p>33,068165224767</text:p>
          </table:table-cell>
          <table:table-cell office:value-type="float" office:value="710946.667569028" calcext:value-type="float">
            <text:p>710946,667569028</text:p>
          </table:table-cell>
          <table:table-cell office:value-type="float" office:value="5212.61341331213" calcext:value-type="float">
            <text:p>5212,61341331213</text:p>
          </table:table-cell>
          <table:table-cell office:value-type="float" office:value="-4332.3704691649" calcext:value-type="float">
            <text:p>-4332,3704691649</text:p>
          </table:table-cell>
          <table:table-cell office:value-type="float" office:value="-440.02265059738" calcext:value-type="float">
            <text:p>-440,02265059738</text:p>
          </table:table-cell>
          <table:table-cell office:value-type="float" office:value="-39.7310590660237" calcext:value-type="float">
            <text:p>-39,7310590660237</text:p>
          </table:table-cell>
          <table:table-cell office:value-type="float" office:value="-3.73783789739956" calcext:value-type="float">
            <text:p>-3,73783789739956</text:p>
          </table:table-cell>
          <table:table-cell office:value-type="float" office:value="414.183460590139" calcext:value-type="float">
            <text:p>414,183460590139</text:p>
          </table:table-cell>
          <table:table-cell table:number-columns-repeated="2"/>
          <table:table-cell table:formula="of:=[.K18]-[.N$2]" office:value-type="float" office:value="-4.5576870660237" calcext:value-type="float">
            <text:p>-4,5576870660237</text:p>
          </table:table-cell>
          <table:table-cell table:formula="of:=[.L18]-[.O$2]" office:value-type="float" office:value="2.18134010260044" calcext:value-type="float">
            <text:p>2,18134010260044</text:p>
          </table:table-cell>
        </table:table-row>
        <table:table-row table:style-name="ro1">
          <table:table-cell office:value-type="date" office:date-value="2022-08-24T16:27:54" calcext:value-type="date">
            <text:p>2022-08-24T16:27:54,000</text:p>
          </table:table-cell>
          <table:table-cell office:value-type="float" office:value="-534308.434761781" calcext:value-type="float">
            <text:p>-534308,434761781</text:p>
          </table:table-cell>
          <table:table-cell office:value-type="float" office:value="248748.984447693" calcext:value-type="float">
            <text:p>248748,984447693</text:p>
          </table:table-cell>
          <table:table-cell office:value-type="float" office:value="388492.240598873" calcext:value-type="float">
            <text:p>388492,240598873</text:p>
          </table:table-cell>
          <table:table-cell office:value-type="float" office:value="294.964481620056" calcext:value-type="float">
            <text:p>294,964481620056</text:p>
          </table:table-cell>
          <table:table-cell office:value-type="float" office:value="33.3913111616831" calcext:value-type="float">
            <text:p>33,3913111616831</text:p>
          </table:table-cell>
          <table:table-cell office:value-type="float" office:value="705895.021746772" calcext:value-type="float">
            <text:p>705895,021746772</text:p>
          </table:table-cell>
          <table:table-cell office:value-type="float" office:value="5215.04687898701" calcext:value-type="float">
            <text:p>5215,04687898701</text:p>
          </table:table-cell>
          <table:table-cell office:value-type="float" office:value="-4328.84043527523" calcext:value-type="float">
            <text:p>-4328,84043527523</text:p>
          </table:table-cell>
          <table:table-cell office:value-type="float" office:value="-446.014838689274" calcext:value-type="float">
            <text:p>-446,014838689274</text:p>
          </table:table-cell>
          <table:table-cell office:value-type="float" office:value="-39.6949598190938" calcext:value-type="float">
            <text:p>-39,6949598190938</text:p>
          </table:table-cell>
          <table:table-cell office:value-type="float" office:value="-3.78880591091207" calcext:value-type="float">
            <text:p>-3,78880591091207</text:p>
          </table:table-cell>
          <table:table-cell office:value-type="float" office:value="414.194051441542" calcext:value-type="float">
            <text:p>414,194051441542</text:p>
          </table:table-cell>
          <table:table-cell table:number-columns-repeated="2"/>
          <table:table-cell table:formula="of:=[.K19]-[.N$2]" office:value-type="float" office:value="-4.52158781909375" calcext:value-type="float">
            <text:p>-4,52158781909375</text:p>
          </table:table-cell>
          <table:table-cell table:formula="of:=[.L19]-[.O$2]" office:value-type="float" office:value="2.13037208908793" calcext:value-type="float">
            <text:p>2,13037208908793</text:p>
          </table:table-cell>
        </table:table-row>
        <table:table-row table:style-name="ro1">
          <table:table-cell office:value-type="date" office:date-value="2022-08-24T16:27:55" calcext:value-type="date">
            <text:p>2022-08-24T16:27:55,000</text:p>
          </table:table-cell>
          <table:table-cell office:value-type="float" office:value="-530020.451458568" calcext:value-type="float">
            <text:p>-530020,451458568</text:p>
          </table:table-cell>
          <table:table-cell office:value-type="float" office:value="242783.919458174" calcext:value-type="float">
            <text:p>242783,919458174</text:p>
          </table:table-cell>
          <table:table-cell office:value-type="float" office:value="389058.123540318" calcext:value-type="float">
            <text:p>389058,123540318</text:p>
          </table:table-cell>
          <table:table-cell office:value-type="float" office:value="294.610867192133" calcext:value-type="float">
            <text:p>294,610867192133</text:p>
          </table:table-cell>
          <table:table-cell office:value-type="float" office:value="33.7175996968692" calcext:value-type="float">
            <text:p>33,7175996968692</text:p>
          </table:table-cell>
          <table:table-cell office:value-type="float" office:value="700879.400470959" calcext:value-type="float">
            <text:p>700879,400470959</text:p>
          </table:table-cell>
          <table:table-cell office:value-type="float" office:value="5217.47424457435" calcext:value-type="float">
            <text:p>5217,47424457435</text:p>
          </table:table-cell>
          <table:table-cell office:value-type="float" office:value="-4325.3052647328" calcext:value-type="float">
            <text:p>-4325,3052647328</text:p>
          </table:table-cell>
          <table:table-cell office:value-type="float" office:value="-452.006457016786" calcext:value-type="float">
            <text:p>-452,006457016786</text:p>
          </table:table-cell>
          <table:table-cell office:value-type="float" office:value="-39.6588559821926" calcext:value-type="float">
            <text:p>-39,6588559821926</text:p>
          </table:table-cell>
          <table:table-cell office:value-type="float" office:value="-3.83977184575576" calcext:value-type="float">
            <text:p>-3,83977184575576</text:p>
          </table:table-cell>
          <table:table-cell office:value-type="float" office:value="414.204673555567" calcext:value-type="float">
            <text:p>414,204673555567</text:p>
          </table:table-cell>
          <table:table-cell table:number-columns-repeated="2"/>
          <table:table-cell table:formula="of:=[.K20]-[.N$2]" office:value-type="float" office:value="-4.48548398219262" calcext:value-type="float">
            <text:p>-4,48548398219262</text:p>
          </table:table-cell>
          <table:table-cell table:formula="of:=[.L20]-[.O$2]" office:value-type="float" office:value="2.07940615424424" calcext:value-type="float">
            <text:p>2,07940615424424</text:p>
          </table:table-cell>
        </table:table-row>
        <table:table-row table:style-name="ro1">
          <table:table-cell office:value-type="date" office:date-value="2022-08-24T16:27:56" calcext:value-type="date">
            <text:p>2022-08-24T16:27:56,000</text:p>
          </table:table-cell>
          <table:table-cell office:value-type="float" office:value="-525731.787643805" calcext:value-type="float">
            <text:p>-525731,787643805</text:p>
          </table:table-cell>
          <table:table-cell office:value-type="float" office:value="236818.609467016" calcext:value-type="float">
            <text:p>236818,609467016</text:p>
          </table:table-cell>
          <table:table-cell office:value-type="float" office:value="389616.044229089" calcext:value-type="float">
            <text:p>389616,044229089</text:p>
          </table:table-cell>
          <table:table-cell office:value-type="float" office:value="294.249429904251" calcext:value-type="float">
            <text:p>294,249429904251</text:p>
          </table:table-cell>
          <table:table-cell office:value-type="float" office:value="34.0470246798061" calcext:value-type="float">
            <text:p>34,0470246798061</text:p>
          </table:table-cell>
          <table:table-cell office:value-type="float" office:value="695900.587907328" calcext:value-type="float">
            <text:p>695900,587907328</text:p>
          </table:table-cell>
          <table:table-cell office:value-type="float" office:value="5219.8955077736" calcext:value-type="float">
            <text:p>5219,8955077736</text:p>
          </table:table-cell>
          <table:table-cell office:value-type="float" office:value="-4321.76496115614" calcext:value-type="float">
            <text:p>-4321,76496115614</text:p>
          </table:table-cell>
          <table:table-cell office:value-type="float" office:value="-457.997497928567" calcext:value-type="float">
            <text:p>-457,997497928567</text:p>
          </table:table-cell>
          <table:table-cell office:value-type="float" office:value="-39.6227474917187" calcext:value-type="float">
            <text:p>-39,6227474917187</text:p>
          </table:table-cell>
          <table:table-cell office:value-type="float" office:value="-3.8907356753825" calcext:value-type="float">
            <text:p>-3,8907356753825</text:p>
          </table:table-cell>
          <table:table-cell office:value-type="float" office:value="414.215326910195" calcext:value-type="float">
            <text:p>414,215326910195</text:p>
          </table:table-cell>
          <table:table-cell table:number-columns-repeated="2"/>
          <table:table-cell table:formula="of:=[.K21]-[.N$2]" office:value-type="float" office:value="-4.44937549171871" calcext:value-type="float">
            <text:p>-4,44937549171871</text:p>
          </table:table-cell>
          <table:table-cell table:formula="of:=[.L21]-[.O$2]" office:value-type="float" office:value="2.0284423246175" calcext:value-type="float">
            <text:p>2,0284423246175</text:p>
          </table:table-cell>
        </table:table-row>
        <table:table-row table:style-name="ro1">
          <table:table-cell office:value-type="date" office:date-value="2022-08-24T16:27:57" calcext:value-type="date">
            <text:p>2022-08-24T16:27:57,000</text:p>
          </table:table-cell>
          <table:table-cell office:value-type="float" office:value="-521442.447601505" calcext:value-type="float">
            <text:p>-521442,447601505</text:p>
          </table:table-cell>
          <table:table-cell office:value-type="float" office:value="230853.062106113" calcext:value-type="float">
            <text:p>230853,062106113</text:p>
          </table:table-cell>
          <table:table-cell office:value-type="float" office:value="390166.002088616" calcext:value-type="float">
            <text:p>390166,002088616</text:p>
          </table:table-cell>
          <table:table-cell office:value-type="float" office:value="293.879935940498" calcext:value-type="float">
            <text:p>293,879935940498</text:p>
          </table:table-cell>
          <table:table-cell office:value-type="float" office:value="34.3795762092824" calcext:value-type="float">
            <text:p>34,3795762092824</text:p>
          </table:table-cell>
          <table:table-cell office:value-type="float" office:value="690959.384935346" calcext:value-type="float">
            <text:p>690959,384935346</text:p>
          </table:table-cell>
          <table:table-cell office:value-type="float" office:value="5222.31066629153" calcext:value-type="float">
            <text:p>5222,31066629153</text:p>
          </table:table-cell>
          <table:table-cell office:value-type="float" office:value="-4318.21952817008" calcext:value-type="float">
            <text:p>-4318,21952817008</text:p>
          </table:table-cell>
          <table:table-cell office:value-type="float" office:value="-463.987953773957" calcext:value-type="float">
            <text:p>-463,987953773957</text:p>
          </table:table-cell>
          <table:table-cell office:value-type="float" office:value="-39.5866342840518" calcext:value-type="float">
            <text:p>-39,5866342840518</text:p>
          </table:table-cell>
          <table:table-cell office:value-type="float" office:value="-3.94169737323334" calcext:value-type="float">
            <text:p>-3,94169737323334</text:p>
          </table:table-cell>
          <table:table-cell office:value-type="float" office:value="414.226011483276" calcext:value-type="float">
            <text:p>414,226011483276</text:p>
          </table:table-cell>
          <table:table-cell table:number-columns-repeated="2"/>
          <table:table-cell table:formula="of:=[.K22]-[.N$2]" office:value-type="float" office:value="-4.4132622840518" calcext:value-type="float">
            <text:p>-4,4132622840518</text:p>
          </table:table-cell>
          <table:table-cell table:formula="of:=[.L22]-[.O$2]" office:value-type="float" office:value="1.97748062676666" calcext:value-type="float">
            <text:p>1,97748062676666</text:p>
          </table:table-cell>
        </table:table-row>
        <table:table-row table:style-name="ro1">
          <table:table-cell office:value-type="date" office:date-value="2022-08-24T16:27:58" calcext:value-type="date">
            <text:p>2022-08-24T16:27:58,000</text:p>
          </table:table-cell>
          <table:table-cell office:value-type="float" office:value="-517152.435617631" calcext:value-type="float">
            <text:p>-517152,435617631</text:p>
          </table:table-cell>
          <table:table-cell office:value-type="float" office:value="224887.285007687" calcext:value-type="float">
            <text:p>224887,285007687</text:p>
          </table:table-cell>
          <table:table-cell office:value-type="float" office:value="390707.9965518" calcext:value-type="float">
            <text:p>390707,9965518</text:p>
          </table:table-cell>
          <table:table-cell office:value-type="float" office:value="293.502143574529" calcext:value-type="float">
            <text:p>293,502143574529</text:p>
          </table:table-cell>
          <table:table-cell office:value-type="float" office:value="34.7152403556843" calcext:value-type="float">
            <text:p>34,7152403556843</text:p>
          </table:table-cell>
          <table:table-cell office:value-type="float" office:value="686056.609320906" calcext:value-type="float">
            <text:p>686056,609320906</text:p>
          </table:table-cell>
          <table:table-cell office:value-type="float" office:value="5224.71971784147" calcext:value-type="float">
            <text:p>5224,71971784147</text:p>
          </table:table-cell>
          <table:table-cell office:value-type="float" office:value="-4314.66896940648" calcext:value-type="float">
            <text:p>-4314,66896940648</text:p>
          </table:table-cell>
          <table:table-cell office:value-type="float" office:value="-469.977816902943" calcext:value-type="float">
            <text:p>-469,977816902943</text:p>
          </table:table-cell>
          <table:table-cell office:value-type="float" office:value="-39.5505162955611" calcext:value-type="float">
            <text:p>-39,5505162955611</text:p>
          </table:table-cell>
          <table:table-cell office:value-type="float" office:value="-3.99265691273797" calcext:value-type="float">
            <text:p>-3,99265691273797</text:p>
          </table:table-cell>
          <table:table-cell office:value-type="float" office:value="414.236727252494" calcext:value-type="float">
            <text:p>414,236727252494</text:p>
          </table:table-cell>
          <table:table-cell table:number-columns-repeated="2"/>
          <table:table-cell table:formula="of:=[.K23]-[.N$2]" office:value-type="float" office:value="-4.37714429556107" calcext:value-type="float">
            <text:p>-4,37714429556107</text:p>
          </table:table-cell>
          <table:table-cell table:formula="of:=[.L23]-[.O$2]" office:value-type="float" office:value="1.92652108726203" calcext:value-type="float">
            <text:p>1,92652108726203</text:p>
          </table:table-cell>
        </table:table-row>
        <table:table-row table:style-name="ro1">
          <table:table-cell office:value-type="date" office:date-value="2022-08-24T16:27:59" calcext:value-type="date">
            <text:p>2022-08-24T16:27:59,000</text:p>
          </table:table-cell>
          <table:table-cell office:value-type="float" office:value="-512861.755977846" calcext:value-type="float">
            <text:p>-512861,755977846</text:p>
          </table:table-cell>
          <table:table-cell office:value-type="float" office:value="218921.28580367" calcext:value-type="float">
            <text:p>218921,28580367</text:p>
          </table:table-cell>
          <table:table-cell office:value-type="float" office:value="391242.027061234" calcext:value-type="float">
            <text:p>391242,027061234</text:p>
          </table:table-cell>
          <table:table-cell office:value-type="float" office:value="293.115802934101" calcext:value-type="float">
            <text:p>293,115802934101</text:p>
          </table:table-cell>
          <table:table-cell office:value-type="float" office:value="35.0539988683759" calcext:value-type="float">
            <text:p>35,0539988683759</text:p>
          </table:table-cell>
          <table:table-cell office:value-type="float" office:value="681193.09587047" calcext:value-type="float">
            <text:p>681193,09587047</text:p>
          </table:table-cell>
          <table:table-cell office:value-type="float" office:value="5227.1226601448" calcext:value-type="float">
            <text:p>5227,1226601448</text:p>
          </table:table-cell>
          <table:table-cell office:value-type="float" office:value="-4311.1132885025" calcext:value-type="float">
            <text:p>-4311,1132885025</text:p>
          </table:table-cell>
          <table:table-cell office:value-type="float" office:value="-475.967079666801" calcext:value-type="float">
            <text:p>-475,967079666801</text:p>
          </table:table-cell>
          <table:table-cell office:value-type="float" office:value="-39.514393462586" calcext:value-type="float">
            <text:p>-39,514393462586</text:p>
          </table:table-cell>
          <table:table-cell office:value-type="float" office:value="-4.04361426731994" calcext:value-type="float">
            <text:p>-4,04361426731994</text:p>
          </table:table-cell>
          <table:table-cell office:value-type="float" office:value="414.247474195398" calcext:value-type="float">
            <text:p>414,247474195398</text:p>
          </table:table-cell>
          <table:table-cell table:number-columns-repeated="2"/>
          <table:table-cell table:formula="of:=[.K24]-[.N$2]" office:value-type="float" office:value="-4.34102146258599" calcext:value-type="float">
            <text:p>-4,34102146258599</text:p>
          </table:table-cell>
          <table:table-cell table:formula="of:=[.L24]-[.O$2]" office:value-type="float" office:value="1.87556373268006" calcext:value-type="float">
            <text:p>1,87556373268006</text:p>
          </table:table-cell>
        </table:table-row>
        <table:table-row table:style-name="ro1">
          <table:table-cell office:value-type="date" office:date-value="2022-08-24T16:28:00" calcext:value-type="date">
            <text:p>2022-08-24T16:28:00,000</text:p>
          </table:table-cell>
          <table:table-cell office:value-type="float" office:value="-508570.412969698" calcext:value-type="float">
            <text:p>-508570,412969698</text:p>
          </table:table-cell>
          <table:table-cell office:value-type="float" office:value="212955.072127185" calcext:value-type="float">
            <text:p>212955,072127185</text:p>
          </table:table-cell>
          <table:table-cell office:value-type="float" office:value="391768.093068959" calcext:value-type="float">
            <text:p>391768,093068959</text:p>
          </table:table-cell>
          <table:table-cell office:value-type="float" office:value="292.720655766538" calcext:value-type="float">
            <text:p>292,720655766538</text:p>
          </table:table-cell>
          <table:table-cell office:value-type="float" office:value="35.3958288672356" calcext:value-type="float">
            <text:p>35,3958288672356</text:p>
          </table:table-cell>
          <table:table-cell office:value-type="float" office:value="676369.696571152" calcext:value-type="float">
            <text:p>676369,696571152</text:p>
          </table:table-cell>
          <table:table-cell office:value-type="float" office:value="5229.51949092958" calcext:value-type="float">
            <text:p>5229,51949092958</text:p>
          </table:table-cell>
          <table:table-cell office:value-type="float" office:value="-4307.5524891023" calcext:value-type="float">
            <text:p>-4307,5524891023</text:p>
          </table:table-cell>
          <table:table-cell office:value-type="float" office:value="-481.955734416597" calcext:value-type="float">
            <text:p>-481,955734416597</text:p>
          </table:table-cell>
          <table:table-cell office:value-type="float" office:value="-39.4782657214545" calcext:value-type="float">
            <text:p>-39,4782657214545</text:p>
          </table:table-cell>
          <table:table-cell office:value-type="float" office:value="-4.09456941038366" calcext:value-type="float">
            <text:p>-4,09456941038366</text:p>
          </table:table-cell>
          <table:table-cell office:value-type="float" office:value="414.258252289376" calcext:value-type="float">
            <text:p>414,258252289376</text:p>
          </table:table-cell>
          <table:table-cell table:number-columns-repeated="2"/>
          <table:table-cell table:formula="of:=[.K25]-[.N$2]" office:value-type="float" office:value="-4.30489372145453" calcext:value-type="float">
            <text:p>-4,30489372145453</text:p>
          </table:table-cell>
          <table:table-cell table:formula="of:=[.L25]-[.O$2]" office:value-type="float" office:value="1.82460858961634" calcext:value-type="float">
            <text:p>1,82460858961634</text:p>
          </table:table-cell>
        </table:table-row>
        <table:table-row table:style-name="ro1">
          <table:table-cell office:value-type="date" office:date-value="2022-08-24T16:28:01" calcext:value-type="date">
            <text:p>2022-08-24T16:28:01,000</text:p>
          </table:table-cell>
          <table:table-cell office:value-type="float" office:value="-504278.410880355" calcext:value-type="float">
            <text:p>-504278,410880355</text:p>
          </table:table-cell>
          <table:table-cell office:value-type="float" office:value="206988.651609988" calcext:value-type="float">
            <text:p>206988,651609988</text:p>
          </table:table-cell>
          <table:table-cell office:value-type="float" office:value="392286.194036738" calcext:value-type="float">
            <text:p>392286,194036738</text:p>
          </table:table-cell>
          <table:table-cell office:value-type="float" office:value="292.316435206316" calcext:value-type="float">
            <text:p>292,316435206316</text:p>
          </table:table-cell>
          <table:table-cell office:value-type="float" office:value="35.7407025184418" calcext:value-type="float">
            <text:p>35,7407025184418</text:p>
          </table:table-cell>
          <table:table-cell office:value-type="float" office:value="671587.280706809" calcext:value-type="float">
            <text:p>671587,280706809</text:p>
          </table:table-cell>
          <table:table-cell office:value-type="float" office:value="5231.91020793189" calcext:value-type="float">
            <text:p>5231,91020793189</text:p>
          </table:table-cell>
          <table:table-cell office:value-type="float" office:value="-4303.98657485525" calcext:value-type="float">
            <text:p>-4303,98657485525</text:p>
          </table:table-cell>
          <table:table-cell office:value-type="float" office:value="-487.943773505757" calcext:value-type="float">
            <text:p>-487,943773505757</text:p>
          </table:table-cell>
          <table:table-cell office:value-type="float" office:value="-39.4421330084638" calcext:value-type="float">
            <text:p>-39,4421330084638</text:p>
          </table:table-cell>
          <table:table-cell office:value-type="float" office:value="-4.14552231533606" calcext:value-type="float">
            <text:p>-4,14552231533606</text:p>
          </table:table-cell>
          <table:table-cell office:value-type="float" office:value="414.269061511677" calcext:value-type="float">
            <text:p>414,269061511677</text:p>
          </table:table-cell>
          <table:table-cell table:number-columns-repeated="2"/>
          <table:table-cell table:formula="of:=[.K26]-[.N$2]" office:value-type="float" office:value="-4.26876100846377" calcext:value-type="float">
            <text:p>-4,26876100846377</text:p>
          </table:table-cell>
          <table:table-cell table:formula="of:=[.L26]-[.O$2]" office:value-type="float" office:value="1.77365568466394" calcext:value-type="float">
            <text:p>1,77365568466394</text:p>
          </table:table-cell>
        </table:table-row>
        <table:table-row table:style-name="ro1">
          <table:table-cell office:value-type="date" office:date-value="2022-08-24T16:28:02" calcext:value-type="date">
            <text:p>2022-08-24T16:28:02,000</text:p>
          </table:table-cell>
          <table:table-cell office:value-type="float" office:value="-499985.753998478" calcext:value-type="float">
            <text:p>-499985,753998478</text:p>
          </table:table-cell>
          <table:table-cell office:value-type="float" office:value="201022.031885028" calcext:value-type="float">
            <text:p>201022,031885028</text:p>
          </table:table-cell>
          <table:table-cell office:value-type="float" office:value="392796.329435819" calcext:value-type="float">
            <text:p>392796,329435819</text:p>
          </table:table-cell>
          <table:table-cell office:value-type="float" office:value="291.902865546889" calcext:value-type="float">
            <text:p>291,902865546889</text:p>
          </table:table-cell>
          <table:table-cell office:value-type="float" office:value="36.088586693442" calcext:value-type="float">
            <text:p>36,088586693442</text:p>
          </table:table-cell>
          <table:table-cell office:value-type="float" office:value="666846.734957039" calcext:value-type="float">
            <text:p>666846,734957039</text:p>
          </table:table-cell>
          <table:table-cell office:value-type="float" office:value="5234.29480889476" calcext:value-type="float">
            <text:p>5234,29480889476</text:p>
          </table:table-cell>
          <table:table-cell office:value-type="float" office:value="-4300.41554941743" calcext:value-type="float">
            <text:p>-4300,41554941743</text:p>
          </table:table-cell>
          <table:table-cell office:value-type="float" office:value="-493.931189287503" calcext:value-type="float">
            <text:p>-493,931189287503</text:p>
          </table:table-cell>
          <table:table-cell office:value-type="float" office:value="-39.4059952598954" calcext:value-type="float">
            <text:p>-39,4059952598954</text:p>
          </table:table-cell>
          <table:table-cell office:value-type="float" office:value="-4.19647295556455" calcext:value-type="float">
            <text:p>-4,19647295556455</text:p>
          </table:table-cell>
          <table:table-cell office:value-type="float" office:value="414.279901839391" calcext:value-type="float">
            <text:p>414,279901839391</text:p>
          </table:table-cell>
          <table:table-cell table:number-columns-repeated="2"/>
          <table:table-cell table:formula="of:=[.K27]-[.N$2]" office:value-type="float" office:value="-4.23262325989541" calcext:value-type="float">
            <text:p>-4,23262325989541</text:p>
          </table:table-cell>
          <table:table-cell table:formula="of:=[.L27]-[.O$2]" office:value-type="float" office:value="1.72270504443545" calcext:value-type="float">
            <text:p>1,72270504443545</text:p>
          </table:table-cell>
        </table:table-row>
        <table:table-row table:style-name="ro1">
          <table:table-cell office:value-type="date" office:date-value="2022-08-24T16:28:03" calcext:value-type="date">
            <text:p>2022-08-24T16:28:03,000</text:p>
          </table:table-cell>
          <table:table-cell office:value-type="float" office:value="-495692.44661407" calcext:value-type="float">
            <text:p>-495692,44661407</text:p>
          </table:table-cell>
          <table:table-cell office:value-type="float" office:value="195055.220585047" calcext:value-type="float">
            <text:p>195055,220585047</text:p>
          </table:table-cell>
          <table:table-cell office:value-type="float" office:value="393298.498747007" calcext:value-type="float">
            <text:p>393298,498747007</text:p>
          </table:table-cell>
          <table:table-cell office:value-type="float" office:value="291.479662018019" calcext:value-type="float">
            <text:p>291,479662018019</text:p>
          </table:table-cell>
          <table:table-cell office:value-type="float" office:value="36.4394426112009" calcext:value-type="float">
            <text:p>36,4394426112009</text:p>
          </table:table-cell>
          <table:table-cell office:value-type="float" office:value="662148.963469983" calcext:value-type="float">
            <text:p>662148,963469983</text:p>
          </table:table-cell>
          <table:table-cell office:value-type="float" office:value="5236.6732915682" calcext:value-type="float">
            <text:p>5236,6732915682</text:p>
          </table:table-cell>
          <table:table-cell office:value-type="float" office:value="-4296.83941645148" calcext:value-type="float">
            <text:p>-4296,83941645148</text:p>
          </table:table-cell>
          <table:table-cell office:value-type="float" office:value="-499.917974116244" calcext:value-type="float">
            <text:p>-499,917974116244</text:p>
          </table:table-cell>
          <table:table-cell office:value-type="float" office:value="-39.3698524120143" calcext:value-type="float">
            <text:p>-39,3698524120143</text:p>
          </table:table-cell>
          <table:table-cell office:value-type="float" office:value="-4.24742130444865" calcext:value-type="float">
            <text:p>-4,24742130444865</text:p>
          </table:table-cell>
          <table:table-cell office:value-type="float" office:value="414.29077324947" calcext:value-type="float">
            <text:p>414,29077324947</text:p>
          </table:table-cell>
          <table:table-cell table:number-columns-repeated="2"/>
          <table:table-cell table:formula="of:=[.K28]-[.N$2]" office:value-type="float" office:value="-4.19648041201432" calcext:value-type="float">
            <text:p>-4,19648041201432</text:p>
          </table:table-cell>
          <table:table-cell table:formula="of:=[.L28]-[.O$2]" office:value-type="float" office:value="1.67175669555135" calcext:value-type="float">
            <text:p>1,67175669555135</text:p>
          </table:table-cell>
        </table:table-row>
        <table:table-row table:style-name="ro1">
          <table:table-cell office:value-type="date" office:date-value="2022-08-24T16:28:04" calcext:value-type="date">
            <text:p>2022-08-24T16:28:04,000</text:p>
          </table:table-cell>
          <table:table-cell office:value-type="float" office:value="-491398.493016459" calcext:value-type="float">
            <text:p>-491398,493016459</text:p>
          </table:table-cell>
          <table:table-cell office:value-type="float" office:value="189088.225342474" calcext:value-type="float">
            <text:p>189088,225342474</text:p>
          </table:table-cell>
          <table:table-cell office:value-type="float" office:value="393792.701460792" calcext:value-type="float">
            <text:p>393792,701460792</text:p>
          </table:table-cell>
          <table:table-cell office:value-type="float" office:value="291.046530571238" calcext:value-type="float">
            <text:p>291,046530571238</text:p>
          </table:table-cell>
          <table:table-cell office:value-type="float" office:value="36.7932254632604" calcext:value-type="float">
            <text:p>36,7932254632604</text:p>
          </table:table-cell>
          <table:table-cell office:value-type="float" office:value="657494.887908493" calcext:value-type="float">
            <text:p>657494,887908493</text:p>
          </table:table-cell>
          <table:table-cell office:value-type="float" office:value="5239.04565371046" calcext:value-type="float">
            <text:p>5239,04565371046</text:p>
          </table:table-cell>
          <table:table-cell office:value-type="float" office:value="-4293.25817962501" calcext:value-type="float">
            <text:p>-4293,25817962501</text:p>
          </table:table-cell>
          <table:table-cell office:value-type="float" office:value="-505.904120347702" calcext:value-type="float">
            <text:p>-505,904120347702</text:p>
          </table:table-cell>
          <table:table-cell office:value-type="float" office:value="-39.3337044010514" calcext:value-type="float">
            <text:p>-39,3337044010514</text:p>
          </table:table-cell>
          <table:table-cell office:value-type="float" office:value="-4.29836733536079" calcext:value-type="float">
            <text:p>-4,29836733536079</text:p>
          </table:table-cell>
          <table:table-cell office:value-type="float" office:value="414.301675718712" calcext:value-type="float">
            <text:p>414,301675718712</text:p>
          </table:table-cell>
          <table:table-cell table:number-columns-repeated="2"/>
          <table:table-cell table:formula="of:=[.K29]-[.N$2]" office:value-type="float" office:value="-4.16033240105142" calcext:value-type="float">
            <text:p>-4,16033240105142</text:p>
          </table:table-cell>
          <table:table-cell table:formula="of:=[.L29]-[.O$2]" office:value-type="float" office:value="1.62081066463921" calcext:value-type="float">
            <text:p>1,62081066463921</text:p>
          </table:table-cell>
        </table:table-row>
        <table:table-row table:style-name="ro1">
          <table:table-cell office:value-type="date" office:date-value="2022-08-24T16:28:05" calcext:value-type="date">
            <text:p>2022-08-24T16:28:05,000</text:p>
          </table:table-cell>
          <table:table-cell office:value-type="float" office:value="-487103.897497437" calcext:value-type="float">
            <text:p>-487103,897497437</text:p>
          </table:table-cell>
          <table:table-cell office:value-type="float" office:value="183121.053791164" calcext:value-type="float">
            <text:p>183121,053791164</text:p>
          </table:table-cell>
          <table:table-cell office:value-type="float" office:value="394278.937077101" calcext:value-type="float">
            <text:p>394278,937077101</text:p>
          </table:table-cell>
          <table:table-cell office:value-type="float" office:value="290.603167675671" calcext:value-type="float">
            <text:p>290,603167675671</text:p>
          </table:table-cell>
          <table:table-cell office:value-type="float" office:value="37.1498840209429" calcext:value-type="float">
            <text:p>37,1498840209429</text:p>
          </table:table-cell>
          <table:table-cell office:value-type="float" office:value="652885.447472547" calcext:value-type="float">
            <text:p>652885,447472547</text:p>
          </table:table-cell>
          <table:table-cell office:value-type="float" office:value="5241.41189308615" calcext:value-type="float">
            <text:p>5241,41189308615</text:p>
          </table:table-cell>
          <table:table-cell office:value-type="float" office:value="-4289.67184261316" calcext:value-type="float">
            <text:p>-4289,67184261316</text:p>
          </table:table-cell>
          <table:table-cell office:value-type="float" office:value="-511.889620337151" calcext:value-type="float">
            <text:p>-511,889620337151</text:p>
          </table:table-cell>
          <table:table-cell office:value-type="float" office:value="-39.2975511632295" calcext:value-type="float">
            <text:p>-39,2975511632295</text:p>
          </table:table-cell>
          <table:table-cell office:value-type="float" office:value="-4.34931102165113" calcext:value-type="float">
            <text:p>-4,34931102165113</text:p>
          </table:table-cell>
          <table:table-cell office:value-type="float" office:value="414.312609223772" calcext:value-type="float">
            <text:p>414,312609223772</text:p>
          </table:table-cell>
          <table:table-cell table:number-columns-repeated="2"/>
          <table:table-cell table:formula="of:=[.K30]-[.N$2]" office:value-type="float" office:value="-4.12417916322951" calcext:value-type="float">
            <text:p>-4,12417916322951</text:p>
          </table:table-cell>
          <table:table-cell table:formula="of:=[.L30]-[.O$2]" office:value-type="float" office:value="1.56986697834887" calcext:value-type="float">
            <text:p>1,56986697834887</text:p>
          </table:table-cell>
        </table:table-row>
        <table:table-row table:style-name="ro1">
          <table:table-cell office:value-type="date" office:date-value="2022-08-24T16:28:06" calcext:value-type="date">
            <text:p>2022-08-24T16:28:06,000</text:p>
          </table:table-cell>
          <table:table-cell office:value-type="float" office:value="-482808.664348787" calcext:value-type="float">
            <text:p>-482808,664348787</text:p>
          </table:table-cell>
          <table:table-cell office:value-type="float" office:value="177153.713563551" calcext:value-type="float">
            <text:p>177153,713563551</text:p>
          </table:table-cell>
          <table:table-cell office:value-type="float" office:value="394757.205105521" calcext:value-type="float">
            <text:p>394757,205105521</text:p>
          </table:table-cell>
          <table:table-cell office:value-type="float" office:value="290.149260126785" calcext:value-type="float">
            <text:p>290,149260126785</text:p>
          </table:table-cell>
          <table:table-cell office:value-type="float" office:value="37.5093602251678" calcext:value-type="float">
            <text:p>37,5093602251678</text:p>
          </table:table-cell>
          <table:table-cell office:value-type="float" office:value="648321.598886184" calcext:value-type="float">
            <text:p>648321,598886184</text:p>
          </table:table-cell>
          <table:table-cell office:value-type="float" office:value="5243.77200746764" calcext:value-type="float">
            <text:p>5243,77200746764</text:p>
          </table:table-cell>
          <table:table-cell office:value-type="float" office:value="-4286.08040909651" calcext:value-type="float">
            <text:p>-4286,08040909651</text:p>
          </table:table-cell>
          <table:table-cell office:value-type="float" office:value="-517.874466442279" calcext:value-type="float">
            <text:p>-517,874466442279</text:p>
          </table:table-cell>
          <table:table-cell office:value-type="float" office:value="-39.2613926347429" calcext:value-type="float">
            <text:p>-39,2613926347429</text:p>
          </table:table-cell>
          <table:table-cell office:value-type="float" office:value="-4.40025233667169" calcext:value-type="float">
            <text:p>-4,40025233667169</text:p>
          </table:table-cell>
          <table:table-cell office:value-type="float" office:value="414.323573741146" calcext:value-type="float">
            <text:p>414,323573741146</text:p>
          </table:table-cell>
          <table:table-cell table:number-columns-repeated="2"/>
          <table:table-cell table:formula="of:=[.K31]-[.N$2]" office:value-type="float" office:value="-4.08802063474289" calcext:value-type="float">
            <text:p>-4,08802063474289</text:p>
          </table:table-cell>
          <table:table-cell table:formula="of:=[.L31]-[.O$2]" office:value-type="float" office:value="1.51892566332831" calcext:value-type="float">
            <text:p>1,51892566332831</text:p>
          </table:table-cell>
        </table:table-row>
        <table:table-row table:style-name="ro1">
          <table:table-cell office:value-type="date" office:date-value="2022-08-24T16:28:07" calcext:value-type="date">
            <text:p>2022-08-24T16:28:07,000</text:p>
          </table:table-cell>
          <table:table-cell office:value-type="float" office:value="-478512.797862595" calcext:value-type="float">
            <text:p>-478512,797862595</text:p>
          </table:table-cell>
          <table:table-cell office:value-type="float" office:value="171186.212292473" calcext:value-type="float">
            <text:p>171186,212292473</text:p>
          </table:table-cell>
          <table:table-cell office:value-type="float" office:value="395227.505065254" calcext:value-type="float">
            <text:p>395227,505065254</text:p>
          </table:table-cell>
          <table:table-cell office:value-type="float" office:value="289.684484871837" calcext:value-type="float">
            <text:p>289,684484871837</text:p>
          </table:table-cell>
          <table:table-cell office:value-type="float" office:value="37.8715887581275" calcext:value-type="float">
            <text:p>37,8715887581275</text:p>
          </table:table-cell>
          <table:table-cell office:value-type="float" office:value="643804.316355085" calcext:value-type="float">
            <text:p>643804,316355085</text:p>
          </table:table-cell>
          <table:table-cell office:value-type="float" office:value="5246.12599463496" calcext:value-type="float">
            <text:p>5246,12599463496</text:p>
          </table:table-cell>
          <table:table-cell office:value-type="float" office:value="-4282.48388276139" calcext:value-type="float">
            <text:p>-4282,48388276139</text:p>
          </table:table-cell>
          <table:table-cell office:value-type="float" office:value="-523.858651021359" calcext:value-type="float">
            <text:p>-523,858651021359</text:p>
          </table:table-cell>
          <table:table-cell office:value-type="float" office:value="-39.2252287517589" calcext:value-type="float">
            <text:p>-39,2252287517589</text:p>
          </table:table-cell>
          <table:table-cell office:value-type="float" office:value="-4.45119125376057" calcext:value-type="float">
            <text:p>-4,45119125376057</text:p>
          </table:table-cell>
          <table:table-cell office:value-type="float" office:value="414.334569247198" calcext:value-type="float">
            <text:p>414,334569247198</text:p>
          </table:table-cell>
          <table:table-cell table:number-columns-repeated="2"/>
          <table:table-cell table:formula="of:=[.K32]-[.N$2]" office:value-type="float" office:value="-4.05185675175895" calcext:value-type="float">
            <text:p>-4,05185675175895</text:p>
          </table:table-cell>
          <table:table-cell table:formula="of:=[.L32]-[.O$2]" office:value-type="float" office:value="1.46798674623943" calcext:value-type="float">
            <text:p>1,46798674623943</text:p>
          </table:table-cell>
        </table:table-row>
        <table:table-row table:style-name="ro1">
          <table:table-cell office:value-type="date" office:date-value="2022-08-24T16:28:08" calcext:value-type="date">
            <text:p>2022-08-24T16:28:08,000</text:p>
          </table:table-cell>
          <table:table-cell office:value-type="float" office:value="-474216.302333533" calcext:value-type="float">
            <text:p>-474216,302333533</text:p>
          </table:table-cell>
          <table:table-cell office:value-type="float" office:value="165218.557611864" calcext:value-type="float">
            <text:p>165218,557611864</text:p>
          </table:table-cell>
          <table:table-cell office:value-type="float" office:value="395689.83648492" calcext:value-type="float">
            <text:p>395689,83648492</text:p>
          </table:table-cell>
          <table:table-cell office:value-type="float" office:value="289.208508855045" calcext:value-type="float">
            <text:p>289,208508855045</text:p>
          </table:table-cell>
          <table:table-cell office:value-type="float" office:value="38.2364965969375" calcext:value-type="float">
            <text:p>38,2364965969375</text:p>
          </table:table-cell>
          <table:table-cell office:value-type="float" office:value="639334.591490009" calcext:value-type="float">
            <text:p>639334,591490009</text:p>
          </table:table-cell>
          <table:table-cell office:value-type="float" office:value="5248.47385237441" calcext:value-type="float">
            <text:p>5248,47385237441</text:p>
          </table:table-cell>
          <table:table-cell office:value-type="float" office:value="-4278.88226730173" calcext:value-type="float">
            <text:p>-4278,88226730173</text:p>
          </table:table-cell>
          <table:table-cell office:value-type="float" office:value="-529.842166432548" calcext:value-type="float">
            <text:p>-529,842166432548</text:p>
          </table:table-cell>
          <table:table-cell office:value-type="float" office:value="-39.1890594504378" calcext:value-type="float">
            <text:p>-39,1890594504378</text:p>
          </table:table-cell>
          <table:table-cell office:value-type="float" office:value="-4.50212774623572" calcext:value-type="float">
            <text:p>-4,50212774623572</text:p>
          </table:table-cell>
          <table:table-cell office:value-type="float" office:value="414.345595718127" calcext:value-type="float">
            <text:p>414,345595718127</text:p>
          </table:table-cell>
          <table:table-cell table:number-columns-repeated="2"/>
          <table:table-cell table:formula="of:=[.K33]-[.N$2]" office:value-type="float" office:value="-4.01568745043781" calcext:value-type="float">
            <text:p>-4,01568745043781</text:p>
          </table:table-cell>
          <table:table-cell table:formula="of:=[.L33]-[.O$2]" office:value-type="float" office:value="1.41705025376428" calcext:value-type="float">
            <text:p>1,41705025376428</text:p>
          </table:table-cell>
        </table:table-row>
        <table:table-row table:style-name="ro1">
          <table:table-cell office:value-type="date" office:date-value="2022-08-24T16:28:09" calcext:value-type="date">
            <text:p>2022-08-24T16:28:09,000</text:p>
          </table:table-cell>
          <table:table-cell office:value-type="float" office:value="-469919.18205497" calcext:value-type="float">
            <text:p>-469919,18205497</text:p>
          </table:table-cell>
          <table:table-cell office:value-type="float" office:value="159250.757154521" calcext:value-type="float">
            <text:p>159250,757154521</text:p>
          </table:table-cell>
          <table:table-cell office:value-type="float" office:value="396144.198902899" calcext:value-type="float">
            <text:p>396144,198902899</text:p>
          </table:table-cell>
          <table:table-cell office:value-type="float" office:value="288.720988886655" calcext:value-type="float">
            <text:p>288,720988886655</text:p>
          </table:table-cell>
          <table:table-cell office:value-type="float" office:value="38.604002549851" calcext:value-type="float">
            <text:p>38,604002549851</text:p>
          </table:table-cell>
          <table:table-cell office:value-type="float" office:value="634913.433187486" calcext:value-type="float">
            <text:p>634913,433187486</text:p>
          </table:table-cell>
          <table:table-cell office:value-type="float" office:value="5250.81557848088" calcext:value-type="float">
            <text:p>5250,81557848088</text:p>
          </table:table-cell>
          <table:table-cell office:value-type="float" office:value="-4275.27556641593" calcext:value-type="float">
            <text:p>-4275,27556641593</text:p>
          </table:table-cell>
          <table:table-cell office:value-type="float" office:value="-535.82500503614" calcext:value-type="float">
            <text:p>-535,82500503614</text:p>
          </table:table-cell>
          <table:table-cell office:value-type="float" office:value="-39.1528846668988" calcext:value-type="float">
            <text:p>-39,1528846668988</text:p>
          </table:table-cell>
          <table:table-cell office:value-type="float" office:value="-4.55306178741395" calcext:value-type="float">
            <text:p>-4,55306178741395</text:p>
          </table:table-cell>
          <table:table-cell office:value-type="float" office:value="414.356653129996" calcext:value-type="float">
            <text:p>414,356653129996</text:p>
          </table:table-cell>
          <table:table-cell table:number-columns-repeated="2"/>
          <table:table-cell table:formula="of:=[.K34]-[.N$2]" office:value-type="float" office:value="-3.97951266689884" calcext:value-type="float">
            <text:p>-3,97951266689884</text:p>
          </table:table-cell>
          <table:table-cell table:formula="of:=[.L34]-[.O$2]" office:value-type="float" office:value="1.36611621258605" calcext:value-type="float">
            <text:p>1,36611621258605</text:p>
          </table:table-cell>
        </table:table-row>
        <table:table-row table:style-name="ro1">
          <table:table-cell office:value-type="date" office:date-value="2022-08-24T16:28:10" calcext:value-type="date">
            <text:p>2022-08-24T16:28:10,000</text:p>
          </table:table-cell>
          <table:table-cell office:value-type="float" office:value="-465621.441322007" calcext:value-type="float">
            <text:p>-465621,441322007</text:p>
          </table:table-cell>
          <table:table-cell office:value-type="float" office:value="153282.818553742" calcext:value-type="float">
            <text:p>153282,818553742</text:p>
          </table:table-cell>
          <table:table-cell office:value-type="float" office:value="396590.591867074" calcext:value-type="float">
            <text:p>396590,591867074</text:p>
          </table:table-cell>
          <table:table-cell office:value-type="float" office:value="288.221571540651" calcext:value-type="float">
            <text:p>288,221571540651</text:p>
          </table:table-cell>
          <table:table-cell office:value-type="float" office:value="38.9740167743949" calcext:value-type="float">
            <text:p>38,9740167743949</text:p>
          </table:table-cell>
          <table:table-cell office:value-type="float" office:value="630541.867475935" calcext:value-type="float">
            <text:p>630541,867475935</text:p>
          </table:table-cell>
          <table:table-cell office:value-type="float" office:value="5253.15117075602" calcext:value-type="float">
            <text:p>5253,15117075602</text:p>
          </table:table-cell>
          <table:table-cell office:value-type="float" office:value="-4271.66378380926" calcext:value-type="float">
            <text:p>-4271,66378380926</text:p>
          </table:table-cell>
          <table:table-cell office:value-type="float" office:value="-541.807159192909" calcext:value-type="float">
            <text:p>-541,807159192909</text:p>
          </table:table-cell>
          <table:table-cell office:value-type="float" office:value="-39.1167043372463" calcext:value-type="float">
            <text:p>-39,1167043372463</text:p>
          </table:table-cell>
          <table:table-cell office:value-type="float" office:value="-4.60399335059652" calcext:value-type="float">
            <text:p>-4,60399335059652</text:p>
          </table:table-cell>
          <table:table-cell office:value-type="float" office:value="414.367741458716" calcext:value-type="float">
            <text:p>414,367741458716</text:p>
          </table:table-cell>
          <table:table-cell table:number-columns-repeated="2"/>
          <table:table-cell table:formula="of:=[.K35]-[.N$2]" office:value-type="float" office:value="-3.94333233724635" calcext:value-type="float">
            <text:p>-3,94333233724635</text:p>
          </table:table-cell>
          <table:table-cell table:formula="of:=[.L35]-[.O$2]" office:value-type="float" office:value="1.31518464940348" calcext:value-type="float">
            <text:p>1,31518464940348</text:p>
          </table:table-cell>
        </table:table-row>
        <table:table-row table:style-name="ro1">
          <table:table-cell office:value-type="date" office:date-value="2022-08-24T16:28:11" calcext:value-type="date">
            <text:p>2022-08-24T16:28:11,000</text:p>
          </table:table-cell>
          <table:table-cell office:value-type="float" office:value="-461323.084431045" calcext:value-type="float">
            <text:p>-461323,084431045</text:p>
          </table:table-cell>
          <table:table-cell office:value-type="float" office:value="147314.749443005" calcext:value-type="float">
            <text:p>147314,749443005</text:p>
          </table:table-cell>
          <table:table-cell office:value-type="float" office:value="397029.014934855" calcext:value-type="float">
            <text:p>397029,014934855</text:p>
          </table:table-cell>
          <table:table-cell office:value-type="float" office:value="287.709893086009" calcext:value-type="float">
            <text:p>287,709893086009</text:p>
          </table:table-cell>
          <table:table-cell office:value-type="float" office:value="39.3464402785184" calcext:value-type="float">
            <text:p>39,3464402785184</text:p>
          </table:table-cell>
          <table:table-cell office:value-type="float" office:value="626220.937315713" calcext:value-type="float">
            <text:p>626220,937315713</text:p>
          </table:table-cell>
          <table:table-cell office:value-type="float" office:value="5255.4806270085" calcext:value-type="float">
            <text:p>5255,4806270085</text:p>
          </table:table-cell>
          <table:table-cell office:value-type="float" office:value="-4268.04692319353" calcext:value-type="float">
            <text:p>-4268,04692319353</text:p>
          </table:table-cell>
          <table:table-cell office:value-type="float" office:value="-547.788621264434" calcext:value-type="float">
            <text:p>-547,788621264434</text:p>
          </table:table-cell>
          <table:table-cell office:value-type="float" office:value="-39.0805183975656" calcext:value-type="float">
            <text:p>-39,0805183975656</text:p>
          </table:table-cell>
          <table:table-cell office:value-type="float" office:value="-4.65492240907179" calcext:value-type="float">
            <text:p>-4,65492240907179</text:p>
          </table:table-cell>
          <table:table-cell office:value-type="float" office:value="414.378860680047" calcext:value-type="float">
            <text:p>414,378860680047</text:p>
          </table:table-cell>
          <table:table-cell table:number-columns-repeated="2"/>
          <table:table-cell table:formula="of:=[.K36]-[.N$2]" office:value-type="float" office:value="-3.90714639756558" calcext:value-type="float">
            <text:p>-3,90714639756558</text:p>
          </table:table-cell>
          <table:table-cell table:formula="of:=[.L36]-[.O$2]" office:value-type="float" office:value="1.26425559092821" calcext:value-type="float">
            <text:p>1,26425559092821</text:p>
          </table:table-cell>
        </table:table-row>
        <table:table-row table:style-name="ro1">
          <table:table-cell office:value-type="date" office:date-value="2022-08-24T16:28:12" calcext:value-type="date">
            <text:p>2022-08-24T16:28:12,000</text:p>
          </table:table-cell>
          <table:table-cell office:value-type="float" office:value="-457024.1156787" calcext:value-type="float">
            <text:p>-457024,1156787</text:p>
          </table:table-cell>
          <table:table-cell office:value-type="float" office:value="141346.557455825" calcext:value-type="float">
            <text:p>141346,557455825</text:p>
          </table:table-cell>
          <table:table-cell office:value-type="float" office:value="397459.46767329" calcext:value-type="float">
            <text:p>397459,46767329</text:p>
          </table:table-cell>
          <table:table-cell office:value-type="float" office:value="287.185579457314" calcext:value-type="float">
            <text:p>287,185579457314</text:p>
          </table:table-cell>
          <table:table-cell office:value-type="float" office:value="39.7211644051427" calcext:value-type="float">
            <text:p>39,7211644051427</text:p>
          </table:table-cell>
          <table:table-cell office:value-type="float" office:value="621951.702352881" calcext:value-type="float">
            <text:p>621951,702352881</text:p>
          </table:table-cell>
          <table:table-cell office:value-type="float" office:value="5257.80394505471" calcext:value-type="float">
            <text:p>5257,80394505471</text:p>
          </table:table-cell>
          <table:table-cell office:value-type="float" office:value="-4264.42498828624" calcext:value-type="float">
            <text:p>-4264,42498828624</text:p>
          </table:table-cell>
          <table:table-cell office:value-type="float" office:value="-553.769383613252" calcext:value-type="float">
            <text:p>-553,769383613252</text:p>
          </table:table-cell>
          <table:table-cell office:value-type="float" office:value="-39.0443267839133" calcext:value-type="float">
            <text:p>-39,0443267839133</text:p>
          </table:table-cell>
          <table:table-cell office:value-type="float" office:value="-4.70584893611615" calcext:value-type="float">
            <text:p>-4,70584893611615</text:p>
          </table:table-cell>
          <table:table-cell office:value-type="float" office:value="414.390010769609" calcext:value-type="float">
            <text:p>414,390010769609</text:p>
          </table:table-cell>
          <table:table-cell table:number-columns-repeated="2"/>
          <table:table-cell table:formula="of:=[.K37]-[.N$2]" office:value-type="float" office:value="-3.87095478391333" calcext:value-type="float">
            <text:p>-3,87095478391333</text:p>
          </table:table-cell>
          <table:table-cell table:formula="of:=[.L37]-[.O$2]" office:value-type="float" office:value="1.21332906388385" calcext:value-type="float">
            <text:p>1,21332906388385</text:p>
          </table:table-cell>
        </table:table-row>
        <table:table-row table:style-name="ro1">
          <table:table-cell office:value-type="date" office:date-value="2022-08-24T16:28:13" calcext:value-type="date">
            <text:p>2022-08-24T16:28:13,000</text:p>
          </table:table-cell>
          <table:table-cell office:value-type="float" office:value="-452724.539362184" calcext:value-type="float">
            <text:p>-452724,539362184</text:p>
          </table:table-cell>
          <table:table-cell office:value-type="float" office:value="135378.250225266" calcext:value-type="float">
            <text:p>135378,250225266</text:p>
          </table:table-cell>
          <table:table-cell office:value-type="float" office:value="397881.949659011" calcext:value-type="float">
            <text:p>397881,949659011</text:p>
          </table:table-cell>
          <table:table-cell office:value-type="float" office:value="286.648246270967" calcext:value-type="float">
            <text:p>286,648246270967</text:p>
          </table:table-cell>
          <table:table-cell office:value-type="float" office:value="40.0980703007788" calcext:value-type="float">
            <text:p>40,0980703007788</text:p>
          </table:table-cell>
          <table:table-cell office:value-type="float" office:value="617735.238625102" calcext:value-type="float">
            <text:p>617735,238625102</text:p>
          </table:table-cell>
          <table:table-cell office:value-type="float" office:value="5260.12112271845" calcext:value-type="float">
            <text:p>5260,12112271845</text:p>
          </table:table-cell>
          <table:table-cell office:value-type="float" office:value="-4260.79798281086" calcext:value-type="float">
            <text:p>-4260,79798281086</text:p>
          </table:table-cell>
          <table:table-cell office:value-type="float" office:value="-559.749438603335" calcext:value-type="float">
            <text:p>-559,749438603335</text:p>
          </table:table-cell>
          <table:table-cell office:value-type="float" office:value="-39.0081294323208" calcext:value-type="float">
            <text:p>-39,0081294323208</text:p>
          </table:table-cell>
          <table:table-cell office:value-type="float" office:value="-4.75677290499802" calcext:value-type="float">
            <text:p>-4,75677290499802</text:p>
          </table:table-cell>
          <table:table-cell office:value-type="float" office:value="414.401191702866" calcext:value-type="float">
            <text:p>414,401191702866</text:p>
          </table:table-cell>
          <table:table-cell table:number-columns-repeated="2"/>
          <table:table-cell table:formula="of:=[.K38]-[.N$2]" office:value-type="float" office:value="-3.8347574323208" calcext:value-type="float">
            <text:p>-3,8347574323208</text:p>
          </table:table-cell>
          <table:table-cell table:formula="of:=[.L38]-[.O$2]" office:value-type="float" office:value="1.16240509500198" calcext:value-type="float">
            <text:p>1,16240509500198</text:p>
          </table:table-cell>
        </table:table-row>
        <table:table-row table:style-name="ro1">
          <table:table-cell office:value-type="date" office:date-value="2022-08-24T16:28:14" calcext:value-type="date">
            <text:p>2022-08-24T16:28:14,000</text:p>
          </table:table-cell>
          <table:table-cell office:value-type="float" office:value="-448424.359779749" calcext:value-type="float">
            <text:p>-448424,359779749</text:p>
          </table:table-cell>
          <table:table-cell office:value-type="float" office:value="129409.835384709" calcext:value-type="float">
            <text:p>129409,835384709</text:p>
          </table:table-cell>
          <table:table-cell office:value-type="float" office:value="398296.460478215" calcext:value-type="float">
            <text:p>398296,460478215</text:p>
          </table:table-cell>
          <table:table-cell office:value-type="float" office:value="286.097498894298" calcext:value-type="float">
            <text:p>286,097498894298</text:p>
          </table:table-cell>
          <table:table-cell office:value-type="float" office:value="40.4770283693009" calcext:value-type="float">
            <text:p>40,4770283693009</text:p>
          </table:table-cell>
          <table:table-cell office:value-type="float" office:value="613572.63821625" calcext:value-type="float">
            <text:p>613572,63821625</text:p>
          </table:table-cell>
          <table:table-cell office:value-type="float" office:value="5262.43215783071" calcext:value-type="float">
            <text:p>5262,43215783071</text:p>
          </table:table-cell>
          <table:table-cell office:value-type="float" office:value="-4257.1659104972" calcext:value-type="float">
            <text:p>-4257,1659104972</text:p>
          </table:table-cell>
          <table:table-cell office:value-type="float" office:value="-565.728778599326" calcext:value-type="float">
            <text:p>-565,728778599326</text:p>
          </table:table-cell>
          <table:table-cell office:value-type="float" office:value="-38.9719262787974" calcext:value-type="float">
            <text:p>-38,9719262787974</text:p>
          </table:table-cell>
          <table:table-cell office:value-type="float" office:value="-4.80769428897099" calcext:value-type="float">
            <text:p>-4,80769428897099</text:p>
          </table:table-cell>
          <table:table-cell office:value-type="float" office:value="414.412403455143" calcext:value-type="float">
            <text:p>414,412403455143</text:p>
          </table:table-cell>
          <table:table-cell table:number-columns-repeated="2"/>
          <table:table-cell table:formula="of:=[.K39]-[.N$2]" office:value-type="float" office:value="-3.79855427879741" calcext:value-type="float">
            <text:p>-3,79855427879741</text:p>
          </table:table-cell>
          <table:table-cell table:formula="of:=[.L39]-[.O$2]" office:value-type="float" office:value="1.11148371102901" calcext:value-type="float">
            <text:p>1,11148371102901</text:p>
          </table:table-cell>
        </table:table-row>
        <table:table-row table:style-name="ro1">
          <table:table-cell office:value-type="date" office:date-value="2022-08-24T16:28:15" calcext:value-type="date">
            <text:p>2022-08-24T16:28:15,000</text:p>
          </table:table-cell>
          <table:table-cell office:value-type="float" office:value="-444123.581230353" calcext:value-type="float">
            <text:p>-444123,581230353</text:p>
          </table:table-cell>
          <table:table-cell office:value-type="float" office:value="123441.320567698" calcext:value-type="float">
            <text:p>123441,320567698</text:p>
          </table:table-cell>
          <table:table-cell office:value-type="float" office:value="398702.999726675" calcext:value-type="float">
            <text:p>398702,999726675</text:p>
          </table:table-cell>
          <table:table-cell office:value-type="float" office:value="285.532932575196" calcext:value-type="float">
            <text:p>285,532932575196</text:p>
          </table:table-cell>
          <table:table-cell office:value-type="float" office:value="40.8578977122681" calcext:value-type="float">
            <text:p>40,8578977122681</text:p>
          </table:table-cell>
          <table:table-cell office:value-type="float" office:value="609465.008855652" calcext:value-type="float">
            <text:p>609465,008855652</text:p>
          </table:table-cell>
          <table:table-cell office:value-type="float" office:value="5264.7370482299" calcext:value-type="float">
            <text:p>5264,7370482299</text:p>
          </table:table-cell>
          <table:table-cell office:value-type="float" office:value="-4253.52877508115" calcext:value-type="float">
            <text:p>-4253,52877508115</text:p>
          </table:table-cell>
          <table:table-cell office:value-type="float" office:value="-571.707395966696" calcext:value-type="float">
            <text:p>-571,707395966696</text:p>
          </table:table-cell>
          <table:table-cell office:value-type="float" office:value="-38.9357172593274" calcext:value-type="float">
            <text:p>-38,9357172593274</text:p>
          </table:table-cell>
          <table:table-cell office:value-type="float" office:value="-4.85861306127501" calcext:value-type="float">
            <text:p>-4,85861306127501</text:p>
          </table:table-cell>
          <table:table-cell office:value-type="float" office:value="414.423646001612" calcext:value-type="float">
            <text:p>414,423646001612</text:p>
          </table:table-cell>
          <table:table-cell table:number-columns-repeated="2"/>
          <table:table-cell table:formula="of:=[.K40]-[.N$2]" office:value-type="float" office:value="-3.76234525932742" calcext:value-type="float">
            <text:p>-3,76234525932742</text:p>
          </table:table-cell>
          <table:table-cell table:formula="of:=[.L40]-[.O$2]" office:value-type="float" office:value="1.06056493872499" calcext:value-type="float">
            <text:p>1,06056493872499</text:p>
          </table:table-cell>
        </table:table-row>
        <table:table-row table:style-name="ro1">
          <table:table-cell office:value-type="date" office:date-value="2022-08-24T16:28:16" calcext:value-type="date">
            <text:p>2022-08-24T16:28:16,000</text:p>
          </table:table-cell>
          <table:table-cell office:value-type="float" office:value="-439822.208014362" calcext:value-type="float">
            <text:p>-439822,208014362</text:p>
          </table:table-cell>
          <table:table-cell office:value-type="float" office:value="117472.713407588" calcext:value-type="float">
            <text:p>117472,713407588</text:p>
          </table:table-cell>
          <table:table-cell office:value-type="float" office:value="399101.567009703" calcext:value-type="float">
            <text:p>399101,567009703</text:p>
          </table:table-cell>
          <table:table-cell office:value-type="float" office:value="284.954132640936" calcext:value-type="float">
            <text:p>284,954132640936</text:p>
          </table:table-cell>
          <table:table-cell office:value-type="float" office:value="41.2405255572813" calcext:value-type="float">
            <text:p>41,2405255572813</text:p>
          </table:table-cell>
          <table:table-cell office:value-type="float" office:value="605413.473460552" calcext:value-type="float">
            <text:p>605413,473460552</text:p>
          </table:table-cell>
          <table:table-cell office:value-type="float" office:value="5267.03579176132" calcext:value-type="float">
            <text:p>5267,03579176132</text:p>
          </table:table-cell>
          <table:table-cell office:value-type="float" office:value="-4249.88658030519" calcext:value-type="float">
            <text:p>-4249,88658030519</text:p>
          </table:table-cell>
          <table:table-cell office:value-type="float" office:value="-577.685283072084" calcext:value-type="float">
            <text:p>-577,685283072084</text:p>
          </table:table-cell>
          <table:table-cell office:value-type="float" office:value="-38.8995023098759" calcext:value-type="float">
            <text:p>-38,8995023098759</text:p>
          </table:table-cell>
          <table:table-cell office:value-type="float" office:value="-4.90952919513901" calcext:value-type="float">
            <text:p>-4,90952919513901</text:p>
          </table:table-cell>
          <table:table-cell office:value-type="float" office:value="414.434919317298" calcext:value-type="float">
            <text:p>414,434919317298</text:p>
          </table:table-cell>
          <table:table-cell table:number-columns-repeated="2"/>
          <table:table-cell table:formula="of:=[.K41]-[.N$2]" office:value-type="float" office:value="-3.72613030987586" calcext:value-type="float">
            <text:p>-3,72613030987586</text:p>
          </table:table-cell>
          <table:table-cell table:formula="of:=[.L41]-[.O$2]" office:value-type="float" office:value="1.00964880486099" calcext:value-type="float">
            <text:p>1,00964880486099</text:p>
          </table:table-cell>
        </table:table-row>
        <table:table-row table:style-name="ro1">
          <table:table-cell office:value-type="date" office:date-value="2022-08-24T16:28:17" calcext:value-type="date">
            <text:p>2022-08-24T16:28:17,000</text:p>
          </table:table-cell>
          <table:table-cell office:value-type="float" office:value="-435520.244431636" calcext:value-type="float">
            <text:p>-435520,244431636</text:p>
          </table:table-cell>
          <table:table-cell office:value-type="float" office:value="111504.021537572" calcext:value-type="float">
            <text:p>111504,021537572</text:p>
          </table:table-cell>
          <table:table-cell office:value-type="float" office:value="399492.161942282" calcext:value-type="float">
            <text:p>399492,161942282</text:p>
          </table:table-cell>
          <table:table-cell office:value-type="float" office:value="284.360674775897" calcext:value-type="float">
            <text:p>284,360674775897</text:p>
          </table:table-cell>
          <table:table-cell office:value-type="float" office:value="41.6247466765521" calcext:value-type="float">
            <text:p>41,6247466765521</text:p>
          </table:table-cell>
          <table:table-cell office:value-type="float" office:value="601419.169616468" calcext:value-type="float">
            <text:p>601419,169616468</text:p>
          </table:table-cell>
          <table:table-cell office:value-type="float" office:value="5269.32838627845" calcext:value-type="float">
            <text:p>5269,32838627845</text:p>
          </table:table-cell>
          <table:table-cell office:value-type="float" office:value="-4246.23932991693" calcext:value-type="float">
            <text:p>-4246,23932991693</text:p>
          </table:table-cell>
          <table:table-cell office:value-type="float" office:value="-583.66243228329" calcext:value-type="float">
            <text:p>-583,66243228329</text:p>
          </table:table-cell>
          <table:table-cell office:value-type="float" office:value="-38.8632813663721" calcext:value-type="float">
            <text:p>-38,8632813663721</text:p>
          </table:table-cell>
          <table:table-cell office:value-type="float" office:value="-4.96044266378063" calcext:value-type="float">
            <text:p>-4,96044266378063</text:p>
          </table:table-cell>
          <table:table-cell office:value-type="float" office:value="414.446223377078" calcext:value-type="float">
            <text:p>414,446223377078</text:p>
          </table:table-cell>
          <table:table-cell table:number-columns-repeated="2"/>
          <table:table-cell table:formula="of:=[.K42]-[.N$2]" office:value-type="float" office:value="-3.68990936637206" calcext:value-type="float">
            <text:p>-3,68990936637206</text:p>
          </table:table-cell>
          <table:table-cell table:formula="of:=[.L42]-[.O$2]" office:value-type="float" office:value="0.958735336219366" calcext:value-type="float">
            <text:p>0,958735336219366</text:p>
          </table:table-cell>
        </table:table-row>
        <table:table-row table:style-name="ro1">
          <table:table-cell office:value-type="date" office:date-value="2022-08-24T16:28:18" calcext:value-type="date">
            <text:p>2022-08-24T16:28:18,000</text:p>
          </table:table-cell>
          <table:table-cell office:value-type="float" office:value="-431217.694783629" calcext:value-type="float">
            <text:p>-431217,694783629</text:p>
          </table:table-cell>
          <table:table-cell office:value-type="float" office:value="105535.252591118" calcext:value-type="float">
            <text:p>105535,252591118</text:p>
          </table:table-cell>
          <table:table-cell office:value-type="float" office:value="399874.7841489" calcext:value-type="float">
            <text:p>399874,7841489</text:p>
          </table:table-cell>
          <table:table-cell office:value-type="float" office:value="283.752125388383" calcext:value-type="float">
            <text:p>283,752125388383</text:p>
          </table:table-cell>
          <table:table-cell office:value-type="float" office:value="42.010382797594" calcext:value-type="float">
            <text:p>42,010382797594</text:p>
          </table:table-cell>
          <table:table-cell office:value-type="float" office:value="597483.248997081" calcext:value-type="float">
            <text:p>597483,248997081</text:p>
          </table:table-cell>
          <table:table-cell office:value-type="float" office:value="5271.61482964158" calcext:value-type="float">
            <text:p>5271,61482964158</text:p>
          </table:table-cell>
          <table:table-cell office:value-type="float" office:value="-4242.58702767075" calcext:value-type="float">
            <text:p>-4242,58702767075</text:p>
          </table:table-cell>
          <table:table-cell office:value-type="float" office:value="-589.638835968822" calcext:value-type="float">
            <text:p>-589,638835968822</text:p>
          </table:table-cell>
          <table:table-cell office:value-type="float" office:value="-38.8270543647269" calcext:value-type="float">
            <text:p>-38,8270543647269</text:p>
          </table:table-cell>
          <table:table-cell office:value-type="float" office:value="-5.01135344040216" calcext:value-type="float">
            <text:p>-5,01135344040216</text:p>
          </table:table-cell>
          <table:table-cell office:value-type="float" office:value="414.457558155682" calcext:value-type="float">
            <text:p>414,457558155682</text:p>
          </table:table-cell>
          <table:table-cell table:number-columns-repeated="2"/>
          <table:table-cell table:formula="of:=[.K43]-[.N$2]" office:value-type="float" office:value="-3.6536823647269" calcext:value-type="float">
            <text:p>-3,6536823647269</text:p>
          </table:table-cell>
          <table:table-cell table:formula="of:=[.L43]-[.O$2]" office:value-type="float" office:value="0.907824559597838" calcext:value-type="float">
            <text:p>0,907824559597838</text:p>
          </table:table-cell>
        </table:table-row>
        <table:table-row table:style-name="ro1">
          <table:table-cell office:value-type="date" office:date-value="2022-08-24T16:28:19" calcext:value-type="date">
            <text:p>2022-08-24T16:28:19,000</text:p>
          </table:table-cell>
          <table:table-cell office:value-type="float" office:value="-426914.56337268" calcext:value-type="float">
            <text:p>-426914,56337268</text:p>
          </table:table-cell>
          <table:table-cell office:value-type="float" office:value="99566.4142013349" calcext:value-type="float">
            <text:p>99566,4142013349</text:p>
          </table:table-cell>
          <table:table-cell office:value-type="float" office:value="400249.433263652" calcext:value-type="float">
            <text:p>400249,433263652</text:p>
          </table:table-cell>
          <table:table-cell office:value-type="float" office:value="283.128042077969" calcext:value-type="float">
            <text:p>283,128042077969</text:p>
          </table:table-cell>
          <table:table-cell office:value-type="float" office:value="42.3972420092675" calcext:value-type="float">
            <text:p>42,3972420092675</text:p>
          </table:table-cell>
          <table:table-cell office:value-type="float" office:value="593606.876715956" calcext:value-type="float">
            <text:p>593606,876715956</text:p>
          </table:table-cell>
          <table:table-cell office:value-type="float" office:value="5273.89511971828" calcext:value-type="float">
            <text:p>5273,89511971828</text:p>
          </table:table-cell>
          <table:table-cell office:value-type="float" office:value="-4238.92967732722" calcext:value-type="float">
            <text:p>-4238,92967732722</text:p>
          </table:table-cell>
          <table:table-cell office:value-type="float" office:value="-595.614486498532" calcext:value-type="float">
            <text:p>-595,614486498532</text:p>
          </table:table-cell>
          <table:table-cell office:value-type="float" office:value="-38.7908212408271" calcext:value-type="float">
            <text:p>-38,7908212408271</text:p>
          </table:table-cell>
          <table:table-cell office:value-type="float" office:value="-5.06226149819568" calcext:value-type="float">
            <text:p>-5,06226149819568</text:p>
          </table:table-cell>
          <table:table-cell office:value-type="float" office:value="414.468923627701" calcext:value-type="float">
            <text:p>414,468923627701</text:p>
          </table:table-cell>
          <table:table-cell table:number-columns-repeated="2"/>
          <table:table-cell table:formula="of:=[.K44]-[.N$2]" office:value-type="float" office:value="-3.61744924082708" calcext:value-type="float">
            <text:p>-3,61744924082708</text:p>
          </table:table-cell>
          <table:table-cell table:formula="of:=[.L44]-[.O$2]" office:value-type="float" office:value="0.85691650180432" calcext:value-type="float">
            <text:p>0,85691650180432</text:p>
          </table:table-cell>
        </table:table-row>
        <table:table-row table:style-name="ro1">
          <table:table-cell office:value-type="date" office:date-value="2022-08-24T16:28:20" calcext:value-type="date">
            <text:p>2022-08-24T16:28:20,000</text:p>
          </table:table-cell>
          <table:table-cell office:value-type="float" office:value="-422610.854501605" calcext:value-type="float">
            <text:p>-422610,854501605</text:p>
          </table:table-cell>
          <table:table-cell office:value-type="float" office:value="93597.5140018858" calcext:value-type="float">
            <text:p>93597,5140018858</text:p>
          </table:table-cell>
          <table:table-cell office:value-type="float" office:value="400616.108930185" calcext:value-type="float">
            <text:p>400616,108930185</text:p>
          </table:table-cell>
          <table:table-cell office:value-type="float" office:value="282.487974215921" calcext:value-type="float">
            <text:p>282,487974215921</text:p>
          </table:table-cell>
          <table:table-cell office:value-type="float" office:value="42.7851181661632" calcext:value-type="float">
            <text:p>42,7851181661632</text:p>
          </table:table-cell>
          <table:table-cell office:value-type="float" office:value="589791.230609842" calcext:value-type="float">
            <text:p>589791,230609842</text:p>
          </table:table-cell>
          <table:table-cell office:value-type="float" office:value="5276.16925438366" calcext:value-type="float">
            <text:p>5276,16925438366</text:p>
          </table:table-cell>
          <table:table-cell office:value-type="float" office:value="-4235.26728265282" calcext:value-type="float">
            <text:p>-4235,26728265282</text:p>
          </table:table-cell>
          <table:table-cell office:value-type="float" office:value="-601.589376242708" calcext:value-type="float">
            <text:p>-601,589376242708</text:p>
          </table:table-cell>
          <table:table-cell office:value-type="float" office:value="-38.7545819305311" calcext:value-type="float">
            <text:p>-38,7545819305311</text:p>
          </table:table-cell>
          <table:table-cell office:value-type="float" office:value="-5.11316681033516" calcext:value-type="float">
            <text:p>-5,11316681033516</text:p>
          </table:table-cell>
          <table:table-cell office:value-type="float" office:value="414.480319767565" calcext:value-type="float">
            <text:p>414,480319767565</text:p>
          </table:table-cell>
          <table:table-cell table:number-columns-repeated="2"/>
          <table:table-cell table:formula="of:=[.K45]-[.N$2]" office:value-type="float" office:value="-3.58120993053106" calcext:value-type="float">
            <text:p>-3,58120993053106</text:p>
          </table:table-cell>
          <table:table-cell table:formula="of:=[.L45]-[.O$2]" office:value-type="float" office:value="0.806011189664836" calcext:value-type="float">
            <text:p>0,806011189664836</text:p>
          </table:table-cell>
        </table:table-row>
        <table:table-row table:style-name="ro1">
          <table:table-cell office:value-type="date" office:date-value="2022-08-24T16:28:21" calcext:value-type="date">
            <text:p>2022-08-24T16:28:21,000</text:p>
          </table:table-cell>
          <table:table-cell office:value-type="float" office:value="-418306.572473845" calcext:value-type="float">
            <text:p>-418306,572473845</text:p>
          </table:table-cell>
          <table:table-cell office:value-type="float" office:value="87628.5596250222" calcext:value-type="float">
            <text:p>87628,5596250222</text:p>
          </table:table-cell>
          <table:table-cell office:value-type="float" office:value="400974.810801786" calcext:value-type="float">
            <text:p>400974,810801786</text:p>
          </table:table-cell>
          <table:table-cell office:value-type="float" office:value="281.831463651459" calcext:value-type="float">
            <text:p>281,831463651459</text:p>
          </table:table-cell>
          <table:table-cell office:value-type="float" office:value="43.1737902951443" calcext:value-type="float">
            <text:p>43,1737902951443</text:p>
          </table:table-cell>
          <table:table-cell office:value-type="float" office:value="586037.500450526" calcext:value-type="float">
            <text:p>586037,500450526</text:p>
          </table:table-cell>
          <table:table-cell office:value-type="float" office:value="5278.43723152017" calcext:value-type="float">
            <text:p>5278,43723152017</text:p>
          </table:table-cell>
          <table:table-cell office:value-type="float" office:value="-4231.59984741998" calcext:value-type="float">
            <text:p>-4231,59984741998</text:p>
          </table:table-cell>
          <table:table-cell office:value-type="float" office:value="-607.563497574036" calcext:value-type="float">
            <text:p>-607,563497574036</text:p>
          </table:table-cell>
          <table:table-cell office:value-type="float" office:value="-38.7183363696702" calcext:value-type="float">
            <text:p>-38,7183363696702</text:p>
          </table:table-cell>
          <table:table-cell office:value-type="float" office:value="-5.16406934999291" calcext:value-type="float">
            <text:p>-5,16406934999291</text:p>
          </table:table-cell>
          <table:table-cell office:value-type="float" office:value="414.491746549571" calcext:value-type="float">
            <text:p>414,491746549571</text:p>
          </table:table-cell>
          <table:table-cell table:number-columns-repeated="2"/>
          <table:table-cell table:formula="of:=[.K46]-[.N$2]" office:value-type="float" office:value="-3.54496436967017" calcext:value-type="float">
            <text:p>-3,54496436967017</text:p>
          </table:table-cell>
          <table:table-cell table:formula="of:=[.L46]-[.O$2]" office:value-type="float" office:value="0.755108650007088" calcext:value-type="float">
            <text:p>0,755108650007088</text:p>
          </table:table-cell>
        </table:table-row>
        <table:table-row table:style-name="ro1">
          <table:table-cell office:value-type="date" office:date-value="2022-08-24T16:28:22" calcext:value-type="date">
            <text:p>2022-08-24T16:28:22,000</text:p>
          </table:table-cell>
          <table:table-cell office:value-type="float" office:value="-414001.721593961" calcext:value-type="float">
            <text:p>-414001,721593961</text:p>
          </table:table-cell>
          <table:table-cell office:value-type="float" office:value="81659.5587045806" calcext:value-type="float">
            <text:p>81659,5587045806</text:p>
          </table:table-cell>
          <table:table-cell office:value-type="float" office:value="401325.53854125" calcext:value-type="float">
            <text:p>401325,53854125</text:p>
          </table:table-cell>
          <table:table-cell office:value-type="float" office:value="281.158045559191" calcext:value-type="float">
            <text:p>281,158045559191</text:p>
          </table:table-cell>
          <table:table-cell office:value-type="float" office:value="43.5630220082399" calcext:value-type="float">
            <text:p>43,5630220082399</text:p>
          </table:table-cell>
          <table:table-cell office:value-type="float" office:value="582346.887083648" calcext:value-type="float">
            <text:p>582346,887083648</text:p>
          </table:table-cell>
          <table:table-cell office:value-type="float" office:value="5280.69904901751" calcext:value-type="float">
            <text:p>5280,69904901751</text:p>
          </table:table-cell>
          <table:table-cell office:value-type="float" office:value="-4227.92737540758" calcext:value-type="float">
            <text:p>-4227,92737540758</text:p>
          </table:table-cell>
          <table:table-cell office:value-type="float" office:value="-613.536842864607" calcext:value-type="float">
            <text:p>-613,536842864607</text:p>
          </table:table-cell>
          <table:table-cell office:value-type="float" office:value="-38.6820844940527" calcext:value-type="float">
            <text:p>-38,6820844940527</text:p>
          </table:table-cell>
          <table:table-cell office:value-type="float" office:value="-5.21496909031384" calcext:value-type="float">
            <text:p>-5,21496909031384</text:p>
          </table:table-cell>
          <table:table-cell office:value-type="float" office:value="414.50320394786" calcext:value-type="float">
            <text:p>414,50320394786</text:p>
          </table:table-cell>
          <table:table-cell table:number-columns-repeated="2"/>
          <table:table-cell table:formula="of:=[.K47]-[.N$2]" office:value-type="float" office:value="-3.50871249405267" calcext:value-type="float">
            <text:p>-3,50871249405267</text:p>
          </table:table-cell>
          <table:table-cell table:formula="of:=[.L47]-[.O$2]" office:value-type="float" office:value="0.704208909686162" calcext:value-type="float">
            <text:p>0,704208909686162</text:p>
          </table:table-cell>
        </table:table-row>
        <table:table-row table:style-name="ro1">
          <table:table-cell office:value-type="date" office:date-value="2022-08-24T16:28:23" calcext:value-type="date">
            <text:p>2022-08-24T16:28:23,000</text:p>
          </table:table-cell>
          <table:table-cell office:value-type="float" office:value="-409696.306166638" calcext:value-type="float">
            <text:p>-409696,306166638</text:p>
          </table:table-cell>
          <table:table-cell office:value-type="float" office:value="75690.5188735527" calcext:value-type="float">
            <text:p>75690,5188735527</text:p>
          </table:table-cell>
          <table:table-cell office:value-type="float" office:value="401668.291821015" calcext:value-type="float">
            <text:p>401668,291821015</text:p>
          </table:table-cell>
          <table:table-cell office:value-type="float" office:value="280.467249441698" calcext:value-type="float">
            <text:p>280,467249441698</text:p>
          </table:table-cell>
          <table:table-cell office:value-type="float" office:value="43.9525609271339" calcext:value-type="float">
            <text:p>43,9525609271339</text:p>
          </table:table-cell>
          <table:table-cell office:value-type="float" office:value="578720.601489481" calcext:value-type="float">
            <text:p>578720,601489481</text:p>
          </table:table-cell>
          <table:table-cell office:value-type="float" office:value="5282.95470477305" calcext:value-type="float">
            <text:p>5282,95470477305</text:p>
          </table:table-cell>
          <table:table-cell office:value-type="float" office:value="-4224.24987040008" calcext:value-type="float">
            <text:p>-4224,24987040008</text:p>
          </table:table-cell>
          <table:table-cell office:value-type="float" office:value="-619.509404488344" calcext:value-type="float">
            <text:p>-619,509404488344</text:p>
          </table:table-cell>
          <table:table-cell office:value-type="float" office:value="-38.6458262394549" calcext:value-type="float">
            <text:p>-38,6458262394549</text:p>
          </table:table-cell>
          <table:table-cell office:value-type="float" office:value="-5.26586600443595" calcext:value-type="float">
            <text:p>-5,26586600443595</text:p>
          </table:table-cell>
          <table:table-cell office:value-type="float" office:value="414.514691936428" calcext:value-type="float">
            <text:p>414,514691936428</text:p>
          </table:table-cell>
          <table:table-cell table:number-columns-repeated="2"/>
          <table:table-cell table:formula="of:=[.K48]-[.N$2]" office:value-type="float" office:value="-3.47245423945489" calcext:value-type="float">
            <text:p>-3,47245423945489</text:p>
          </table:table-cell>
          <table:table-cell table:formula="of:=[.L48]-[.O$2]" office:value-type="float" office:value="0.653311995564047" calcext:value-type="float">
            <text:p>0,653311995564047</text:p>
          </table:table-cell>
        </table:table-row>
        <table:table-row table:style-name="ro1">
          <table:table-cell office:value-type="date" office:date-value="2022-08-24T16:28:24" calcext:value-type="date">
            <text:p>2022-08-24T16:28:24,000</text:p>
          </table:table-cell>
          <table:table-cell office:value-type="float" office:value="-405390.330497832" calcext:value-type="float">
            <text:p>-405390,330497832</text:p>
          </table:table-cell>
          <table:table-cell office:value-type="float" office:value="69721.4477645344" calcext:value-type="float">
            <text:p>69721,4477645344</text:p>
          </table:table-cell>
          <table:table-cell office:value-type="float" office:value="402003.070323068" calcext:value-type="float">
            <text:p>402003,070323068</text:p>
          </table:table-cell>
          <table:table-cell office:value-type="float" office:value="279.758600304408" calcext:value-type="float">
            <text:p>279,758600304408</text:p>
          </table:table-cell>
          <table:table-cell office:value-type="float" office:value="44.3421381244605" calcext:value-type="float">
            <text:p>44,3421381244605</text:p>
          </table:table-cell>
          <table:table-cell office:value-type="float" office:value="575159.863767194" calcext:value-type="float">
            <text:p>575159,863767194</text:p>
          </table:table-cell>
          <table:table-cell office:value-type="float" office:value="5285.20419669117" calcext:value-type="float">
            <text:p>5285,20419669117</text:p>
          </table:table-cell>
          <table:table-cell office:value-type="float" office:value="-4220.56733618843" calcext:value-type="float">
            <text:p>-4220,56733618843</text:p>
          </table:table-cell>
          <table:table-cell office:value-type="float" office:value="-625.481174820552" calcext:value-type="float">
            <text:p>-625,481174820552</text:p>
          </table:table-cell>
          <table:table-cell office:value-type="float" office:value="-38.6095615416307" calcext:value-type="float">
            <text:p>-38,6095615416307</text:p>
          </table:table-cell>
          <table:table-cell office:value-type="float" office:value="-5.31676006548625" calcext:value-type="float">
            <text:p>-5,31676006548625</text:p>
          </table:table-cell>
          <table:table-cell office:value-type="float" office:value="414.526210489126" calcext:value-type="float">
            <text:p>414,526210489126</text:p>
          </table:table-cell>
          <table:table-cell table:number-columns-repeated="2"/>
          <table:table-cell table:formula="of:=[.K49]-[.N$2]" office:value-type="float" office:value="-3.43618954163074" calcext:value-type="float">
            <text:p>-3,43618954163074</text:p>
          </table:table-cell>
          <table:table-cell table:formula="of:=[.L49]-[.O$2]" office:value-type="float" office:value="0.602417934513753" calcext:value-type="float">
            <text:p>0,602417934513753</text:p>
          </table:table-cell>
        </table:table-row>
        <table:table-row table:style-name="ro1">
          <table:table-cell office:value-type="date" office:date-value="2022-08-24T16:28:25" calcext:value-type="date">
            <text:p>2022-08-24T16:28:25,000</text:p>
          </table:table-cell>
          <table:table-cell office:value-type="float" office:value="-401083.798894283" calcext:value-type="float">
            <text:p>-401083,798894283</text:p>
          </table:table-cell>
          <table:table-cell office:value-type="float" office:value="63752.353010329" calcext:value-type="float">
            <text:p>63752,353010329</text:p>
          </table:table-cell>
          <table:table-cell office:value-type="float" office:value="402329.873738967" calcext:value-type="float">
            <text:p>402329,873738967</text:p>
          </table:table-cell>
          <table:table-cell office:value-type="float" office:value="279.03162001951" calcext:value-type="float">
            <text:p>279,03162001951</text:p>
          </table:table-cell>
          <table:table-cell office:value-type="float" office:value="44.7314675885456" calcext:value-type="float">
            <text:p>44,7314675885456</text:p>
          </table:table-cell>
          <table:table-cell office:value-type="float" office:value="571665.902037752" calcext:value-type="float">
            <text:p>571665,902037752</text:p>
          </table:table-cell>
          <table:table-cell office:value-type="float" office:value="5287.4475226836" calcext:value-type="float">
            <text:p>5287,4475226836</text:p>
          </table:table-cell>
          <table:table-cell office:value-type="float" office:value="-4216.87977656972" calcext:value-type="float">
            <text:p>-4216,87977656972</text:p>
          </table:table-cell>
          <table:table-cell office:value-type="float" office:value="-631.452146237314" calcext:value-type="float">
            <text:p>-631,452146237314</text:p>
          </table:table-cell>
          <table:table-cell office:value-type="float" office:value="-38.5732903363076" calcext:value-type="float">
            <text:p>-38,5732903363076</text:p>
          </table:table-cell>
          <table:table-cell office:value-type="float" office:value="-5.36765124657538" calcext:value-type="float">
            <text:p>-5,36765124657538</text:p>
          </table:table-cell>
          <table:table-cell office:value-type="float" office:value="414.537759579658" calcext:value-type="float">
            <text:p>414,537759579658</text:p>
          </table:table-cell>
          <table:table-cell table:number-columns-repeated="2"/>
          <table:table-cell table:formula="of:=[.K50]-[.N$2]" office:value-type="float" office:value="-3.39991833630765" calcext:value-type="float">
            <text:p>-3,39991833630765</text:p>
          </table:table-cell>
          <table:table-cell table:formula="of:=[.L50]-[.O$2]" office:value-type="float" office:value="0.551526753424621" calcext:value-type="float">
            <text:p>0,551526753424621</text:p>
          </table:table-cell>
        </table:table-row>
        <table:table-row table:style-name="ro1">
          <table:table-cell office:value-type="date" office:date-value="2022-08-24T16:28:26" calcext:value-type="date">
            <text:p>2022-08-24T16:28:26,000</text:p>
          </table:table-cell>
          <table:table-cell office:value-type="float" office:value="-396776.71566319" calcext:value-type="float">
            <text:p>-396776,71566319</text:p>
          </table:table-cell>
          <table:table-cell office:value-type="float" office:value="57783.2422437679" calcext:value-type="float">
            <text:p>57783,2422437679</text:p>
          </table:table-cell>
          <table:table-cell office:value-type="float" office:value="402648.701769868" calcext:value-type="float">
            <text:p>402648,701769868</text:p>
          </table:table-cell>
          <table:table-cell office:value-type="float" office:value="278.285828896386" calcext:value-type="float">
            <text:p>278,285828896386</text:p>
          </table:table-cell>
          <table:table-cell office:value-type="float" office:value="45.1202457185717" calcext:value-type="float">
            <text:p>45,1202457185717</text:p>
          </table:table-cell>
          <table:table-cell office:value-type="float" office:value="568239.951264983" calcext:value-type="float">
            <text:p>568239,951264983</text:p>
          </table:table-cell>
          <table:table-cell office:value-type="float" office:value="5289.68468066961" calcext:value-type="float">
            <text:p>5289,68468066961</text:p>
          </table:table-cell>
          <table:table-cell office:value-type="float" office:value="-4213.1871953469" calcext:value-type="float">
            <text:p>-4213,1871953469</text:p>
          </table:table-cell>
          <table:table-cell office:value-type="float" office:value="-637.422311115675" calcext:value-type="float">
            <text:p>-637,422311115675</text:p>
          </table:table-cell>
          <table:table-cell office:value-type="float" office:value="-38.5370125591832" calcext:value-type="float">
            <text:p>-38,5370125591832</text:p>
          </table:table-cell>
          <table:table-cell office:value-type="float" office:value="-5.41853952079897" calcext:value-type="float">
            <text:p>-5,41853952079897</text:p>
          </table:table-cell>
          <table:table-cell office:value-type="float" office:value="414.549339181584" calcext:value-type="float">
            <text:p>414,549339181584</text:p>
          </table:table-cell>
          <table:table-cell table:number-columns-repeated="2"/>
          <table:table-cell table:formula="of:=[.K51]-[.N$2]" office:value-type="float" office:value="-3.36364055918315" calcext:value-type="float">
            <text:p>-3,36364055918315</text:p>
          </table:table-cell>
          <table:table-cell table:formula="of:=[.L51]-[.O$2]" office:value-type="float" office:value="0.500638479201029" calcext:value-type="float">
            <text:p>0,500638479201029</text:p>
          </table:table-cell>
        </table:table-row>
        <table:table-row table:style-name="ro1">
          <table:table-cell office:value-type="date" office:date-value="2022-08-24T16:28:27" calcext:value-type="date">
            <text:p>2022-08-24T16:28:27,000</text:p>
          </table:table-cell>
          <table:table-cell office:value-type="float" office:value="-392469.085112561" calcext:value-type="float">
            <text:p>-392469,085112561</text:p>
          </table:table-cell>
          <table:table-cell office:value-type="float" office:value="51814.123097422" calcext:value-type="float">
            <text:p>51814,123097422</text:p>
          </table:table-cell>
          <table:table-cell office:value-type="float" office:value="402959.554126507" calcext:value-type="float">
            <text:p>402959,554126507</text:p>
          </table:table-cell>
          <table:table-cell office:value-type="float" office:value="277.520747476796" calcext:value-type="float">
            <text:p>277,520747476796</text:p>
          </table:table-cell>
          <table:table-cell office:value-type="float" office:value="45.5081508580152" calcext:value-type="float">
            <text:p>45,5081508580152</text:p>
          </table:table-cell>
          <table:table-cell office:value-type="float" office:value="564883.251993967" calcext:value-type="float">
            <text:p>564883,251993967</text:p>
          </table:table-cell>
          <table:table-cell office:value-type="float" office:value="5291.91566857577" calcext:value-type="float">
            <text:p>5291,91566857577</text:p>
          </table:table-cell>
          <table:table-cell office:value-type="float" office:value="-4209.48959632906" calcext:value-type="float">
            <text:p>-4209,48959632906</text:p>
          </table:table-cell>
          <table:table-cell office:value-type="float" office:value="-643.391661833929" calcext:value-type="float">
            <text:p>-643,391661833929</text:p>
          </table:table-cell>
          <table:table-cell office:value-type="float" office:value="-38.5007281459279" calcext:value-type="float">
            <text:p>-38,5007281459279</text:p>
          </table:table-cell>
          <table:table-cell office:value-type="float" office:value="-5.46942486123984" calcext:value-type="float">
            <text:p>-5,46942486123984</text:p>
          </table:table-cell>
          <table:table-cell office:value-type="float" office:value="414.560949268316" calcext:value-type="float">
            <text:p>414,560949268316</text:p>
          </table:table-cell>
          <table:table-cell table:number-columns-repeated="2"/>
          <table:table-cell table:formula="of:=[.K52]-[.N$2]" office:value-type="float" office:value="-3.32735614592789" calcext:value-type="float">
            <text:p>-3,32735614592789</text:p>
          </table:table-cell>
          <table:table-cell table:formula="of:=[.L52]-[.O$2]" office:value-type="float" office:value="0.449753138760165" calcext:value-type="float">
            <text:p>0,449753138760165</text:p>
          </table:table-cell>
        </table:table-row>
        <table:table-row table:style-name="ro1">
          <table:table-cell office:value-type="date" office:date-value="2022-08-24T16:28:28" calcext:value-type="date">
            <text:p>2022-08-24T16:28:28,000</text:p>
          </table:table-cell>
          <table:table-cell office:value-type="float" office:value="-388160.911551116" calcext:value-type="float">
            <text:p>-388160,911551116</text:p>
          </table:table-cell>
          <table:table-cell office:value-type="float" office:value="45845.0032037182" calcext:value-type="float">
            <text:p>45845,0032037182</text:p>
          </table:table-cell>
          <table:table-cell office:value-type="float" office:value="403262.43052919" calcext:value-type="float">
            <text:p>403262,43052919</text:p>
          </table:table-cell>
          <table:table-cell office:value-type="float" office:value="276.73589857333" calcext:value-type="float">
            <text:p>276,73589857333</text:p>
          </table:table-cell>
          <table:table-cell office:value-type="float" office:value="45.8948428751785" calcext:value-type="float">
            <text:p>45,8948428751785</text:p>
          </table:table-cell>
          <table:table-cell office:value-type="float" office:value="561597.049005114" calcext:value-type="float">
            <text:p>561597,049005114</text:p>
          </table:table-cell>
          <table:table-cell office:value-type="float" office:value="5294.140484336" calcext:value-type="float">
            <text:p>5294,140484336</text:p>
          </table:table-cell>
          <table:table-cell office:value-type="float" office:value="-4205.78698333137" calcext:value-type="float">
            <text:p>-4205,78698333137</text:p>
          </table:table-cell>
          <table:table-cell office:value-type="float" office:value="-649.360190771499" calcext:value-type="float">
            <text:p>-649,360190771499</text:p>
          </table:table-cell>
          <table:table-cell office:value-type="float" office:value="-38.4644370321845" calcext:value-type="float">
            <text:p>-38,4644370321845</text:p>
          </table:table-cell>
          <table:table-cell office:value-type="float" office:value="-5.52030724096674" calcext:value-type="float">
            <text:p>-5,52030724096674</text:p>
          </table:table-cell>
          <table:table-cell office:value-type="float" office:value="414.572589813116" calcext:value-type="float">
            <text:p>414,572589813116</text:p>
          </table:table-cell>
          <table:table-cell table:number-columns-repeated="2"/>
          <table:table-cell table:formula="of:=[.K53]-[.N$2]" office:value-type="float" office:value="-3.29106503218449" calcext:value-type="float">
            <text:p>-3,29106503218449</text:p>
          </table:table-cell>
          <table:table-cell table:formula="of:=[.L53]-[.O$2]" office:value-type="float" office:value="0.398870759033261" calcext:value-type="float">
            <text:p>0,398870759033261</text:p>
          </table:table-cell>
        </table:table-row>
        <table:table-row table:style-name="ro1">
          <table:table-cell office:value-type="date" office:date-value="2022-08-24T16:28:29" calcext:value-type="date">
            <text:p>2022-08-24T16:28:29,000</text:p>
          </table:table-cell>
          <table:table-cell office:value-type="float" office:value="-383852.199287931" calcext:value-type="float">
            <text:p>-383852,199287931</text:p>
          </table:table-cell>
          <table:table-cell office:value-type="float" office:value="39875.8901944977" calcext:value-type="float">
            <text:p>39875,8901944977</text:p>
          </table:table-cell>
          <table:table-cell office:value-type="float" office:value="403557.330707838" calcext:value-type="float">
            <text:p>403557,330707838</text:p>
          </table:table-cell>
          <table:table-cell office:value-type="float" office:value="275.930809569326" calcext:value-type="float">
            <text:p>275,930809569326</text:p>
          </table:table-cell>
          <table:table-cell office:value-type="float" office:value="46.2799628004471" calcext:value-type="float">
            <text:p>46,2799628004471</text:p>
          </table:table-cell>
          <table:table-cell office:value-type="float" office:value="558382.589883514" calcext:value-type="float">
            <text:p>558382,589883514</text:p>
          </table:table-cell>
          <table:table-cell office:value-type="float" office:value="5296.3591258918" calcext:value-type="float">
            <text:p>5296,3591258918</text:p>
          </table:table-cell>
          <table:table-cell office:value-type="float" office:value="-4202.07936017474" calcext:value-type="float">
            <text:p>-4202,07936017474</text:p>
          </table:table-cell>
          <table:table-cell office:value-type="float" office:value="-655.327890309381" calcext:value-type="float">
            <text:p>-655,327890309381</text:p>
          </table:table-cell>
          <table:table-cell office:value-type="float" office:value="-38.4281391535642" calcext:value-type="float">
            <text:p>-38,4281391535642</text:p>
          </table:table-cell>
          <table:table-cell office:value-type="float" office:value="-5.57118663303796" calcext:value-type="float">
            <text:p>-5,57118663303796</text:p>
          </table:table-cell>
          <table:table-cell office:value-type="float" office:value="414.584260789106" calcext:value-type="float">
            <text:p>414,584260789106</text:p>
          </table:table-cell>
          <table:table-cell table:number-columns-repeated="2"/>
          <table:table-cell table:formula="of:=[.K54]-[.N$2]" office:value-type="float" office:value="-3.25476715356419" calcext:value-type="float">
            <text:p>-3,25476715356419</text:p>
          </table:table-cell>
          <table:table-cell table:formula="of:=[.L54]-[.O$2]" office:value-type="float" office:value="0.347991366962038" calcext:value-type="float">
            <text:p>0,347991366962038</text:p>
          </table:table-cell>
        </table:table-row>
        <table:table-row table:style-name="ro1">
          <table:table-cell office:value-type="date" office:date-value="2022-08-24T16:28:30" calcext:value-type="date">
            <text:p>2022-08-24T16:28:30,000</text:p>
          </table:table-cell>
          <table:table-cell office:value-type="float" office:value="-379542.952633682" calcext:value-type="float">
            <text:p>-379542,952633682</text:p>
          </table:table-cell>
          <table:table-cell office:value-type="float" office:value="33906.7917027876" calcext:value-type="float">
            <text:p>33906,7917027876</text:p>
          </table:table-cell>
          <table:table-cell office:value-type="float" office:value="403844.25440189" calcext:value-type="float">
            <text:p>403844,25440189</text:p>
          </table:table-cell>
          <table:table-cell office:value-type="float" office:value="275.105014998532" calcext:value-type="float">
            <text:p>275,105014998532</text:p>
          </table:table-cell>
          <table:table-cell office:value-type="float" office:value="46.6631325306206" calcext:value-type="float">
            <text:p>46,6631325306206</text:p>
          </table:table-cell>
          <table:table-cell office:value-type="float" office:value="555241.123504814" calcext:value-type="float">
            <text:p>555241,123504814</text:p>
          </table:table-cell>
          <table:table-cell office:value-type="float" office:value="5298.57159119158" calcext:value-type="float">
            <text:p>5298,57159119158</text:p>
          </table:table-cell>
          <table:table-cell office:value-type="float" office:value="-4198.36673068693" calcext:value-type="float">
            <text:p>-4198,36673068693</text:p>
          </table:table-cell>
          <table:table-cell office:value-type="float" office:value="-661.294752828375" calcext:value-type="float">
            <text:p>-661,294752828375</text:p>
          </table:table-cell>
          <table:table-cell office:value-type="float" office:value="-38.3918344456575" calcext:value-type="float">
            <text:p>-38,3918344456575</text:p>
          </table:table-cell>
          <table:table-cell office:value-type="float" office:value="-5.62206301048597" calcext:value-type="float">
            <text:p>-5,62206301048597</text:p>
          </table:table-cell>
          <table:table-cell office:value-type="float" office:value="414.595962169257" calcext:value-type="float">
            <text:p>414,595962169257</text:p>
          </table:table-cell>
          <table:table-cell table:number-columns-repeated="2"/>
          <table:table-cell table:formula="of:=[.K55]-[.N$2]" office:value-type="float" office:value="-3.21846244565748" calcext:value-type="float">
            <text:p>-3,21846244565748</text:p>
          </table:table-cell>
          <table:table-cell table:formula="of:=[.L55]-[.O$2]" office:value-type="float" office:value="0.297114989514034" calcext:value-type="float">
            <text:p>0,297114989514034</text:p>
          </table:table-cell>
        </table:table-row>
        <table:table-row table:style-name="ro1">
          <table:table-cell office:value-type="date" office:date-value="2022-08-24T16:28:31" calcext:value-type="date">
            <text:p>2022-08-24T16:28:31,000</text:p>
          </table:table-cell>
          <table:table-cell office:value-type="float" office:value="-375233.175899322" calcext:value-type="float">
            <text:p>-375233,175899322</text:p>
          </table:table-cell>
          <table:table-cell office:value-type="float" office:value="27937.7153599623" calcext:value-type="float">
            <text:p>27937,7153599623</text:p>
          </table:table-cell>
          <table:table-cell office:value-type="float" office:value="404123.201360396" calcext:value-type="float">
            <text:p>404123,201360396</text:p>
          </table:table-cell>
          <table:table-cell office:value-type="float" office:value="274.258059420548" calcext:value-type="float">
            <text:p>274,258059420548</text:p>
          </table:table-cell>
          <table:table-cell office:value-type="float" office:value="47.0439546121254" calcext:value-type="float">
            <text:p>47,0439546121254</text:p>
          </table:table-cell>
          <table:table-cell office:value-type="float" office:value="552173.898434906" calcext:value-type="float">
            <text:p>552173,898434906</text:p>
          </table:table-cell>
          <table:table-cell office:value-type="float" office:value="5300.77787819125" calcext:value-type="float">
            <text:p>5300,77787819125</text:p>
          </table:table-cell>
          <table:table-cell office:value-type="float" office:value="-4194.6490987013" calcext:value-type="float">
            <text:p>-4194,6490987013</text:p>
          </table:table-cell>
          <table:table-cell office:value-type="float" office:value="-667.260770711913" calcext:value-type="float">
            <text:p>-667,260770711913</text:p>
          </table:table-cell>
          <table:table-cell office:value-type="float" office:value="-38.3555228440221" calcext:value-type="float">
            <text:p>-38,3555228440221</text:p>
          </table:table-cell>
          <table:table-cell office:value-type="float" office:value="-5.67293634634131" calcext:value-type="float">
            <text:p>-5,67293634634131</text:p>
          </table:table-cell>
          <table:table-cell office:value-type="float" office:value="414.607693926395" calcext:value-type="float">
            <text:p>414,607693926395</text:p>
          </table:table-cell>
          <table:table-cell table:number-columns-repeated="2"/>
          <table:table-cell table:formula="of:=[.K56]-[.N$2]" office:value-type="float" office:value="-3.18215084402212" calcext:value-type="float">
            <text:p>-3,18215084402212</text:p>
          </table:table-cell>
          <table:table-cell table:formula="of:=[.L56]-[.O$2]" office:value-type="float" office:value="0.246241653658688" calcext:value-type="float">
            <text:p>0,246241653658688</text:p>
          </table:table-cell>
        </table:table-row>
        <table:table-row table:style-name="ro1">
          <table:table-cell office:value-type="date" office:date-value="2022-08-24T16:28:32" calcext:value-type="date">
            <text:p>2022-08-24T16:28:32,000</text:p>
          </table:table-cell>
          <table:table-cell office:value-type="float" office:value="-370922.873395599" calcext:value-type="float">
            <text:p>-370922,873395599</text:p>
          </table:table-cell>
          <table:table-cell office:value-type="float" office:value="21968.6687975258" calcext:value-type="float">
            <text:p>21968,6687975258</text:p>
          </table:table-cell>
          <table:table-cell office:value-type="float" office:value="404394.171342046" calcext:value-type="float">
            <text:p>404394,171342046</text:p>
          </table:table-cell>
          <table:table-cell office:value-type="float" office:value="273.389500608757" calcext:value-type="float">
            <text:p>273,389500608757</text:p>
          </table:table-cell>
          <table:table-cell office:value-type="float" office:value="47.4220121150824" calcext:value-type="float">
            <text:p>47,4220121150824</text:p>
          </table:table-cell>
          <table:table-cell office:value-type="float" office:value="549182.161247253" calcext:value-type="float">
            <text:p>549182,161247253</text:p>
          </table:table-cell>
          <table:table-cell office:value-type="float" office:value="5302.97798485472" calcext:value-type="float">
            <text:p>5302,97798485472</text:p>
          </table:table-cell>
          <table:table-cell office:value-type="float" office:value="-4190.92646805663" calcext:value-type="float">
            <text:p>-4190,92646805663</text:p>
          </table:table-cell>
          <table:table-cell office:value-type="float" office:value="-673.225936344297" calcext:value-type="float">
            <text:p>-673,225936344297</text:p>
          </table:table-cell>
          <table:table-cell office:value-type="float" office:value="-38.3192042841794" calcext:value-type="float">
            <text:p>-38,3192042841794</text:p>
          </table:table-cell>
          <table:table-cell office:value-type="float" office:value="-5.72380661361735" calcext:value-type="float">
            <text:p>-5,72380661361735</text:p>
          </table:table-cell>
          <table:table-cell office:value-type="float" office:value="414.61945603321" calcext:value-type="float">
            <text:p>414,61945603321</text:p>
          </table:table-cell>
          <table:table-cell table:number-columns-repeated="2"/>
          <table:table-cell table:formula="of:=[.K57]-[.N$2]" office:value-type="float" office:value="-3.14583228417936" calcext:value-type="float">
            <text:p>-3,14583228417936</text:p>
          </table:table-cell>
          <table:table-cell table:formula="of:=[.L57]-[.O$2]" office:value-type="float" office:value="0.195371386382651" calcext:value-type="float">
            <text:p>0,195371386382651</text:p>
          </table:table-cell>
        </table:table-row>
        <table:table-row table:style-name="ro1">
          <table:table-cell office:value-type="date" office:date-value="2022-08-24T16:28:33" calcext:value-type="date">
            <text:p>2022-08-24T16:28:33,000</text:p>
          </table:table-cell>
          <table:table-cell office:value-type="float" office:value="-366612.049435182" calcext:value-type="float">
            <text:p>-366612,049435182</text:p>
          </table:table-cell>
          <table:table-cell office:value-type="float" office:value="15999.6596478446" calcext:value-type="float">
            <text:p>15999,6596478446</text:p>
          </table:table-cell>
          <table:table-cell office:value-type="float" office:value="404657.164115025" calcext:value-type="float">
            <text:p>404657,164115025</text:p>
          </table:table-cell>
          <table:table-cell office:value-type="float" office:value="272.498913063209" calcext:value-type="float">
            <text:p>272,498913063209</text:p>
          </table:table-cell>
          <table:table-cell office:value-type="float" office:value="47.7968686112911" calcext:value-type="float">
            <text:p>47,7968686112911</text:p>
          </table:table-cell>
          <table:table-cell office:value-type="float" office:value="546267.154759945" calcext:value-type="float">
            <text:p>546267,154759945</text:p>
          </table:table-cell>
          <table:table-cell office:value-type="float" office:value="5305.17190915255" calcext:value-type="float">
            <text:p>5305,17190915255</text:p>
          </table:table-cell>
          <table:table-cell office:value-type="float" office:value="-4187.1988425987" calcext:value-type="float">
            <text:p>-4187,1988425987</text:p>
          </table:table-cell>
          <table:table-cell office:value-type="float" office:value="-679.190242109946" calcext:value-type="float">
            <text:p>-679,190242109946</text:p>
          </table:table-cell>
          <table:table-cell office:value-type="float" office:value="-38.2828787016315" calcext:value-type="float">
            <text:p>-38,2828787016315</text:p>
          </table:table-cell>
          <table:table-cell office:value-type="float" office:value="-5.77467378530364" calcext:value-type="float">
            <text:p>-5,77467378530364</text:p>
          </table:table-cell>
          <table:table-cell office:value-type="float" office:value="414.631248462231" calcext:value-type="float">
            <text:p>414,631248462231</text:p>
          </table:table-cell>
          <table:table-cell table:number-columns-repeated="2"/>
          <table:table-cell table:formula="of:=[.K58]-[.N$2]" office:value-type="float" office:value="-3.10950670163149" calcext:value-type="float">
            <text:p>-3,10950670163149</text:p>
          </table:table-cell>
          <table:table-cell table:formula="of:=[.L58]-[.O$2]" office:value-type="float" office:value="0.144504214696355" calcext:value-type="float">
            <text:p>0,144504214696355</text:p>
          </table:table-cell>
        </table:table-row>
        <table:table-row table:style-name="ro1">
          <table:table-cell office:value-type="date" office:date-value="2022-08-24T16:28:34" calcext:value-type="date">
            <text:p>2022-08-24T16:28:34,000</text:p>
          </table:table-cell>
          <table:table-cell office:value-type="float" office:value="-362300.70833174" calcext:value-type="float">
            <text:p>-362300,70833174</text:p>
          </table:table-cell>
          <table:table-cell office:value-type="float" office:value="10030.6955420331" calcext:value-type="float">
            <text:p>10030,6955420331</text:p>
          </table:table-cell>
          <table:table-cell office:value-type="float" office:value="404912.17945709" calcext:value-type="float">
            <text:p>404912,17945709</text:p>
          </table:table-cell>
          <table:table-cell office:value-type="float" office:value="271.58589185845" calcext:value-type="float">
            <text:p>271,58589185845</text:p>
          </table:table-cell>
          <table:table-cell office:value-type="float" office:value="48.1680682705215" calcext:value-type="float">
            <text:p>48,1680682705215</text:p>
          </table:table-cell>
          <table:table-cell office:value-type="float" office:value="543430.116191059" calcext:value-type="float">
            <text:p>543430,116191059</text:p>
          </table:table-cell>
          <table:table-cell office:value-type="float" office:value="5307.35964906242" calcext:value-type="float">
            <text:p>5307,35964906242</text:p>
          </table:table-cell>
          <table:table-cell office:value-type="float" office:value="-4183.46622617957" calcext:value-type="float">
            <text:p>-4183,46622617957</text:p>
          </table:table-cell>
          <table:table-cell office:value-type="float" office:value="-685.153680395514" calcext:value-type="float">
            <text:p>-685,153680395514</text:p>
          </table:table-cell>
          <table:table-cell office:value-type="float" office:value="-38.2465460318536" calcext:value-type="float">
            <text:p>-38,2465460318536</text:p>
          </table:table-cell>
          <table:table-cell office:value-type="float" office:value="-5.82553783438376" calcext:value-type="float">
            <text:p>-5,82553783438376</text:p>
          </table:table-cell>
          <table:table-cell office:value-type="float" office:value="414.643071185846" calcext:value-type="float">
            <text:p>414,643071185846</text:p>
          </table:table-cell>
          <table:table-cell table:number-columns-repeated="2"/>
          <table:table-cell table:formula="of:=[.K59]-[.N$2]" office:value-type="float" office:value="-3.0731740318536" calcext:value-type="float">
            <text:p>-3,0731740318536</text:p>
          </table:table-cell>
          <table:table-cell table:formula="of:=[.L59]-[.O$2]" office:value-type="float" office:value="0.0936401656162404" calcext:value-type="float">
            <text:p>0,0936401656162404</text:p>
          </table:table-cell>
        </table:table-row>
        <table:table-row table:style-name="ro1">
          <table:table-cell office:value-type="date" office:date-value="2022-08-24T16:28:35" calcext:value-type="date">
            <text:p>2022-08-24T16:28:35,000</text:p>
          </table:table-cell>
          <table:table-cell office:value-type="float" office:value="-357988.854398102" calcext:value-type="float">
            <text:p>-357988,854398102</text:p>
          </table:table-cell>
          <table:table-cell office:value-type="float" office:value="4061.78411101335" calcext:value-type="float">
            <text:p>4061,78411101335</text:p>
          </table:table-cell>
          <table:table-cell office:value-type="float" office:value="405159.217155675" calcext:value-type="float">
            <text:p>405159,217155675</text:p>
          </table:table-cell>
          <table:table-cell office:value-type="float" office:value="270.650056833548" calcext:value-type="float">
            <text:p>270,650056833548</text:p>
          </table:table-cell>
          <table:table-cell office:value-type="float" office:value="48.5351360895454" calcext:value-type="float">
            <text:p>48,5351360895454</text:p>
          </table:table-cell>
          <table:table-cell office:value-type="float" office:value="540672.2752367" calcext:value-type="float">
            <text:p>540672,2752367</text:p>
          </table:table-cell>
          <table:table-cell office:value-type="float" office:value="5309.54120257035" calcext:value-type="float">
            <text:p>5309,54120257035</text:p>
          </table:table-cell>
          <table:table-cell office:value-type="float" office:value="-4179.72862265612" calcext:value-type="float">
            <text:p>-4179,72862265612</text:p>
          </table:table-cell>
          <table:table-cell office:value-type="float" office:value="-691.116243588842" calcext:value-type="float">
            <text:p>-691,116243588842</text:p>
          </table:table-cell>
          <table:table-cell office:value-type="float" office:value="-38.2102062102782" calcext:value-type="float">
            <text:p>-38,2102062102782</text:p>
          </table:table-cell>
          <table:table-cell office:value-type="float" office:value="-5.8763987338261" calcext:value-type="float">
            <text:p>-5,8763987338261</text:p>
          </table:table-cell>
          <table:table-cell office:value-type="float" office:value="414.654924176313" calcext:value-type="float">
            <text:p>414,654924176313</text:p>
          </table:table-cell>
          <table:table-cell table:number-columns-repeated="2"/>
          <table:table-cell table:formula="of:=[.K60]-[.N$2]" office:value-type="float" office:value="-3.03683421027821" calcext:value-type="float">
            <text:p>-3,03683421027821</text:p>
          </table:table-cell>
          <table:table-cell table:formula="of:=[.L60]-[.O$2]" office:value-type="float" office:value="0.0427792661739037" calcext:value-type="float">
            <text:p>0,0427792661739037</text:p>
          </table:table-cell>
        </table:table-row>
        <table:table-row table:style-name="ro1">
          <table:table-cell office:value-type="date" office:date-value="2022-08-24T16:28:36" calcext:value-type="date">
            <text:p>2022-08-24T16:28:36,000</text:p>
          </table:table-cell>
          <table:table-cell office:value-type="float" office:value="-353676.491948586" calcext:value-type="float">
            <text:p>-353676,491948586</text:p>
          </table:table-cell>
          <table:table-cell office:value-type="float" office:value="-1907.06701374627" calcext:value-type="float">
            <text:p>-1907,06701374627</text:p>
          </table:table-cell>
          <table:table-cell office:value-type="float" office:value="405398.277007724" calcext:value-type="float">
            <text:p>405398,277007724</text:p>
          </table:table-cell>
          <table:table-cell office:value-type="float" office:value="269.691057125185" calcext:value-type="float">
            <text:p>269,691057125185</text:p>
          </table:table-cell>
          <table:table-cell office:value-type="float" office:value="48.8975782686672" calcext:value-type="float">
            <text:p>48,8975782686672</text:p>
          </table:table-cell>
          <table:table-cell office:value-type="float" office:value="537994.852078051" calcext:value-type="float">
            <text:p>537994,852078051</text:p>
          </table:table-cell>
          <table:table-cell office:value-type="float" office:value="5311.71656766928" calcext:value-type="float">
            <text:p>5311,71656766928</text:p>
          </table:table-cell>
          <table:table-cell office:value-type="float" office:value="-4175.98603589194" calcext:value-type="float">
            <text:p>-4175,98603589194</text:p>
          </table:table-cell>
          <table:table-cell office:value-type="float" office:value="-697.077924078211" calcext:value-type="float">
            <text:p>-697,077924078211</text:p>
          </table:table-cell>
          <table:table-cell office:value-type="float" office:value="-38.1738591723143" calcext:value-type="float">
            <text:p>-38,1738591723143</text:p>
          </table:table-cell>
          <table:table-cell office:value-type="float" office:value="-5.92725645657733" calcext:value-type="float">
            <text:p>-5,92725645657733</text:p>
          </table:table-cell>
          <table:table-cell office:value-type="float" office:value="414.666807405713" calcext:value-type="float">
            <text:p>414,666807405713</text:p>
          </table:table-cell>
          <table:table-cell table:number-columns-repeated="2"/>
          <table:table-cell table:formula="of:=[.K61]-[.N$2]" office:value-type="float" office:value="-3.00048717231428" calcext:value-type="float">
            <text:p>-3,00048717231428</text:p>
          </table:table-cell>
          <table:table-cell table:formula="of:=[.L61]-[.O$2]" office:value-type="float" office:value="-0.00807845657732909" calcext:value-type="float">
            <text:p>-0,00807845657732909</text:p>
          </table:table-cell>
        </table:table-row>
        <table:table-row table:style-name="ro1">
          <table:table-cell office:value-type="date" office:date-value="2022-08-24T16:28:37" calcext:value-type="date">
            <text:p>2022-08-24T16:28:37,000</text:p>
          </table:table-cell>
          <table:table-cell office:value-type="float" office:value="-349363.625298412" calcext:value-type="float">
            <text:p>-349363,625298412</text:p>
          </table:table-cell>
          <table:table-cell office:value-type="float" office:value="-7875.85020191995" calcext:value-type="float">
            <text:p>-7875,85020191995</text:p>
          </table:table-cell>
          <table:table-cell office:value-type="float" office:value="405629.358819777" calcext:value-type="float">
            <text:p>405629,358819777</text:p>
          </table:table-cell>
          <table:table-cell office:value-type="float" office:value="268.708576038926" calcext:value-type="float">
            <text:p>268,708576038926</text:p>
          </table:table-cell>
          <table:table-cell office:value-type="float" office:value="49.2548827518563" calcext:value-type="float">
            <text:p>49,2548827518563</text:p>
          </table:table-cell>
          <table:table-cell office:value-type="float" office:value="535399.055317242" calcext:value-type="float">
            <text:p>535399,055317242</text:p>
          </table:table-cell>
          <table:table-cell office:value-type="float" office:value="5313.88574235931" calcext:value-type="float">
            <text:p>5313,88574235931</text:p>
          </table:table-cell>
          <table:table-cell office:value-type="float" office:value="-4172.23846975676" calcext:value-type="float">
            <text:p>-4172,23846975676</text:p>
          </table:table-cell>
          <table:table-cell office:value-type="float" office:value="-703.038714254026" calcext:value-type="float">
            <text:p>-703,038714254026</text:p>
          </table:table-cell>
          <table:table-cell office:value-type="float" office:value="-38.1375048533424" calcext:value-type="float">
            <text:p>-38,1375048533424</text:p>
          </table:table-cell>
          <table:table-cell office:value-type="float" office:value="-5.97811097557648" calcext:value-type="float">
            <text:p>-5,97811097557648</text:p>
          </table:table-cell>
          <table:table-cell office:value-type="float" office:value="414.678720846018" calcext:value-type="float">
            <text:p>414,678720846018</text:p>
          </table:table-cell>
          <table:table-cell table:number-columns-repeated="2"/>
          <table:table-cell table:formula="of:=[.K62]-[.N$2]" office:value-type="float" office:value="-2.96413285334242" calcext:value-type="float">
            <text:p>-2,96413285334242</text:p>
          </table:table-cell>
          <table:table-cell table:formula="of:=[.L62]-[.O$2]" office:value-type="float" office:value="-0.058932975576484" calcext:value-type="float">
            <text:p>-0,058932975576484</text:p>
          </table:table-cell>
        </table:table-row>
        <table:table-row table:style-name="ro1">
          <table:table-cell office:value-type="date" office:date-value="2022-08-24T16:28:38" calcext:value-type="date">
            <text:p>2022-08-24T16:28:38,000</text:p>
          </table:table-cell>
          <table:table-cell office:value-type="float" office:value="-345050.258763255" calcext:value-type="float">
            <text:p>-345050,258763255</text:p>
          </table:table-cell>
          <table:table-cell office:value-type="float" office:value="-13844.5578225018" calcext:value-type="float">
            <text:p>-13844,5578225018</text:p>
          </table:table-cell>
          <table:table-cell office:value-type="float" office:value="405852.462407943" calcext:value-type="float">
            <text:p>405852,462407943</text:p>
          </table:table-cell>
          <table:table-cell office:value-type="float" office:value="267.702336247709" calcext:value-type="float">
            <text:p>267,702336247709</text:p>
          </table:table-cell>
          <table:table-cell office:value-type="float" office:value="49.6065199458548" calcext:value-type="float">
            <text:p>49,6065199458548</text:p>
          </table:table-cell>
          <table:table-cell office:value-type="float" office:value="532886.079848668" calcext:value-type="float">
            <text:p>532886,079848668</text:p>
          </table:table-cell>
          <table:table-cell office:value-type="float" office:value="5316.04872464815" calcext:value-type="float">
            <text:p>5316,04872464815</text:p>
          </table:table-cell>
          <table:table-cell office:value-type="float" office:value="-4168.48592812625" calcext:value-type="float">
            <text:p>-4168,48592812625</text:p>
          </table:table-cell>
          <table:table-cell office:value-type="float" office:value="-708.998606507003" calcext:value-type="float">
            <text:p>-708,998606507003</text:p>
          </table:table-cell>
          <table:table-cell office:value-type="float" office:value="-38.1011431887106" calcext:value-type="float">
            <text:p>-38,1011431887106</text:p>
          </table:table-cell>
          <table:table-cell office:value-type="float" office:value="-6.0289622637393" calcext:value-type="float">
            <text:p>-6,0289622637393</text:p>
          </table:table-cell>
          <table:table-cell office:value-type="float" office:value="414.690664469023" calcext:value-type="float">
            <text:p>414,690664469023</text:p>
          </table:table-cell>
          <table:table-cell table:number-columns-repeated="2"/>
          <table:table-cell table:formula="of:=[.K63]-[.N$2]" office:value-type="float" office:value="-2.92777118871058" calcext:value-type="float">
            <text:p>-2,92777118871058</text:p>
          </table:table-cell>
          <table:table-cell table:formula="of:=[.L63]-[.O$2]" office:value-type="float" office:value="-0.109784263739302" calcext:value-type="float">
            <text:p>-0,109784263739302</text:p>
          </table:table-cell>
        </table:table-row>
        <table:table-row table:style-name="ro1">
          <table:table-cell office:value-type="date" office:date-value="2022-08-24T16:28:39" calcext:value-type="date">
            <text:p>2022-08-24T16:28:39,000</text:p>
          </table:table-cell>
          <table:table-cell office:value-type="float" office:value="-340736.396659623" calcext:value-type="float">
            <text:p>-340736,396659623</text:p>
          </table:table-cell>
          <table:table-cell office:value-type="float" office:value="-19813.1822454824" calcext:value-type="float">
            <text:p>-19813,1822454824</text:p>
          </table:table-cell>
          <table:table-cell office:value-type="float" office:value="406067.587597928" calcext:value-type="float">
            <text:p>406067,587597928</text:p>
          </table:table-cell>
          <table:table-cell office:value-type="float" office:value="266.672105296066" calcext:value-type="float">
            <text:p>266,672105296066</text:p>
          </table:table-cell>
          <table:table-cell office:value-type="float" office:value="49.9519436336806" calcext:value-type="float">
            <text:p>49,9519436336806</text:p>
          </table:table-cell>
          <table:table-cell office:value-type="float" office:value="530457.104671883" calcext:value-type="float">
            <text:p>530457,104671883</text:p>
          </table:table-cell>
          <table:table-cell office:value-type="float" office:value="5318.20551255072" calcext:value-type="float">
            <text:p>5318,20551255072</text:p>
          </table:table-cell>
          <table:table-cell office:value-type="float" office:value="-4164.72841488216" calcext:value-type="float">
            <text:p>-4164,72841488216</text:p>
          </table:table-cell>
          <table:table-cell office:value-type="float" office:value="-714.957593229839" calcext:value-type="float">
            <text:p>-714,957593229839</text:p>
          </table:table-cell>
          <table:table-cell office:value-type="float" office:value="-38.0647741137371" calcext:value-type="float">
            <text:p>-38,0647741137371</text:p>
          </table:table-cell>
          <table:table-cell office:value-type="float" office:value="-6.0798102939722" calcext:value-type="float">
            <text:p>-6,0798102939722</text:p>
          </table:table-cell>
          <table:table-cell office:value-type="float" office:value="414.702638246404" calcext:value-type="float">
            <text:p>414,702638246404</text:p>
          </table:table-cell>
          <table:table-cell table:number-columns-repeated="2"/>
          <table:table-cell table:formula="of:=[.K64]-[.N$2]" office:value-type="float" office:value="-2.89140211373714" calcext:value-type="float">
            <text:p>-2,89140211373714</text:p>
          </table:table-cell>
          <table:table-cell table:formula="of:=[.L64]-[.O$2]" office:value-type="float" office:value="-0.160632293972204" calcext:value-type="float">
            <text:p>-0,160632293972204</text:p>
          </table:table-cell>
        </table:table-row>
        <table:table-row table:style-name="ro1">
          <table:table-cell office:value-type="date" office:date-value="2022-08-24T16:28:40" calcext:value-type="date">
            <text:p>2022-08-24T16:28:40,000</text:p>
          </table:table-cell>
          <table:table-cell office:value-type="float" office:value="-336422.043304354" calcext:value-type="float">
            <text:p>-336422,043304354</text:p>
          </table:table-cell>
          <table:table-cell office:value-type="float" office:value="-25781.7158408096" calcext:value-type="float">
            <text:p>-25781,7158408096</text:p>
          </table:table-cell>
          <table:table-cell office:value-type="float" office:value="406274.734225011" calcext:value-type="float">
            <text:p>406274,734225011</text:p>
          </table:table-cell>
          <table:table-cell office:value-type="float" office:value="265.617701380913" calcext:value-type="float">
            <text:p>265,617701380913</text:p>
          </table:table-cell>
          <table:table-cell office:value-type="float" office:value="50.2905920975982" calcext:value-type="float">
            <text:p>50,2905920975982</text:p>
          </table:table-cell>
          <table:table-cell office:value-type="float" office:value="528113.290651141" calcext:value-type="float">
            <text:p>528113,290651141</text:p>
          </table:table-cell>
          <table:table-cell office:value-type="float" office:value="5320.35610408957" calcext:value-type="float">
            <text:p>5320,35610408957</text:p>
          </table:table-cell>
          <table:table-cell office:value-type="float" office:value="-4160.96593391203" calcext:value-type="float">
            <text:p>-4160,96593391203</text:p>
          </table:table-cell>
          <table:table-cell office:value-type="float" office:value="-720.915666816176" calcext:value-type="float">
            <text:p>-720,915666816176</text:p>
          </table:table-cell>
          <table:table-cell office:value-type="float" office:value="-38.0283975637063" calcext:value-type="float">
            <text:p>-38,0283975637063</text:p>
          </table:table-cell>
          <table:table-cell office:value-type="float" office:value="-6.13065503916327" calcext:value-type="float">
            <text:p>-6,13065503916327</text:p>
          </table:table-cell>
          <table:table-cell office:value-type="float" office:value="414.714642149672" calcext:value-type="float">
            <text:p>414,714642149672</text:p>
          </table:table-cell>
          <table:table-cell table:number-columns-repeated="2"/>
          <table:table-cell table:formula="of:=[.K65]-[.N$2]" office:value-type="float" office:value="-2.85502556370628" calcext:value-type="float">
            <text:p>-2,85502556370628</text:p>
          </table:table-cell>
          <table:table-cell table:formula="of:=[.L65]-[.O$2]" office:value-type="float" office:value="-0.211477039163267" calcext:value-type="float">
            <text:p>-0,211477039163267</text:p>
          </table:table-cell>
        </table:table-row>
        <table:table-row table:style-name="ro1">
          <table:table-cell office:value-type="date" office:date-value="2022-08-24T16:28:41" calcext:value-type="date">
            <text:p>2022-08-24T16:28:41,000</text:p>
          </table:table-cell>
          <table:table-cell office:value-type="float" office:value="-332107.203015398" calcext:value-type="float">
            <text:p>-332107,203015398</text:p>
          </table:table-cell>
          <table:table-cell office:value-type="float" office:value="-31750.1509783817" calcext:value-type="float">
            <text:p>-31750,1509783817</text:p>
          </table:table-cell>
          <table:table-cell office:value-type="float" office:value="406473.902134045" calcext:value-type="float">
            <text:p>406473,902134045</text:p>
          </table:table-cell>
          <table:table-cell office:value-type="float" office:value="264.538999367064" calcext:value-type="float">
            <text:p>264,538999367064</text:p>
          </table:table-cell>
          <table:table-cell office:value-type="float" office:value="50.6218894653824" calcext:value-type="float">
            <text:p>50,6218894653824</text:p>
          </table:table-cell>
          <table:table-cell office:value-type="float" office:value="525855.778230056" calcext:value-type="float">
            <text:p>525855,778230056</text:p>
          </table:table-cell>
          <table:table-cell office:value-type="float" office:value="5322.50049729437" calcext:value-type="float">
            <text:p>5322,50049729437</text:p>
          </table:table-cell>
          <table:table-cell office:value-type="float" office:value="-4157.19848910977" calcext:value-type="float">
            <text:p>-4157,19848910977</text:p>
          </table:table-cell>
          <table:table-cell office:value-type="float" office:value="-726.872819660594" calcext:value-type="float">
            <text:p>-726,872819660594</text:p>
          </table:table-cell>
          <table:table-cell office:value-type="float" office:value="-37.9920134738747" calcext:value-type="float">
            <text:p>-37,9920134738747</text:p>
          </table:table-cell>
          <table:table-cell office:value-type="float" office:value="-6.18149647218191" calcext:value-type="float">
            <text:p>-6,18149647218191</text:p>
          </table:table-cell>
          <table:table-cell office:value-type="float" office:value="414.726676150207" calcext:value-type="float">
            <text:p>414,726676150207</text:p>
          </table:table-cell>
          <table:table-cell table:number-columns-repeated="2"/>
          <table:table-cell table:formula="of:=[.K66]-[.N$2]" office:value-type="float" office:value="-2.81864147387469" calcext:value-type="float">
            <text:p>-2,81864147387469</text:p>
          </table:table-cell>
          <table:table-cell table:formula="of:=[.L66]-[.O$2]" office:value-type="float" office:value="-0.262318472181906" calcext:value-type="float">
            <text:p>-0,262318472181906</text:p>
          </table:table-cell>
        </table:table-row>
        <table:table-row table:style-name="ro1">
          <table:table-cell office:value-type="date" office:date-value="2022-08-24T16:28:42" calcext:value-type="date">
            <text:p>2022-08-24T16:28:42,000</text:p>
          </table:table-cell>
          <table:table-cell office:value-type="float" office:value="-327791.880111184" calcext:value-type="float">
            <text:p>-327791,880111184</text:p>
          </table:table-cell>
          <table:table-cell office:value-type="float" office:value="-37718.4800288317" calcext:value-type="float">
            <text:p>-37718,4800288317</text:p>
          </table:table-cell>
          <table:table-cell office:value-type="float" office:value="406665.091179469" calcext:value-type="float">
            <text:p>406665,091179469</text:p>
          </table:table-cell>
          <table:table-cell office:value-type="float" office:value="263.435936984028" calcext:value-type="float">
            <text:p>263,435936984028</text:p>
          </table:table-cell>
          <table:table-cell office:value-type="float" office:value="50.9452472926607" calcext:value-type="float">
            <text:p>50,9452472926607</text:p>
          </table:table-cell>
          <table:table-cell office:value-type="float" office:value="523685.685107504" calcext:value-type="float">
            <text:p>523685,685107504</text:p>
          </table:table-cell>
          <table:table-cell office:value-type="float" office:value="5324.63869020225" calcext:value-type="float">
            <text:p>5324,63869020225</text:p>
          </table:table-cell>
          <table:table-cell office:value-type="float" office:value="-4153.42608437515" calcext:value-type="float">
            <text:p>-4153,42608437515</text:p>
          </table:table-cell>
          <table:table-cell office:value-type="float" office:value="-732.829044159391" calcext:value-type="float">
            <text:p>-732,829044159391</text:p>
          </table:table-cell>
          <table:table-cell office:value-type="float" office:value="-37.9556217794656" calcext:value-type="float">
            <text:p>-37,9556217794656</text:p>
          </table:table-cell>
          <table:table-cell office:value-type="float" office:value="-6.23233456588532" calcext:value-type="float">
            <text:p>-6,23233456588532</text:p>
          </table:table-cell>
          <table:table-cell office:value-type="float" office:value="414.738740219238" calcext:value-type="float">
            <text:p>414,738740219238</text:p>
          </table:table-cell>
          <table:table-cell table:number-columns-repeated="2"/>
          <table:table-cell table:formula="of:=[.K67]-[.N$2]" office:value-type="float" office:value="-2.78224977946562" calcext:value-type="float">
            <text:p>-2,78224977946562</text:p>
          </table:table-cell>
          <table:table-cell table:formula="of:=[.L67]-[.O$2]" office:value-type="float" office:value="-0.313156565885324" calcext:value-type="float">
            <text:p>-0,313156565885324</text:p>
          </table:table-cell>
        </table:table-row>
        <table:table-row table:style-name="ro1">
          <table:table-cell office:value-type="date" office:date-value="2022-08-24T16:28:43" calcext:value-type="date">
            <text:p>2022-08-24T16:28:43,000</text:p>
          </table:table-cell>
          <table:table-cell office:value-type="float" office:value="-323476.078909842" calcext:value-type="float">
            <text:p>-323476,078909842</text:p>
          </table:table-cell>
          <table:table-cell office:value-type="float" office:value="-43686.6953630649" calcext:value-type="float">
            <text:p>-43686,6953630649</text:p>
          </table:table-cell>
          <table:table-cell office:value-type="float" office:value="406848.301225339" calcext:value-type="float">
            <text:p>406848,301225339</text:p>
          </table:table-cell>
          <table:table-cell office:value-type="float" office:value="262.308521137742" calcext:value-type="float">
            <text:p>262,308521137742</text:p>
          </table:table-cell>
          <table:table-cell office:value-type="float" office:value="51.2600663918658" calcext:value-type="float">
            <text:p>51,2600663918658</text:p>
          </table:table-cell>
          <table:table-cell office:value-type="float" office:value="521604.103883948" calcext:value-type="float">
            <text:p>521604,103883948</text:p>
          </table:table-cell>
          <table:table-cell office:value-type="float" office:value="5326.77068085832" calcext:value-type="float">
            <text:p>5326,77068085832</text:p>
          </table:table-cell>
          <table:table-cell office:value-type="float" office:value="-4149.64872361319" calcext:value-type="float">
            <text:p>-4149,64872361319</text:p>
          </table:table-cell>
          <table:table-cell office:value-type="float" office:value="-738.784332710129" calcext:value-type="float">
            <text:p>-738,784332710129</text:p>
          </table:table-cell>
          <table:table-cell office:value-type="float" office:value="-37.9192224156621" calcext:value-type="float">
            <text:p>-37,9192224156621</text:p>
          </table:table-cell>
          <table:table-cell office:value-type="float" office:value="-6.2831692931144" calcext:value-type="float">
            <text:p>-6,2831692931144</text:p>
          </table:table-cell>
          <table:table-cell office:value-type="float" office:value="414.750834327847" calcext:value-type="float">
            <text:p>414,750834327847</text:p>
          </table:table-cell>
          <table:table-cell table:number-columns-repeated="2"/>
          <table:table-cell table:formula="of:=[.K68]-[.N$2]" office:value-type="float" office:value="-2.74585041566215" calcext:value-type="float">
            <text:p>-2,74585041566215</text:p>
          </table:table-cell>
          <table:table-cell table:formula="of:=[.L68]-[.O$2]" office:value-type="float" office:value="-0.363991293114398" calcext:value-type="float">
            <text:p>-0,363991293114398</text:p>
          </table:table-cell>
        </table:table-row>
        <table:table-row table:style-name="ro1">
          <table:table-cell office:value-type="date" office:date-value="2022-08-24T16:28:44" calcext:value-type="date">
            <text:p>2022-08-24T16:28:44,000</text:p>
          </table:table-cell>
          <table:table-cell office:value-type="float" office:value="-319159.803732196" calcext:value-type="float">
            <text:p>-319159,803732196</text:p>
          </table:table-cell>
          <table:table-cell office:value-type="float" office:value="-49654.789352139" calcext:value-type="float">
            <text:p>-49654,789352139</text:p>
          </table:table-cell>
          <table:table-cell office:value-type="float" office:value="407023.532145208" calcext:value-type="float">
            <text:p>407023,532145208</text:p>
          </table:table-cell>
          <table:table-cell office:value-type="float" office:value="261.156834256405" calcext:value-type="float">
            <text:p>261,156834256405</text:p>
          </table:table-cell>
          <table:table-cell office:value-type="float" office:value="51.5657389155056" calcext:value-type="float">
            <text:p>51,5657389155056</text:p>
          </table:table-cell>
          <table:table-cell office:value-type="float" office:value="519612.099689701" calcext:value-type="float">
            <text:p>519612,099689701</text:p>
          </table:table-cell>
          <table:table-cell office:value-type="float" office:value="5328.89646731384" calcext:value-type="float">
            <text:p>5328,89646731384</text:p>
          </table:table-cell>
          <table:table-cell office:value-type="float" office:value="-4145.86641073651" calcext:value-type="float">
            <text:p>-4145,86641073651</text:p>
          </table:table-cell>
          <table:table-cell office:value-type="float" office:value="-744.738677711501" calcext:value-type="float">
            <text:p>-744,738677711501</text:p>
          </table:table-cell>
          <table:table-cell office:value-type="float" office:value="-37.8828153176325" calcext:value-type="float">
            <text:p>-37,8828153176325</text:p>
          </table:table-cell>
          <table:table-cell office:value-type="float" office:value="-6.33400062669229" calcext:value-type="float">
            <text:p>-6,33400062669229</text:p>
          </table:table-cell>
          <table:table-cell office:value-type="float" office:value="414.762958446977" calcext:value-type="float">
            <text:p>414,762958446977</text:p>
          </table:table-cell>
          <table:table-cell table:number-columns-repeated="2"/>
          <table:table-cell table:formula="of:=[.K69]-[.N$2]" office:value-type="float" office:value="-2.70944331763255" calcext:value-type="float">
            <text:p>-2,70944331763255</text:p>
          </table:table-cell>
          <table:table-cell table:formula="of:=[.L69]-[.O$2]" office:value-type="float" office:value="-0.414822626692289" calcext:value-type="float">
            <text:p>-0,414822626692289</text:p>
          </table:table-cell>
        </table:table-row>
        <table:table-row table:style-name="ro1">
          <table:table-cell office:value-type="date" office:date-value="2022-08-24T16:28:45" calcext:value-type="date">
            <text:p>2022-08-24T16:28:45,000</text:p>
          </table:table-cell>
          <table:table-cell office:value-type="float" office:value="-314843.058898154" calcext:value-type="float">
            <text:p>-314843,058898154</text:p>
          </table:table-cell>
          <table:table-cell office:value-type="float" office:value="-55622.7543669634" calcext:value-type="float">
            <text:p>-55622,7543669634</text:p>
          </table:table-cell>
          <table:table-cell office:value-type="float" office:value="407190.783822272" calcext:value-type="float">
            <text:p>407190,783822272</text:p>
          </table:table-cell>
          <table:table-cell office:value-type="float" office:value="259.981040575274" calcext:value-type="float">
            <text:p>259,981040575274</text:p>
          </table:table-cell>
          <table:table-cell office:value-type="float" office:value="51.8616506995312" calcext:value-type="float">
            <text:p>51,8616506995312</text:p>
          </table:table-cell>
          <table:table-cell office:value-type="float" office:value="517710.707798776" calcext:value-type="float">
            <text:p>517710,707798776</text:p>
          </table:table-cell>
          <table:table-cell office:value-type="float" office:value="5331.01604762845" calcext:value-type="float">
            <text:p>5331,01604762845</text:p>
          </table:table-cell>
          <table:table-cell office:value-type="float" office:value="-4142.07914966257" calcext:value-type="float">
            <text:p>-4142,07914966257</text:p>
          </table:table-cell>
          <table:table-cell office:value-type="float" office:value="-750.692071563047" calcext:value-type="float">
            <text:p>-750,692071563047</text:p>
          </table:table-cell>
          <table:table-cell office:value-type="float" office:value="-37.846400420499" calcext:value-type="float">
            <text:p>-37,846400420499</text:p>
          </table:table-cell>
          <table:table-cell office:value-type="float" office:value="-6.38482853942184" calcext:value-type="float">
            <text:p>-6,38482853942184</text:p>
          </table:table-cell>
          <table:table-cell office:value-type="float" office:value="414.775112547429" calcext:value-type="float">
            <text:p>414,775112547429</text:p>
          </table:table-cell>
          <table:table-cell table:number-columns-repeated="2"/>
          <table:table-cell table:formula="of:=[.K70]-[.N$2]" office:value-type="float" office:value="-2.67302842049898" calcext:value-type="float">
            <text:p>-2,67302842049898</text:p>
          </table:table-cell>
          <table:table-cell table:formula="of:=[.L70]-[.O$2]" office:value-type="float" office:value="-0.465650539421837" calcext:value-type="float">
            <text:p>-0,465650539421837</text:p>
          </table:table-cell>
        </table:table-row>
        <table:table-row table:style-name="ro1">
          <table:table-cell office:value-type="date" office:date-value="2022-08-24T16:28:46" calcext:value-type="date">
            <text:p>2022-08-24T16:28:46,000</text:p>
          </table:table-cell>
          <table:table-cell office:value-type="float" office:value="-310525.84872796" calcext:value-type="float">
            <text:p>-310525,84872796</text:p>
          </table:table-cell>
          <table:table-cell office:value-type="float" office:value="-61590.5827800976" calcext:value-type="float">
            <text:p>-61590,5827800976</text:p>
          </table:table-cell>
          <table:table-cell office:value-type="float" office:value="407350.056149318" calcext:value-type="float">
            <text:p>407350,056149318</text:p>
          </table:table-cell>
          <table:table-cell office:value-type="float" office:value="258.781392250978" calcext:value-type="float">
            <text:p>258,781392250978</text:p>
          </table:table-cell>
          <table:table-cell office:value-type="float" office:value="52.1471838667812" calcext:value-type="float">
            <text:p>52,1471838667812</text:p>
          </table:table-cell>
          <table:table-cell office:value-type="float" office:value="515900.931245781" calcext:value-type="float">
            <text:p>515900,931245781</text:p>
          </table:table-cell>
          <table:table-cell office:value-type="float" office:value="5333.12941986925" calcext:value-type="float">
            <text:p>5333,12941986925</text:p>
          </table:table-cell>
          <table:table-cell office:value-type="float" office:value="-4138.28694431447" calcext:value-type="float">
            <text:p>-4138,28694431447</text:p>
          </table:table-cell>
          <table:table-cell office:value-type="float" office:value="-756.644506666935" calcext:value-type="float">
            <text:p>-756,644506666935</text:p>
          </table:table-cell>
          <table:table-cell office:value-type="float" office:value="-37.8099776593485" calcext:value-type="float">
            <text:p>-37,8099776593485</text:p>
          </table:table-cell>
          <table:table-cell office:value-type="float" office:value="-6.43565300410051" calcext:value-type="float">
            <text:p>-6,43565300410051</text:p>
          </table:table-cell>
          <table:table-cell office:value-type="float" office:value="414.787296599848" calcext:value-type="float">
            <text:p>414,787296599848</text:p>
          </table:table-cell>
          <table:table-cell table:number-columns-repeated="2"/>
          <table:table-cell table:formula="of:=[.K71]-[.N$2]" office:value-type="float" office:value="-2.63660565934848" calcext:value-type="float">
            <text:p>-2,63660565934848</text:p>
          </table:table-cell>
          <table:table-cell table:formula="of:=[.L71]-[.O$2]" office:value-type="float" office:value="-0.516475004100514" calcext:value-type="float">
            <text:p>-0,516475004100514</text:p>
          </table:table-cell>
        </table:table-row>
        <table:table-row table:style-name="ro1">
          <table:table-cell office:value-type="date" office:date-value="2022-08-24T16:28:47" calcext:value-type="date">
            <text:p>2022-08-24T16:28:47,000</text:p>
          </table:table-cell>
          <table:table-cell office:value-type="float" office:value="-306208.177544439" calcext:value-type="float">
            <text:p>-306208,177544439</text:p>
          </table:table-cell>
          <table:table-cell office:value-type="float" office:value="-67558.2669624911" calcext:value-type="float">
            <text:p>-67558,2669624911</text:p>
          </table:table-cell>
          <table:table-cell office:value-type="float" office:value="407501.349028637" calcext:value-type="float">
            <text:p>407501,349028637</text:p>
          </table:table-cell>
          <table:table-cell office:value-type="float" office:value="257.558235183697" calcext:value-type="float">
            <text:p>257,558235183697</text:p>
          </table:table-cell>
          <table:table-cell office:value-type="float" office:value="52.4217196874219" calcext:value-type="float">
            <text:p>52,4217196874219</text:p>
          </table:table-cell>
          <table:table-cell office:value-type="float" office:value="514183.738453698" calcext:value-type="float">
            <text:p>514183,738453698</text:p>
          </table:table-cell>
          <table:table-cell office:value-type="float" office:value="5335.23658210972" calcext:value-type="float">
            <text:p>5335,23658210972</text:p>
          </table:table-cell>
          <table:table-cell office:value-type="float" office:value="-4134.48979862295" calcext:value-type="float">
            <text:p>-4134,48979862295</text:p>
          </table:table-cell>
          <table:table-cell office:value-type="float" office:value="-762.595975424716" calcext:value-type="float">
            <text:p>-762,595975424716</text:p>
          </table:table-cell>
          <table:table-cell office:value-type="float" office:value="-37.7735469692511" calcext:value-type="float">
            <text:p>-37,7735469692511</text:p>
          </table:table-cell>
          <table:table-cell office:value-type="float" office:value="-6.48647399349246" calcext:value-type="float">
            <text:p>-6,48647399349246</text:p>
          </table:table-cell>
          <table:table-cell office:value-type="float" office:value="414.799510574745" calcext:value-type="float">
            <text:p>414,799510574745</text:p>
          </table:table-cell>
          <table:table-cell table:number-columns-repeated="2"/>
          <table:table-cell table:formula="of:=[.K72]-[.N$2]" office:value-type="float" office:value="-2.60017496925107" calcext:value-type="float">
            <text:p>-2,60017496925107</text:p>
          </table:table-cell>
          <table:table-cell table:formula="of:=[.L72]-[.O$2]" office:value-type="float" office:value="-0.567295993492455" calcext:value-type="float">
            <text:p>-0,567295993492455</text:p>
          </table:table-cell>
        </table:table-row>
        <table:table-row table:style-name="ro1">
          <table:table-cell office:value-type="date" office:date-value="2022-08-24T16:28:48" calcext:value-type="date">
            <text:p>2022-08-24T16:28:48,000</text:p>
          </table:table-cell>
          <table:table-cell office:value-type="float" office:value="-301890.049669111" calcext:value-type="float">
            <text:p>-301890,049669111</text:p>
          </table:table-cell>
          <table:table-cell office:value-type="float" office:value="-73525.799287361" calcext:value-type="float">
            <text:p>-73525,799287361</text:p>
          </table:table-cell>
          <table:table-cell office:value-type="float" office:value="407644.662372172" calcext:value-type="float">
            <text:p>407644,662372172</text:p>
          </table:table-cell>
          <table:table-cell office:value-type="float" office:value="256.312014409661" calcext:value-type="float">
            <text:p>256,312014409661</text:p>
          </table:table-cell>
          <table:table-cell office:value-type="float" office:value="52.684641688133" calcext:value-type="float">
            <text:p>52,684641688133</text:p>
          </table:table-cell>
          <table:table-cell office:value-type="float" office:value="512560.060881245" calcext:value-type="float">
            <text:p>512560,060881245</text:p>
          </table:table-cell>
          <table:table-cell office:value-type="float" office:value="5337.33753243177" calcext:value-type="float">
            <text:p>5337,33753243177</text:p>
          </table:table-cell>
          <table:table-cell office:value-type="float" office:value="-4130.68771652311" calcext:value-type="float">
            <text:p>-4130,68771652311</text:p>
          </table:table-cell>
          <table:table-cell office:value-type="float" office:value="-768.546470241187" calcext:value-type="float">
            <text:p>-768,546470241187</text:p>
          </table:table-cell>
          <table:table-cell office:value-type="float" office:value="-37.7371082852272" calcext:value-type="float">
            <text:p>-37,7371082852272</text:p>
          </table:table-cell>
          <table:table-cell office:value-type="float" office:value="-6.53729148036128" calcext:value-type="float">
            <text:p>-6,53729148036128</text:p>
          </table:table-cell>
          <table:table-cell office:value-type="float" office:value="414.811754442487" calcext:value-type="float">
            <text:p>414,811754442487</text:p>
          </table:table-cell>
          <table:table-cell table:number-columns-repeated="2"/>
          <table:table-cell table:formula="of:=[.K73]-[.N$2]" office:value-type="float" office:value="-2.56373628522718" calcext:value-type="float">
            <text:p>-2,56373628522718</text:p>
          </table:table-cell>
          <table:table-cell table:formula="of:=[.L73]-[.O$2]" office:value-type="float" office:value="-0.618113480361283" calcext:value-type="float">
            <text:p>-0,618113480361283</text:p>
          </table:table-cell>
        </table:table-row>
        <table:table-row table:style-name="ro1">
          <table:table-cell office:value-type="date" office:date-value="2022-08-24T16:28:49" calcext:value-type="date">
            <text:p>2022-08-24T16:28:49,000</text:p>
          </table:table-cell>
          <table:table-cell office:value-type="float" office:value="-297571.469424743" calcext:value-type="float">
            <text:p>-297571,469424743</text:p>
          </table:table-cell>
          <table:table-cell office:value-type="float" office:value="-79493.1721267792" calcext:value-type="float">
            <text:p>-79493,1721267792</text:p>
          </table:table-cell>
          <table:table-cell office:value-type="float" office:value="407779.996101427" calcext:value-type="float">
            <text:p>407779,996101427</text:p>
          </table:table-cell>
          <table:table-cell office:value-type="float" office:value="255.043278921687" calcext:value-type="float">
            <text:p>255,043278921687</text:p>
          </table:table-cell>
          <table:table-cell office:value-type="float" office:value="52.9353389946809" calcext:value-type="float">
            <text:p>52,9353389946809</text:p>
          </table:table-cell>
          <table:table-cell office:value-type="float" office:value="511030.790707232" calcext:value-type="float">
            <text:p>511030,790707232</text:p>
          </table:table-cell>
          <table:table-cell office:value-type="float" office:value="5339.43226892442" calcext:value-type="float">
            <text:p>5339,43226892442</text:p>
          </table:table-cell>
          <table:table-cell office:value-type="float" office:value="-4126.88070195659" calcext:value-type="float">
            <text:p>-4126,88070195659</text:p>
          </table:table-cell>
          <table:table-cell office:value-type="float" office:value="-774.495983520997" calcext:value-type="float">
            <text:p>-774,495983520997</text:p>
          </table:table-cell>
          <table:table-cell office:value-type="float" office:value="-37.7006615422687" calcext:value-type="float">
            <text:p>-37,7006615422687</text:p>
          </table:table-cell>
          <table:table-cell office:value-type="float" office:value="-6.58810543744081" calcext:value-type="float">
            <text:p>-6,58810543744081</text:p>
          </table:table-cell>
          <table:table-cell office:value-type="float" office:value="414.824028173291" calcext:value-type="float">
            <text:p>414,824028173291</text:p>
          </table:table-cell>
          <table:table-cell table:number-columns-repeated="2"/>
          <table:table-cell table:formula="of:=[.K74]-[.N$2]" office:value-type="float" office:value="-2.52728954226868" calcext:value-type="float">
            <text:p>-2,52728954226868</text:p>
          </table:table-cell>
          <table:table-cell table:formula="of:=[.L74]-[.O$2]" office:value-type="float" office:value="-0.668927437440809" calcext:value-type="float">
            <text:p>-0,668927437440809</text:p>
          </table:table-cell>
        </table:table-row>
        <table:table-row table:style-name="ro1">
          <table:table-cell office:value-type="date" office:date-value="2022-08-24T16:28:50" calcext:value-type="date">
            <text:p>2022-08-24T16:28:50,000</text:p>
          </table:table-cell>
          <table:table-cell office:value-type="float" office:value="-293252.441135171" calcext:value-type="float">
            <text:p>-293252,441135171</text:p>
          </table:table-cell>
          <table:table-cell office:value-type="float" office:value="-85460.3778540574" calcext:value-type="float">
            <text:p>-85460,3778540574</text:p>
          </table:table-cell>
          <table:table-cell office:value-type="float" office:value="407907.350147463" calcext:value-type="float">
            <text:p>407907,350147463</text:p>
          </table:table-cell>
          <table:table-cell office:value-type="float" office:value="253.752685762702" calcext:value-type="float">
            <text:p>253,752685762702</text:p>
          </table:table-cell>
          <table:table-cell office:value-type="float" office:value="53.173209887693" calcext:value-type="float">
            <text:p>53,173209887693</text:p>
          </table:table-cell>
          <table:table-cell office:value-type="float" office:value="509596.778560285" calcext:value-type="float">
            <text:p>509596,778560285</text:p>
          </table:table-cell>
          <table:table-cell office:value-type="float" office:value="5341.52078968378" calcext:value-type="float">
            <text:p>5341,52078968378</text:p>
          </table:table-cell>
          <table:table-cell office:value-type="float" office:value="-4123.06875887133" calcext:value-type="float">
            <text:p>-4123,06875887133</text:p>
          </table:table-cell>
          <table:table-cell office:value-type="float" office:value="-780.444507671009" calcext:value-type="float">
            <text:p>-780,444507671009</text:p>
          </table:table-cell>
          <table:table-cell office:value-type="float" office:value="-37.6642066753374" calcext:value-type="float">
            <text:p>-37,6642066753374</text:p>
          </table:table-cell>
          <table:table-cell office:value-type="float" office:value="-6.63891583745506" calcext:value-type="float">
            <text:p>-6,63891583745506</text:p>
          </table:table-cell>
          <table:table-cell office:value-type="float" office:value="414.836331737238" calcext:value-type="float">
            <text:p>414,836331737238</text:p>
          </table:table-cell>
          <table:table-cell table:number-columns-repeated="2"/>
          <table:table-cell table:formula="of:=[.K75]-[.N$2]" office:value-type="float" office:value="-2.49083467533737" calcext:value-type="float">
            <text:p>-2,49083467533737</text:p>
          </table:table-cell>
          <table:table-cell table:formula="of:=[.L75]-[.O$2]" office:value-type="float" office:value="-0.719737837455065" calcext:value-type="float">
            <text:p>-0,719737837455065</text:p>
          </table:table-cell>
        </table:table-row>
        <table:table-row table:style-name="ro1">
          <table:table-cell office:value-type="date" office:date-value="2022-08-24T16:28:51" calcext:value-type="date">
            <text:p>2022-08-24T16:28:51,000</text:p>
          </table:table-cell>
          <table:table-cell office:value-type="float" office:value="-288932.969124443" calcext:value-type="float">
            <text:p>-288932,969124443</text:p>
          </table:table-cell>
          <table:table-cell office:value-type="float" office:value="-91427.4088424238" calcext:value-type="float">
            <text:p>-91427,4088424238</text:p>
          </table:table-cell>
          <table:table-cell office:value-type="float" office:value="408026.724450929" calcext:value-type="float">
            <text:p>408026,724450929</text:p>
          </table:table-cell>
          <table:table-cell office:value-type="float" office:value="252.44100323822" calcext:value-type="float">
            <text:p>252,44100323822</text:p>
          </table:table-cell>
          <table:table-cell office:value-type="float" office:value="53.3976655442036" calcext:value-type="float">
            <text:p>53,3976655442036</text:p>
          </table:table-cell>
          <table:table-cell office:value-type="float" office:value="508258.831306314" calcext:value-type="float">
            <text:p>508258,831306314</text:p>
          </table:table-cell>
          <table:table-cell office:value-type="float" office:value="5343.6030928136" calcext:value-type="float">
            <text:p>5343,6030928136</text:p>
          </table:table-cell>
          <table:table-cell office:value-type="float" office:value="-4119.25189122091" calcext:value-type="float">
            <text:p>-4119,25189122091</text:p>
          </table:table-cell>
          <table:table-cell office:value-type="float" office:value="-786.392035098995" calcext:value-type="float">
            <text:p>-786,392035098995</text:p>
          </table:table-cell>
          <table:table-cell office:value-type="float" office:value="-37.6277436193572" calcext:value-type="float">
            <text:p>-37,6277436193572</text:p>
          </table:table-cell>
          <table:table-cell office:value-type="float" office:value="-6.68972265310686" calcext:value-type="float">
            <text:p>-6,68972265310686</text:p>
          </table:table-cell>
          <table:table-cell office:value-type="float" office:value="414.848665104251" calcext:value-type="float">
            <text:p>414,848665104251</text:p>
          </table:table-cell>
          <table:table-cell table:number-columns-repeated="2"/>
          <table:table-cell table:formula="of:=[.K76]-[.N$2]" office:value-type="float" office:value="-2.4543716193572" calcext:value-type="float">
            <text:p>-2,4543716193572</text:p>
          </table:table-cell>
          <table:table-cell table:formula="of:=[.L76]-[.O$2]" office:value-type="float" office:value="-0.770544653106864" calcext:value-type="float">
            <text:p>-0,770544653106864</text:p>
          </table:table-cell>
        </table:table-row>
        <table:table-row table:style-name="ro1">
          <table:table-cell office:value-type="date" office:date-value="2022-08-24T16:28:52" calcext:value-type="date">
            <text:p>2022-08-24T16:28:52,000</text:p>
          </table:table-cell>
          <table:table-cell office:value-type="float" office:value="-284613.057717095" calcext:value-type="float">
            <text:p>-284613,057717095</text:p>
          </table:table-cell>
          <table:table-cell office:value-type="float" office:value="-97394.2574656435" calcext:value-type="float">
            <text:p>-97394,2574656435</text:p>
          </table:table-cell>
          <table:table-cell office:value-type="float" office:value="408138.118962073" calcext:value-type="float">
            <text:p>408138,118962073</text:p>
          </table:table-cell>
          <table:table-cell office:value-type="float" office:value="251.10911309237" calcext:value-type="float">
            <text:p>251,10911309237</text:p>
          </table:table-cell>
          <table:table-cell office:value-type="float" office:value="53.6081339304009" calcext:value-type="float">
            <text:p>53,6081339304009</text:p>
          </table:table-cell>
          <table:table-cell office:value-type="float" office:value="507017.709907906" calcext:value-type="float">
            <text:p>507017,709907906</text:p>
          </table:table-cell>
          <table:table-cell office:value-type="float" office:value="5345.67917642516" calcext:value-type="float">
            <text:p>5345,67917642516</text:p>
          </table:table-cell>
          <table:table-cell office:value-type="float" office:value="-4115.43010296481" calcext:value-type="float">
            <text:p>-4115,43010296481</text:p>
          </table:table-cell>
          <table:table-cell office:value-type="float" office:value="-792.338558214249" calcext:value-type="float">
            <text:p>-792,338558214249</text:p>
          </table:table-cell>
          <table:table-cell office:value-type="float" office:value="-37.5912723092167" calcext:value-type="float">
            <text:p>-37,5912723092167</text:p>
          </table:table-cell>
          <table:table-cell office:value-type="float" office:value="-6.74052585708282" calcext:value-type="float">
            <text:p>-6,74052585708282</text:p>
          </table:table-cell>
          <table:table-cell office:value-type="float" office:value="414.86102824413" calcext:value-type="float">
            <text:p>414,86102824413</text:p>
          </table:table-cell>
          <table:table-cell table:number-columns-repeated="2"/>
          <table:table-cell table:formula="of:=[.K77]-[.N$2]" office:value-type="float" office:value="-2.41790030921666" calcext:value-type="float">
            <text:p>-2,41790030921666</text:p>
          </table:table-cell>
          <table:table-cell table:formula="of:=[.L77]-[.O$2]" office:value-type="float" office:value="-0.821347857082825" calcext:value-type="float">
            <text:p>-0,821347857082825</text:p>
          </table:table-cell>
        </table:table-row>
        <table:table-row table:style-name="ro1">
          <table:table-cell office:value-type="date" office:date-value="2022-08-24T16:28:53" calcext:value-type="date">
            <text:p>2022-08-24T16:28:53,000</text:p>
          </table:table-cell>
          <table:table-cell office:value-type="float" office:value="-280292.711238814" calcext:value-type="float">
            <text:p>-280292,711238814</text:p>
          </table:table-cell>
          <table:table-cell office:value-type="float" office:value="-103360.916098142" calcext:value-type="float">
            <text:p>-103360,916098142</text:p>
          </table:table-cell>
          <table:table-cell office:value-type="float" office:value="408241.533640684" calcext:value-type="float">
            <text:p>408241,533640684</text:p>
          </table:table-cell>
          <table:table-cell office:value-type="float" office:value="249.758011500137" calcext:value-type="float">
            <text:p>249,758011500137</text:p>
          </table:table-cell>
          <table:table-cell office:value-type="float" office:value="53.8040638045481" calcext:value-type="float">
            <text:p>53,8040638045481</text:p>
          </table:table-cell>
          <table:table-cell office:value-type="float" office:value="505874.127367224" calcext:value-type="float">
            <text:p>505874,127367224</text:p>
          </table:table-cell>
          <table:table-cell office:value-type="float" office:value="5347.74903863673" calcext:value-type="float">
            <text:p>5347,74903863673</text:p>
          </table:table-cell>
          <table:table-cell office:value-type="float" office:value="-4111.60339806887" calcext:value-type="float">
            <text:p>-4111,60339806887</text:p>
          </table:table-cell>
          <table:table-cell office:value-type="float" office:value="-798.284069427707" calcext:value-type="float">
            <text:p>-798,284069427707</text:p>
          </table:table-cell>
          <table:table-cell office:value-type="float" office:value="-37.5547926797741" calcext:value-type="float">
            <text:p>-37,5547926797741</text:p>
          </table:table-cell>
          <table:table-cell office:value-type="float" office:value="-6.79132542205417" calcext:value-type="float">
            <text:p>-6,79132542205417</text:p>
          </table:table-cell>
          <table:table-cell office:value-type="float" office:value="414.873421126519" calcext:value-type="float">
            <text:p>414,873421126519</text:p>
          </table:table-cell>
          <table:table-cell table:number-columns-repeated="2"/>
          <table:table-cell table:formula="of:=[.K78]-[.N$2]" office:value-type="float" office:value="-2.38142067977409" calcext:value-type="float">
            <text:p>-2,38142067977409</text:p>
          </table:table-cell>
          <table:table-cell table:formula="of:=[.L78]-[.O$2]" office:value-type="float" office:value="-0.872147422054168" calcext:value-type="float">
            <text:p>-0,872147422054168</text:p>
          </table:table-cell>
        </table:table-row>
        <table:table-row table:style-name="ro1">
          <table:table-cell office:value-type="date" office:date-value="2022-08-24T16:28:54" calcext:value-type="date">
            <text:p>2022-08-24T16:28:54,000</text:p>
          </table:table-cell>
          <table:table-cell office:value-type="float" office:value="-275971.934015403" calcext:value-type="float">
            <text:p>-275971,934015403</text:p>
          </table:table-cell>
          <table:table-cell office:value-type="float" office:value="-109327.377113696" calcext:value-type="float">
            <text:p>-109327,377113696</text:p>
          </table:table-cell>
          <table:table-cell office:value-type="float" office:value="408336.968456166" calcext:value-type="float">
            <text:p>408336,968456166</text:p>
          </table:table-cell>
          <table:table-cell office:value-type="float" office:value="248.38880874082" calcext:value-type="float">
            <text:p>248,38880874082</text:p>
          </table:table-cell>
          <table:table-cell office:value-type="float" office:value="53.9849287825945" calcext:value-type="float">
            <text:p>53,9849287825945</text:p>
          </table:table-cell>
          <table:table-cell office:value-type="float" office:value="504828.746763428" calcext:value-type="float">
            <text:p>504828,746763428</text:p>
          </table:table-cell>
          <table:table-cell office:value-type="float" office:value="5349.8126775744" calcext:value-type="float">
            <text:p>5349,8126775744</text:p>
          </table:table-cell>
          <table:table-cell office:value-type="float" office:value="-4107.77178050454" calcext:value-type="float">
            <text:p>-4107,77178050454</text:p>
          </table:table-cell>
          <table:table-cell office:value-type="float" office:value="-804.228561150651" calcext:value-type="float">
            <text:p>-804,228561150651</text:p>
          </table:table-cell>
          <table:table-cell office:value-type="float" office:value="-37.5183046658483" calcext:value-type="float">
            <text:p>-37,5183046658483</text:p>
          </table:table-cell>
          <table:table-cell office:value-type="float" office:value="-6.8421213206654" calcext:value-type="float">
            <text:p>-6,8421213206654</text:p>
          </table:table-cell>
          <table:table-cell office:value-type="float" office:value="414.885843720916" calcext:value-type="float">
            <text:p>414,885843720916</text:p>
          </table:table-cell>
          <table:table-cell table:number-columns-repeated="2"/>
          <table:table-cell table:formula="of:=[.K79]-[.N$2]" office:value-type="float" office:value="-2.34493266584835" calcext:value-type="float">
            <text:p>-2,34493266584835</text:p>
          </table:table-cell>
          <table:table-cell table:formula="of:=[.L79]-[.O$2]" office:value-type="float" office:value="-0.922943320665398" calcext:value-type="float">
            <text:p>-0,922943320665398</text:p>
          </table:table-cell>
        </table:table-row>
        <table:table-row table:style-name="ro1">
          <table:table-cell office:value-type="date" office:date-value="2022-08-24T16:28:55" calcext:value-type="date">
            <text:p>2022-08-24T16:28:55,000</text:p>
          </table:table-cell>
          <table:table-cell office:value-type="float" office:value="-271650.730373216" calcext:value-type="float">
            <text:p>-271650,730373216</text:p>
          </table:table-cell>
          <table:table-cell office:value-type="float" office:value="-115293.632888439" calcext:value-type="float">
            <text:p>-115293,632888439</text:p>
          </table:table-cell>
          <table:table-cell office:value-type="float" office:value="408424.423387468" calcext:value-type="float">
            <text:p>408424,423387468</text:p>
          </table:table-cell>
          <table:table-cell office:value-type="float" office:value="247.002727435871" calcext:value-type="float">
            <text:p>247,002727435871</text:p>
          </table:table-cell>
          <table:table-cell office:value-type="float" office:value="54.1502314122735" calcext:value-type="float">
            <text:p>54,1502314122735</text:p>
          </table:table-cell>
          <table:table-cell office:value-type="float" office:value="503882.179399413" calcext:value-type="float">
            <text:p>503882,179399413</text:p>
          </table:table-cell>
          <table:table-cell office:value-type="float" office:value="5351.87009137153" calcext:value-type="float">
            <text:p>5351,87009137153</text:p>
          </table:table-cell>
          <table:table-cell office:value-type="float" office:value="-4103.9352542491" calcext:value-type="float">
            <text:p>-4103,9352542491</text:p>
          </table:table-cell>
          <table:table-cell office:value-type="float" office:value="-810.172025797692" calcext:value-type="float">
            <text:p>-810,172025797692</text:p>
          </table:table-cell>
          <table:table-cell office:value-type="float" office:value="-37.4818082022228" calcext:value-type="float">
            <text:p>-37,4818082022228</text:p>
          </table:table-cell>
          <table:table-cell office:value-type="float" office:value="-6.89291352555961" calcext:value-type="float">
            <text:p>-6,89291352555961</text:p>
          </table:table-cell>
          <table:table-cell office:value-type="float" office:value="414.898295996684" calcext:value-type="float">
            <text:p>414,898295996684</text:p>
          </table:table-cell>
          <table:table-cell table:number-columns-repeated="2"/>
          <table:table-cell table:formula="of:=[.K80]-[.N$2]" office:value-type="float" office:value="-2.30843620222279" calcext:value-type="float">
            <text:p>-2,30843620222279</text:p>
          </table:table-cell>
          <table:table-cell table:formula="of:=[.L80]-[.O$2]" office:value-type="float" office:value="-0.973735525559606" calcext:value-type="float">
            <text:p>-0,973735525559606</text:p>
          </table:table-cell>
        </table:table-row>
        <table:table-row table:style-name="ro1">
          <table:table-cell office:value-type="date" office:date-value="2022-08-24T16:28:56" calcext:value-type="date">
            <text:p>2022-08-24T16:28:56,000</text:p>
          </table:table-cell>
          <table:table-cell office:value-type="float" office:value="-267329.104639628" calcext:value-type="float">
            <text:p>-267329,104639628</text:p>
          </table:table-cell>
          <table:table-cell office:value-type="float" office:value="-121259.675796507" calcext:value-type="float">
            <text:p>-121259,675796507</text:p>
          </table:table-cell>
          <table:table-cell office:value-type="float" office:value="408503.898423147" calcext:value-type="float">
            <text:p>408503,898423147</text:p>
          </table:table-cell>
          <table:table-cell office:value-type="float" office:value="245.601099262723" calcext:value-type="float">
            <text:p>245,601099262723</text:p>
          </table:table-cell>
          <table:table-cell office:value-type="float" office:value="54.2995071973245" calcext:value-type="float">
            <text:p>54,2995071973245</text:p>
          </table:table-cell>
          <table:table-cell office:value-type="float" office:value="503034.983066395" calcext:value-type="float">
            <text:p>503034,983066395</text:p>
          </table:table-cell>
          <table:table-cell office:value-type="float" office:value="5353.92127816884" calcext:value-type="float">
            <text:p>5353,92127816884</text:p>
          </table:table-cell>
          <table:table-cell office:value-type="float" office:value="-4100.09382328626" calcext:value-type="float">
            <text:p>-4100,09382328626</text:p>
          </table:table-cell>
          <table:table-cell office:value-type="float" office:value="-816.114455782442" calcext:value-type="float">
            <text:p>-816,114455782442</text:p>
          </table:table-cell>
          <table:table-cell office:value-type="float" office:value="-37.4453032236488" calcext:value-type="float">
            <text:p>-37,4453032236488</text:p>
          </table:table-cell>
          <table:table-cell office:value-type="float" office:value="-6.94370200934119" calcext:value-type="float">
            <text:p>-6,94370200934119</text:p>
          </table:table-cell>
          <table:table-cell office:value-type="float" office:value="414.910777923039" calcext:value-type="float">
            <text:p>414,910777923039</text:p>
          </table:table-cell>
          <table:table-cell table:number-columns-repeated="2"/>
          <table:table-cell table:formula="of:=[.K81]-[.N$2]" office:value-type="float" office:value="-2.27193122364881" calcext:value-type="float">
            <text:p>-2,27193122364881</text:p>
          </table:table-cell>
          <table:table-cell table:formula="of:=[.L81]-[.O$2]" office:value-type="float" office:value="-1.02452400934119" calcext:value-type="float">
            <text:p>-1,02452400934119</text:p>
          </table:table-cell>
        </table:table-row>
        <table:table-row table:style-name="ro1">
          <table:table-cell office:value-type="date" office:date-value="2022-08-24T16:28:57" calcext:value-type="date">
            <text:p>2022-08-24T16:28:57,000</text:p>
          </table:table-cell>
          <table:table-cell office:value-type="float" office:value="-263007.061142488" calcext:value-type="float">
            <text:p>-263007,061142488</text:p>
          </table:table-cell>
          <table:table-cell office:value-type="float" office:value="-127225.49821427" calcext:value-type="float">
            <text:p>-127225,49821427</text:p>
          </table:table-cell>
          <table:table-cell office:value-type="float" office:value="408575.393561309" calcext:value-type="float">
            <text:p>408575,393561309</text:p>
          </table:table-cell>
          <table:table-cell office:value-type="float" office:value="244.185360082856" calcext:value-type="float">
            <text:p>244,185360082856</text:p>
          </table:table-cell>
          <table:table-cell office:value-type="float" office:value="54.4323285085091" calcext:value-type="float">
            <text:p>54,4323285085091</text:p>
          </table:table-cell>
          <table:table-cell office:value-type="float" office:value="502287.660440167" calcext:value-type="float">
            <text:p>502287,660440167</text:p>
          </table:table-cell>
          <table:table-cell office:value-type="float" office:value="5355.96623611436" calcext:value-type="float">
            <text:p>5355,96623611436</text:p>
          </table:table-cell>
          <table:table-cell office:value-type="float" office:value="-4096.24749160545" calcext:value-type="float">
            <text:p>-4096,24749160545</text:p>
          </table:table-cell>
          <table:table-cell office:value-type="float" office:value="-822.055843521725" calcext:value-type="float">
            <text:p>-822,055843521725</text:p>
          </table:table-cell>
          <table:table-cell office:value-type="float" office:value="-37.4087896648406" calcext:value-type="float">
            <text:p>-37,4087896648406</text:p>
          </table:table-cell>
          <table:table-cell office:value-type="float" office:value="-6.99448674461166" calcext:value-type="float">
            <text:p>-6,99448674461166</text:p>
          </table:table-cell>
          <table:table-cell office:value-type="float" office:value="414.923289469055" calcext:value-type="float">
            <text:p>414,923289469055</text:p>
          </table:table-cell>
          <table:table-cell table:number-columns-repeated="2"/>
          <table:table-cell table:formula="of:=[.K82]-[.N$2]" office:value-type="float" office:value="-2.23541766484064" calcext:value-type="float">
            <text:p>-2,23541766484064</text:p>
          </table:table-cell>
          <table:table-cell table:formula="of:=[.L82]-[.O$2]" office:value-type="float" office:value="-1.07530874461166" calcext:value-type="float">
            <text:p>-1,07530874461166</text:p>
          </table:table-cell>
        </table:table-row>
        <table:table-row table:style-name="ro1">
          <table:table-cell office:value-type="date" office:date-value="2022-08-24T16:28:58" calcext:value-type="date">
            <text:p>2022-08-24T16:28:58,000</text:p>
          </table:table-cell>
          <table:table-cell office:value-type="float" office:value="-258684.604210275" calcext:value-type="float">
            <text:p>-258684,604210275</text:p>
          </table:table-cell>
          <table:table-cell office:value-type="float" office:value="-133191.092517772" calcext:value-type="float">
            <text:p>-133191,092517772</text:p>
          </table:table-cell>
          <table:table-cell office:value-type="float" office:value="408638.908809639" calcext:value-type="float">
            <text:p>408638,908809639</text:p>
          </table:table-cell>
          <table:table-cell office:value-type="float" office:value="242.757043465383" calcext:value-type="float">
            <text:p>242,757043465383</text:p>
          </table:table-cell>
          <table:table-cell office:value-type="float" office:value="54.5483083164126" calcext:value-type="float">
            <text:p>54,5483083164126</text:p>
          </table:table-cell>
          <table:table-cell office:value-type="float" office:value="501640.65761722" calcext:value-type="float">
            <text:p>501640,65761722</text:p>
          </table:table-cell>
          <table:table-cell office:value-type="float" office:value="5358.00496336358" calcext:value-type="float">
            <text:p>5358,00496336358</text:p>
          </table:table-cell>
          <table:table-cell office:value-type="float" office:value="-4092.39626320214" calcext:value-type="float">
            <text:p>-4092,39626320214</text:p>
          </table:table-cell>
          <table:table-cell office:value-type="float" office:value="-827.996181433023" calcext:value-type="float">
            <text:p>-827,996181433023</text:p>
          </table:table-cell>
          <table:table-cell office:value-type="float" office:value="-37.372267460477" calcext:value-type="float">
            <text:p>-37,372267460477</text:p>
          </table:table-cell>
          <table:table-cell office:value-type="float" office:value="-7.04526770394755" calcext:value-type="float">
            <text:p>-7,04526770394755</text:p>
          </table:table-cell>
          <table:table-cell office:value-type="float" office:value="414.935830603662" calcext:value-type="float">
            <text:p>414,935830603662</text:p>
          </table:table-cell>
          <table:table-cell table:number-columns-repeated="2"/>
          <table:table-cell table:formula="of:=[.K83]-[.N$2]" office:value-type="float" office:value="-2.19889546047696" calcext:value-type="float">
            <text:p>-2,19889546047696</text:p>
          </table:table-cell>
          <table:table-cell table:formula="of:=[.L83]-[.O$2]" office:value-type="float" office:value="-1.12608970394755" calcext:value-type="float">
            <text:p>-1,12608970394755</text:p>
          </table:table-cell>
        </table:table-row>
        <table:table-row table:style-name="ro1">
          <table:table-cell office:value-type="date" office:date-value="2022-08-24T16:28:59" calcext:value-type="date">
            <text:p>2022-08-24T16:28:59,000</text:p>
          </table:table-cell>
          <table:table-cell office:value-type="float" office:value="-254361.738171354" calcext:value-type="float">
            <text:p>-254361,738171354</text:p>
          </table:table-cell>
          <table:table-cell office:value-type="float" office:value="-139156.451083652" calcext:value-type="float">
            <text:p>-139156,451083652</text:p>
          </table:table-cell>
          <table:table-cell office:value-type="float" office:value="408694.444185431" calcext:value-type="float">
            <text:p>408694,444185431</text:p>
          </table:table-cell>
          <table:table-cell office:value-type="float" office:value="241.317772624069" calcext:value-type="float">
            <text:p>241,317772624069</text:p>
          </table:table-cell>
          <table:table-cell office:value-type="float" office:value="54.6471036795874" calcext:value-type="float">
            <text:p>54,6471036795874</text:p>
          </table:table-cell>
          <table:table-cell office:value-type="float" office:value="501094.362801846" calcext:value-type="float">
            <text:p>501094,362801846</text:p>
          </table:table-cell>
          <table:table-cell office:value-type="float" office:value="5360.03745807982" calcext:value-type="float">
            <text:p>5360,03745807982</text:p>
          </table:table-cell>
          <table:table-cell office:value-type="float" office:value="-4088.54014207717" calcext:value-type="float">
            <text:p>-4088,54014207717</text:p>
          </table:table-cell>
          <table:table-cell office:value-type="float" office:value="-833.935461935406" calcext:value-type="float">
            <text:p>-833,935461935406</text:p>
          </table:table-cell>
          <table:table-cell office:value-type="float" office:value="-37.3357365451939" calcext:value-type="float">
            <text:p>-37,3357365451939</text:p>
          </table:table-cell>
          <table:table-cell office:value-type="float" office:value="-7.09604485990815" calcext:value-type="float">
            <text:p>-7,09604485990815</text:p>
          </table:table-cell>
          <table:table-cell office:value-type="float" office:value="414.948401295644" calcext:value-type="float">
            <text:p>414,948401295644</text:p>
          </table:table-cell>
          <table:table-cell table:number-columns-repeated="2"/>
          <table:table-cell table:formula="of:=[.K84]-[.N$2]" office:value-type="float" office:value="-2.16236454519392" calcext:value-type="float">
            <text:p>-2,16236454519392</text:p>
          </table:table-cell>
          <table:table-cell table:formula="of:=[.L84]-[.O$2]" office:value-type="float" office:value="-1.17686685990815" calcext:value-type="float">
            <text:p>-1,17686685990815</text:p>
          </table:table-cell>
        </table:table-row>
        <table:table-row table:style-name="ro1">
          <table:table-cell office:value-type="date" office:date-value="2022-08-24T16:29:00" calcext:value-type="date">
            <text:p>2022-08-24T16:29:00,000</text:p>
          </table:table-cell>
          <table:table-cell office:value-type="float" office:value="-250038.467355782" calcext:value-type="float">
            <text:p>-250038,467355782</text:p>
          </table:table-cell>
          <table:table-cell office:value-type="float" office:value="-145121.566289297" calcext:value-type="float">
            <text:p>-145121,566289297</text:p>
          </table:table-cell>
          <table:table-cell office:value-type="float" office:value="408741.99971551" calcext:value-type="float">
            <text:p>408741,99971551</text:p>
          </table:table-cell>
          <table:table-cell office:value-type="float" office:value="239.86925083325" calcext:value-type="float">
            <text:p>239,86925083325</text:p>
          </table:table-cell>
          <table:table-cell office:value-type="float" office:value="54.7284189227779" calcext:value-type="float">
            <text:p>54,7284189227779</text:p>
          </table:table-cell>
          <table:table-cell office:value-type="float" office:value="500649.105153821" calcext:value-type="float">
            <text:p>500649,105153821</text:p>
          </table:table-cell>
          <table:table-cell office:value-type="float" office:value="5362.0637184331" calcext:value-type="float">
            <text:p>5362,0637184331</text:p>
          </table:table-cell>
          <table:table-cell office:value-type="float" office:value="-4084.67913223818" calcext:value-type="float">
            <text:p>-4084,67913223818</text:p>
          </table:table-cell>
          <table:table-cell office:value-type="float" office:value="-839.873677449667" calcext:value-type="float">
            <text:p>-839,873677449667</text:p>
          </table:table-cell>
          <table:table-cell office:value-type="float" office:value="-37.2991968536007" calcext:value-type="float">
            <text:p>-37,2991968536007</text:p>
          </table:table-cell>
          <table:table-cell office:value-type="float" office:value="-7.14681818503642" calcext:value-type="float">
            <text:p>-7,14681818503642</text:p>
          </table:table-cell>
          <table:table-cell office:value-type="float" office:value="414.961001513654" calcext:value-type="float">
            <text:p>414,961001513654</text:p>
          </table:table-cell>
          <table:table-cell table:number-columns-repeated="2"/>
          <table:table-cell table:formula="of:=[.K85]-[.N$2]" office:value-type="float" office:value="-2.12582485360068" calcext:value-type="float">
            <text:p>-2,12582485360068</text:p>
          </table:table-cell>
          <table:table-cell table:formula="of:=[.L85]-[.O$2]" office:value-type="float" office:value="-1.22764018503642" calcext:value-type="float">
            <text:p>-1,22764018503642</text:p>
          </table:table-cell>
        </table:table-row>
        <table:table-row table:style-name="ro1">
          <table:table-cell office:value-type="date" office:date-value="2022-08-24T16:29:01" calcext:value-type="date">
            <text:p>2022-08-24T16:29:01,000</text:p>
          </table:table-cell>
          <table:table-cell office:value-type="float" office:value="-245714.796093143" calcext:value-type="float">
            <text:p>-245714,796093143</text:p>
          </table:table-cell>
          <table:table-cell office:value-type="float" office:value="-151086.430511952" calcext:value-type="float">
            <text:p>-151086,430511952</text:p>
          </table:table-cell>
          <table:table-cell office:value-type="float" office:value="408781.575436315" calcext:value-type="float">
            <text:p>408781,575436315</text:p>
          </table:table-cell>
          <table:table-cell office:value-type="float" office:value="238.413250432008" calcext:value-type="float">
            <text:p>238,413250432008</text:p>
          </table:table-cell>
          <table:table-cell office:value-type="float" office:value="54.7920084438203" calcext:value-type="float">
            <text:p>54,7920084438203</text:p>
          </table:table-cell>
          <table:table-cell office:value-type="float" office:value="500305.153801292" calcext:value-type="float">
            <text:p>500305,153801292</text:p>
          </table:table-cell>
          <table:table-cell office:value-type="float" office:value="5364.08374260154" calcext:value-type="float">
            <text:p>5364,08374260154</text:p>
          </table:table-cell>
          <table:table-cell office:value-type="float" office:value="-4080.81323769795" calcext:value-type="float">
            <text:p>-4080,81323769795</text:p>
          </table:table-cell>
          <table:table-cell office:value-type="float" office:value="-845.810820397451" calcext:value-type="float">
            <text:p>-845,810820397451</text:p>
          </table:table-cell>
          <table:table-cell office:value-type="float" office:value="-37.2626483202603" calcext:value-type="float">
            <text:p>-37,2626483202603</text:p>
          </table:table-cell>
          <table:table-cell office:value-type="float" office:value="-7.19758765185133" calcext:value-type="float">
            <text:p>-7,19758765185133</text:p>
          </table:table-cell>
          <table:table-cell office:value-type="float" office:value="414.97363122619" calcext:value-type="float">
            <text:p>414,97363122619</text:p>
          </table:table-cell>
          <table:table-cell table:number-columns-repeated="2"/>
          <table:table-cell table:formula="of:=[.K86]-[.N$2]" office:value-type="float" office:value="-2.08927632026027" calcext:value-type="float">
            <text:p>-2,08927632026027</text:p>
          </table:table-cell>
          <table:table-cell table:formula="of:=[.L86]-[.O$2]" office:value-type="float" office:value="-1.27840965185133" calcext:value-type="float">
            <text:p>-1,27840965185133</text:p>
          </table:table-cell>
        </table:table-row>
        <table:table-row table:style-name="ro1">
          <table:table-cell office:value-type="date" office:date-value="2022-08-24T16:29:02" calcext:value-type="date">
            <text:p>2022-08-24T16:29:02,000</text:p>
          </table:table-cell>
          <table:table-cell office:value-type="float" office:value="-241390.728714687" calcext:value-type="float">
            <text:p>-241390,728714687</text:p>
          </table:table-cell>
          <table:table-cell office:value-type="float" office:value="-157051.036129654" calcext:value-type="float">
            <text:p>-157051,036129654</text:p>
          </table:table-cell>
          <table:table-cell office:value-type="float" office:value="408813.171393832" calcext:value-type="float">
            <text:p>408813,171393832</text:p>
          </table:table-cell>
          <table:table-cell office:value-type="float" office:value="236.951600571457" calcext:value-type="float">
            <text:p>236,951600571457</text:p>
          </table:table-cell>
          <table:table-cell office:value-type="float" office:value="54.8376790916052" calcext:value-type="float">
            <text:p>54,8376790916052</text:p>
          </table:table-cell>
          <table:table-cell office:value-type="float" office:value="500062.717030462" calcext:value-type="float">
            <text:p>500062,717030462</text:p>
          </table:table-cell>
          <table:table-cell office:value-type="float" office:value="5366.09752877003" calcext:value-type="float">
            <text:p>5366,09752877003</text:p>
          </table:table-cell>
          <table:table-cell office:value-type="float" office:value="-4076.94246247602" calcext:value-type="float">
            <text:p>-4076,94246247602</text:p>
          </table:table-cell>
          <table:table-cell office:value-type="float" office:value="-851.746883202174" calcext:value-type="float">
            <text:p>-851,746883202174</text:p>
          </table:table-cell>
          <table:table-cell office:value-type="float" office:value="-37.2260908797078" calcext:value-type="float">
            <text:p>-37,2260908797078</text:p>
          </table:table-cell>
          <table:table-cell office:value-type="float" office:value="-7.24835323285546" calcext:value-type="float">
            <text:p>-7,24835323285546</text:p>
          </table:table-cell>
          <table:table-cell office:value-type="float" office:value="414.986290401621" calcext:value-type="float">
            <text:p>414,986290401621</text:p>
          </table:table-cell>
          <table:table-cell table:number-columns-repeated="2"/>
          <table:table-cell table:formula="of:=[.K87]-[.N$2]" office:value-type="float" office:value="-2.05271887970784" calcext:value-type="float">
            <text:p>-2,05271887970784</text:p>
          </table:table-cell>
          <table:table-cell table:formula="of:=[.L87]-[.O$2]" office:value-type="float" office:value="-1.32917523285546" calcext:value-type="float">
            <text:p>-1,32917523285546</text:p>
          </table:table-cell>
        </table:table-row>
        <table:table-row table:style-name="ro1">
          <table:table-cell office:value-type="date" office:date-value="2022-08-24T16:29:03" calcext:value-type="date">
            <text:p>2022-08-24T16:29:03,000</text:p>
          </table:table-cell>
          <table:table-cell office:value-type="float" office:value="-237066.269551484" calcext:value-type="float">
            <text:p>-237066,269551484</text:p>
          </table:table-cell>
          <table:table-cell office:value-type="float" office:value="-163015.375520899" calcext:value-type="float">
            <text:p>-163015,375520899</text:p>
          </table:table-cell>
          <table:table-cell office:value-type="float" office:value="408836.787643625" calcext:value-type="float">
            <text:p>408836,787643625</text:p>
          </table:table-cell>
          <table:table-cell office:value-type="float" office:value="235.486173900939" calcext:value-type="float">
            <text:p>235,486173900939</text:p>
          </table:table-cell>
          <table:table-cell office:value-type="float" office:value="54.8652920663352" calcext:value-type="float">
            <text:p>54,8652920663352</text:p>
          </table:table-cell>
          <table:table-cell office:value-type="float" office:value="499921.941652929" calcext:value-type="float">
            <text:p>499921,941652929</text:p>
          </table:table-cell>
          <table:table-cell office:value-type="float" office:value="5368.10507513126" calcext:value-type="float">
            <text:p>5368,10507513126</text:p>
          </table:table-cell>
          <table:table-cell office:value-type="float" office:value="-4073.06681059727" calcext:value-type="float">
            <text:p>-4073,06681059727</text:p>
          </table:table-cell>
          <table:table-cell office:value-type="float" office:value="-857.681858288699" calcext:value-type="float">
            <text:p>-857,681858288699</text:p>
          </table:table-cell>
          <table:table-cell office:value-type="float" office:value="-37.1895244664348" calcext:value-type="float">
            <text:p>-37,1895244664348</text:p>
          </table:table-cell>
          <table:table-cell office:value-type="float" office:value="-7.29911490053202" calcext:value-type="float">
            <text:p>-7,29911490053202</text:p>
          </table:table-cell>
          <table:table-cell office:value-type="float" office:value="414.998979008153" calcext:value-type="float">
            <text:p>414,998979008153</text:p>
          </table:table-cell>
          <table:table-cell table:number-columns-repeated="2"/>
          <table:table-cell table:formula="of:=[.K88]-[.N$2]" office:value-type="float" office:value="-2.01615246643476" calcext:value-type="float">
            <text:p>-2,01615246643476</text:p>
          </table:table-cell>
          <table:table-cell table:formula="of:=[.L88]-[.O$2]" office:value-type="float" office:value="-1.37993690053202" calcext:value-type="float">
            <text:p>-1,37993690053202</text:p>
          </table:table-cell>
        </table:table-row>
        <table:table-row table:style-name="ro1">
          <table:table-cell office:value-type="date" office:date-value="2022-08-24T16:29:04" calcext:value-type="date">
            <text:p>2022-08-24T16:29:04,000</text:p>
          </table:table-cell>
          <table:table-cell office:value-type="float" office:value="-232741.422935107" calcext:value-type="float">
            <text:p>-232741,422935107</text:p>
          </table:table-cell>
          <table:table-cell office:value-type="float" office:value="-168979.441064988" calcext:value-type="float">
            <text:p>-168979,441064988</text:p>
          </table:table-cell>
          <table:table-cell office:value-type="float" office:value="408852.424250845" calcext:value-type="float">
            <text:p>408852,424250845</text:p>
          </table:table-cell>
          <table:table-cell office:value-type="float" office:value="234.018872425846" calcext:value-type="float">
            <text:p>234,018872425846</text:p>
          </table:table-cell>
          <table:table-cell office:value-type="float" office:value="54.8747643008711" calcext:value-type="float">
            <text:p>54,8747643008711</text:p>
          </table:table-cell>
          <table:table-cell office:value-type="float" office:value="499882.912558818" calcext:value-type="float">
            <text:p>499882,912558818</text:p>
          </table:table-cell>
          <table:table-cell office:value-type="float" office:value="5370.10637988539" calcext:value-type="float">
            <text:p>5370,10637988539</text:p>
          </table:table-cell>
          <table:table-cell office:value-type="float" office:value="-4069.18628609243" calcext:value-type="float">
            <text:p>-4069,18628609243</text:p>
          </table:table-cell>
          <table:table-cell office:value-type="float" office:value="-863.615738083675" calcext:value-type="float">
            <text:p>-863,615738083675</text:p>
          </table:table-cell>
          <table:table-cell office:value-type="float" office:value="-37.1529490148941" calcext:value-type="float">
            <text:p>-37,1529490148941</text:p>
          </table:table-cell>
          <table:table-cell office:value-type="float" office:value="-7.34987262734747" calcext:value-type="float">
            <text:p>-7,34987262734747</text:p>
          </table:table-cell>
          <table:table-cell office:value-type="float" office:value="415.011697013869" calcext:value-type="float">
            <text:p>415,011697013869</text:p>
          </table:table-cell>
          <table:table-cell table:number-columns-repeated="2"/>
          <table:table-cell table:formula="of:=[.K89]-[.N$2]" office:value-type="float" office:value="-1.97957701489409" calcext:value-type="float">
            <text:p>-1,97957701489409</text:p>
          </table:table-cell>
          <table:table-cell table:formula="of:=[.L89]-[.O$2]" office:value-type="float" office:value="-1.43069462734747" calcext:value-type="float">
            <text:p>-1,43069462734747</text:p>
          </table:table-cell>
        </table:table-row>
        <table:table-row table:style-name="ro1">
          <table:table-cell office:value-type="date" office:date-value="2022-08-24T16:29:05" calcext:value-type="date">
            <text:p>2022-08-24T16:29:05,000</text:p>
          </table:table-cell>
          <table:table-cell office:value-type="float" office:value="-228416.193198309" calcext:value-type="float">
            <text:p>-228416,193198309</text:p>
          </table:table-cell>
          <table:table-cell office:value-type="float" office:value="-174943.225140968" calcext:value-type="float">
            <text:p>-174943,225140968</text:p>
          </table:table-cell>
          <table:table-cell office:value-type="float" office:value="408860.081290211" calcext:value-type="float">
            <text:p>408860,081290211</text:p>
          </table:table-cell>
          <table:table-cell office:value-type="float" office:value="232.551612798618" calcext:value-type="float">
            <text:p>232,551612798618</text:p>
          </table:table-cell>
          <table:table-cell office:value-type="float" office:value="54.8660692934462" calcext:value-type="float">
            <text:p>54,8660692934462</text:p>
          </table:table-cell>
          <table:table-cell office:value-type="float" office:value="499945.652456913" calcext:value-type="float">
            <text:p>499945,652456913</text:p>
          </table:table-cell>
          <table:table-cell office:value-type="float" office:value="5372.1014412397" calcext:value-type="float">
            <text:p>5372,1014412397</text:p>
          </table:table-cell>
          <table:table-cell office:value-type="float" office:value="-4065.30089299867" calcext:value-type="float">
            <text:p>-4065,30089299867</text:p>
          </table:table-cell>
          <table:table-cell office:value-type="float" office:value="-869.548515014488" calcext:value-type="float">
            <text:p>-869,548515014488</text:p>
          </table:table-cell>
          <table:table-cell office:value-type="float" office:value="-37.116364459506" calcext:value-type="float">
            <text:p>-37,116364459506</text:p>
          </table:table-cell>
          <table:table-cell office:value-type="float" office:value="-7.4006263857424" calcext:value-type="float">
            <text:p>-7,4006263857424</text:p>
          </table:table-cell>
          <table:table-cell office:value-type="float" office:value="415.024444386704" calcext:value-type="float">
            <text:p>415,024444386704</text:p>
          </table:table-cell>
          <table:table-cell table:number-columns-repeated="2"/>
          <table:table-cell table:formula="of:=[.K90]-[.N$2]" office:value-type="float" office:value="-1.94299245950597" calcext:value-type="float">
            <text:p>-1,94299245950597</text:p>
          </table:table-cell>
          <table:table-cell table:formula="of:=[.L90]-[.O$2]" office:value-type="float" office:value="-1.4814483857424" calcext:value-type="float">
            <text:p>-1,4814483857424</text:p>
          </table:table-cell>
        </table:table-row>
        <table:table-row table:style-name="ro1">
          <table:table-cell office:value-type="date" office:date-value="2022-08-24T16:29:06" calcext:value-type="date">
            <text:p>2022-08-24T16:29:06,000</text:p>
          </table:table-cell>
          <table:table-cell office:value-type="float" office:value="-224090.584674145" calcext:value-type="float">
            <text:p>-224090,584674145</text:p>
          </table:table-cell>
          <table:table-cell office:value-type="float" office:value="-180906.720128704" calcext:value-type="float">
            <text:p>-180906,720128704</text:p>
          </table:table-cell>
          <table:table-cell office:value-type="float" office:value="408859.758846009" calcext:value-type="float">
            <text:p>408859,758846009</text:p>
          </table:table-cell>
          <table:table-cell office:value-type="float" office:value="231.086311323946" calcext:value-type="float">
            <text:p>231,086311323946</text:p>
          </table:table-cell>
          <table:table-cell office:value-type="float" office:value="54.8392373733424" calcext:value-type="float">
            <text:p>54,8392373733424</text:p>
          </table:table-cell>
          <table:table-cell office:value-type="float" office:value="500110.121804131" calcext:value-type="float">
            <text:p>500110,121804131</text:p>
          </table:table-cell>
          <table:table-cell office:value-type="float" office:value="5374.090257409" calcext:value-type="float">
            <text:p>5374,090257409</text:p>
          </table:table-cell>
          <table:table-cell office:value-type="float" office:value="-4061.41063535888" calcext:value-type="float">
            <text:p>-4061,41063535888</text:p>
          </table:table-cell>
          <table:table-cell office:value-type="float" office:value="-875.480181510323" calcext:value-type="float">
            <text:p>-875,480181510323</text:p>
          </table:table-cell>
          <table:table-cell office:value-type="float" office:value="-37.0797707346504" calcext:value-type="float">
            <text:p>-37,0797707346504</text:p>
          </table:table-cell>
          <table:table-cell office:value-type="float" office:value="-7.45137614814028" calcext:value-type="float">
            <text:p>-7,45137614814028</text:p>
          </table:table-cell>
          <table:table-cell office:value-type="float" office:value="415.037221094447" calcext:value-type="float">
            <text:p>415,037221094447</text:p>
          </table:table-cell>
          <table:table-cell table:number-columns-repeated="2"/>
          <table:table-cell table:formula="of:=[.K91]-[.N$2]" office:value-type="float" office:value="-1.90639873465037" calcext:value-type="float">
            <text:p>-1,90639873465037</text:p>
          </table:table-cell>
          <table:table-cell table:formula="of:=[.L91]-[.O$2]" office:value-type="float" office:value="-1.53219814814028" calcext:value-type="float">
            <text:p>-1,53219814814028</text:p>
          </table:table-cell>
        </table:table-row>
        <table:table-row table:style-name="ro1">
          <table:table-cell office:value-type="date" office:date-value="2022-08-24T16:29:07" calcext:value-type="date">
            <text:p>2022-08-24T16:29:07,000</text:p>
          </table:table-cell>
          <table:table-cell office:value-type="float" office:value="-219764.601695205" calcext:value-type="float">
            <text:p>-219764,601695205</text:p>
          </table:table-cell>
          <table:table-cell office:value-type="float" office:value="-186869.918409617" calcext:value-type="float">
            <text:p>-186869,918409617</text:p>
          </table:table-cell>
          <table:table-cell office:value-type="float" office:value="408851.457012119" calcext:value-type="float">
            <text:p>408851,457012119</text:p>
          </table:table-cell>
          <table:table-cell office:value-type="float" office:value="229.624868970811" calcext:value-type="float">
            <text:p>229,624868970811</text:p>
          </table:table-cell>
          <table:table-cell office:value-type="float" office:value="54.7943553936111" calcext:value-type="float">
            <text:p>54,7943553936111</text:p>
          </table:table-cell>
          <table:table-cell office:value-type="float" office:value="500376.218924922" calcext:value-type="float">
            <text:p>500376,218924922</text:p>
          </table:table-cell>
          <table:table-cell office:value-type="float" office:value="5376.07282661603" calcext:value-type="float">
            <text:p>5376,07282661603</text:p>
          </table:table-cell>
          <table:table-cell office:value-type="float" office:value="-4057.51551722093" calcext:value-type="float">
            <text:p>-4057,51551722093</text:p>
          </table:table-cell>
          <table:table-cell office:value-type="float" office:value="-881.4107300029" calcext:value-type="float">
            <text:p>-881,4107300029</text:p>
          </table:table-cell>
          <table:table-cell office:value-type="float" office:value="-37.0431677746597" calcext:value-type="float">
            <text:p>-37,0431677746597</text:p>
          </table:table-cell>
          <table:table-cell office:value-type="float" office:value="-7.50212188695362" calcext:value-type="float">
            <text:p>-7,50212188695362</text:p>
          </table:table-cell>
          <table:table-cell office:value-type="float" office:value="415.050027104755" calcext:value-type="float">
            <text:p>415,050027104755</text:p>
          </table:table-cell>
          <table:table-cell table:number-columns-repeated="2"/>
          <table:table-cell table:formula="of:=[.K92]-[.N$2]" office:value-type="float" office:value="-1.86979577465971" calcext:value-type="float">
            <text:p>-1,86979577465971</text:p>
          </table:table-cell>
          <table:table-cell table:formula="of:=[.L92]-[.O$2]" office:value-type="float" office:value="-1.58294388695362" calcext:value-type="float">
            <text:p>-1,58294388695362</text:p>
          </table:table-cell>
        </table:table-row>
        <table:table-row table:style-name="ro1">
          <table:table-cell office:value-type="date" office:date-value="2022-08-24T16:29:08" calcext:value-type="date">
            <text:p>2022-08-24T16:29:08,000</text:p>
          </table:table-cell>
          <table:table-cell office:value-type="float" office:value="-215438.248596823" calcext:value-type="float">
            <text:p>-215438,248596823</text:p>
          </table:table-cell>
          <table:table-cell office:value-type="float" office:value="-192832.812363883" calcext:value-type="float">
            <text:p>-192832,812363883</text:p>
          </table:table-cell>
          <table:table-cell office:value-type="float" office:value="408835.175891952" calcext:value-type="float">
            <text:p>408835,175891952</text:p>
          </table:table-cell>
          <table:table-cell office:value-type="float" office:value="228.169156684206" calcext:value-type="float">
            <text:p>228,169156684206</text:p>
          </table:table-cell>
          <table:table-cell office:value-type="float" office:value="54.7315658575243" calcext:value-type="float">
            <text:p>54,7315658575243</text:p>
          </table:table-cell>
          <table:table-cell office:value-type="float" office:value="500743.78032007" calcext:value-type="float">
            <text:p>500743,78032007</text:p>
          </table:table-cell>
          <table:table-cell office:value-type="float" office:value="5378.04914708981" calcext:value-type="float">
            <text:p>5378,04914708981</text:p>
          </table:table-cell>
          <table:table-cell office:value-type="float" office:value="-4053.61554264051" calcext:value-type="float">
            <text:p>-4053,61554264051</text:p>
          </table:table-cell>
          <table:table-cell office:value-type="float" office:value="-887.340152923687" calcext:value-type="float">
            <text:p>-887,340152923687</text:p>
          </table:table-cell>
          <table:table-cell office:value-type="float" office:value="-37.0065555138465" calcext:value-type="float">
            <text:p>-37,0065555138465</text:p>
          </table:table-cell>
          <table:table-cell office:value-type="float" office:value="-7.55286357455983" calcext:value-type="float">
            <text:p>-7,55286357455983</text:p>
          </table:table-cell>
          <table:table-cell office:value-type="float" office:value="415.062862385133" calcext:value-type="float">
            <text:p>415,062862385133</text:p>
          </table:table-cell>
          <table:table-cell table:number-columns-repeated="2"/>
          <table:table-cell table:formula="of:=[.K93]-[.N$2]" office:value-type="float" office:value="-1.83318351384648" calcext:value-type="float">
            <text:p>-1,83318351384648</text:p>
          </table:table-cell>
          <table:table-cell table:formula="of:=[.L93]-[.O$2]" office:value-type="float" office:value="-1.63368557455983" calcext:value-type="float">
            <text:p>-1,63368557455983</text:p>
          </table:table-cell>
        </table:table-row>
        <table:table-row table:style-name="ro1">
          <table:table-cell office:value-type="date" office:date-value="2022-08-24T16:29:09" calcext:value-type="date">
            <text:p>2022-08-24T16:29:09,000</text:p>
          </table:table-cell>
          <table:table-cell office:value-type="float" office:value="-211111.529712229" calcext:value-type="float">
            <text:p>-211111,529712229</text:p>
          </table:table-cell>
          <table:table-cell office:value-type="float" office:value="-198795.394373849" calcext:value-type="float">
            <text:p>-198795,394373849</text:p>
          </table:table-cell>
          <table:table-cell office:value-type="float" office:value="408810.915598542" calcext:value-type="float">
            <text:p>408810,915598542</text:p>
          </table:table-cell>
          <table:table-cell office:value-type="float" office:value="226.72100127453" calcext:value-type="float">
            <text:p>226,72100127453</text:p>
          </table:table-cell>
          <table:table-cell office:value-type="float" office:value="54.651065498211" calcext:value-type="float">
            <text:p>54,651065498211</text:p>
          </table:table-cell>
          <table:table-cell office:value-type="float" office:value="501212.581161137" calcext:value-type="float">
            <text:p>501212,581161137</text:p>
          </table:table-cell>
          <table:table-cell office:value-type="float" office:value="5380.01921706821" calcext:value-type="float">
            <text:p>5380,01921706821</text:p>
          </table:table-cell>
          <table:table-cell office:value-type="float" office:value="-4049.71071567694" calcext:value-type="float">
            <text:p>-4049,71071567694</text:p>
          </table:table-cell>
          <table:table-cell office:value-type="float" office:value="-893.268442707301" calcext:value-type="float">
            <text:p>-893,268442707301</text:p>
          </table:table-cell>
          <table:table-cell office:value-type="float" office:value="-36.9699338864613" calcext:value-type="float">
            <text:p>-36,9699338864613</text:p>
          </table:table-cell>
          <table:table-cell office:value-type="float" office:value="-7.6036011833301" calcext:value-type="float">
            <text:p>-7,6036011833301</text:p>
          </table:table-cell>
          <table:table-cell office:value-type="float" office:value="415.075726902951" calcext:value-type="float">
            <text:p>415,075726902951</text:p>
          </table:table-cell>
          <table:table-cell table:number-columns-repeated="2"/>
          <table:table-cell table:formula="of:=[.K94]-[.N$2]" office:value-type="float" office:value="-1.79656188646132" calcext:value-type="float">
            <text:p>-1,79656188646132</text:p>
          </table:table-cell>
          <table:table-cell table:formula="of:=[.L94]-[.O$2]" office:value-type="float" office:value="-1.6844231833301" calcext:value-type="float">
            <text:p>-1,6844231833301</text:p>
          </table:table-cell>
        </table:table-row>
        <table:table-row table:style-name="ro1">
          <table:table-cell office:value-type="date" office:date-value="2022-08-24T16:29:10" calcext:value-type="date">
            <text:p>2022-08-24T16:29:10,000</text:p>
          </table:table-cell>
          <table:table-cell office:value-type="float" office:value="-206784.449377601" calcext:value-type="float">
            <text:p>-206784,449377601</text:p>
          </table:table-cell>
          <table:table-cell office:value-type="float" office:value="-204757.656821081" calcext:value-type="float">
            <text:p>-204757,656821081</text:p>
          </table:table-cell>
          <table:table-cell office:value-type="float" office:value="408778.676254454" calcext:value-type="float">
            <text:p>408778,676254454</text:p>
          </table:table-cell>
          <table:table-cell office:value-type="float" office:value="225.282172149197" calcext:value-type="float">
            <text:p>225,282172149197</text:p>
          </table:table-cell>
          <table:table-cell office:value-type="float" office:value="54.5531033417266" calcext:value-type="float">
            <text:p>54,5531033417266</text:p>
          </table:table-cell>
          <table:table-cell office:value-type="float" office:value="501782.335970091" calcext:value-type="float">
            <text:p>501782,335970091</text:p>
          </table:table-cell>
          <table:table-cell office:value-type="float" office:value="5381.98303479523" calcext:value-type="float">
            <text:p>5381,98303479523</text:p>
          </table:table-cell>
          <table:table-cell office:value-type="float" office:value="-4045.80104039749" calcext:value-type="float">
            <text:p>-4045,80104039749</text:p>
          </table:table-cell>
          <table:table-cell office:value-type="float" office:value="-899.19559178857" calcext:value-type="float">
            <text:p>-899,19559178857</text:p>
          </table:table-cell>
          <table:table-cell office:value-type="float" office:value="-36.9333028267361" calcext:value-type="float">
            <text:p>-36,9333028267361</text:p>
          </table:table-cell>
          <table:table-cell office:value-type="float" office:value="-7.65433468560401" calcext:value-type="float">
            <text:p>-7,65433468560401</text:p>
          </table:table-cell>
          <table:table-cell office:value-type="float" office:value="415.088620625436" calcext:value-type="float">
            <text:p>415,088620625436</text:p>
          </table:table-cell>
          <table:table-cell table:number-columns-repeated="2"/>
          <table:table-cell table:formula="of:=[.K95]-[.N$2]" office:value-type="float" office:value="-1.75993082673611" calcext:value-type="float">
            <text:p>-1,75993082673611</text:p>
          </table:table-cell>
          <table:table-cell table:formula="of:=[.L95]-[.O$2]" office:value-type="float" office:value="-1.73515668560401" calcext:value-type="float">
            <text:p>-1,73515668560401</text:p>
          </table:table-cell>
        </table:table-row>
        <table:table-row table:style-name="ro1">
          <table:table-cell office:value-type="date" office:date-value="2022-08-24T16:29:11" calcext:value-type="date">
            <text:p>2022-08-24T16:29:11,000</text:p>
          </table:table-cell>
          <table:table-cell office:value-type="float" office:value="-202457.011928312" calcext:value-type="float">
            <text:p>-202457,011928312</text:p>
          </table:table-cell>
          <table:table-cell office:value-type="float" office:value="-210719.592088435" calcext:value-type="float">
            <text:p>-210719,592088435</text:p>
          </table:table-cell>
          <table:table-cell office:value-type="float" office:value="408738.45799184" calcext:value-type="float">
            <text:p>408738,45799184</text:p>
          </table:table-cell>
          <table:table-cell office:value-type="float" office:value="223.854369113162" calcext:value-type="float">
            <text:p>223,854369113162</text:p>
          </table:table-cell>
          <table:table-cell office:value-type="float" office:value="54.4379782954693" calcext:value-type="float">
            <text:p>54,4379782954693</text:p>
          </table:table-cell>
          <table:table-cell office:value-type="float" office:value="502452.699475687" calcext:value-type="float">
            <text:p>502452,699475687</text:p>
          </table:table-cell>
          <table:table-cell office:value-type="float" office:value="5383.94059852301" calcext:value-type="float">
            <text:p>5383,94059852301</text:p>
          </table:table-cell>
          <table:table-cell office:value-type="float" office:value="-4041.88652087416" calcext:value-type="float">
            <text:p>-4041,88652087416</text:p>
          </table:table-cell>
          <table:table-cell office:value-type="float" office:value="-905.121592604585" calcext:value-type="float">
            <text:p>-905,121592604585</text:p>
          </table:table-cell>
          <table:table-cell office:value-type="float" office:value="-36.8966622688516" calcext:value-type="float">
            <text:p>-36,8966622688516</text:p>
          </table:table-cell>
          <table:table-cell office:value-type="float" office:value="-7.70506405370694" calcext:value-type="float">
            <text:p>-7,70506405370694</text:p>
          </table:table-cell>
          <table:table-cell office:value-type="float" office:value="415.101543519671" calcext:value-type="float">
            <text:p>415,101543519671</text:p>
          </table:table-cell>
          <table:table-cell table:number-columns-repeated="2"/>
          <table:table-cell table:formula="of:=[.K96]-[.N$2]" office:value-type="float" office:value="-1.72329026885157" calcext:value-type="float">
            <text:p>-1,72329026885157</text:p>
          </table:table-cell>
          <table:table-cell table:formula="of:=[.L96]-[.O$2]" office:value-type="float" office:value="-1.78588605370694" calcext:value-type="float">
            <text:p>-1,78588605370694</text:p>
          </table:table-cell>
        </table:table-row>
        <table:table-row table:style-name="ro1">
          <table:table-cell office:value-type="date" office:date-value="2022-08-24T16:29:12" calcext:value-type="date">
            <text:p>2022-08-24T16:29:12,000</text:p>
          </table:table-cell>
          <table:table-cell office:value-type="float" office:value="-198129.221700242" calcext:value-type="float">
            <text:p>-198129,221700242</text:p>
          </table:table-cell>
          <table:table-cell office:value-type="float" office:value="-216681.192559359" calcext:value-type="float">
            <text:p>-216681,192559359</text:p>
          </table:table-cell>
          <table:table-cell office:value-type="float" office:value="408690.260952433" calcext:value-type="float">
            <text:p>408690,260952433</text:p>
          </table:table-cell>
          <table:table-cell office:value-type="float" office:value="222.43921143561" calcext:value-type="float">
            <text:p>222,43921143561</text:p>
          </table:table-cell>
          <table:table-cell office:value-type="float" office:value="54.3060363115931" calcext:value-type="float">
            <text:p>54,3060363115931</text:p>
          </table:table-cell>
          <table:table-cell office:value-type="float" office:value="503223.267643555" calcext:value-type="float">
            <text:p>503223,267643555</text:p>
          </table:table-cell>
          <table:table-cell office:value-type="float" office:value="5385.89190651113" calcext:value-type="float">
            <text:p>5385,89190651113</text:p>
          </table:table-cell>
          <table:table-cell office:value-type="float" office:value="-4037.96716118483" calcext:value-type="float">
            <text:p>-4037,96716118483</text:p>
          </table:table-cell>
          <table:table-cell office:value-type="float" office:value="-911.046437594023" calcext:value-type="float">
            <text:p>-911,046437594023</text:p>
          </table:table-cell>
          <table:table-cell office:value-type="float" office:value="-36.8600121469483" calcext:value-type="float">
            <text:p>-36,8600121469483</text:p>
          </table:table-cell>
          <table:table-cell office:value-type="float" office:value="-7.7557892599439" calcext:value-type="float">
            <text:p>-7,7557892599439</text:p>
          </table:table-cell>
          <table:table-cell office:value-type="float" office:value="415.114495552604" calcext:value-type="float">
            <text:p>415,114495552604</text:p>
          </table:table-cell>
          <table:table-cell table:number-columns-repeated="2"/>
          <table:table-cell table:formula="of:=[.K97]-[.N$2]" office:value-type="float" office:value="-1.68664014694829" calcext:value-type="float">
            <text:p>-1,68664014694829</text:p>
          </table:table-cell>
          <table:table-cell table:formula="of:=[.L97]-[.O$2]" office:value-type="float" office:value="-1.8366112599439" calcext:value-type="float">
            <text:p>-1,8366112599439</text:p>
          </table:table-cell>
        </table:table-row>
        <table:table-row table:style-name="ro1">
          <table:table-cell office:value-type="date" office:date-value="2022-08-24T16:29:13" calcext:value-type="date">
            <text:p>2022-08-24T16:29:13,000</text:p>
          </table:table-cell>
          <table:table-cell office:value-type="float" office:value="-193801.083030822" calcext:value-type="float">
            <text:p>-193801,083030822</text:p>
          </table:table-cell>
          <table:table-cell office:value-type="float" office:value="-222642.450617567" calcext:value-type="float">
            <text:p>-222642,450617567</text:p>
          </table:table-cell>
          <table:table-cell office:value-type="float" office:value="408634.085287508" calcext:value-type="float">
            <text:p>408634,085287508</text:p>
          </table:table-cell>
          <table:table-cell office:value-type="float" office:value="221.038228334194" calcext:value-type="float">
            <text:p>221,038228334194</text:p>
          </table:table-cell>
          <table:table-cell office:value-type="float" office:value="54.1576671828491" calcext:value-type="float">
            <text:p>54,1576671828491</text:p>
          </table:table-cell>
          <table:table-cell office:value-type="float" office:value="504093.578871695" calcext:value-type="float">
            <text:p>504093,578871695</text:p>
          </table:table-cell>
          <table:table-cell office:value-type="float" office:value="5387.83695702602" calcext:value-type="float">
            <text:p>5387,83695702602</text:p>
          </table:table-cell>
          <table:table-cell office:value-type="float" office:value="-4034.0429654141" calcext:value-type="float">
            <text:p>-4034,0429654141</text:p>
          </table:table-cell>
          <table:table-cell office:value-type="float" office:value="-916.970119196803" calcext:value-type="float">
            <text:p>-916,970119196803</text:p>
          </table:table-cell>
          <table:table-cell office:value-type="float" office:value="-36.8233523951354" calcext:value-type="float">
            <text:p>-36,8233523951354</text:p>
          </table:table-cell>
          <table:table-cell office:value-type="float" office:value="-7.80651027659649" calcext:value-type="float">
            <text:p>-7,80651027659649</text:p>
          </table:table-cell>
          <table:table-cell office:value-type="float" office:value="415.127476691039" calcext:value-type="float">
            <text:p>415,127476691039</text:p>
          </table:table-cell>
          <table:table-cell table:number-columns-repeated="2"/>
          <table:table-cell table:formula="of:=[.K98]-[.N$2]" office:value-type="float" office:value="-1.64998039513543" calcext:value-type="float">
            <text:p>-1,64998039513543</text:p>
          </table:table-cell>
          <table:table-cell table:formula="of:=[.L98]-[.O$2]" office:value-type="float" office:value="-1.88733227659649" calcext:value-type="float">
            <text:p>-1,88733227659649</text:p>
          </table:table-cell>
        </table:table-row>
        <table:table-row table:style-name="ro1">
          <table:table-cell office:value-type="date" office:date-value="2022-08-24T16:29:14" calcext:value-type="date">
            <text:p>2022-08-24T16:29:14,000</text:p>
          </table:table-cell>
          <table:table-cell office:value-type="float" office:value="-189472.600256534" calcext:value-type="float">
            <text:p>-189472,600256534</text:p>
          </table:table-cell>
          <table:table-cell office:value-type="float" office:value="-228603.358647528" calcext:value-type="float">
            <text:p>-228603,358647528</text:p>
          </table:table-cell>
          <table:table-cell office:value-type="float" office:value="408569.931157941" calcext:value-type="float">
            <text:p>408569,931157941</text:p>
          </table:table-cell>
          <table:table-cell office:value-type="float" office:value="219.652850984113" calcext:value-type="float">
            <text:p>219,652850984113</text:p>
          </table:table-cell>
          <table:table-cell office:value-type="float" office:value="53.9933010333171" calcext:value-type="float">
            <text:p>53,9933010333171</text:p>
          </table:table-cell>
          <table:table-cell office:value-type="float" office:value="505063.115342338" calcext:value-type="float">
            <text:p>505063,115342338</text:p>
          </table:table-cell>
          <table:table-cell office:value-type="float" office:value="5389.7757483424" calcext:value-type="float">
            <text:p>5389,7757483424</text:p>
          </table:table-cell>
          <table:table-cell office:value-type="float" office:value="-4030.11393765125" calcext:value-type="float">
            <text:p>-4030,11393765125</text:p>
          </table:table-cell>
          <table:table-cell office:value-type="float" office:value="-922.89262985459" calcext:value-type="float">
            <text:p>-922,89262985459</text:p>
          </table:table-cell>
          <table:table-cell office:value-type="float" office:value="-36.7866829474691" calcext:value-type="float">
            <text:p>-36,7866829474691</text:p>
          </table:table-cell>
          <table:table-cell office:value-type="float" office:value="-7.8572270759269" calcext:value-type="float">
            <text:p>-7,8572270759269</text:p>
          </table:table-cell>
          <table:table-cell office:value-type="float" office:value="415.140486901637" calcext:value-type="float">
            <text:p>415,140486901637</text:p>
          </table:table-cell>
          <table:table-cell table:number-columns-repeated="2"/>
          <table:table-cell table:formula="of:=[.K99]-[.N$2]" office:value-type="float" office:value="-1.6133109474691" calcext:value-type="float">
            <text:p>-1,6133109474691</text:p>
          </table:table-cell>
          <table:table-cell table:formula="of:=[.L99]-[.O$2]" office:value-type="float" office:value="-1.9380490759269" calcext:value-type="float">
            <text:p>-1,9380490759269</text:p>
          </table:table-cell>
        </table:table-row>
        <table:table-row table:style-name="ro1">
          <table:table-cell office:value-type="date" office:date-value="2022-08-24T16:29:15" calcext:value-type="date">
            <text:p>2022-08-24T16:29:15,000</text:p>
          </table:table-cell>
          <table:table-cell office:value-type="float" office:value="-185143.777715612" calcext:value-type="float">
            <text:p>-185143,777715612</text:p>
          </table:table-cell>
          <table:table-cell office:value-type="float" office:value="-234563.90903445" calcext:value-type="float">
            <text:p>-234563,90903445</text:p>
          </table:table-cell>
          <table:table-cell office:value-type="float" office:value="408497.798734157" calcext:value-type="float">
            <text:p>408497,798734157</text:p>
          </table:table-cell>
          <table:table-cell office:value-type="float" office:value="218.284406115756" calcext:value-type="float">
            <text:p>218,284406115756</text:p>
          </table:table-cell>
          <table:table-cell office:value-type="float" office:value="53.813404568857" calcext:value-type="float">
            <text:p>53,813404568857</text:p>
          </table:table-cell>
          <table:table-cell office:value-type="float" office:value="506131.304523818" calcext:value-type="float">
            <text:p>506131,304523818</text:p>
          </table:table-cell>
          <table:table-cell office:value-type="float" office:value="5391.70827874168" calcext:value-type="float">
            <text:p>5391,70827874168</text:p>
          </table:table-cell>
          <table:table-cell office:value-type="float" office:value="-4026.18008199242" calcext:value-type="float">
            <text:p>-4026,18008199242</text:p>
          </table:table-cell>
          <table:table-cell office:value-type="float" office:value="-928.813962010764" calcext:value-type="float">
            <text:p>-928,813962010764</text:p>
          </table:table-cell>
          <table:table-cell office:value-type="float" office:value="-36.750003737975" calcext:value-type="float">
            <text:p>-36,750003737975</text:p>
          </table:table-cell>
          <table:table-cell office:value-type="float" office:value="-7.9079396301774" calcext:value-type="float">
            <text:p>-7,9079396301774</text:p>
          </table:table-cell>
          <table:table-cell office:value-type="float" office:value="415.153526150925" calcext:value-type="float">
            <text:p>415,153526150925</text:p>
          </table:table-cell>
          <table:table-cell table:number-columns-repeated="2"/>
          <table:table-cell table:formula="of:=[.K100]-[.N$2]" office:value-type="float" office:value="-1.57663173797502" calcext:value-type="float">
            <text:p>-1,57663173797502</text:p>
          </table:table-cell>
          <table:table-cell table:formula="of:=[.L100]-[.O$2]" office:value-type="float" office:value="-1.9887616301774" calcext:value-type="float">
            <text:p>-1,9887616301774</text:p>
          </table:table-cell>
        </table:table-row>
        <table:table-row table:style-name="ro1">
          <table:table-cell office:value-type="date" office:date-value="2022-08-24T16:29:16" calcext:value-type="date">
            <text:p>2022-08-24T16:29:16,000</text:p>
          </table:table-cell>
          <table:table-cell office:value-type="float" office:value="-180814.619746465" calcext:value-type="float">
            <text:p>-180814,619746465</text:p>
          </table:table-cell>
          <table:table-cell office:value-type="float" office:value="-240524.094163858" calcext:value-type="float">
            <text:p>-240524,094163858</text:p>
          </table:table-cell>
          <table:table-cell office:value-type="float" office:value="408417.688196139" calcext:value-type="float">
            <text:p>408417,688196139</text:p>
          </table:table-cell>
          <table:table-cell office:value-type="float" office:value="216.934111217404" calcext:value-type="float">
            <text:p>216,934111217404</text:p>
          </table:table-cell>
          <table:table-cell office:value-type="float" office:value="53.6184771541441" calcext:value-type="float">
            <text:p>53,6184771541441</text:p>
          </table:table-cell>
          <table:table-cell office:value-type="float" office:value="507297.520808925" calcext:value-type="float">
            <text:p>507297,520808925</text:p>
          </table:table-cell>
          <table:table-cell office:value-type="float" office:value="5393.63454651293" calcext:value-type="float">
            <text:p>5393,63454651293</text:p>
          </table:table-cell>
          <table:table-cell office:value-type="float" office:value="-4022.24140253936" calcext:value-type="float">
            <text:p>-4022,24140253936</text:p>
          </table:table-cell>
          <table:table-cell office:value-type="float" office:value="-934.734108110012" calcext:value-type="float">
            <text:p>-934,734108110012</text:p>
          </table:table-cell>
          <table:table-cell office:value-type="float" office:value="-36.7133147006352" calcext:value-type="float">
            <text:p>-36,7133147006352</text:p>
          </table:table-cell>
          <table:table-cell office:value-type="float" office:value="-7.95864791156669" calcext:value-type="float">
            <text:p>-7,95864791156669</text:p>
          </table:table-cell>
          <table:table-cell office:value-type="float" office:value="415.166594405271" calcext:value-type="float">
            <text:p>415,166594405271</text:p>
          </table:table-cell>
          <table:table-cell table:number-columns-repeated="2"/>
          <table:table-cell table:formula="of:=[.K101]-[.N$2]" office:value-type="float" office:value="-1.53994270063524" calcext:value-type="float">
            <text:p>-1,53994270063524</text:p>
          </table:table-cell>
          <table:table-cell table:formula="of:=[.L101]-[.O$2]" office:value-type="float" office:value="-2.03946991156669" calcext:value-type="float">
            <text:p>-2,03946991156669</text:p>
          </table:table-cell>
        </table:table-row>
        <table:table-row table:style-name="ro1">
          <table:table-cell office:value-type="date" office:date-value="2022-08-24T16:29:17" calcext:value-type="date">
            <text:p>2022-08-24T16:29:17,000</text:p>
          </table:table-cell>
          <table:table-cell office:value-type="float" office:value="-176485.130687439" calcext:value-type="float">
            <text:p>-176485,130687439</text:p>
          </table:table-cell>
          <table:table-cell office:value-type="float" office:value="-246483.906421897" calcext:value-type="float">
            <text:p>-246483,906421897</text:p>
          </table:table-cell>
          <table:table-cell office:value-type="float" office:value="408329.599733491" calcext:value-type="float">
            <text:p>408329,599733491</text:p>
          </table:table-cell>
          <table:table-cell office:value-type="float" office:value="215.603071320242" calcext:value-type="float">
            <text:p>215,603071320242</text:p>
          </table:table-cell>
          <table:table-cell office:value-type="float" office:value="53.409046781185" calcext:value-type="float">
            <text:p>53,409046781185</text:p>
          </table:table-cell>
          <table:table-cell office:value-type="float" office:value="508561.087281827" calcext:value-type="float">
            <text:p>508561,087281827</text:p>
          </table:table-cell>
          <table:table-cell office:value-type="float" office:value="5395.55454995299" calcext:value-type="float">
            <text:p>5395,55454995299</text:p>
          </table:table-cell>
          <table:table-cell office:value-type="float" office:value="-4018.29790339922" calcext:value-type="float">
            <text:p>-4018,29790339922</text:p>
          </table:table-cell>
          <table:table-cell office:value-type="float" office:value="-940.653060598623" calcext:value-type="float">
            <text:p>-940,653060598623</text:p>
          </table:table-cell>
          <table:table-cell office:value-type="float" office:value="-36.6766157693854" calcext:value-type="float">
            <text:p>-36,6766157693854</text:p>
          </table:table-cell>
          <table:table-cell office:value-type="float" office:value="-8.00935189229213" calcext:value-type="float">
            <text:p>-8,00935189229213</text:p>
          </table:table-cell>
          <table:table-cell office:value-type="float" office:value="415.179691630938" calcext:value-type="float">
            <text:p>415,179691630938</text:p>
          </table:table-cell>
          <table:table-cell table:number-columns-repeated="2"/>
          <table:table-cell table:formula="of:=[.K102]-[.N$2]" office:value-type="float" office:value="-1.50324376938542" calcext:value-type="float">
            <text:p>-1,50324376938542</text:p>
          </table:table-cell>
          <table:table-cell table:formula="of:=[.L102]-[.O$2]" office:value-type="float" office:value="-2.09017389229213" calcext:value-type="float">
            <text:p>-2,09017389229213</text:p>
          </table:table-cell>
        </table:table-row>
        <table:table-row table:style-name="ro1">
          <table:table-cell office:value-type="date" office:date-value="2022-08-24T16:29:18" calcext:value-type="date">
            <text:p>2022-08-24T16:29:18,000</text:p>
          </table:table-cell>
          <table:table-cell office:value-type="float" office:value="-172155.314877934" calcext:value-type="float">
            <text:p>-172155,314877934</text:p>
          </table:table-cell>
          <table:table-cell office:value-type="float" office:value="-252443.338196094" calcext:value-type="float">
            <text:p>-252443,338196094</text:p>
          </table:table-cell>
          <table:table-cell office:value-type="float" office:value="408233.533545309" calcext:value-type="float">
            <text:p>408233,533545309</text:p>
          </table:table-cell>
          <table:table-cell office:value-type="float" office:value="214.292277305361" calcext:value-type="float">
            <text:p>214,292277305361</text:p>
          </table:table-cell>
          <table:table-cell office:value-type="float" office:value="53.1856659920215" calcext:value-type="float">
            <text:p>53,1856659920215</text:p>
          </table:table-cell>
          <table:table-cell office:value-type="float" office:value="509921.277601943" calcext:value-type="float">
            <text:p>509921,277601943</text:p>
          </table:table-cell>
          <table:table-cell office:value-type="float" office:value="5397.46828736572" calcext:value-type="float">
            <text:p>5397,46828736572</text:p>
          </table:table-cell>
          <table:table-cell office:value-type="float" office:value="-4014.3495886854" calcext:value-type="float">
            <text:p>-4014,3495886854</text:p>
          </table:table-cell>
          <table:table-cell office:value-type="float" office:value="-946.570811925245" calcext:value-type="float">
            <text:p>-946,570811925245</text:p>
          </table:table-cell>
          <table:table-cell office:value-type="float" office:value="-36.6399068781244" calcext:value-type="float">
            <text:p>-36,6399068781244</text:p>
          </table:table-cell>
          <table:table-cell office:value-type="float" office:value="-8.06005154453599" calcext:value-type="float">
            <text:p>-8,06005154453599</text:p>
          </table:table-cell>
          <table:table-cell office:value-type="float" office:value="415.192817794014" calcext:value-type="float">
            <text:p>415,192817794014</text:p>
          </table:table-cell>
          <table:table-cell table:number-columns-repeated="2"/>
          <table:table-cell table:formula="of:=[.K103]-[.N$2]" office:value-type="float" office:value="-1.46653487812441" calcext:value-type="float">
            <text:p>-1,46653487812441</text:p>
          </table:table-cell>
          <table:table-cell table:formula="of:=[.L103]-[.O$2]" office:value-type="float" office:value="-2.14087354453599" calcext:value-type="float">
            <text:p>-2,14087354453599</text:p>
          </table:table-cell>
        </table:table-row>
        <table:table-row table:style-name="ro1">
          <table:table-cell office:value-type="date" office:date-value="2022-08-24T16:29:19" calcext:value-type="date">
            <text:p>2022-08-24T16:29:19,000</text:p>
          </table:table-cell>
          <table:table-cell office:value-type="float" office:value="-167825.176658106" calcext:value-type="float">
            <text:p>-167825,176658106</text:p>
          </table:table-cell>
          <table:table-cell office:value-type="float" office:value="-258402.381873115" calcext:value-type="float">
            <text:p>-258402,381873115</text:p>
          </table:table-cell>
          <table:table-cell office:value-type="float" office:value="408129.48984032" calcext:value-type="float">
            <text:p>408129,48984032</text:p>
          </table:table-cell>
          <table:table-cell office:value-type="float" office:value="213.002605640944" calcext:value-type="float">
            <text:p>213,002605640944</text:p>
          </table:table-cell>
          <table:table-cell office:value-type="float" office:value="52.9489078146816" calcext:value-type="float">
            <text:p>52,9489078146816</text:p>
          </table:table-cell>
          <table:table-cell office:value-type="float" office:value="511377.317990682" calcext:value-type="float">
            <text:p>511377,317990682</text:p>
          </table:table-cell>
          <table:table-cell office:value-type="float" office:value="5399.37575706246" calcext:value-type="float">
            <text:p>5399,37575706246</text:p>
          </table:table-cell>
          <table:table-cell office:value-type="float" office:value="-4010.39646251745" calcext:value-type="float">
            <text:p>-4010,39646251745</text:p>
          </table:table-cell>
          <table:table-cell office:value-type="float" office:value="-952.487354538659" calcext:value-type="float">
            <text:p>-952,487354538659</text:p>
          </table:table-cell>
          <table:table-cell office:value-type="float" office:value="-36.6031879607114" calcext:value-type="float">
            <text:p>-36,6031879607114</text:p>
          </table:table-cell>
          <table:table-cell office:value-type="float" office:value="-8.11074684044617" calcext:value-type="float">
            <text:p>-8,11074684044617</text:p>
          </table:table-cell>
          <table:table-cell office:value-type="float" office:value="415.205972860462" calcext:value-type="float">
            <text:p>415,205972860462</text:p>
          </table:table-cell>
          <table:table-cell table:number-columns-repeated="2"/>
          <table:table-cell table:formula="of:=[.K104]-[.N$2]" office:value-type="float" office:value="-1.42981596071141" calcext:value-type="float">
            <text:p>-1,42981596071141</text:p>
          </table:table-cell>
          <table:table-cell table:formula="of:=[.L104]-[.O$2]" office:value-type="float" office:value="-2.19156884044617" calcext:value-type="float">
            <text:p>-2,19156884044617</text:p>
          </table:table-cell>
        </table:table-row>
        <table:table-row table:style-name="ro1">
          <table:table-cell office:value-type="date" office:date-value="2022-08-24T16:29:20" calcext:value-type="date">
            <text:p>2022-08-24T16:29:20,000</text:p>
          </table:table-cell>
          <table:table-cell office:value-type="float" office:value="-163494.720367981" calcext:value-type="float">
            <text:p>-163494,720367981</text:p>
          </table:table-cell>
          <table:table-cell office:value-type="float" office:value="-264361.029842233" calcext:value-type="float">
            <text:p>-264361,029842233</text:p>
          </table:table-cell>
          <table:table-cell office:value-type="float" office:value="408017.468836759" calcext:value-type="float">
            <text:p>408017,468836759</text:p>
          </table:table-cell>
          <table:table-cell office:value-type="float" office:value="211.734819431819" calcext:value-type="float">
            <text:p>211,734819431819</text:p>
          </table:table-cell>
          <table:table-cell office:value-type="float" office:value="52.6993617650229" calcext:value-type="float">
            <text:p>52,6993617650229</text:p>
          </table:table-cell>
          <table:table-cell office:value-type="float" office:value="512928.389313173" calcext:value-type="float">
            <text:p>512928,389313173</text:p>
          </table:table-cell>
          <table:table-cell office:value-type="float" office:value="5401.2769573621" calcext:value-type="float">
            <text:p>5401,2769573621</text:p>
          </table:table-cell>
          <table:table-cell office:value-type="float" office:value="-4006.43852902014" calcext:value-type="float">
            <text:p>-4006,43852902014</text:p>
          </table:table-cell>
          <table:table-cell office:value-type="float" office:value="-958.402680891223" calcext:value-type="float">
            <text:p>-958,402680891223</text:p>
          </table:table-cell>
          <table:table-cell office:value-type="float" office:value="-36.5664589509581" calcext:value-type="float">
            <text:p>-36,5664589509581</text:p>
          </table:table-cell>
          <table:table-cell office:value-type="float" office:value="-8.16143775216544" calcext:value-type="float">
            <text:p>-8,16143775216544</text:p>
          </table:table-cell>
          <table:table-cell office:value-type="float" office:value="415.219156796106" calcext:value-type="float">
            <text:p>415,219156796106</text:p>
          </table:table-cell>
          <table:table-cell table:number-columns-repeated="2"/>
          <table:table-cell table:formula="of:=[.K105]-[.N$2]" office:value-type="float" office:value="-1.39308695095806" calcext:value-type="float">
            <text:p>-1,39308695095806</text:p>
          </table:table-cell>
          <table:table-cell table:formula="of:=[.L105]-[.O$2]" office:value-type="float" office:value="-2.24225975216544" calcext:value-type="float">
            <text:p>-2,24225975216544</text:p>
          </table:table-cell>
        </table:table-row>
        <table:table-row table:style-name="ro1">
          <table:table-cell office:value-type="date" office:date-value="2022-08-24T16:29:21" calcext:value-type="date">
            <text:p>2022-08-24T16:29:21,000</text:p>
          </table:table-cell>
          <table:table-cell office:value-type="float" office:value="-159163.950348527" calcext:value-type="float">
            <text:p>-159163,950348527</text:p>
          </table:table-cell>
          <table:table-cell office:value-type="float" office:value="-270319.274491417" calcext:value-type="float">
            <text:p>-270319,274491417</text:p>
          </table:table-cell>
          <table:table-cell office:value-type="float" office:value="407897.470762486" calcext:value-type="float">
            <text:p>407897,470762486</text:p>
          </table:table-cell>
          <table:table-cell office:value-type="float" office:value="210.489570647393" calcext:value-type="float">
            <text:p>210,489570647393</text:p>
          </table:table-cell>
          <table:table-cell office:value-type="float" office:value="52.4376299626673" calcext:value-type="float">
            <text:p>52,4376299626673</text:p>
          </table:table-cell>
          <table:table-cell office:value-type="float" office:value="514573.629237399" calcext:value-type="float">
            <text:p>514573,629237399</text:p>
          </table:table-cell>
          <table:table-cell office:value-type="float" office:value="5403.17188659095" calcext:value-type="float">
            <text:p>5403,17188659095</text:p>
          </table:table-cell>
          <table:table-cell office:value-type="float" office:value="-4002.47579232459" calcext:value-type="float">
            <text:p>-4002,47579232459</text:p>
          </table:table-cell>
          <table:table-cell office:value-type="float" office:value="-964.316783434987" calcext:value-type="float">
            <text:p>-964,316783434987</text:p>
          </table:table-cell>
          <table:table-cell office:value-type="float" office:value="-36.5297197826375" calcext:value-type="float">
            <text:p>-36,5297197826375</text:p>
          </table:table-cell>
          <table:table-cell office:value-type="float" office:value="-8.21212425179798" calcext:value-type="float">
            <text:p>-8,21212425179798</text:p>
          </table:table-cell>
          <table:table-cell office:value-type="float" office:value="415.232369566624" calcext:value-type="float">
            <text:p>415,232369566624</text:p>
          </table:table-cell>
          <table:table-cell table:number-columns-repeated="2"/>
          <table:table-cell table:formula="of:=[.K106]-[.N$2]" office:value-type="float" office:value="-1.35634778263747" calcext:value-type="float">
            <text:p>-1,35634778263747</text:p>
          </table:table-cell>
          <table:table-cell table:formula="of:=[.L106]-[.O$2]" office:value-type="float" office:value="-2.29294625179798" calcext:value-type="float">
            <text:p>-2,29294625179798</text:p>
          </table:table-cell>
        </table:table-row>
        <table:table-row table:style-name="ro1">
          <table:table-cell office:value-type="date" office:date-value="2022-08-24T16:29:22" calcext:value-type="date">
            <text:p>2022-08-24T16:29:22,000</text:p>
          </table:table-cell>
          <table:table-cell office:value-type="float" office:value="-154832.870940545" calcext:value-type="float">
            <text:p>-154832,870940545</text:p>
          </table:table-cell>
          <table:table-cell office:value-type="float" office:value="-276277.10821082" calcext:value-type="float">
            <text:p>-276277,10821082</text:p>
          </table:table-cell>
          <table:table-cell office:value-type="float" office:value="407769.495854893" calcext:value-type="float">
            <text:p>407769,495854893</text:p>
          </table:table-cell>
          <table:table-cell office:value-type="float" office:value="209.267403377601" calcext:value-type="float">
            <text:p>209,267403377601</text:p>
          </table:table-cell>
          <table:table-cell office:value-type="float" office:value="52.1643234008012" calcext:value-type="float">
            <text:p>52,1643234008012</text:p>
          </table:table-cell>
          <table:table-cell office:value-type="float" office:value="516312.134464006" calcext:value-type="float">
            <text:p>516312,134464006</text:p>
          </table:table-cell>
          <table:table-cell office:value-type="float" office:value="5405.06054308297" calcext:value-type="float">
            <text:p>5405,06054308297</text:p>
          </table:table-cell>
          <table:table-cell office:value-type="float" office:value="-3998.50825656712" calcext:value-type="float">
            <text:p>-3998,50825656712</text:p>
          </table:table-cell>
          <table:table-cell office:value-type="float" office:value="-970.22965462516" calcext:value-type="float">
            <text:p>-970,22965462516</text:p>
          </table:table-cell>
          <table:table-cell office:value-type="float" office:value="-36.4929703894745" calcext:value-type="float">
            <text:p>-36,4929703894745</text:p>
          </table:table-cell>
          <table:table-cell office:value-type="float" office:value="-8.26280631143876" calcext:value-type="float">
            <text:p>-8,26280631143876</text:p>
          </table:table-cell>
          <table:table-cell office:value-type="float" office:value="415.245611137565" calcext:value-type="float">
            <text:p>415,245611137565</text:p>
          </table:table-cell>
          <table:table-cell table:number-columns-repeated="2"/>
          <table:table-cell table:formula="of:=[.K107]-[.N$2]" office:value-type="float" office:value="-1.31959838947452" calcext:value-type="float">
            <text:p>-1,31959838947452</text:p>
          </table:table-cell>
          <table:table-cell table:formula="of:=[.L107]-[.O$2]" office:value-type="float" office:value="-2.34362831143876" calcext:value-type="float">
            <text:p>-2,34362831143876</text:p>
          </table:table-cell>
        </table:table-row>
        <table:table-row table:style-name="ro1">
          <table:table-cell office:value-type="date" office:date-value="2022-08-24T16:29:23" calcext:value-type="date">
            <text:p>2022-08-24T16:29:23,000</text:p>
          </table:table-cell>
          <table:table-cell office:value-type="float" office:value="-150501.486486321" calcext:value-type="float">
            <text:p>-150501,486486321</text:p>
          </table:table-cell>
          <table:table-cell office:value-type="float" office:value="-282234.523390522" calcext:value-type="float">
            <text:p>-282234,523390522</text:p>
          </table:table-cell>
          <table:table-cell office:value-type="float" office:value="407633.544360923" calcext:value-type="float">
            <text:p>407633,544360923</text:p>
          </table:table-cell>
          <table:table-cell office:value-type="float" office:value="208.068757964323" calcext:value-type="float">
            <text:p>208,068757964323</text:p>
          </table:table-cell>
          <table:table-cell office:value-type="float" office:value="51.8800584044542" calcext:value-type="float">
            <text:p>51,8800584044542</text:p>
          </table:table-cell>
          <table:table-cell office:value-type="float" office:value="518142.963009551" calcext:value-type="float">
            <text:p>518142,963009551</text:p>
          </table:table-cell>
          <table:table-cell office:value-type="float" office:value="5406.94292517904" calcext:value-type="float">
            <text:p>5406,94292517904</text:p>
          </table:table-cell>
          <table:table-cell office:value-type="float" office:value="-3994.53592589072" calcext:value-type="float">
            <text:p>-3994,53592589072</text:p>
          </table:table-cell>
          <table:table-cell office:value-type="float" office:value="-976.141286917861" calcext:value-type="float">
            <text:p>-976,141286917861</text:p>
          </table:table-cell>
          <table:table-cell office:value-type="float" office:value="-36.4562107051597" calcext:value-type="float">
            <text:p>-36,4562107051597</text:p>
          </table:table-cell>
          <table:table-cell office:value-type="float" office:value="-8.31348390315411" calcext:value-type="float">
            <text:p>-8,31348390315411</text:p>
          </table:table-cell>
          <table:table-cell office:value-type="float" office:value="415.258881474324" calcext:value-type="float">
            <text:p>415,258881474324</text:p>
          </table:table-cell>
          <table:table-cell table:number-columns-repeated="2"/>
          <table:table-cell table:formula="of:=[.K108]-[.N$2]" office:value-type="float" office:value="-1.28283870515966" calcext:value-type="float">
            <text:p>-1,28283870515966</text:p>
          </table:table-cell>
          <table:table-cell table:formula="of:=[.L108]-[.O$2]" office:value-type="float" office:value="-2.39430590315411" calcext:value-type="float">
            <text:p>-2,39430590315411</text:p>
          </table:table-cell>
        </table:table-row>
        <table:table-row table:style-name="ro1">
          <table:table-cell office:value-type="date" office:date-value="2022-08-24T16:29:24" calcext:value-type="date">
            <text:p>2022-08-24T16:29:24,000</text:p>
          </table:table-cell>
          <table:table-cell office:value-type="float" office:value="-146169.801328283" calcext:value-type="float">
            <text:p>-146169,801328283</text:p>
          </table:table-cell>
          <table:table-cell office:value-type="float" office:value="-288191.512420995" calcext:value-type="float">
            <text:p>-288191,512420995</text:p>
          </table:table-cell>
          <table:table-cell office:value-type="float" office:value="407489.616537126" calcext:value-type="float">
            <text:p>407489,616537126</text:p>
          </table:table-cell>
          <table:table-cell office:value-type="float" office:value="206.893975850793" calcext:value-type="float">
            <text:p>206,893975850793</text:p>
          </table:table-cell>
          <table:table-cell office:value-type="float" office:value="51.5854533038469" calcext:value-type="float">
            <text:p>51,5854533038469</text:p>
          </table:table-cell>
          <table:table-cell office:value-type="float" office:value="520065.136533324" calcext:value-type="float">
            <text:p>520065,136533324</text:p>
          </table:table-cell>
          <table:table-cell office:value-type="float" office:value="5408.81903122774" calcext:value-type="float">
            <text:p>5408,81903122774</text:p>
          </table:table-cell>
          <table:table-cell office:value-type="float" office:value="-3990.55880444401" calcext:value-type="float">
            <text:p>-3990,55880444401</text:p>
          </table:table-cell>
          <table:table-cell office:value-type="float" office:value="-982.051672770589" calcext:value-type="float">
            <text:p>-982,051672770589</text:p>
          </table:table-cell>
          <table:table-cell office:value-type="float" office:value="-36.4194406633373" calcext:value-type="float">
            <text:p>-36,4194406633373</text:p>
          </table:table-cell>
          <table:table-cell office:value-type="float" office:value="-8.36415699898547" calcext:value-type="float">
            <text:p>-8,36415699898547</text:p>
          </table:table-cell>
          <table:table-cell office:value-type="float" office:value="415.272180542169" calcext:value-type="float">
            <text:p>415,272180542169</text:p>
          </table:table-cell>
          <table:table-cell table:number-columns-repeated="2"/>
          <table:table-cell table:formula="of:=[.K109]-[.N$2]" office:value-type="float" office:value="-1.2460686633373" calcext:value-type="float">
            <text:p>-1,2460686633373</text:p>
          </table:table-cell>
          <table:table-cell table:formula="of:=[.L109]-[.O$2]" office:value-type="float" office:value="-2.44497899898547" calcext:value-type="float">
            <text:p>-2,44497899898547</text:p>
          </table:table-cell>
        </table:table-row>
        <table:table-row table:style-name="ro1">
          <table:table-cell office:value-type="date" office:date-value="2022-08-24T16:29:25" calcext:value-type="date">
            <text:p>2022-08-24T16:29:25,000</text:p>
          </table:table-cell>
          <table:table-cell office:value-type="float" office:value="-141837.81980881" calcext:value-type="float">
            <text:p>-141837,81980881</text:p>
          </table:table-cell>
          <table:table-cell office:value-type="float" office:value="-294148.067694304" calcext:value-type="float">
            <text:p>-294148,067694304</text:p>
          </table:table-cell>
          <table:table-cell office:value-type="float" office:value="407337.712649572" calcext:value-type="float">
            <text:p>407337,712649572</text:p>
          </table:table-cell>
          <table:table-cell office:value-type="float" office:value="205.743304997722" calcext:value-type="float">
            <text:p>205,743304997722</text:p>
          </table:table-cell>
          <table:table-cell office:value-type="float" office:value="51.2811253430663" calcext:value-type="float">
            <text:p>51,2811253430663</text:p>
          </table:table-cell>
          <table:table-cell office:value-type="float" office:value="522077.642695983" calcext:value-type="float">
            <text:p>522077,642695983</text:p>
          </table:table-cell>
          <table:table-cell office:value-type="float" office:value="5410.68885958528" calcext:value-type="float">
            <text:p>5410,68885958528</text:p>
          </table:table-cell>
          <table:table-cell office:value-type="float" office:value="-3986.5768963809" calcext:value-type="float">
            <text:p>-3986,5768963809</text:p>
          </table:table-cell>
          <table:table-cell office:value-type="float" office:value="-987.960804643412" calcext:value-type="float">
            <text:p>-987,960804643412</text:p>
          </table:table-cell>
          <table:table-cell office:value-type="float" office:value="-36.3826601976038" calcext:value-type="float">
            <text:p>-36,3826601976038</text:p>
          </table:table-cell>
          <table:table-cell office:value-type="float" office:value="-8.41482557095938" calcext:value-type="float">
            <text:p>-8,41482557095938</text:p>
          </table:table-cell>
          <table:table-cell office:value-type="float" office:value="415.285508306225" calcext:value-type="float">
            <text:p>415,285508306225</text:p>
          </table:table-cell>
          <table:table-cell table:number-columns-repeated="2"/>
          <table:table-cell table:formula="of:=[.K110]-[.N$2]" office:value-type="float" office:value="-1.2092881976038" calcext:value-type="float">
            <text:p>-1,2092881976038</text:p>
          </table:table-cell>
          <table:table-cell table:formula="of:=[.L110]-[.O$2]" office:value-type="float" office:value="-2.49564757095938" calcext:value-type="float">
            <text:p>-2,49564757095938</text:p>
          </table:table-cell>
        </table:table-row>
        <table:table-row table:style-name="ro1">
          <table:table-cell office:value-type="date" office:date-value="2022-08-24T16:29:26" calcext:value-type="date">
            <text:p>2022-08-24T16:29:26,000</text:p>
          </table:table-cell>
          <table:table-cell office:value-type="float" office:value="-137505.546271223" calcext:value-type="float">
            <text:p>-137505,546271223</text:p>
          </table:table-cell>
          <table:table-cell office:value-type="float" office:value="-300104.181602639" calcext:value-type="float">
            <text:p>-300104,181602639</text:p>
          </table:table-cell>
          <table:table-cell office:value-type="float" office:value="407177.832973911" calcext:value-type="float">
            <text:p>407177,832973911</text:p>
          </table:table-cell>
          <table:table-cell office:value-type="float" office:value="204.616905721543" calcext:value-type="float">
            <text:p>204,616905721543</text:p>
          </table:table-cell>
          <table:table-cell office:value-type="float" office:value="50.9676878384123" calcext:value-type="float">
            <text:p>50,9676878384123</text:p>
          </table:table-cell>
          <table:table-cell office:value-type="float" office:value="524179.437536486" calcext:value-type="float">
            <text:p>524179,437536486</text:p>
          </table:table-cell>
          <table:table-cell office:value-type="float" office:value="5412.5524086151" calcext:value-type="float">
            <text:p>5412,5524086151</text:p>
          </table:table-cell>
          <table:table-cell office:value-type="float" office:value="-3982.59020586158" calcext:value-type="float">
            <text:p>-3982,59020586158</text:p>
          </table:table-cell>
          <table:table-cell office:value-type="float" office:value="-993.868674997507" calcext:value-type="float">
            <text:p>-993,868674997507</text:p>
          </table:table-cell>
          <table:table-cell office:value-type="float" office:value="-36.3458692415159" calcext:value-type="float">
            <text:p>-36,3458692415159</text:p>
          </table:table-cell>
          <table:table-cell office:value-type="float" office:value="-8.46548959107467" calcext:value-type="float">
            <text:p>-8,46548959107467</text:p>
          </table:table-cell>
          <table:table-cell office:value-type="float" office:value="415.298864731465" calcext:value-type="float">
            <text:p>415,298864731465</text:p>
          </table:table-cell>
          <table:table-cell table:number-columns-repeated="2"/>
          <table:table-cell table:formula="of:=[.K111]-[.N$2]" office:value-type="float" office:value="-1.17249724151591" calcext:value-type="float">
            <text:p>-1,17249724151591</text:p>
          </table:table-cell>
          <table:table-cell table:formula="of:=[.L111]-[.O$2]" office:value-type="float" office:value="-2.54631159107467" calcext:value-type="float">
            <text:p>-2,54631159107467</text:p>
          </table:table-cell>
        </table:table-row>
        <table:table-row table:style-name="ro1">
          <table:table-cell office:value-type="date" office:date-value="2022-08-24T16:29:27" calcext:value-type="date">
            <text:p>2022-08-24T16:29:27,000</text:p>
          </table:table-cell>
          <table:table-cell office:value-type="float" office:value="-133172.985059018" calcext:value-type="float">
            <text:p>-133172,985059018</text:p>
          </table:table-cell>
          <table:table-cell office:value-type="float" office:value="-306059.84653904" calcext:value-type="float">
            <text:p>-306059,84653904</text:p>
          </table:table-cell>
          <table:table-cell office:value-type="float" office:value="407009.977795368" calcext:value-type="float">
            <text:p>407009,977795368</text:p>
          </table:table-cell>
          <table:table-cell office:value-type="float" office:value="203.514856819314" calcext:value-type="float">
            <text:p>203,514856819314</text:p>
          </table:table-cell>
          <table:table-cell office:value-type="float" office:value="50.645747594441" calcext:value-type="float">
            <text:p>50,645747594441</text:p>
          </table:table-cell>
          <table:table-cell office:value-type="float" office:value="526369.447857697" calcext:value-type="float">
            <text:p>526369,447857697</text:p>
          </table:table-cell>
          <table:table-cell office:value-type="float" office:value="5414.40967668827" calcext:value-type="float">
            <text:p>5414,40967668827</text:p>
          </table:table-cell>
          <table:table-cell office:value-type="float" office:value="-3978.59873705179" calcext:value-type="float">
            <text:p>-3978,59873705179</text:p>
          </table:table-cell>
          <table:table-cell office:value-type="float" office:value="-999.775276295887" calcext:value-type="float">
            <text:p>-999,775276295887</text:p>
          </table:table-cell>
          <table:table-cell office:value-type="float" office:value="-36.3090677285836" calcext:value-type="float">
            <text:p>-36,3090677285836</text:p>
          </table:table-cell>
          <table:table-cell office:value-type="float" office:value="-8.5161490313085" calcext:value-type="float">
            <text:p>-8,5161490313085</text:p>
          </table:table-cell>
          <table:table-cell office:value-type="float" office:value="415.312249782754" calcext:value-type="float">
            <text:p>415,312249782754</text:p>
          </table:table-cell>
          <table:table-cell table:number-columns-repeated="2"/>
          <table:table-cell table:formula="of:=[.K112]-[.N$2]" office:value-type="float" office:value="-1.13569572858361" calcext:value-type="float">
            <text:p>-1,13569572858361</text:p>
          </table:table-cell>
          <table:table-cell table:formula="of:=[.L112]-[.O$2]" office:value-type="float" office:value="-2.5969710313085" calcext:value-type="float">
            <text:p>-2,5969710313085</text:p>
          </table:table-cell>
        </table:table-row>
        <table:table-row table:style-name="ro1">
          <table:table-cell office:value-type="date" office:date-value="2022-08-24T16:29:28" calcext:value-type="date">
            <text:p>2022-08-24T16:29:28,000</text:p>
          </table:table-cell>
          <table:table-cell office:value-type="float" office:value="-128840.140516347" calcext:value-type="float">
            <text:p>-128840,140516347</text:p>
          </table:table-cell>
          <table:table-cell office:value-type="float" office:value="-312015.054897746" calcext:value-type="float">
            <text:p>-312015,054897746</text:p>
          </table:table-cell>
          <table:table-cell office:value-type="float" office:value="406834.147408688" calcext:value-type="float">
            <text:p>406834,147408688</text:p>
          </table:table-cell>
          <table:table-cell office:value-type="float" office:value="202.437161858715" calcext:value-type="float">
            <text:p>202,437161858715</text:p>
          </table:table-cell>
          <table:table-cell office:value-type="float" office:value="50.3159025809338" calcext:value-type="float">
            <text:p>50,3159025809338</text:p>
          </table:table-cell>
          <table:table-cell office:value-type="float" office:value="528646.573609315" calcext:value-type="float">
            <text:p>528646,573609315</text:p>
          </table:table-cell>
          <table:table-cell office:value-type="float" office:value="5416.26066218309" calcext:value-type="float">
            <text:p>5416,26066218309</text:p>
          </table:table-cell>
          <table:table-cell office:value-type="float" office:value="-3974.60249412321" calcext:value-type="float">
            <text:p>-3974,60249412321</text:p>
          </table:table-cell>
          <table:table-cell office:value-type="float" office:value="-1005.68060100374" calcext:value-type="float">
            <text:p>-1005,68060100374</text:p>
          </table:table-cell>
          <table:table-cell office:value-type="float" office:value="-36.2722555922746" calcext:value-type="float">
            <text:p>-36,2722555922746</text:p>
          </table:table-cell>
          <table:table-cell office:value-type="float" office:value="-8.56680386361905" calcext:value-type="float">
            <text:p>-8,56680386361905</text:p>
          </table:table-cell>
          <table:table-cell office:value-type="float" office:value="415.325663424786" calcext:value-type="float">
            <text:p>415,325663424786</text:p>
          </table:table-cell>
          <table:table-cell table:number-columns-repeated="2"/>
          <table:table-cell table:formula="of:=[.K113]-[.N$2]" office:value-type="float" office:value="-1.09888359227458" calcext:value-type="float">
            <text:p>-1,09888359227458</text:p>
          </table:table-cell>
          <table:table-cell table:formula="of:=[.L113]-[.O$2]" office:value-type="float" office:value="-2.64762586361905" calcext:value-type="float">
            <text:p>-2,64762586361905</text:p>
          </table:table-cell>
        </table:table-row>
        <table:table-row table:style-name="ro1">
          <table:table-cell office:value-type="date" office:date-value="2022-08-24T16:29:29" calcext:value-type="date">
            <text:p>2022-08-24T16:29:29,000</text:p>
          </table:table-cell>
          <table:table-cell office:value-type="float" office:value="-124507.016988302" calcext:value-type="float">
            <text:p>-124507,016988302</text:p>
          </table:table-cell>
          <table:table-cell office:value-type="float" office:value="-317969.799072676" calcext:value-type="float">
            <text:p>-317969,799072676</text:p>
          </table:table-cell>
          <table:table-cell office:value-type="float" office:value="406650.342118216" calcext:value-type="float">
            <text:p>406650,342118216</text:p>
          </table:table-cell>
          <table:table-cell office:value-type="float" office:value="201.38375552435" calcext:value-type="float">
            <text:p>201,38375552435</text:p>
          </table:table-cell>
          <table:table-cell office:value-type="float" office:value="49.978739869641" calcext:value-type="float">
            <text:p>49,978739869641</text:p>
          </table:table-cell>
          <table:table-cell office:value-type="float" office:value="531009.690256689" calcext:value-type="float">
            <text:p>531009,690256689</text:p>
          </table:table-cell>
          <table:table-cell office:value-type="float" office:value="5418.1053634852" calcext:value-type="float">
            <text:p>5418,1053634852</text:p>
          </table:table-cell>
          <table:table-cell office:value-type="float" office:value="-3970.6014812538" calcext:value-type="float">
            <text:p>-3970,6014812538</text:p>
          </table:table-cell>
          <table:table-cell office:value-type="float" office:value="-1011.58464158692" calcext:value-type="float">
            <text:p>-1011,58464158692</text:p>
          </table:table-cell>
          <table:table-cell office:value-type="float" office:value="-36.2354327660157" calcext:value-type="float">
            <text:p>-36,2354327660157</text:p>
          </table:table-cell>
          <table:table-cell office:value-type="float" office:value="-8.61745405993229" calcext:value-type="float">
            <text:p>-8,61745405993229</text:p>
          </table:table-cell>
          <table:table-cell office:value-type="float" office:value="415.33910562213" calcext:value-type="float">
            <text:p>415,33910562213</text:p>
          </table:table-cell>
          <table:table-cell table:number-columns-repeated="2"/>
          <table:table-cell table:formula="of:=[.K114]-[.N$2]" office:value-type="float" office:value="-1.06206076601572" calcext:value-type="float">
            <text:p>-1,06206076601572</text:p>
          </table:table-cell>
          <table:table-cell table:formula="of:=[.L114]-[.O$2]" office:value-type="float" office:value="-2.69827605993229" calcext:value-type="float">
            <text:p>-2,69827605993229</text:p>
          </table:table-cell>
        </table:table-row>
        <table:table-row table:style-name="ro1">
          <table:table-cell office:value-type="date" office:date-value="2022-08-24T16:29:30" calcext:value-type="date">
            <text:p>2022-08-24T16:29:30,000</text:p>
          </table:table-cell>
          <table:table-cell office:value-type="float" office:value="-120173.618819366" calcext:value-type="float">
            <text:p>-120173,618819366</text:p>
          </table:table-cell>
          <table:table-cell office:value-type="float" office:value="-323924.071459097" calcext:value-type="float">
            <text:p>-323924,071459097</text:p>
          </table:table-cell>
          <table:table-cell office:value-type="float" office:value="406458.562237864" calcext:value-type="float">
            <text:p>406458,562237864</text:p>
          </table:table-cell>
          <table:table-cell office:value-type="float" office:value="200.354509925429" calcext:value-type="float">
            <text:p>200,354509925429</text:p>
          </table:table-cell>
          <table:table-cell office:value-type="float" office:value="49.6348338252774" calcext:value-type="float">
            <text:p>49,6348338252774</text:p>
          </table:table-cell>
          <table:table-cell office:value-type="float" office:value="533457.651128234" calcext:value-type="float">
            <text:p>533457,651128234</text:p>
          </table:table-cell>
          <table:table-cell office:value-type="float" office:value="5419.9437789882" calcext:value-type="float">
            <text:p>5419,9437789882</text:p>
          </table:table-cell>
          <table:table-cell office:value-type="float" office:value="-3966.59570262642" calcext:value-type="float">
            <text:p>-3966,59570262642</text:p>
          </table:table-cell>
          <table:table-cell office:value-type="float" office:value="-1017.48739051361" calcext:value-type="float">
            <text:p>-1017,48739051361</text:p>
          </table:table-cell>
          <table:table-cell office:value-type="float" office:value="-36.1985991831801" calcext:value-type="float">
            <text:p>-36,1985991831801</text:p>
          </table:table-cell>
          <table:table-cell office:value-type="float" office:value="-8.66809959215607" calcext:value-type="float">
            <text:p>-8,66809959215607</text:p>
          </table:table-cell>
          <table:table-cell office:value-type="float" office:value="415.352576339226" calcext:value-type="float">
            <text:p>415,352576339226</text:p>
          </table:table-cell>
          <table:table-cell table:number-columns-repeated="2"/>
          <table:table-cell table:formula="of:=[.K115]-[.N$2]" office:value-type="float" office:value="-1.02522718318008" calcext:value-type="float">
            <text:p>-1,02522718318008</text:p>
          </table:table-cell>
          <table:table-cell table:formula="of:=[.L115]-[.O$2]" office:value-type="float" office:value="-2.74892159215607" calcext:value-type="float">
            <text:p>-2,74892159215607</text:p>
          </table:table-cell>
        </table:table-row>
        <table:table-row table:style-name="ro1">
          <table:table-cell office:value-type="date" office:date-value="2022-08-24T16:29:31" calcext:value-type="date">
            <text:p>2022-08-24T16:29:31,000</text:p>
          </table:table-cell>
          <table:table-cell office:value-type="float" office:value="-115839.950355254" calcext:value-type="float">
            <text:p>-115839,950355254</text:p>
          </table:table-cell>
          <table:table-cell office:value-type="float" office:value="-329877.864453494" calcext:value-type="float">
            <text:p>-329877,864453494</text:p>
          </table:table-cell>
          <table:table-cell office:value-type="float" office:value="406258.808091052" calcext:value-type="float">
            <text:p>406258,808091052</text:p>
          </table:table-cell>
          <table:table-cell office:value-type="float" office:value="199.349240785983" calcext:value-type="float">
            <text:p>199,349240785983</text:p>
          </table:table-cell>
          <table:table-cell office:value-type="float" office:value="49.2847445426954" calcext:value-type="float">
            <text:p>49,2847445426954</text:p>
          </table:table-cell>
          <table:table-cell office:value-type="float" office:value="535989.289730931" calcext:value-type="float">
            <text:p>535989,289730931</text:p>
          </table:table-cell>
          <table:table-cell office:value-type="float" office:value="5421.77590709264" calcext:value-type="float">
            <text:p>5421,77590709264</text:p>
          </table:table-cell>
          <table:table-cell office:value-type="float" office:value="-3962.58516243034" calcext:value-type="float">
            <text:p>-3962,58516243034</text:p>
          </table:table-cell>
          <table:table-cell office:value-type="float" office:value="-1023.38884025419" calcext:value-type="float">
            <text:p>-1023,38884025419</text:p>
          </table:table-cell>
          <table:table-cell office:value-type="float" office:value="-36.1617547771024" calcext:value-type="float">
            <text:p>-36,1617547771024</text:p>
          </table:table-cell>
          <table:table-cell office:value-type="float" office:value="-8.71874043217864" calcext:value-type="float">
            <text:p>-8,71874043217864</text:p>
          </table:table-cell>
          <table:table-cell office:value-type="float" office:value="415.366075540357" calcext:value-type="float">
            <text:p>415,366075540357</text:p>
          </table:table-cell>
          <table:table-cell table:number-columns-repeated="2"/>
          <table:table-cell table:formula="of:=[.K116]-[.N$2]" office:value-type="float" office:value="-0.98838277710243" calcext:value-type="float">
            <text:p>-0,98838277710243</text:p>
          </table:table-cell>
          <table:table-cell table:formula="of:=[.L116]-[.O$2]" office:value-type="float" office:value="-2.79956243217864" calcext:value-type="float">
            <text:p>-2,79956243217864</text:p>
          </table:table-cell>
        </table:table-row>
        <table:table-row table:style-name="ro1">
          <table:table-cell office:value-type="date" office:date-value="2022-08-24T16:29:32" calcext:value-type="date">
            <text:p>2022-08-24T16:29:32,000</text:p>
          </table:table-cell>
          <table:table-cell office:value-type="float" office:value="-111506.015941777" calcext:value-type="float">
            <text:p>-111506,015941777</text:p>
          </table:table-cell>
          <table:table-cell office:value-type="float" office:value="-335831.170452374" calcext:value-type="float">
            <text:p>-335831,170452374</text:p>
          </table:table-cell>
          <table:table-cell office:value-type="float" office:value="406051.080010804" calcext:value-type="float">
            <text:p>406051,080010804</text:p>
          </table:table-cell>
          <table:table-cell office:value-type="float" office:value="198.367713450482" calcext:value-type="float">
            <text:p>198,367713450482</text:p>
          </table:table-cell>
          <table:table-cell office:value-type="float" office:value="48.9290165195671" calcext:value-type="float">
            <text:p>48,9290165195671</text:p>
          </table:table-cell>
          <table:table-cell office:value-type="float" office:value="538603.422024554" calcext:value-type="float">
            <text:p>538603,422024554</text:p>
          </table:table-cell>
          <table:table-cell office:value-type="float" office:value="5423.60174620683" calcext:value-type="float">
            <text:p>5423,60174620683</text:p>
          </table:table-cell>
          <table:table-cell office:value-type="float" office:value="-3958.56986486036" calcext:value-type="float">
            <text:p>-3958,56986486036</text:p>
          </table:table-cell>
          <table:table-cell office:value-type="float" office:value="-1029.28898328005" calcext:value-type="float">
            <text:p>-1029,28898328005</text:p>
          </table:table-cell>
          <table:table-cell office:value-type="float" office:value="-36.124899481069" calcext:value-type="float">
            <text:p>-36,124899481069</text:p>
          </table:table-cell>
          <table:table-cell office:value-type="float" office:value="-8.76937655185834" calcext:value-type="float">
            <text:p>-8,76937655185834</text:p>
          </table:table-cell>
          <table:table-cell office:value-type="float" office:value="415.379603189682" calcext:value-type="float">
            <text:p>415,379603189682</text:p>
          </table:table-cell>
          <table:table-cell table:number-columns-repeated="2"/>
          <table:table-cell table:formula="of:=[.K117]-[.N$2]" office:value-type="float" office:value="-0.95152748106895" calcext:value-type="float">
            <text:p>-0,95152748106895</text:p>
          </table:table-cell>
          <table:table-cell table:formula="of:=[.L117]-[.O$2]" office:value-type="float" office:value="-2.85019855185834" calcext:value-type="float">
            <text:p>-2,85019855185834</text:p>
          </table:table-cell>
        </table:table-row>
        <table:table-row table:style-name="ro1">
          <table:table-cell office:value-type="date" office:date-value="2022-08-24T16:29:33" calcext:value-type="date">
            <text:p>2022-08-24T16:29:33,000</text:p>
          </table:table-cell>
          <table:table-cell office:value-type="float" office:value="-107171.819926035" calcext:value-type="float">
            <text:p>-107171,819926035</text:p>
          </table:table-cell>
          <table:table-cell office:value-type="float" office:value="-341783.981853159" calcext:value-type="float">
            <text:p>-341783,981853159</text:p>
          </table:table-cell>
          <table:table-cell office:value-type="float" office:value="405835.37833968" calcext:value-type="float">
            <text:p>405835,37833968</text:p>
          </table:table-cell>
          <table:table-cell office:value-type="float" office:value="197.409648652643" calcext:value-type="float">
            <text:p>197,409648652643</text:p>
          </table:table-cell>
          <table:table-cell office:value-type="float" office:value="48.5681775514101" calcext:value-type="float">
            <text:p>48,5681775514101</text:p>
          </table:table-cell>
          <table:table-cell office:value-type="float" office:value="541298.848649958" calcext:value-type="float">
            <text:p>541298,848649958</text:p>
          </table:table-cell>
          <table:table-cell office:value-type="float" office:value="5425.42129474598" calcext:value-type="float">
            <text:p>5425,42129474598</text:p>
          </table:table-cell>
          <table:table-cell office:value-type="float" office:value="-3954.5498141178" calcext:value-type="float">
            <text:p>-3954,5498141178</text:p>
          </table:table-cell>
          <table:table-cell office:value-type="float" office:value="-1035.18781206447" calcext:value-type="float">
            <text:p>-1035,18781206447</text:p>
          </table:table-cell>
          <table:table-cell office:value-type="float" office:value="-36.0880332283276" calcext:value-type="float">
            <text:p>-36,0880332283276</text:p>
          </table:table-cell>
          <table:table-cell office:value-type="float" office:value="-8.82000792303088" calcext:value-type="float">
            <text:p>-8,82000792303088</text:p>
          </table:table-cell>
          <table:table-cell office:value-type="float" office:value="415.393159251207" calcext:value-type="float">
            <text:p>415,393159251207</text:p>
          </table:table-cell>
          <table:table-cell table:number-columns-repeated="2"/>
          <table:table-cell table:formula="of:=[.K118]-[.N$2]" office:value-type="float" office:value="-0.91466122832756" calcext:value-type="float">
            <text:p>-0,91466122832756</text:p>
          </table:table-cell>
          <table:table-cell table:formula="of:=[.L118]-[.O$2]" office:value-type="float" office:value="-2.90082992303088" calcext:value-type="float">
            <text:p>-2,90082992303088</text:p>
          </table:table-cell>
        </table:table-row>
        <table:table-row table:style-name="ro1">
          <table:table-cell office:value-type="date" office:date-value="2022-08-24T16:29:34" calcext:value-type="date">
            <text:p>2022-08-24T16:29:34,000</text:p>
          </table:table-cell>
          <table:table-cell office:value-type="float" office:value="-102837.366653925" calcext:value-type="float">
            <text:p>-102837,366653925</text:p>
          </table:table-cell>
          <table:table-cell office:value-type="float" office:value="-347736.291054667" calcext:value-type="float">
            <text:p>-347736,291054667</text:p>
          </table:table-cell>
          <table:table-cell office:value-type="float" office:value="405611.703429796" calcext:value-type="float">
            <text:p>405611,703429796</text:p>
          </table:table-cell>
          <table:table-cell office:value-type="float" office:value="196.474728005941" calcext:value-type="float">
            <text:p>196,474728005941</text:p>
          </table:table-cell>
          <table:table-cell office:value-type="float" office:value="48.2027378352" calcext:value-type="float">
            <text:p>48,2027378352</text:p>
          </table:table-cell>
          <table:table-cell office:value-type="float" office:value="544074.357102033" calcext:value-type="float">
            <text:p>544074,357102033</text:p>
          </table:table-cell>
          <table:table-cell office:value-type="float" office:value="5427.23455113368" calcext:value-type="float">
            <text:p>5427,23455113368</text:p>
          </table:table-cell>
          <table:table-cell office:value-type="float" office:value="-3950.52501440833" calcext:value-type="float">
            <text:p>-3950,52501440833</text:p>
          </table:table-cell>
          <table:table-cell office:value-type="float" office:value="-1041.08531908312" calcext:value-type="float">
            <text:p>-1041,08531908312</text:p>
          </table:table-cell>
          <table:table-cell office:value-type="float" office:value="-36.0511559520662" calcext:value-type="float">
            <text:p>-36,0511559520662</text:p>
          </table:table-cell>
          <table:table-cell office:value-type="float" office:value="-8.87063451751327" calcext:value-type="float">
            <text:p>-8,87063451751327</text:p>
          </table:table-cell>
          <table:table-cell office:value-type="float" office:value="415.406743688823" calcext:value-type="float">
            <text:p>415,406743688823</text:p>
          </table:table-cell>
          <table:table-cell table:number-columns-repeated="2"/>
          <table:table-cell table:formula="of:=[.K119]-[.N$2]" office:value-type="float" office:value="-0.877783952066153" calcext:value-type="float">
            <text:p>-0,877783952066153</text:p>
          </table:table-cell>
          <table:table-cell table:formula="of:=[.L119]-[.O$2]" office:value-type="float" office:value="-2.95145651751327" calcext:value-type="float">
            <text:p>-2,95145651751327</text:p>
          </table:table-cell>
        </table:table-row>
        <table:table-row table:style-name="ro1">
          <table:table-cell office:value-type="date" office:date-value="2022-08-24T16:29:35" calcext:value-type="date">
            <text:p>2022-08-24T16:29:35,000</text:p>
          </table:table-cell>
          <table:table-cell office:value-type="float" office:value="-98502.6604730213" calcext:value-type="float">
            <text:p>-98502,6604730213</text:p>
          </table:table-cell>
          <table:table-cell office:value-type="float" office:value="-353688.090455928" calcext:value-type="float">
            <text:p>-353688,090455928</text:p>
          </table:table-cell>
          <table:table-cell office:value-type="float" office:value="405380.055642831" calcext:value-type="float">
            <text:p>405380,055642831</text:p>
          </table:table-cell>
          <table:table-cell office:value-type="float" office:value="195.562599187584" calcext:value-type="float">
            <text:p>195,562599187584</text:p>
          </table:table-cell>
          <table:table-cell office:value-type="float" office:value="47.8331892663934" calcext:value-type="float">
            <text:p>47,8331892663934</text:p>
          </table:table-cell>
          <table:table-cell office:value-type="float" office:value="546928.723842155" calcext:value-type="float">
            <text:p>546928,723842155</text:p>
          </table:table-cell>
          <table:table-cell office:value-type="float" office:value="5429.04151380029" calcext:value-type="float">
            <text:p>5429,04151380029</text:p>
          </table:table-cell>
          <table:table-cell office:value-type="float" office:value="-3946.49546994451" calcext:value-type="float">
            <text:p>-3946,49546994451</text:p>
          </table:table-cell>
          <table:table-cell office:value-type="float" office:value="-1046.98149681283" calcext:value-type="float">
            <text:p>-1046,98149681283</text:p>
          </table:table-cell>
          <table:table-cell office:value-type="float" office:value="-36.0142675854369" calcext:value-type="float">
            <text:p>-36,0142675854369</text:p>
          </table:table-cell>
          <table:table-cell office:value-type="float" office:value="-8.92125630709344" calcext:value-type="float">
            <text:p>-8,92125630709344</text:p>
          </table:table-cell>
          <table:table-cell office:value-type="float" office:value="415.420356466263" calcext:value-type="float">
            <text:p>415,420356466263</text:p>
          </table:table-cell>
          <table:table-cell table:number-columns-repeated="2"/>
          <table:table-cell table:formula="of:=[.K120]-[.N$2]" office:value-type="float" office:value="-0.840895585436925" calcext:value-type="float">
            <text:p>-0,840895585436925</text:p>
          </table:table-cell>
          <table:table-cell table:formula="of:=[.L120]-[.O$2]" office:value-type="float" office:value="-3.00207830709344" calcext:value-type="float">
            <text:p>-3,00207830709344</text:p>
          </table:table-cell>
        </table:table-row>
        <table:table-row table:style-name="ro1">
          <table:table-cell office:value-type="date" office:date-value="2022-08-24T16:29:36" calcext:value-type="date">
            <text:p>2022-08-24T16:29:36,000</text:p>
          </table:table-cell>
          <table:table-cell office:value-type="float" office:value="-94167.7057310825" calcext:value-type="float">
            <text:p>-94167,7057310825</text:p>
          </table:table-cell>
          <table:table-cell office:value-type="float" office:value="-359639.372456616" calcext:value-type="float">
            <text:p>-359639,372456616</text:p>
          </table:table-cell>
          <table:table-cell office:value-type="float" office:value="405140.435350029" calcext:value-type="float">
            <text:p>405140,435350029</text:p>
          </table:table-cell>
          <table:table-cell office:value-type="float" office:value="194.672880794335" calcext:value-type="float">
            <text:p>194,672880794335</text:p>
          </table:table-cell>
          <table:table-cell office:value-type="float" office:value="47.4600049138237" calcext:value-type="float">
            <text:p>47,4600049138237</text:p>
          </table:table-cell>
          <table:table-cell office:value-type="float" office:value="549860.716344835" calcext:value-type="float">
            <text:p>549860,716344835</text:p>
          </table:table-cell>
          <table:table-cell office:value-type="float" office:value="5430.84218118379" calcext:value-type="float">
            <text:p>5430,84218118379</text:p>
          </table:table-cell>
          <table:table-cell office:value-type="float" office:value="-3942.46118494447" calcext:value-type="float">
            <text:p>-3942,46118494447</text:p>
          </table:table-cell>
          <table:table-cell office:value-type="float" office:value="-1052.8763377321" calcext:value-type="float">
            <text:p>-1052,8763377321</text:p>
          </table:table-cell>
          <table:table-cell office:value-type="float" office:value="-35.9773680615436" calcext:value-type="float">
            <text:p>-35,9773680615436</text:p>
          </table:table-cell>
          <table:table-cell office:value-type="float" office:value="-8.97187326353373" calcext:value-type="float">
            <text:p>-8,97187326353373</text:p>
          </table:table-cell>
          <table:table-cell office:value-type="float" office:value="415.433997547127" calcext:value-type="float">
            <text:p>415,433997547127</text:p>
          </table:table-cell>
          <table:table-cell table:number-columns-repeated="2"/>
          <table:table-cell table:formula="of:=[.K121]-[.N$2]" office:value-type="float" office:value="-0.803996061543643" calcext:value-type="float">
            <text:p>-0,803996061543643</text:p>
          </table:table-cell>
          <table:table-cell table:formula="of:=[.L121]-[.O$2]" office:value-type="float" office:value="-3.05269526353373" calcext:value-type="float">
            <text:p>-3,05269526353373</text:p>
          </table:table-cell>
        </table:table-row>
        <table:table-row table:style-name="ro1">
          <table:table-cell office:value-type="date" office:date-value="2022-08-24T16:29:37" calcext:value-type="date">
            <text:p>2022-08-24T16:29:37,000</text:p>
          </table:table-cell>
          <table:table-cell office:value-type="float" office:value="-89832.5067761802" calcext:value-type="float">
            <text:p>-89832,5067761802</text:p>
          </table:table-cell>
          <table:table-cell office:value-type="float" office:value="-365590.129457827" calcext:value-type="float">
            <text:p>-365590,129457827</text:p>
          </table:table-cell>
          <table:table-cell office:value-type="float" office:value="404892.842932162" calcext:value-type="float">
            <text:p>404892,842932162</text:p>
          </table:table-cell>
          <table:table-cell office:value-type="float" office:value="193.805166859684" calcext:value-type="float">
            <text:p>193,805166859684</text:p>
          </table:table-cell>
          <table:table-cell office:value-type="float" office:value="47.0836386567351" calcext:value-type="float">
            <text:p>47,0836386567351</text:p>
          </table:table-cell>
          <table:table-cell office:value-type="float" office:value="552869.095074387" calcext:value-type="float">
            <text:p>552869,095074387</text:p>
          </table:table-cell>
          <table:table-cell office:value-type="float" office:value="5432.63655172962" calcext:value-type="float">
            <text:p>5432,63655172962</text:p>
          </table:table-cell>
          <table:table-cell office:value-type="float" office:value="-3938.42216363197" calcext:value-type="float">
            <text:p>-3938,42216363197</text:p>
          </table:table-cell>
          <table:table-cell office:value-type="float" office:value="-1058.76983432181" calcext:value-type="float">
            <text:p>-1058,76983432181</text:p>
          </table:table-cell>
          <table:table-cell office:value-type="float" office:value="-35.9404573134424" calcext:value-type="float">
            <text:p>-35,9404573134424</text:p>
          </table:table-cell>
          <table:table-cell office:value-type="float" office:value="-9.02248535857722" calcext:value-type="float">
            <text:p>-9,02248535857722</text:p>
          </table:table-cell>
          <table:table-cell office:value-type="float" office:value="415.447666894881" calcext:value-type="float">
            <text:p>415,447666894881</text:p>
          </table:table-cell>
          <table:table-cell table:number-columns-repeated="2"/>
          <table:table-cell table:formula="of:=[.K122]-[.N$2]" office:value-type="float" office:value="-0.767085313442379" calcext:value-type="float">
            <text:p>-0,767085313442379</text:p>
          </table:table-cell>
          <table:table-cell table:formula="of:=[.L122]-[.O$2]" office:value-type="float" office:value="-3.10330735857722" calcext:value-type="float">
            <text:p>-3,10330735857722</text:p>
          </table:table-cell>
        </table:table-row>
        <table:table-row table:style-name="ro1">
          <table:table-cell office:value-type="date" office:date-value="2022-08-24T16:29:38" calcext:value-type="date">
            <text:p>2022-08-24T16:29:38,000</text:p>
          </table:table-cell>
          <table:table-cell office:value-type="float" office:value="-85497.067957672" calcext:value-type="float">
            <text:p>-85497,067957672</text:p>
          </table:table-cell>
          <table:table-cell office:value-type="float" office:value="-371540.353860895" calcext:value-type="float">
            <text:p>-371540,353860895</text:p>
          </table:table-cell>
          <table:table-cell office:value-type="float" office:value="404637.278779576" calcext:value-type="float">
            <text:p>404637,278779576</text:p>
          </table:table-cell>
          <table:table-cell office:value-type="float" office:value="192.959031028017" calcext:value-type="float">
            <text:p>192,959031028017</text:p>
          </table:table-cell>
          <table:table-cell office:value-type="float" office:value="46.7045249686259" calcext:value-type="float">
            <text:p>46,7045249686259</text:p>
          </table:table-cell>
          <table:table-cell office:value-type="float" office:value="555952.61538604" calcext:value-type="float">
            <text:p>555952,61538604</text:p>
          </table:table-cell>
          <table:table-cell office:value-type="float" office:value="5434.42462389022" calcext:value-type="float">
            <text:p>5434,42462389022</text:p>
          </table:table-cell>
          <table:table-cell office:value-type="float" office:value="-3934.37841023729" calcext:value-type="float">
            <text:p>-3934,37841023729</text:p>
          </table:table-cell>
          <table:table-cell office:value-type="float" office:value="-1064.66197906405" calcext:value-type="float">
            <text:p>-1064,66197906405</text:p>
          </table:table-cell>
          <table:table-cell office:value-type="float" office:value="-35.9035352741496" calcext:value-type="float">
            <text:p>-35,9035352741496</text:p>
          </table:table-cell>
          <table:table-cell office:value-type="float" office:value="-9.07309256393745" calcext:value-type="float">
            <text:p>-9,07309256393745</text:p>
          </table:table-cell>
          <table:table-cell office:value-type="float" office:value="415.461364472856" calcext:value-type="float">
            <text:p>415,461364472856</text:p>
          </table:table-cell>
          <table:table-cell table:number-columns-repeated="2"/>
          <table:table-cell table:formula="of:=[.K123]-[.N$2]" office:value-type="float" office:value="-0.730163274149589" calcext:value-type="float">
            <text:p>-0,730163274149589</text:p>
          </table:table-cell>
          <table:table-cell table:formula="of:=[.L123]-[.O$2]" office:value-type="float" office:value="-3.15391456393745" calcext:value-type="float">
            <text:p>-3,15391456393745</text:p>
          </table:table-cell>
        </table:table-row>
        <table:table-row table:style-name="ro1">
          <table:table-cell office:value-type="date" office:date-value="2022-08-24T16:29:39" calcext:value-type="date">
            <text:p>2022-08-24T16:29:39,000</text:p>
          </table:table-cell>
          <table:table-cell office:value-type="float" office:value="-81161.3936233339" calcext:value-type="float">
            <text:p>-81161,3936233339</text:p>
          </table:table-cell>
          <table:table-cell office:value-type="float" office:value="-377490.038068572" calcext:value-type="float">
            <text:p>-377490,038068572</text:p>
          </table:table-cell>
          <table:table-cell office:value-type="float" office:value="404373.743292159" calcext:value-type="float">
            <text:p>404373,743292159</text:p>
          </table:table-cell>
          <table:table-cell office:value-type="float" office:value="192.134030386617" calcext:value-type="float">
            <text:p>192,134030386617</text:p>
          </table:table-cell>
          <table:table-cell office:value-type="float" office:value="46.3230788324841" calcext:value-type="float">
            <text:p>46,3230788324841</text:p>
          </table:table-cell>
          <table:table-cell office:value-type="float" office:value="559110.029350222" calcext:value-type="float">
            <text:p>559110,029350222</text:p>
          </table:table-cell>
          <table:table-cell office:value-type="float" office:value="5436.20639612659" calcext:value-type="float">
            <text:p>5436,20639612659</text:p>
          </table:table-cell>
          <table:table-cell office:value-type="float" office:value="-3930.3299289948" calcext:value-type="float">
            <text:p>-3930,3299289948</text:p>
          </table:table-cell>
          <table:table-cell office:value-type="float" office:value="-1070.55276444331" calcext:value-type="float">
            <text:p>-1070,55276444331</text:p>
          </table:table-cell>
          <table:table-cell office:value-type="float" office:value="-35.8666018766172" calcext:value-type="float">
            <text:p>-35,8666018766172</text:p>
          </table:table-cell>
          <table:table-cell office:value-type="float" office:value="-9.12369485130822" calcext:value-type="float">
            <text:p>-9,12369485130822</text:p>
          </table:table-cell>
          <table:table-cell office:value-type="float" office:value="415.475090244243" calcext:value-type="float">
            <text:p>415,475090244243</text:p>
          </table:table-cell>
          <table:table-cell table:number-columns-repeated="2"/>
          <table:table-cell table:formula="of:=[.K124]-[.N$2]" office:value-type="float" office:value="-0.693229876617153" calcext:value-type="float">
            <text:p>-0,693229876617153</text:p>
          </table:table-cell>
          <table:table-cell table:formula="of:=[.L124]-[.O$2]" office:value-type="float" office:value="-3.20451685130822" calcext:value-type="float">
            <text:p>-3,20451685130822</text:p>
          </table:table-cell>
        </table:table-row>
        <table:table-row table:style-name="ro1">
          <table:table-cell office:value-type="date" office:date-value="2022-08-24T16:29:40" calcext:value-type="date">
            <text:p>2022-08-24T16:29:40,000</text:p>
          </table:table-cell>
          <table:table-cell office:value-type="float" office:value="-76825.4881228399" calcext:value-type="float">
            <text:p>-76825,4881228399</text:p>
          </table:table-cell>
          <table:table-cell office:value-type="float" office:value="-383439.17448404" calcext:value-type="float">
            <text:p>-383439,17448404</text:p>
          </table:table-cell>
          <table:table-cell office:value-type="float" office:value="404102.236879354" calcext:value-type="float">
            <text:p>404102,236879354</text:p>
          </table:table-cell>
          <table:table-cell office:value-type="float" office:value="191.329708963708" calcext:value-type="float">
            <text:p>191,329708963708</text:p>
          </table:table-cell>
          <table:table-cell office:value-type="float" office:value="45.9396957729776" calcext:value-type="float">
            <text:p>45,9396957729776</text:p>
          </table:table-cell>
          <table:table-cell office:value-type="float" office:value="562340.087496181" calcext:value-type="float">
            <text:p>562340,087496181</text:p>
          </table:table-cell>
          <table:table-cell office:value-type="float" office:value="5437.98186690638" calcext:value-type="float">
            <text:p>5437,98186690638</text:p>
          </table:table-cell>
          <table:table-cell office:value-type="float" office:value="-3926.2767241459" calcext:value-type="float">
            <text:p>-3926,2767241459</text:p>
          </table:table-cell>
          <table:table-cell office:value-type="float" office:value="-1076.44218294552" calcext:value-type="float">
            <text:p>-1076,44218294552</text:p>
          </table:table-cell>
          <table:table-cell office:value-type="float" office:value="-35.8296570537623" calcext:value-type="float">
            <text:p>-35,8296570537623</text:p>
          </table:table-cell>
          <table:table-cell office:value-type="float" office:value="-9.17429219235495" calcext:value-type="float">
            <text:p>-9,17429219235495</text:p>
          </table:table-cell>
          <table:table-cell office:value-type="float" office:value="415.488844172085" calcext:value-type="float">
            <text:p>415,488844172085</text:p>
          </table:table-cell>
          <table:table-cell table:number-columns-repeated="2"/>
          <table:table-cell table:formula="of:=[.K125]-[.N$2]" office:value-type="float" office:value="-0.656285053762275" calcext:value-type="float">
            <text:p>-0,656285053762275</text:p>
          </table:table-cell>
          <table:table-cell table:formula="of:=[.L125]-[.O$2]" office:value-type="float" office:value="-3.25511419235495" calcext:value-type="float">
            <text:p>-3,25511419235495</text:p>
          </table:table-cell>
        </table:table-row>
        <table:table-row table:style-name="ro1">
          <table:table-cell office:value-type="date" office:date-value="2022-08-24T16:29:41" calcext:value-type="date">
            <text:p>2022-08-24T16:29:41,000</text:p>
          </table:table-cell>
          <table:table-cell office:value-type="float" office:value="-72489.3558062332" calcext:value-type="float">
            <text:p>-72489,3558062332</text:p>
          </table:table-cell>
          <table:table-cell office:value-type="float" office:value="-389387.755511625" calcext:value-type="float">
            <text:p>-389387,755511625</text:p>
          </table:table-cell>
          <table:table-cell office:value-type="float" office:value="403822.75996015" calcext:value-type="float">
            <text:p>403822,75996015</text:p>
          </table:table-cell>
          <table:table-cell office:value-type="float" office:value="190.545600901157" calcext:value-type="float">
            <text:p>190,545600901157</text:p>
          </table:table-cell>
          <table:table-cell office:value-type="float" office:value="45.5547519916007" calcext:value-type="float">
            <text:p>45,5547519916007</text:p>
          </table:table-cell>
          <table:table-cell office:value-type="float" office:value="565641.540473662" calcext:value-type="float">
            <text:p>565641,540473662</text:p>
          </table:table-cell>
          <table:table-cell office:value-type="float" office:value="5439.75103470468" calcext:value-type="float">
            <text:p>5439,75103470468</text:p>
          </table:table-cell>
          <table:table-cell office:value-type="float" office:value="-3922.21879993764" calcext:value-type="float">
            <text:p>-3922,21879993764</text:p>
          </table:table-cell>
          <table:table-cell office:value-type="float" office:value="-1082.33022705871" calcext:value-type="float">
            <text:p>-1082,33022705871</text:p>
          </table:table-cell>
          <table:table-cell office:value-type="float" office:value="-35.792700738454" calcext:value-type="float">
            <text:p>-35,792700738454</text:p>
          </table:table-cell>
          <table:table-cell office:value-type="float" office:value="-9.22488455872046" calcext:value-type="float">
            <text:p>-9,22488455872046</text:p>
          </table:table-cell>
          <table:table-cell office:value-type="float" office:value="415.502626219313" calcext:value-type="float">
            <text:p>415,502626219313</text:p>
          </table:table-cell>
          <table:table-cell table:number-columns-repeated="2"/>
          <table:table-cell table:formula="of:=[.K126]-[.N$2]" office:value-type="float" office:value="-0.619328738453959" calcext:value-type="float">
            <text:p>-0,619328738453959</text:p>
          </table:table-cell>
          <table:table-cell table:formula="of:=[.L126]-[.O$2]" office:value-type="float" office:value="-3.30570655872046" calcext:value-type="float">
            <text:p>-3,30570655872046</text:p>
          </table:table-cell>
        </table:table-row>
        <table:table-row table:style-name="ro1">
          <table:table-cell office:value-type="date" office:date-value="2022-08-24T16:29:42" calcext:value-type="date">
            <text:p>2022-08-24T16:29:42,000</text:p>
          </table:table-cell>
          <table:table-cell office:value-type="float" office:value="-68153.0010232787" calcext:value-type="float">
            <text:p>-68153,0010232787</text:p>
          </table:table-cell>
          <table:table-cell office:value-type="float" office:value="-395335.773556656" calcext:value-type="float">
            <text:p>-395335,773556656</text:p>
          </table:table-cell>
          <table:table-cell office:value-type="float" office:value="403535.312963076" calcext:value-type="float">
            <text:p>403535,312963076</text:p>
          </table:table-cell>
          <table:table-cell office:value-type="float" office:value="189.781233316161" calcext:value-type="float">
            <text:p>189,781233316161</text:p>
          </table:table-cell>
          <table:table-cell office:value-type="float" office:value="45.1686045917331" calcext:value-type="float">
            <text:p>45,1686045917331</text:p>
          </table:table-cell>
          <table:table-cell office:value-type="float" office:value="569013.140630624" calcext:value-type="float">
            <text:p>569013,140630624</text:p>
          </table:table-cell>
          <table:table-cell office:value-type="float" office:value="5441.51389800441" calcext:value-type="float">
            <text:p>5441,51389800441</text:p>
          </table:table-cell>
          <table:table-cell office:value-type="float" office:value="-3918.1561606223" calcext:value-type="float">
            <text:p>-3918,1561606223</text:p>
          </table:table-cell>
          <table:table-cell office:value-type="float" office:value="-1088.21688927287" calcext:value-type="float">
            <text:p>-1088,21688927287</text:p>
          </table:table-cell>
          <table:table-cell office:value-type="float" office:value="-35.7557328635073" calcext:value-type="float">
            <text:p>-35,7557328635073</text:p>
          </table:table-cell>
          <table:table-cell office:value-type="float" office:value="-9.27547192202361" calcext:value-type="float">
            <text:p>-9,27547192202361</text:p>
          </table:table-cell>
          <table:table-cell office:value-type="float" office:value="415.516436348701" calcext:value-type="float">
            <text:p>415,516436348701</text:p>
          </table:table-cell>
          <table:table-cell table:number-columns-repeated="2"/>
          <table:table-cell table:formula="of:=[.K127]-[.N$2]" office:value-type="float" office:value="-0.582360863507262" calcext:value-type="float">
            <text:p>-0,582360863507262</text:p>
          </table:table-cell>
          <table:table-cell table:formula="of:=[.L127]-[.O$2]" office:value-type="float" office:value="-3.35629392202361" calcext:value-type="float">
            <text:p>-3,35629392202361</text:p>
          </table:table-cell>
        </table:table-row>
        <table:table-row table:style-name="ro1">
          <table:table-cell office:value-type="date" office:date-value="2022-08-24T16:29:43" calcext:value-type="date">
            <text:p>2022-08-24T16:29:43,000</text:p>
          </table:table-cell>
          <table:table-cell office:value-type="float" office:value="-63816.4281249692" calcext:value-type="float">
            <text:p>-63816,4281249692</text:p>
          </table:table-cell>
          <table:table-cell office:value-type="float" office:value="-401283.221024318" calcext:value-type="float">
            <text:p>-401283,221024318</text:p>
          </table:table-cell>
          <table:table-cell office:value-type="float" office:value="403239.896326258" calcext:value-type="float">
            <text:p>403239,896326258</text:p>
          </table:table-cell>
          <table:table-cell office:value-type="float" office:value="189.036128867604" calcext:value-type="float">
            <text:p>189,036128867604</text:p>
          </table:table-cell>
          <table:table-cell office:value-type="float" office:value="44.7815918813571" calcext:value-type="float">
            <text:p>44,7815918813571</text:p>
          </table:table-cell>
          <table:table-cell office:value-type="float" office:value="572453.643506173" calcext:value-type="float">
            <text:p>572453,643506173</text:p>
          </table:table-cell>
          <table:table-cell office:value-type="float" office:value="5443.27045529561" calcext:value-type="float">
            <text:p>5443,27045529561</text:p>
          </table:table-cell>
          <table:table-cell office:value-type="float" office:value="-3914.08881045865" calcext:value-type="float">
            <text:p>-3914,08881045865</text:p>
          </table:table-cell>
          <table:table-cell office:value-type="float" office:value="-1094.10216207888" calcext:value-type="float">
            <text:p>-1094,10216207888</text:p>
          </table:table-cell>
          <table:table-cell office:value-type="float" office:value="-35.7187533616958" calcext:value-type="float">
            <text:p>-35,7187533616958</text:p>
          </table:table-cell>
          <table:table-cell office:value-type="float" office:value="-9.32605425384927" calcext:value-type="float">
            <text:p>-9,32605425384927</text:p>
          </table:table-cell>
          <table:table-cell office:value-type="float" office:value="415.53027452289" calcext:value-type="float">
            <text:p>415,53027452289</text:p>
          </table:table-cell>
          <table:table-cell table:number-columns-repeated="2"/>
          <table:table-cell table:formula="of:=[.K128]-[.N$2]" office:value-type="float" office:value="-0.545381361695803" calcext:value-type="float">
            <text:p>-0,545381361695803</text:p>
          </table:table-cell>
          <table:table-cell table:formula="of:=[.L128]-[.O$2]" office:value-type="float" office:value="-3.40687625384927" calcext:value-type="float">
            <text:p>-3,40687625384927</text:p>
          </table:table-cell>
        </table:table-row>
        <table:table-row table:style-name="ro1">
          <table:table-cell office:value-type="date" office:date-value="2022-08-24T16:29:44" calcext:value-type="date">
            <text:p>2022-08-24T16:29:44,000</text:p>
          </table:table-cell>
          <table:table-cell office:value-type="float" office:value="-59479.6414627445" calcext:value-type="float">
            <text:p>-59479,6414627445</text:p>
          </table:table-cell>
          <table:table-cell office:value-type="float" office:value="-407230.090321563" calcext:value-type="float">
            <text:p>-407230,090321563</text:p>
          </table:table-cell>
          <table:table-cell office:value-type="float" office:value="402936.510497326" calcext:value-type="float">
            <text:p>402936,510497326</text:p>
          </table:table-cell>
          <table:table-cell office:value-type="float" office:value="188.309808043385" calcext:value-type="float">
            <text:p>188,309808043385</text:p>
          </table:table-cell>
          <table:table-cell office:value-type="float" office:value="44.394033741818" calcext:value-type="float">
            <text:p>44,394033741818</text:p>
          </table:table-cell>
          <table:table-cell office:value-type="float" office:value="575961.809240514" calcext:value-type="float">
            <text:p>575961,809240514</text:p>
          </table:table-cell>
          <table:table-cell office:value-type="float" office:value="5445.02070507563" calcext:value-type="float">
            <text:p>5445,02070507563</text:p>
          </table:table-cell>
          <table:table-cell office:value-type="float" office:value="-3910.01675371115" calcext:value-type="float">
            <text:p>-3910,01675371115</text:p>
          </table:table-cell>
          <table:table-cell office:value-type="float" office:value="-1099.98603797034" calcext:value-type="float">
            <text:p>-1099,98603797034</text:p>
          </table:table-cell>
          <table:table-cell office:value-type="float" office:value="-35.6817621657451" calcext:value-type="float">
            <text:p>-35,6817621657451</text:p>
          </table:table-cell>
          <table:table-cell office:value-type="float" office:value="-9.37663152576428" calcext:value-type="float">
            <text:p>-9,37663152576428</text:p>
          </table:table-cell>
          <table:table-cell office:value-type="float" office:value="415.544140704389" calcext:value-type="float">
            <text:p>415,544140704389</text:p>
          </table:table-cell>
          <table:table-cell table:number-columns-repeated="2"/>
          <table:table-cell table:formula="of:=[.K129]-[.N$2]" office:value-type="float" office:value="-0.508390165745112" calcext:value-type="float">
            <text:p>-0,508390165745112</text:p>
          </table:table-cell>
          <table:table-cell table:formula="of:=[.L129]-[.O$2]" office:value-type="float" office:value="-3.45745352576428" calcext:value-type="float">
            <text:p>-3,45745352576428</text:p>
          </table:table-cell>
        </table:table-row>
        <table:table-row table:style-name="ro1">
          <table:table-cell office:value-type="date" office:date-value="2022-08-24T16:29:45" calcext:value-type="date">
            <text:p>2022-08-24T16:29:45,000</text:p>
          </table:table-cell>
          <table:table-cell office:value-type="float" office:value="-55142.6453869687" calcext:value-type="float">
            <text:p>-55142,6453869687</text:p>
          </table:table-cell>
          <table:table-cell office:value-type="float" office:value="-413176.373856407" calcext:value-type="float">
            <text:p>-413176,373856407</text:p>
          </table:table-cell>
          <table:table-cell office:value-type="float" office:value="402625.155933461" calcext:value-type="float">
            <text:p>402625,155933461</text:p>
          </table:table-cell>
          <table:table-cell office:value-type="float" office:value="187.601791187013" calcext:value-type="float">
            <text:p>187,601791187013</text:p>
          </table:table-cell>
          <table:table-cell office:value-type="float" office:value="44.0062320525581" calcext:value-type="float">
            <text:p>44,0062320525581</text:p>
          </table:table-cell>
          <table:table-cell office:value-type="float" office:value="579536.403898708" calcext:value-type="float">
            <text:p>579536,403898708</text:p>
          </table:table-cell>
          <table:table-cell office:value-type="float" office:value="5446.76464585013" calcext:value-type="float">
            <text:p>5446,76464585013</text:p>
          </table:table-cell>
          <table:table-cell office:value-type="float" office:value="-3905.93999464881" calcext:value-type="float">
            <text:p>-3905,93999464881</text:p>
          </table:table-cell>
          <table:table-cell office:value-type="float" office:value="-1105.86850944288" calcext:value-type="float">
            <text:p>-1105,86850944288</text:p>
          </table:table-cell>
          <table:table-cell office:value-type="float" office:value="-35.6447592083193" calcext:value-type="float">
            <text:p>-35,6447592083193</text:p>
          </table:table-cell>
          <table:table-cell office:value-type="float" office:value="-9.42720370931134" calcext:value-type="float">
            <text:p>-9,42720370931134</text:p>
          </table:table-cell>
          <table:table-cell office:value-type="float" office:value="415.558034855572" calcext:value-type="float">
            <text:p>415,558034855572</text:p>
          </table:table-cell>
          <table:table-cell table:number-columns-repeated="2"/>
          <table:table-cell table:formula="of:=[.K130]-[.N$2]" office:value-type="float" office:value="-0.471387208319271" calcext:value-type="float">
            <text:p>-0,471387208319271</text:p>
          </table:table-cell>
          <table:table-cell table:formula="of:=[.L130]-[.O$2]" office:value-type="float" office:value="-3.50802570931134" calcext:value-type="float">
            <text:p>-3,50802570931134</text:p>
          </table:table-cell>
        </table:table-row>
        <table:table-row table:style-name="ro1">
          <table:table-cell office:value-type="date" office:date-value="2022-08-24T16:29:46" calcext:value-type="date">
            <text:p>2022-08-24T16:29:46,000</text:p>
          </table:table-cell>
          <table:table-cell office:value-type="float" office:value="-50805.4442498492" calcext:value-type="float">
            <text:p>-50805,4442498492</text:p>
          </table:table-cell>
          <table:table-cell office:value-type="float" office:value="-419122.064037615" calcext:value-type="float">
            <text:p>-419122,064037615</text:p>
          </table:table-cell>
          <table:table-cell office:value-type="float" office:value="402305.833101373" calcext:value-type="float">
            <text:p>402305,833101373</text:p>
          </table:table-cell>
          <table:table-cell office:value-type="float" office:value="186.911600282456" calcext:value-type="float">
            <text:p>186,911600282456</text:p>
          </table:table-cell>
          <table:table-cell office:value-type="float" office:value="43.6184711619799" calcext:value-type="float">
            <text:p>43,6184711619799</text:p>
          </table:table-cell>
          <table:table-cell office:value-type="float" office:value="583176.200711213" calcext:value-type="float">
            <text:p>583176,200711213</text:p>
          </table:table-cell>
          <table:table-cell office:value-type="float" office:value="5448.50227613137" calcext:value-type="float">
            <text:p>5448,50227613137</text:p>
          </table:table-cell>
          <table:table-cell office:value-type="float" office:value="-3901.85853754758" calcext:value-type="float">
            <text:p>-3901,85853754758</text:p>
          </table:table-cell>
          <table:table-cell office:value-type="float" office:value="-1111.74956899387" calcext:value-type="float">
            <text:p>-1111,74956899387</text:p>
          </table:table-cell>
          <table:table-cell office:value-type="float" office:value="-35.6077444220456" calcext:value-type="float">
            <text:p>-35,6077444220456</text:p>
          </table:table-cell>
          <table:table-cell office:value-type="float" office:value="-9.47777077600599" calcext:value-type="float">
            <text:p>-9,47777077600599</text:p>
          </table:table-cell>
          <table:table-cell office:value-type="float" office:value="415.571956938664" calcext:value-type="float">
            <text:p>415,571956938664</text:p>
          </table:table-cell>
          <table:table-cell table:number-columns-repeated="2"/>
          <table:table-cell table:formula="of:=[.K131]-[.N$2]" office:value-type="float" office:value="-0.434372422045584" calcext:value-type="float">
            <text:p>-0,434372422045584</text:p>
          </table:table-cell>
          <table:table-cell table:formula="of:=[.L131]-[.O$2]" office:value-type="float" office:value="-3.55859277600599" calcext:value-type="float">
            <text:p>-3,55859277600599</text:p>
          </table:table-cell>
        </table:table-row>
        <table:table-row table:style-name="ro1">
          <table:table-cell office:value-type="date" office:date-value="2022-08-24T16:29:47" calcext:value-type="date">
            <text:p>2022-08-24T16:29:47,000</text:p>
          </table:table-cell>
          <table:table-cell office:value-type="float" office:value="-46468.0424039542" calcext:value-type="float">
            <text:p>-46468,0424039542</text:p>
          </table:table-cell>
          <table:table-cell office:value-type="float" office:value="-425067.153273966" calcext:value-type="float">
            <text:p>-425067,153273966</text:p>
          </table:table-cell>
          <table:table-cell office:value-type="float" office:value="401978.542477395" calcext:value-type="float">
            <text:p>401978,542477395</text:p>
          </table:table-cell>
          <table:table-cell office:value-type="float" office:value="186.238760514434" calcext:value-type="float">
            <text:p>186,238760514434</text:p>
          </table:table-cell>
          <table:table-cell office:value-type="float" office:value="43.231018395915" calcext:value-type="float">
            <text:p>43,231018395915</text:p>
          </table:table-cell>
          <table:table-cell office:value-type="float" office:value="586879.981230865" calcext:value-type="float">
            <text:p>586879,981230865</text:p>
          </table:table-cell>
          <table:table-cell office:value-type="float" office:value="5450.23359443923" calcext:value-type="float">
            <text:p>5450,23359443923</text:p>
          </table:table-cell>
          <table:table-cell office:value-type="float" office:value="-3897.77238668917" calcext:value-type="float">
            <text:p>-3897,77238668917</text:p>
          </table:table-cell>
          <table:table-cell office:value-type="float" office:value="-1117.62920912169" calcext:value-type="float">
            <text:p>-1117,62920912169</text:p>
          </table:table-cell>
          <table:table-cell office:value-type="float" office:value="-35.5707177395016" calcext:value-type="float">
            <text:p>-35,5707177395016</text:p>
          </table:table-cell>
          <table:table-cell office:value-type="float" office:value="-9.52833269733018" calcext:value-type="float">
            <text:p>-9,52833269733018</text:p>
          </table:table-cell>
          <table:table-cell office:value-type="float" office:value="415.585906915777" calcext:value-type="float">
            <text:p>415,585906915777</text:p>
          </table:table-cell>
          <table:table-cell table:number-columns-repeated="2"/>
          <table:table-cell table:formula="of:=[.K132]-[.N$2]" office:value-type="float" office:value="-0.39734573950156" calcext:value-type="float">
            <text:p>-0,39734573950156</text:p>
          </table:table-cell>
          <table:table-cell table:formula="of:=[.L132]-[.O$2]" office:value-type="float" office:value="-3.60915469733018" calcext:value-type="float">
            <text:p>-3,60915469733018</text:p>
          </table:table-cell>
        </table:table-row>
        <table:table-row table:style-name="ro1">
          <table:table-cell office:value-type="date" office:date-value="2022-08-24T16:29:48" calcext:value-type="date">
            <text:p>2022-08-24T16:29:48,000</text:p>
          </table:table-cell>
          <table:table-cell office:value-type="float" office:value="-42130.4442008195" calcext:value-type="float">
            <text:p>-42130,4442008195</text:p>
          </table:table-cell>
          <table:table-cell office:value-type="float" office:value="-431011.633977136" calcext:value-type="float">
            <text:p>-431011,633977136</text:p>
          </table:table-cell>
          <table:table-cell office:value-type="float" office:value="401643.284547278" calcext:value-type="float">
            <text:p>401643,284547278</text:p>
          </table:table-cell>
          <table:table-cell office:value-type="float" office:value="185.582801622889" calcext:value-type="float">
            <text:p>185,582801622889</text:p>
          </table:table-cell>
          <table:table-cell office:value-type="float" office:value="42.8441245955077" calcext:value-type="float">
            <text:p>42,8441245955077</text:p>
          </table:table-cell>
          <table:table-cell office:value-type="float" office:value="590646.536410843" calcext:value-type="float">
            <text:p>590646,536410843</text:p>
          </table:table-cell>
          <table:table-cell office:value-type="float" office:value="5451.95859930163" calcext:value-type="float">
            <text:p>5451,95859930163</text:p>
          </table:table-cell>
          <table:table-cell office:value-type="float" office:value="-3893.6815463597" calcext:value-type="float">
            <text:p>-3893,6815463597</text:p>
          </table:table-cell>
          <table:table-cell office:value-type="float" office:value="-1123.50742232856" calcext:value-type="float">
            <text:p>-1123,50742232856</text:p>
          </table:table-cell>
          <table:table-cell office:value-type="float" office:value="-35.5336790932031" calcext:value-type="float">
            <text:p>-35,5336790932031</text:p>
          </table:table-cell>
          <table:table-cell office:value-type="float" office:value="-9.57888944475649" calcext:value-type="float">
            <text:p>-9,57888944475649</text:p>
          </table:table-cell>
          <table:table-cell office:value-type="float" office:value="415.59988474887" calcext:value-type="float">
            <text:p>415,59988474887</text:p>
          </table:table-cell>
          <table:table-cell table:number-columns-repeated="2"/>
          <table:table-cell table:formula="of:=[.K133]-[.N$2]" office:value-type="float" office:value="-0.36030709320309" calcext:value-type="float">
            <text:p>-0,36030709320309</text:p>
          </table:table-cell>
          <table:table-cell table:formula="of:=[.L133]-[.O$2]" office:value-type="float" office:value="-3.65971144475649" calcext:value-type="float">
            <text:p>-3,65971144475649</text:p>
          </table:table-cell>
        </table:table-row>
        <table:table-row table:style-name="ro1">
          <table:table-cell office:value-type="date" office:date-value="2022-08-24T16:29:49" calcext:value-type="date">
            <text:p>2022-08-24T16:29:49,000</text:p>
          </table:table-cell>
          <table:table-cell office:value-type="float" office:value="-37792.6539944417" calcext:value-type="float">
            <text:p>-37792,6539944417</text:p>
          </table:table-cell>
          <table:table-cell office:value-type="float" office:value="-436955.49855717" calcext:value-type="float">
            <text:p>-436955,49855717</text:p>
          </table:table-cell>
          <table:table-cell office:value-type="float" office:value="401300.059806456" calcext:value-type="float">
            <text:p>401300,059806456</text:p>
          </table:table-cell>
          <table:table-cell office:value-type="float" office:value="184.94325907005" calcext:value-type="float">
            <text:p>184,94325907005</text:p>
          </table:table-cell>
          <table:table-cell office:value-type="float" office:value="42.4580246782486" calcext:value-type="float">
            <text:p>42,4580246782486</text:p>
          </table:table-cell>
          <table:table-cell office:value-type="float" office:value="594474.667598169" calcext:value-type="float">
            <text:p>594474,667598169</text:p>
          </table:table-cell>
          <table:table-cell office:value-type="float" office:value="5453.67728925303" calcext:value-type="float">
            <text:p>5453,67728925303</text:p>
          </table:table-cell>
          <table:table-cell office:value-type="float" office:value="-3889.58602085296" calcext:value-type="float">
            <text:p>-3889,58602085296</text:p>
          </table:table-cell>
          <table:table-cell office:value-type="float" office:value="-1129.38420111609" calcext:value-type="float">
            <text:p>-1129,38420111609</text:p>
          </table:table-cell>
          <table:table-cell office:value-type="float" office:value="-35.4966284156337" calcext:value-type="float">
            <text:p>-35,4966284156337</text:p>
          </table:table-cell>
          <table:table-cell office:value-type="float" office:value="-9.62944098970947" calcext:value-type="float">
            <text:p>-9,62944098970947</text:p>
          </table:table-cell>
          <table:table-cell office:value-type="float" office:value="415.613890399759" calcext:value-type="float">
            <text:p>415,613890399759</text:p>
          </table:table-cell>
          <table:table-cell table:number-columns-repeated="2"/>
          <table:table-cell table:formula="of:=[.K134]-[.N$2]" office:value-type="float" office:value="-0.323256415633722" calcext:value-type="float">
            <text:p>-0,323256415633722</text:p>
          </table:table-cell>
          <table:table-cell table:formula="of:=[.L134]-[.O$2]" office:value-type="float" office:value="-3.71026298970947" calcext:value-type="float">
            <text:p>-3,71026298970947</text:p>
          </table:table-cell>
        </table:table-row>
        <table:table-row table:style-name="ro1">
          <table:table-cell office:value-type="date" office:date-value="2022-08-24T16:29:50" calcext:value-type="date">
            <text:p>2022-08-24T16:29:50,000</text:p>
          </table:table-cell>
          <table:table-cell office:value-type="float" office:value="-33454.6761369157" calcext:value-type="float">
            <text:p>-33454,6761369157</text:p>
          </table:table-cell>
          <table:table-cell office:value-type="float" office:value="-442898.739427621" calcext:value-type="float">
            <text:p>-442898,739427621</text:p>
          </table:table-cell>
          <table:table-cell office:value-type="float" office:value="400948.868759781" calcext:value-type="float">
            <text:p>400948,868759781</text:p>
          </table:table-cell>
          <table:table-cell office:value-type="float" office:value="184.319675035099" calcext:value-type="float">
            <text:p>184,319675035099</text:p>
          </table:table-cell>
          <table:table-cell office:value-type="float" office:value="42.0729382147801" calcext:value-type="float">
            <text:p>42,0729382147801</text:p>
          </table:table-cell>
          <table:table-cell office:value-type="float" office:value="598363.187455369" calcext:value-type="float">
            <text:p>598363,187455369</text:p>
          </table:table-cell>
          <table:table-cell office:value-type="float" office:value="5455.3896628364" calcext:value-type="float">
            <text:p>5455,3896628364</text:p>
          </table:table-cell>
          <table:table-cell office:value-type="float" office:value="-3885.48581446634" calcext:value-type="float">
            <text:p>-3885,48581446634</text:p>
          </table:table-cell>
          <table:table-cell office:value-type="float" office:value="-1135.25953799034" calcext:value-type="float">
            <text:p>-1135,25953799034</text:p>
          </table:table-cell>
          <table:table-cell office:value-type="float" office:value="-35.4595656392074" calcext:value-type="float">
            <text:p>-35,4595656392074</text:p>
          </table:table-cell>
          <table:table-cell office:value-type="float" office:value="-9.679987303609" calcext:value-type="float">
            <text:p>-9,679987303609</text:p>
          </table:table-cell>
          <table:table-cell office:value-type="float" office:value="415.627923830151" calcext:value-type="float">
            <text:p>415,627923830151</text:p>
          </table:table-cell>
          <table:table-cell table:number-columns-repeated="2"/>
          <table:table-cell table:formula="of:=[.K135]-[.N$2]" office:value-type="float" office:value="-0.286193639207426" calcext:value-type="float">
            <text:p>-0,286193639207426</text:p>
          </table:table-cell>
          <table:table-cell table:formula="of:=[.L135]-[.O$2]" office:value-type="float" office:value="-3.760809303609" calcext:value-type="float">
            <text:p>-3,760809303609</text:p>
          </table:table-cell>
        </table:table-row>
        <table:table-row table:style-name="ro1">
          <table:table-cell office:value-type="date" office:date-value="2022-08-24T16:29:51" calcext:value-type="date">
            <text:p>2022-08-24T16:29:51,000</text:p>
          </table:table-cell>
          <table:table-cell office:value-type="float" office:value="-29116.5149833008" calcext:value-type="float">
            <text:p>-29116,5149833008</text:p>
          </table:table-cell>
          <table:table-cell office:value-type="float" office:value="-448841.349000738" calcext:value-type="float">
            <text:p>-448841,349000738</text:p>
          </table:table-cell>
          <table:table-cell office:value-type="float" office:value="400589.711921753" calcext:value-type="float">
            <text:p>400589,711921753</text:p>
          </table:table-cell>
          <table:table-cell office:value-type="float" office:value="183.711599255103" calcext:value-type="float">
            <text:p>183,711599255103</text:p>
          </table:table-cell>
          <table:table-cell office:value-type="float" office:value="41.6890700171776" calcext:value-type="float">
            <text:p>41,6890700171776</text:p>
          </table:table-cell>
          <table:table-cell office:value-type="float" office:value="602310.920800153" calcext:value-type="float">
            <text:p>602310,920800153</text:p>
          </table:table-cell>
          <table:table-cell office:value-type="float" office:value="5457.09571860091" calcext:value-type="float">
            <text:p>5457,09571860091</text:p>
          </table:table-cell>
          <table:table-cell office:value-type="float" office:value="-3881.38093150528" calcext:value-type="float">
            <text:p>-3881,38093150528</text:p>
          </table:table-cell>
          <table:table-cell office:value-type="float" office:value="-1141.13342545708" calcext:value-type="float">
            <text:p>-1141,13342545708</text:p>
          </table:table-cell>
          <table:table-cell office:value-type="float" office:value="-35.4224906963098" calcext:value-type="float">
            <text:p>-35,4224906963098</text:p>
          </table:table-cell>
          <table:table-cell office:value-type="float" office:value="-9.73052835782919" calcext:value-type="float">
            <text:p>-9,73052835782919</text:p>
          </table:table-cell>
          <table:table-cell office:value-type="float" office:value="415.641985001596" calcext:value-type="float">
            <text:p>415,641985001596</text:p>
          </table:table-cell>
          <table:table-cell table:number-columns-repeated="2"/>
          <table:table-cell table:formula="of:=[.K136]-[.N$2]" office:value-type="float" office:value="-0.249118696309807" calcext:value-type="float">
            <text:p>-0,249118696309807</text:p>
          </table:table-cell>
          <table:table-cell table:formula="of:=[.L136]-[.O$2]" office:value-type="float" office:value="-3.81135035782919" calcext:value-type="float">
            <text:p>-3,81135035782919</text:p>
          </table:table-cell>
        </table:table-row>
        <table:table-row table:style-name="ro1">
          <table:table-cell office:value-type="date" office:date-value="2022-08-24T16:29:52" calcext:value-type="date">
            <text:p>2022-08-24T16:29:52,000</text:p>
          </table:table-cell>
          <table:table-cell office:value-type="float" office:value="-24778.1748863994" calcext:value-type="float">
            <text:p>-24778,1748863994</text:p>
          </table:table-cell>
          <table:table-cell office:value-type="float" office:value="-454783.319691554" calcext:value-type="float">
            <text:p>-454783,319691554</text:p>
          </table:table-cell>
          <table:table-cell office:value-type="float" office:value="400222.589816324" calcext:value-type="float">
            <text:p>400222,589816324</text:p>
          </table:table-cell>
          <table:table-cell office:value-type="float" office:value="183.118589724669" calcext:value-type="float">
            <text:p>183,118589724669</text:p>
          </table:table-cell>
          <table:table-cell office:value-type="float" office:value="41.3066107326428" calcext:value-type="float">
            <text:p>41,3066107326428</text:p>
          </table:table-cell>
          <table:table-cell office:value-type="float" office:value="606316.70537736" calcext:value-type="float">
            <text:p>606316,70537736</text:p>
          </table:table-cell>
          <table:table-cell office:value-type="float" office:value="5458.79545510452" calcext:value-type="float">
            <text:p>5458,79545510452</text:p>
          </table:table-cell>
          <table:table-cell office:value-type="float" office:value="-3877.27137627862" calcext:value-type="float">
            <text:p>-3877,27137627862</text:p>
          </table:table-cell>
          <table:table-cell office:value-type="float" office:value="-1147.00585602581" calcext:value-type="float">
            <text:p>-1147,00585602581</text:p>
          </table:table-cell>
          <table:table-cell office:value-type="float" office:value="-35.385403519253" calcext:value-type="float">
            <text:p>-35,385403519253</text:p>
          </table:table-cell>
          <table:table-cell office:value-type="float" office:value="-9.78106412373288" calcext:value-type="float">
            <text:p>-9,78106412373288</text:p>
          </table:table-cell>
          <table:table-cell office:value-type="float" office:value="415.656073875519" calcext:value-type="float">
            <text:p>415,656073875519</text:p>
          </table:table-cell>
          <table:table-cell table:number-columns-repeated="2"/>
          <table:table-cell table:formula="of:=[.K137]-[.N$2]" office:value-type="float" office:value="-0.212031519253031" calcext:value-type="float">
            <text:p>-0,212031519253031</text:p>
          </table:table-cell>
          <table:table-cell table:formula="of:=[.L137]-[.O$2]" office:value-type="float" office:value="-3.86188612373288" calcext:value-type="float">
            <text:p>-3,86188612373288</text:p>
          </table:table-cell>
        </table:table-row>
        <table:table-row table:style-name="ro1">
          <table:table-cell office:value-type="date" office:date-value="2022-08-24T16:29:53" calcext:value-type="date">
            <text:p>2022-08-24T16:29:53,000</text:p>
          </table:table-cell>
          <table:table-cell office:value-type="float" office:value="-20439.6602006787" calcext:value-type="float">
            <text:p>-20439,6602006787</text:p>
          </table:table-cell>
          <table:table-cell office:value-type="float" office:value="-460724.643915175" calcext:value-type="float">
            <text:p>-460724,643915175</text:p>
          </table:table-cell>
          <table:table-cell office:value-type="float" office:value="399847.502977029" calcext:value-type="float">
            <text:p>399847,502977029</text:p>
          </table:table-cell>
          <table:table-cell office:value-type="float" office:value="182.540213271265" calcext:value-type="float">
            <text:p>182,540213271265</text:p>
          </table:table-cell>
          <table:table-cell office:value-type="float" office:value="40.9257374393092" calcext:value-type="float">
            <text:p>40,9257374393092</text:p>
          </table:table-cell>
          <table:table-cell office:value-type="float" office:value="610379.392555851" calcext:value-type="float">
            <text:p>610379,392555851</text:p>
          </table:table-cell>
          <table:table-cell office:value-type="float" office:value="5460.48887091199" calcext:value-type="float">
            <text:p>5460,48887091199</text:p>
          </table:table-cell>
          <table:table-cell office:value-type="float" office:value="-3873.15715310205" calcext:value-type="float">
            <text:p>-3873,15715310205</text:p>
          </table:table-cell>
          <table:table-cell office:value-type="float" office:value="-1152.8768222071" calcext:value-type="float">
            <text:p>-1152,8768222071</text:p>
          </table:table-cell>
          <table:table-cell office:value-type="float" office:value="-35.3483040403096" calcext:value-type="float">
            <text:p>-35,3483040403096</text:p>
          </table:table-cell>
          <table:table-cell office:value-type="float" office:value="-9.83159457264835" calcext:value-type="float">
            <text:p>-9,83159457264835</text:p>
          </table:table-cell>
          <table:table-cell office:value-type="float" office:value="415.670190413205" calcext:value-type="float">
            <text:p>415,670190413205</text:p>
          </table:table-cell>
          <table:table-cell table:number-columns-repeated="2"/>
          <table:table-cell table:formula="of:=[.K138]-[.N$2]" office:value-type="float" office:value="-0.174932040309585" calcext:value-type="float">
            <text:p>-0,174932040309585</text:p>
          </table:table-cell>
          <table:table-cell table:formula="of:=[.L138]-[.O$2]" office:value-type="float" office:value="-3.91241657264835" calcext:value-type="float">
            <text:p>-3,91241657264835</text:p>
          </table:table-cell>
        </table:table-row>
        <table:table-row table:style-name="ro1">
          <table:table-cell office:value-type="date" office:date-value="2022-08-24T16:29:54" calcext:value-type="date">
            <text:p>2022-08-24T16:29:54,000</text:p>
          </table:table-cell>
          <table:table-cell office:value-type="float" office:value="-16100.9752814699" calcext:value-type="float">
            <text:p>-16100,9752814699</text:p>
          </table:table-cell>
          <table:table-cell office:value-type="float" office:value="-466665.314087528" calcext:value-type="float">
            <text:p>-466665,314087528</text:p>
          </table:table-cell>
          <table:table-cell office:value-type="float" office:value="399464.451946956" calcext:value-type="float">
            <text:p>399464,451946956</text:p>
          </table:table-cell>
          <table:table-cell office:value-type="float" office:value="181.976046017584" calcext:value-type="float">
            <text:p>181,976046017584</text:p>
          </table:table-cell>
          <table:table-cell office:value-type="float" office:value="40.5466142398331" calcext:value-type="float">
            <text:p>40,5466142398331</text:p>
          </table:table-cell>
          <table:table-cell office:value-type="float" office:value="614497.847959379" calcext:value-type="float">
            <text:p>614497,847959379</text:p>
          </table:table-cell>
          <table:table-cell office:value-type="float" office:value="5462.17596459528" calcext:value-type="float">
            <text:p>5462,17596459528</text:p>
          </table:table-cell>
          <table:table-cell office:value-type="float" office:value="-3869.03826629739" calcext:value-type="float">
            <text:p>-3869,03826629739</text:p>
          </table:table-cell>
          <table:table-cell office:value-type="float" office:value="-1158.74631651332" calcext:value-type="float">
            <text:p>-1158,74631651332</text:p>
          </table:table-cell>
          <table:table-cell office:value-type="float" office:value="-35.3111921917049" calcext:value-type="float">
            <text:p>-35,3111921917049</text:p>
          </table:table-cell>
          <table:table-cell office:value-type="float" office:value="-9.88211967587545" calcext:value-type="float">
            <text:p>-9,88211967587545</text:p>
          </table:table-cell>
          <table:table-cell office:value-type="float" office:value="415.684334575807" calcext:value-type="float">
            <text:p>415,684334575807</text:p>
          </table:table-cell>
          <table:table-cell table:number-columns-repeated="2"/>
          <table:table-cell table:formula="of:=[.K139]-[.N$2]" office:value-type="float" office:value="-0.137820191704947" calcext:value-type="float">
            <text:p>-0,137820191704947</text:p>
          </table:table-cell>
          <table:table-cell table:formula="of:=[.L139]-[.O$2]" office:value-type="float" office:value="-3.96294167587545" calcext:value-type="float">
            <text:p>-3,96294167587545</text:p>
          </table:table-cell>
        </table:table-row>
        <table:table-row table:style-name="ro1">
          <table:table-cell office:value-type="date" office:date-value="2022-08-24T16:29:55" calcext:value-type="date">
            <text:p>2022-08-24T16:29:55,000</text:p>
          </table:table-cell>
          <table:table-cell office:value-type="float" office:value="-11762.1244832532" calcext:value-type="float">
            <text:p>-11762,1244832532</text:p>
          </table:table-cell>
          <table:table-cell office:value-type="float" office:value="-472605.322626312" calcext:value-type="float">
            <text:p>-472605,322626312</text:p>
          </table:table-cell>
          <table:table-cell office:value-type="float" office:value="399073.437278676" calcext:value-type="float">
            <text:p>399073,437278676</text:p>
          </table:table-cell>
          <table:table-cell office:value-type="float" office:value="181.425673743804" calcext:value-type="float">
            <text:p>181,425673743804</text:p>
          </table:table-cell>
          <table:table-cell office:value-type="float" office:value="40.169392849779" calcext:value-type="float">
            <text:p>40,169392849779</text:p>
          </table:table-cell>
          <table:table-cell office:value-type="float" office:value="618670.952032256" calcext:value-type="float">
            <text:p>618670,952032256</text:p>
          </table:table-cell>
          <table:table-cell office:value-type="float" office:value="5463.85673473442" calcext:value-type="float">
            <text:p>5463,85673473442</text:p>
          </table:table-cell>
          <table:table-cell office:value-type="float" office:value="-3864.91472019109" calcext:value-type="float">
            <text:p>-3864,91472019109</text:p>
          </table:table-cell>
          <table:table-cell office:value-type="float" office:value="-1164.61433145957" calcext:value-type="float">
            <text:p>-1164,61433145957</text:p>
          </table:table-cell>
          <table:table-cell office:value-type="float" office:value="-35.2740679056024" calcext:value-type="float">
            <text:p>-35,2740679056024</text:p>
          </table:table-cell>
          <table:table-cell office:value-type="float" office:value="-9.93263940469341" calcext:value-type="float">
            <text:p>-9,93263940469341</text:p>
          </table:table-cell>
          <table:table-cell office:value-type="float" office:value="415.698506324339" calcext:value-type="float">
            <text:p>415,698506324339</text:p>
          </table:table-cell>
          <table:table-cell table:number-columns-repeated="2"/>
          <table:table-cell table:formula="of:=[.K140]-[.N$2]" office:value-type="float" office:value="-0.100695905602407" calcext:value-type="float">
            <text:p>-0,100695905602407</text:p>
          </table:table-cell>
          <table:table-cell table:formula="of:=[.L140]-[.O$2]" office:value-type="float" office:value="-4.01346140469341" calcext:value-type="float">
            <text:p>-4,01346140469341</text:p>
          </table:table-cell>
        </table:table-row>
        <table:table-row table:style-name="ro1">
          <table:table-cell office:value-type="date" office:date-value="2022-08-24T16:29:56" calcext:value-type="date">
            <text:p>2022-08-24T16:29:56,000</text:p>
          </table:table-cell>
          <table:table-cell office:value-type="float" office:value="-7423.11216160102" calcext:value-type="float">
            <text:p>-7423,11216160102</text:p>
          </table:table-cell>
          <table:table-cell office:value-type="float" office:value="-478544.661949316" calcext:value-type="float">
            <text:p>-478544,661949316</text:p>
          </table:table-cell>
          <table:table-cell office:value-type="float" office:value="398674.459534365" calcext:value-type="float">
            <text:p>398674,459534365</text:p>
          </table:table-cell>
          <table:table-cell office:value-type="float" office:value="180.888692161625" calcext:value-type="float">
            <text:p>180,888692161625</text:p>
          </table:table-cell>
          <table:table-cell office:value-type="float" office:value="39.7942131782565" calcext:value-type="float">
            <text:p>39,7942131782565</text:p>
          </table:table-cell>
          <table:table-cell office:value-type="float" office:value="622897.600540704" calcext:value-type="float">
            <text:p>622897,600540704</text:p>
          </table:table-cell>
          <table:table-cell office:value-type="float" office:value="5465.5311799166" calcext:value-type="float">
            <text:p>5465,5311799166</text:p>
          </table:table-cell>
          <table:table-cell office:value-type="float" office:value="-3860.78651911599" calcext:value-type="float">
            <text:p>-3860,78651911599</text:p>
          </table:table-cell>
          <table:table-cell office:value-type="float" office:value="-1170.48085956204" calcext:value-type="float">
            <text:p>-1170,48085956204</text:p>
          </table:table-cell>
          <table:table-cell office:value-type="float" office:value="-35.23693111412" calcext:value-type="float">
            <text:p>-35,23693111412</text:p>
          </table:table-cell>
          <table:table-cell office:value-type="float" office:value="-9.98315373034632" calcext:value-type="float">
            <text:p>-9,98315373034632</text:p>
          </table:table-cell>
          <table:table-cell office:value-type="float" office:value="415.712705619691" calcext:value-type="float">
            <text:p>415,712705619691</text:p>
          </table:table-cell>
          <table:table-cell table:number-columns-repeated="2"/>
          <table:table-cell table:formula="of:=[.K141]-[.N$2]" office:value-type="float" office:value="-0.0635591141199541" calcext:value-type="float">
            <text:p>-0,0635591141199541</text:p>
          </table:table-cell>
          <table:table-cell table:formula="of:=[.L141]-[.O$2]" office:value-type="float" office:value="-4.06397573034632" calcext:value-type="float">
            <text:p>-4,06397573034632</text:p>
          </table:table-cell>
        </table:table-row>
        <table:table-row table:style-name="ro1">
          <table:table-cell office:value-type="date" office:date-value="2022-08-24T16:29:57" calcext:value-type="date">
            <text:p>2022-08-24T16:29:57,000</text:p>
          </table:table-cell>
          <table:table-cell office:value-type="float" office:value="-3083.9426725691" calcext:value-type="float">
            <text:p>-3083,9426725691</text:p>
          </table:table-cell>
          <table:table-cell office:value-type="float" office:value="-484483.324476099" calcext:value-type="float">
            <text:p>-484483,324476099</text:p>
          </table:table-cell>
          <table:table-cell office:value-type="float" office:value="398267.519285677" calcext:value-type="float">
            <text:p>398267,519285677</text:p>
          </table:table-cell>
          <table:table-cell office:value-type="float" office:value="180.364707109664" calcext:value-type="float">
            <text:p>180,364707109664</text:p>
          </table:table-cell>
          <table:table-cell office:value-type="float" office:value="39.4212038981352" calcext:value-type="float">
            <text:p>39,4212038981352</text:p>
          </table:table-cell>
          <table:table-cell office:value-type="float" office:value="627176.705016846" calcext:value-type="float">
            <text:p>627176,705016846</text:p>
          </table:table-cell>
          <table:table-cell office:value-type="float" office:value="5467.19929873629" calcext:value-type="float">
            <text:p>5467,19929873629</text:p>
          </table:table-cell>
          <table:table-cell office:value-type="float" office:value="-3856.65366741067" calcext:value-type="float">
            <text:p>-3856,65366741067</text:p>
          </table:table-cell>
          <table:table-cell office:value-type="float" office:value="-1176.34589333967" calcext:value-type="float">
            <text:p>-1176,34589333967</text:p>
          </table:table-cell>
          <table:table-cell office:value-type="float" office:value="-35.1997817493246" calcext:value-type="float">
            <text:p>-35,1997817493246</text:p>
          </table:table-cell>
          <table:table-cell office:value-type="float" office:value="-10.0336626240572" calcext:value-type="float">
            <text:p>-10,0336626240572</text:p>
          </table:table-cell>
          <table:table-cell office:value-type="float" office:value="415.726932422606" calcext:value-type="float">
            <text:p>415,726932422606</text:p>
          </table:table-cell>
          <table:table-cell table:number-columns-repeated="2"/>
          <table:table-cell table:formula="of:=[.K142]-[.N$2]" office:value-type="float" office:value="-0.0264097493246425" calcext:value-type="float">
            <text:p>-0,0264097493246425</text:p>
          </table:table-cell>
          <table:table-cell table:formula="of:=[.L142]-[.O$2]" office:value-type="float" office:value="-4.11448462405717" calcext:value-type="float">
            <text:p>-4,11448462405717</text:p>
          </table:table-cell>
        </table:table-row>
        <table:table-row table:style-name="ro1">
          <table:table-cell office:value-type="date" office:date-value="2022-08-24T16:29:58" calcext:value-type="date">
            <text:p>2022-08-24T16:29:58,000</text:p>
          </table:table-cell>
          <table:table-cell office:value-type="float" office:value="1255.37962841816" calcext:value-type="float">
            <text:p>1255,37962841816</text:p>
          </table:table-cell>
          <table:table-cell office:value-type="float" office:value="-490421.302626801" calcext:value-type="float">
            <text:p>-490421,302626801</text:p>
          </table:table-cell>
          <table:table-cell office:value-type="float" office:value="397852.617113827" calcext:value-type="float">
            <text:p>397852,617113827</text:p>
          </table:table-cell>
          <table:table-cell office:value-type="float" office:value="179.853334679986" calcext:value-type="float">
            <text:p>179,853334679986</text:p>
          </table:table-cell>
          <table:table-cell office:value-type="float" office:value="39.0504830043202" calcext:value-type="float">
            <text:p>39,0504830043202</text:p>
          </table:table-cell>
          <table:table-cell office:value-type="float" office:value="631507.193143911" calcext:value-type="float">
            <text:p>631507,193143911</text:p>
          </table:table-cell>
          <table:table-cell office:value-type="float" office:value="5468.86108979605" calcext:value-type="float">
            <text:p>5468,86108979605</text:p>
          </table:table-cell>
          <table:table-cell office:value-type="float" office:value="-3852.5161694186" calcext:value-type="float">
            <text:p>-3852,5161694186</text:p>
          </table:table-cell>
          <table:table-cell office:value-type="float" office:value="-1182.20942531294" calcext:value-type="float">
            <text:p>-1182,20942531294</text:p>
          </table:table-cell>
          <table:table-cell office:value-type="float" office:value="-35.1626197432226" calcext:value-type="float">
            <text:p>-35,1626197432226</text:p>
          </table:table-cell>
          <table:table-cell office:value-type="float" office:value="-10.0841660570175" calcext:value-type="float">
            <text:p>-10,0841660570175</text:p>
          </table:table-cell>
          <table:table-cell office:value-type="float" office:value="415.741186693696" calcext:value-type="float">
            <text:p>415,741186693696</text:p>
          </table:table-cell>
          <table:table-cell table:number-columns-repeated="2"/>
          <table:table-cell table:formula="of:=[.K143]-[.N$2]" office:value-type="float" office:value="0.0107522567773515" calcext:value-type="float">
            <text:p>0,0107522567773515</text:p>
          </table:table-cell>
          <table:table-cell table:formula="of:=[.L143]-[.O$2]" office:value-type="float" office:value="-4.16498805701751" calcext:value-type="float">
            <text:p>-4,16498805701751</text:p>
          </table:table-cell>
        </table:table-row>
        <table:table-row table:style-name="ro1">
          <table:table-cell office:value-type="date" office:date-value="2022-08-24T16:29:59" calcext:value-type="date">
            <text:p>2022-08-24T16:29:59,000</text:p>
          </table:table-cell>
          <table:table-cell office:value-type="float" office:value="5594.85038420378" calcext:value-type="float">
            <text:p>5594,85038420378</text:p>
          </table:table-cell>
          <table:table-cell office:value-type="float" office:value="-496358.588822746" calcext:value-type="float">
            <text:p>-496358,588822746</text:p>
          </table:table-cell>
          <table:table-cell office:value-type="float" office:value="397429.753609569" calcext:value-type="float">
            <text:p>397429,753609569</text:p>
          </table:table-cell>
          <table:table-cell office:value-type="float" office:value="179.35420128481" calcext:value-type="float">
            <text:p>179,35420128481</text:p>
          </table:table-cell>
          <table:table-cell office:value-type="float" office:value="38.6821583582118" calcext:value-type="float">
            <text:p>38,6821583582118</text:p>
          </table:table-cell>
          <table:table-cell office:value-type="float" office:value="635888.009088937" calcext:value-type="float">
            <text:p>635888,009088937</text:p>
          </table:table-cell>
          <table:table-cell office:value-type="float" office:value="5470.5165517051" calcext:value-type="float">
            <text:p>5470,5165517051</text:p>
          </table:table-cell>
          <table:table-cell office:value-type="float" office:value="-3848.37402949009" calcext:value-type="float">
            <text:p>-3848,37402949009</text:p>
          </table:table-cell>
          <table:table-cell office:value-type="float" office:value="-1188.07144800451" calcext:value-type="float">
            <text:p>-1188,07144800451</text:p>
          </table:table-cell>
          <table:table-cell office:value-type="float" office:value="-35.1254450277793" calcext:value-type="float">
            <text:p>-35,1254450277793</text:p>
          </table:table-cell>
          <table:table-cell office:value-type="float" office:value="-10.1346640003923" calcext:value-type="float">
            <text:p>-10,1346640003923</text:p>
          </table:table-cell>
          <table:table-cell office:value-type="float" office:value="415.755468393453" calcext:value-type="float">
            <text:p>415,755468393453</text:p>
          </table:table-cell>
          <table:table-cell table:number-columns-repeated="2"/>
          <table:table-cell table:formula="of:=[.K144]-[.N$2]" office:value-type="float" office:value="0.0479269722206652" calcext:value-type="float">
            <text:p>0,0479269722206652</text:p>
          </table:table-cell>
          <table:table-cell table:formula="of:=[.L144]-[.O$2]" office:value-type="float" office:value="-4.21548600039228" calcext:value-type="float">
            <text:p>-4,21548600039228</text:p>
          </table:table-cell>
        </table:table-row>
        <table:table-row table:style-name="ro1">
          <table:table-cell office:value-type="date" office:date-value="2022-08-24T16:30:00" calcext:value-type="date">
            <text:p>2022-08-24T16:30:00,000</text:p>
          </table:table-cell>
          <table:table-cell office:value-type="float" office:value="9934.46523876317" calcext:value-type="float">
            <text:p>9934,46523876317</text:p>
          </table:table-cell>
          <table:table-cell office:value-type="float" office:value="-502295.17548646" calcext:value-type="float">
            <text:p>-502295,17548646</text:p>
          </table:table-cell>
          <table:table-cell office:value-type="float" office:value="396998.929373156" calcext:value-type="float">
            <text:p>396998,929373156</text:p>
          </table:table-cell>
          <table:table-cell office:value-type="float" office:value="178.866943670193" calcext:value-type="float">
            <text:p>178,866943670193</text:p>
          </table:table-cell>
          <table:table-cell office:value-type="float" office:value="38.316328217229" calcext:value-type="float">
            <text:p>38,316328217229</text:p>
          </table:table-cell>
          <table:table-cell office:value-type="float" office:value="640318.113784068" calcext:value-type="float">
            <text:p>640318,113784068</text:p>
          </table:table-cell>
          <table:table-cell office:value-type="float" office:value="5472.16568308092" calcext:value-type="float">
            <text:p>5472,16568308092</text:p>
          </table:table-cell>
          <table:table-cell office:value-type="float" office:value="-3844.22725197989" calcext:value-type="float">
            <text:p>-3844,22725197989</text:p>
          </table:table-cell>
          <table:table-cell office:value-type="float" office:value="-1193.93195393921" calcext:value-type="float">
            <text:p>-1193,93195393921</text:p>
          </table:table-cell>
          <table:table-cell office:value-type="float" office:value="-35.0882575348947" calcext:value-type="float">
            <text:p>-35,0882575348947</text:p>
          </table:table-cell>
          <table:table-cell office:value-type="float" office:value="-10.1851564253198" calcext:value-type="float">
            <text:p>-10,1851564253198</text:p>
          </table:table-cell>
          <table:table-cell office:value-type="float" office:value="415.769777482212" calcext:value-type="float">
            <text:p>415,769777482212</text:p>
          </table:table-cell>
          <table:table-cell table:number-columns-repeated="2"/>
          <table:table-cell table:formula="of:=[.K145]-[.N$2]" office:value-type="float" office:value="0.0851144651053062" calcext:value-type="float">
            <text:p>0,0851144651053062</text:p>
          </table:table-cell>
          <table:table-cell table:formula="of:=[.L145]-[.O$2]" office:value-type="float" office:value="-4.26597842531979" calcext:value-type="float">
            <text:p>-4,26597842531979</text:p>
          </table:table-cell>
        </table:table-row>
        <table:table-row table:style-name="ro1">
          <table:table-cell office:value-type="date" office:date-value="2022-08-24T16:30:01" calcext:value-type="date">
            <text:p>2022-08-24T16:30:01,000</text:p>
          </table:table-cell>
          <table:table-cell office:value-type="float" office:value="14274.2198351624" calcext:value-type="float">
            <text:p>14274,2198351624</text:p>
          </table:table-cell>
          <table:table-cell office:value-type="float" office:value="-508231.055041506" calcext:value-type="float">
            <text:p>-508231,055041506</text:p>
          </table:table-cell>
          <table:table-cell office:value-type="float" office:value="396560.145014391" calcext:value-type="float">
            <text:p>396560,145014391</text:p>
          </table:table-cell>
          <table:table-cell office:value-type="float" office:value="178.391208884903" calcext:value-type="float">
            <text:p>178,391208884903</text:p>
          </table:table-cell>
          <table:table-cell office:value-type="float" office:value="37.9530817483752" calcext:value-type="float">
            <text:p>37,9530817483752</text:p>
          </table:table-cell>
          <table:table-cell office:value-type="float" office:value="644796.485159729" calcext:value-type="float">
            <text:p>644796,485159729</text:p>
          </table:table-cell>
          <table:table-cell office:value-type="float" office:value="5473.80848254817" calcext:value-type="float">
            <text:p>5473,80848254817</text:p>
          </table:table-cell>
          <table:table-cell office:value-type="float" office:value="-3840.07584124891" calcext:value-type="float">
            <text:p>-3840,07584124891</text:p>
          </table:table-cell>
          <table:table-cell office:value-type="float" office:value="-1199.79093564387" calcext:value-type="float">
            <text:p>-1199,79093564387</text:p>
          </table:table-cell>
          <table:table-cell office:value-type="float" office:value="-35.0510571964204" calcext:value-type="float">
            <text:p>-35,0510571964204</text:p>
          </table:table-cell>
          <table:table-cell office:value-type="float" office:value="-10.23564330291" calcext:value-type="float">
            <text:p>-10,23564330291</text:p>
          </table:table-cell>
          <table:table-cell office:value-type="float" office:value="415.784113920195" calcext:value-type="float">
            <text:p>415,784113920195</text:p>
          </table:table-cell>
          <table:table-cell table:number-columns-repeated="2"/>
          <table:table-cell table:formula="of:=[.K146]-[.N$2]" office:value-type="float" office:value="0.122314803579599" calcext:value-type="float">
            <text:p>0,122314803579599</text:p>
          </table:table-cell>
          <table:table-cell table:formula="of:=[.L146]-[.O$2]" office:value-type="float" office:value="-4.31646530291001" calcext:value-type="float">
            <text:p>-4,31646530291001</text:p>
          </table:table-cell>
        </table:table-row>
        <table:table-row table:style-name="ro1">
          <table:table-cell office:value-type="date" office:date-value="2022-08-24T16:30:02" calcext:value-type="date">
            <text:p>2022-08-24T16:30:02,000</text:p>
          </table:table-cell>
          <table:table-cell office:value-type="float" office:value="18614.1098148751" calcext:value-type="float">
            <text:p>18614,1098148751</text:p>
          </table:table-cell>
          <table:table-cell office:value-type="float" office:value="-514166.219911647" calcext:value-type="float">
            <text:p>-514166,219911647</text:p>
          </table:table-cell>
          <table:table-cell office:value-type="float" office:value="396113.401152665" calcext:value-type="float">
            <text:p>396113,401152665</text:p>
          </table:table-cell>
          <table:table-cell office:value-type="float" office:value="177.926654210088" calcext:value-type="float">
            <text:p>177,926654210088</text:p>
          </table:table-cell>
          <table:table-cell office:value-type="float" office:value="37.5924995251034" calcext:value-type="float">
            <text:p>37,5924995251034</text:p>
          </table:table-cell>
          <table:table-cell office:value-type="float" office:value="649322.118332006" calcext:value-type="float">
            <text:p>649322,118332006</text:p>
          </table:table-cell>
          <table:table-cell office:value-type="float" office:value="5475.44494873833" calcext:value-type="float">
            <text:p>5475,44494873833</text:p>
          </table:table-cell>
          <table:table-cell office:value-type="float" office:value="-3835.91980166482" calcext:value-type="float">
            <text:p>-3835,91980166482</text:p>
          </table:table-cell>
          <table:table-cell office:value-type="float" office:value="-1205.64838564653" calcext:value-type="float">
            <text:p>-1205,64838564653</text:p>
          </table:table-cell>
          <table:table-cell office:value-type="float" office:value="-35.0138439441654" calcext:value-type="float">
            <text:p>-35,0138439441654</text:p>
          </table:table-cell>
          <table:table-cell office:value-type="float" office:value="-10.2861246042372" calcext:value-type="float">
            <text:p>-10,2861246042372</text:p>
          </table:table-cell>
          <table:table-cell office:value-type="float" office:value="415.79847766748" calcext:value-type="float">
            <text:p>415,79847766748</text:p>
          </table:table-cell>
          <table:table-cell table:number-columns-repeated="2"/>
          <table:table-cell table:formula="of:=[.K147]-[.N$2]" office:value-type="float" office:value="0.159528055834556" calcext:value-type="float">
            <text:p>0,159528055834556</text:p>
          </table:table-cell>
          <table:table-cell table:formula="of:=[.L147]-[.O$2]" office:value-type="float" office:value="-4.36694660423725" calcext:value-type="float">
            <text:p>-4,36694660423725</text:p>
          </table:table-cell>
        </table:table-row>
        <table:table-row table:style-name="ro1">
          <table:table-cell office:value-type="date" office:date-value="2022-08-24T16:30:03" calcext:value-type="date">
            <text:p>2022-08-24T16:30:03,000</text:p>
          </table:table-cell>
          <table:table-cell office:value-type="float" office:value="22954.1308217045" calcext:value-type="float">
            <text:p>22954,1308217045</text:p>
          </table:table-cell>
          <table:table-cell office:value-type="float" office:value="-520100.662523335" calcext:value-type="float">
            <text:p>-520100,662523335</text:p>
          </table:table-cell>
          <table:table-cell office:value-type="float" office:value="395658.698416769" calcext:value-type="float">
            <text:p>395658,698416769</text:p>
          </table:table-cell>
          <table:table-cell office:value-type="float" office:value="177.472947055067" calcext:value-type="float">
            <text:p>177,472947055067</text:p>
          </table:table-cell>
          <table:table-cell office:value-type="float" office:value="37.2346540066838" calcext:value-type="float">
            <text:p>37,2346540066838</text:p>
          </table:table-cell>
          <table:table-cell office:value-type="float" office:value="653894.02575023" calcext:value-type="float">
            <text:p>653894,02575023</text:p>
          </table:table-cell>
          <table:table-cell office:value-type="float" office:value="5477.07508029169" calcext:value-type="float">
            <text:p>5477,07508029169</text:p>
          </table:table-cell>
          <table:table-cell office:value-type="float" office:value="-3831.75913759864" calcext:value-type="float">
            <text:p>-3831,75913759864</text:p>
          </table:table-cell>
          <table:table-cell office:value-type="float" office:value="-1211.50429647887" calcext:value-type="float">
            <text:p>-1211,50429647887</text:p>
          </table:table-cell>
          <table:table-cell office:value-type="float" office:value="-34.9766177098624" calcext:value-type="float">
            <text:p>-34,9766177098624</text:p>
          </table:table-cell>
          <table:table-cell office:value-type="float" office:value="-10.3366003003611" calcext:value-type="float">
            <text:p>-10,3366003003611</text:p>
          </table:table-cell>
          <table:table-cell office:value-type="float" office:value="415.812868684011" calcext:value-type="float">
            <text:p>415,812868684011</text:p>
          </table:table-cell>
          <table:table-cell table:number-columns-repeated="2"/>
          <table:table-cell table:formula="of:=[.K148]-[.N$2]" office:value-type="float" office:value="0.196754290137648" calcext:value-type="float">
            <text:p>0,196754290137648</text:p>
          </table:table-cell>
          <table:table-cell table:formula="of:=[.L148]-[.O$2]" office:value-type="float" office:value="-4.41742230036108" calcext:value-type="float">
            <text:p>-4,41742230036108</text:p>
          </table:table-cell>
        </table:table-row>
        <table:table-row table:style-name="ro1">
          <table:table-cell office:value-type="date" office:date-value="2022-08-24T16:30:04" calcext:value-type="date">
            <text:p>2022-08-24T16:30:04,000</text:p>
          </table:table-cell>
          <table:table-cell office:value-type="float" office:value="27294.2784964273" calcext:value-type="float">
            <text:p>27294,2784964273</text:p>
          </table:table-cell>
          <table:table-cell office:value-type="float" office:value="-526034.375302637" calcext:value-type="float">
            <text:p>-526034,375302637</text:p>
          </table:table-cell>
          <table:table-cell office:value-type="float" office:value="395196.037445141" calcext:value-type="float">
            <text:p>395196,037445141</text:p>
          </table:table-cell>
          <table:table-cell office:value-type="float" office:value="177.02976482587" calcext:value-type="float">
            <text:p>177,02976482587</text:p>
          </table:table-cell>
          <table:table-cell office:value-type="float" office:value="36.8796100002562" calcext:value-type="float">
            <text:p>36,8796100002562</text:p>
          </table:table-cell>
          <table:table-cell office:value-type="float" office:value="658511.237300486" calcext:value-type="float">
            <text:p>658511,237300486</text:p>
          </table:table-cell>
          <table:table-cell office:value-type="float" office:value="5478.69887585464" calcext:value-type="float">
            <text:p>5478,69887585464</text:p>
          </table:table-cell>
          <table:table-cell office:value-type="float" office:value="-3827.5938534294" calcext:value-type="float">
            <text:p>-3827,5938534294</text:p>
          </table:table-cell>
          <table:table-cell office:value-type="float" office:value="-1217.35866067317" calcext:value-type="float">
            <text:p>-1217,35866067317</text:p>
          </table:table-cell>
          <table:table-cell office:value-type="float" office:value="-34.9393784252127" calcext:value-type="float">
            <text:p>-34,9393784252127</text:p>
          </table:table-cell>
          <table:table-cell office:value-type="float" office:value="-10.3870703622999" calcext:value-type="float">
            <text:p>-10,3870703622999</text:p>
          </table:table-cell>
          <table:table-cell office:value-type="float" office:value="415.8272869296" calcext:value-type="float">
            <text:p>415,8272869296</text:p>
          </table:table-cell>
          <table:table-cell table:number-columns-repeated="2"/>
          <table:table-cell table:formula="of:=[.K149]-[.N$2]" office:value-type="float" office:value="0.233993574787263" calcext:value-type="float">
            <text:p>0,233993574787263</text:p>
          </table:table-cell>
          <table:table-cell table:formula="of:=[.L149]-[.O$2]" office:value-type="float" office:value="-4.46789236229992" calcext:value-type="float">
            <text:p>-4,46789236229992</text:p>
          </table:table-cell>
        </table:table-row>
        <table:table-row table:style-name="ro1">
          <table:table-cell office:value-type="date" office:date-value="2022-08-24T16:30:05" calcext:value-type="date">
            <text:p>2022-08-24T16:30:05,000</text:p>
          </table:table-cell>
          <table:table-cell office:value-type="float" office:value="31634.5484816829" calcext:value-type="float">
            <text:p>31634,5484816829</text:p>
          </table:table-cell>
          <table:table-cell office:value-type="float" office:value="-531967.350677746" calcext:value-type="float">
            <text:p>-531967,350677746</text:p>
          </table:table-cell>
          <table:table-cell office:value-type="float" office:value="394725.418885672" calcext:value-type="float">
            <text:p>394725,418885672</text:p>
          </table:table-cell>
          <table:table-cell office:value-type="float" office:value="176.596794768882" calcext:value-type="float">
            <text:p>176,596794768882</text:p>
          </table:table-cell>
          <table:table-cell office:value-type="float" office:value="36.5274251046551" calcext:value-type="float">
            <text:p>36,5274251046551</text:p>
          </table:table-cell>
          <table:table-cell office:value-type="float" office:value="663172.8003765" calcext:value-type="float">
            <text:p>663172,8003765</text:p>
          </table:table-cell>
          <table:table-cell office:value-type="float" office:value="5480.31633408215" calcext:value-type="float">
            <text:p>5480,31633408215</text:p>
          </table:table-cell>
          <table:table-cell office:value-type="float" office:value="-3823.42395353989" calcext:value-type="float">
            <text:p>-3823,42395353989</text:p>
          </table:table-cell>
          <table:table-cell office:value-type="float" office:value="-1223.21147076481" calcext:value-type="float">
            <text:p>-1223,21147076481</text:p>
          </table:table-cell>
          <table:table-cell office:value-type="float" office:value="-34.9021260218453" calcext:value-type="float">
            <text:p>-34,9021260218453</text:p>
          </table:table-cell>
          <table:table-cell office:value-type="float" office:value="-10.4375347610521" calcext:value-type="float">
            <text:p>-10,4375347610521</text:p>
          </table:table-cell>
          <table:table-cell office:value-type="float" office:value="415.841732363937" calcext:value-type="float">
            <text:p>415,841732363937</text:p>
          </table:table-cell>
          <table:table-cell table:number-columns-repeated="2"/>
          <table:table-cell table:formula="of:=[.K150]-[.N$2]" office:value-type="float" office:value="0.271245978154667" calcext:value-type="float">
            <text:p>0,271245978154667</text:p>
          </table:table-cell>
          <table:table-cell table:formula="of:=[.L150]-[.O$2]" office:value-type="float" office:value="-4.51835676105213" calcext:value-type="float">
            <text:p>-4,51835676105213</text:p>
          </table:table-cell>
        </table:table-row>
        <table:table-row table:style-name="ro1">
          <table:table-cell office:value-type="date" office:date-value="2022-08-24T16:30:06" calcext:value-type="date">
            <text:p>2022-08-24T16:30:06,000</text:p>
          </table:table-cell>
          <table:table-cell office:value-type="float" office:value="35974.936418276" calcext:value-type="float">
            <text:p>35974,936418276</text:p>
          </table:table-cell>
          <table:table-cell office:value-type="float" office:value="-537899.581076776" calcext:value-type="float">
            <text:p>-537899,581076776</text:p>
          </table:table-cell>
          <table:table-cell office:value-type="float" office:value="394246.843395854" calcext:value-type="float">
            <text:p>394246,843395854</text:p>
          </table:table-cell>
          <table:table-cell office:value-type="float" office:value="176.17373379568" calcext:value-type="float">
            <text:p>176,17373379568</text:p>
          </table:table-cell>
          <table:table-cell office:value-type="float" office:value="36.1781501365768" calcext:value-type="float">
            <text:p>36,1781501365768</text:p>
          </table:table-cell>
          <table:table-cell office:value-type="float" office:value="667877.779912212" calcext:value-type="float">
            <text:p>667877,779912212</text:p>
          </table:table-cell>
          <table:table-cell office:value-type="float" office:value="5481.92745363596" calcext:value-type="float">
            <text:p>5481,92745363596</text:p>
          </table:table-cell>
          <table:table-cell office:value-type="float" office:value="-3819.24944231993" calcext:value-type="float">
            <text:p>-3819,24944231993</text:p>
          </table:table-cell>
          <table:table-cell office:value-type="float" office:value="-1229.06271929009" calcext:value-type="float">
            <text:p>-1229,06271929009</text:p>
          </table:table-cell>
          <table:table-cell office:value-type="float" office:value="-34.8648604313474" calcext:value-type="float">
            <text:p>-34,8648604313474</text:p>
          </table:table-cell>
          <table:table-cell office:value-type="float" office:value="-10.4879934675771" calcext:value-type="float">
            <text:p>-10,4879934675771</text:p>
          </table:table-cell>
          <table:table-cell office:value-type="float" office:value="415.856204946555" calcext:value-type="float">
            <text:p>415,856204946555</text:p>
          </table:table-cell>
          <table:table-cell table:number-columns-repeated="2"/>
          <table:table-cell table:formula="of:=[.K151]-[.N$2]" office:value-type="float" office:value="0.308511568652563" calcext:value-type="float">
            <text:p>0,308511568652563</text:p>
          </table:table-cell>
          <table:table-cell table:formula="of:=[.L151]-[.O$2]" office:value-type="float" office:value="-4.5688154675771" calcext:value-type="float">
            <text:p>-4,5688154675771</text:p>
          </table:table-cell>
        </table:table-row>
        <table:table-row table:style-name="ro1">
          <table:table-cell office:value-type="date" office:date-value="2022-08-24T16:30:07" calcext:value-type="date">
            <text:p>2022-08-24T16:30:07,000</text:p>
          </table:table-cell>
          <table:table-cell office:value-type="float" office:value="40315.4379476667" calcext:value-type="float">
            <text:p>40315,4379476667</text:p>
          </table:table-cell>
          <table:table-cell office:value-type="float" office:value="-543831.058930591" calcext:value-type="float">
            <text:p>-543831,058930591</text:p>
          </table:table-cell>
          <table:table-cell office:value-type="float" office:value="393760.311642589" calcext:value-type="float">
            <text:p>393760,311642589</text:p>
          </table:table-cell>
          <table:table-cell office:value-type="float" office:value="175.76028829105" calcext:value-type="float">
            <text:p>175,76028829105</text:p>
          </table:table-cell>
          <table:table-cell office:value-type="float" office:value="35.8318295385422" calcext:value-type="float">
            <text:p>35,8318295385422</text:p>
          </table:table-cell>
          <table:table-cell office:value-type="float" office:value="672625.258386383" calcext:value-type="float">
            <text:p>672625,258386383</text:p>
          </table:table-cell>
          <table:table-cell office:value-type="float" office:value="5483.53223318558" calcext:value-type="float">
            <text:p>5483,53223318558</text:p>
          </table:table-cell>
          <table:table-cell office:value-type="float" office:value="-3815.07032416401" calcext:value-type="float">
            <text:p>-3815,07032416401</text:p>
          </table:table-cell>
          <table:table-cell office:value-type="float" office:value="-1234.91239878899" calcext:value-type="float">
            <text:p>-1234,91239878899</text:p>
          </table:table-cell>
          <table:table-cell office:value-type="float" office:value="-34.8275815852431" calcext:value-type="float">
            <text:p>-34,8275815852431</text:p>
          </table:table-cell>
          <table:table-cell office:value-type="float" office:value="-10.538446452819" calcext:value-type="float">
            <text:p>-10,538446452819</text:p>
          </table:table-cell>
          <table:table-cell office:value-type="float" office:value="415.870704636883" calcext:value-type="float">
            <text:p>415,870704636883</text:p>
          </table:table-cell>
          <table:table-cell table:number-columns-repeated="2"/>
          <table:table-cell table:formula="of:=[.K152]-[.N$2]" office:value-type="float" office:value="0.34579041475692" calcext:value-type="float">
            <text:p>0,34579041475692</text:p>
          </table:table-cell>
          <table:table-cell table:formula="of:=[.L152]-[.O$2]" office:value-type="float" office:value="-4.61926845281896" calcext:value-type="float">
            <text:p>-4,61926845281896</text:p>
          </table:table-cell>
        </table:table-row>
        <table:table-row table:style-name="ro1">
          <table:table-cell office:value-type="date" office:date-value="2022-08-24T16:30:08" calcext:value-type="date">
            <text:p>2022-08-24T16:30:08,000</text:p>
          </table:table-cell>
          <table:table-cell office:value-type="float" office:value="44656.0487105072" calcext:value-type="float">
            <text:p>44656,0487105072</text:p>
          </table:table-cell>
          <table:table-cell office:value-type="float" office:value="-549761.776669844" calcext:value-type="float">
            <text:p>-549761,776669844</text:p>
          </table:table-cell>
          <table:table-cell office:value-type="float" office:value="393265.8243024" calcext:value-type="float">
            <text:p>393265,8243024</text:p>
          </table:table-cell>
          <table:table-cell office:value-type="float" office:value="175.35617390835" calcext:value-type="float">
            <text:p>175,35617390835</text:p>
          </table:table-cell>
          <table:table-cell office:value-type="float" office:value="35.4885017694341" calcext:value-type="float">
            <text:p>35,4885017694341</text:p>
          </table:table-cell>
          <table:table-cell office:value-type="float" office:value="677414.335792996" calcext:value-type="float">
            <text:p>677414,335792996</text:p>
          </table:table-cell>
          <table:table-cell office:value-type="float" office:value="5485.13067140794" calcext:value-type="float">
            <text:p>5485,13067140794</text:p>
          </table:table-cell>
          <table:table-cell office:value-type="float" office:value="-3810.88660347281" calcext:value-type="float">
            <text:p>-3810,88660347281</text:p>
          </table:table-cell>
          <table:table-cell office:value-type="float" office:value="-1240.76050180229" calcext:value-type="float">
            <text:p>-1240,76050180229</text:p>
          </table:table-cell>
          <table:table-cell office:value-type="float" office:value="-34.7902894150055" calcext:value-type="float">
            <text:p>-34,7902894150055</text:p>
          </table:table-cell>
          <table:table-cell office:value-type="float" office:value="-10.5888936876812" calcext:value-type="float">
            <text:p>-10,5888936876812</text:p>
          </table:table-cell>
          <table:table-cell office:value-type="float" office:value="415.885231394196" calcext:value-type="float">
            <text:p>415,885231394196</text:p>
          </table:table-cell>
          <table:table-cell table:number-columns-repeated="2"/>
          <table:table-cell table:formula="of:=[.K153]-[.N$2]" office:value-type="float" office:value="0.383082584994469" calcext:value-type="float">
            <text:p>0,383082584994469</text:p>
          </table:table-cell>
          <table:table-cell table:formula="of:=[.L153]-[.O$2]" office:value-type="float" office:value="-4.66971568768123" calcext:value-type="float">
            <text:p>-4,66971568768123</text:p>
          </table:table-cell>
        </table:table-row>
        <table:table-row table:style-name="ro1">
          <table:table-cell office:value-type="date" office:date-value="2022-08-24T16:30:09" calcext:value-type="date">
            <text:p>2022-08-24T16:30:09,000</text:p>
          </table:table-cell>
          <table:table-cell office:value-type="float" office:value="48996.7643475181" calcext:value-type="float">
            <text:p>48996,7643475181</text:p>
          </table:table-cell>
          <table:table-cell office:value-type="float" office:value="-555691.726726769" calcext:value-type="float">
            <text:p>-555691,726726769</text:p>
          </table:table-cell>
          <table:table-cell office:value-type="float" office:value="392763.382061299" calcext:value-type="float">
            <text:p>392763,382061299</text:p>
          </table:table-cell>
          <table:table-cell office:value-type="float" office:value="174.961115354411" calcext:value-type="float">
            <text:p>174,961115354411</text:p>
          </table:table-cell>
          <table:table-cell office:value-type="float" office:value="35.1481996772321" calcext:value-type="float">
            <text:p>35,1481996772321</text:p>
          </table:table-cell>
          <table:table-cell office:value-type="float" office:value="682244.129588034" calcext:value-type="float">
            <text:p>682244,129588034</text:p>
          </table:table-cell>
          <table:table-cell office:value-type="float" office:value="5486.72276698754" calcext:value-type="float">
            <text:p>5486,72276698754</text:p>
          </table:table-cell>
          <table:table-cell office:value-type="float" office:value="-3806.69828465231" calcext:value-type="float">
            <text:p>-3806,69828465231</text:p>
          </table:table-cell>
          <table:table-cell office:value-type="float" office:value="-1246.60702087331" calcext:value-type="float">
            <text:p>-1246,60702087331</text:p>
          </table:table-cell>
          <table:table-cell office:value-type="float" office:value="-34.7529838520496" calcext:value-type="float">
            <text:p>-34,7529838520496</text:p>
          </table:table-cell>
          <table:table-cell office:value-type="float" office:value="-10.6393351430417" calcext:value-type="float">
            <text:p>-10,6393351430417</text:p>
          </table:table-cell>
          <table:table-cell office:value-type="float" office:value="415.899785177647" calcext:value-type="float">
            <text:p>415,899785177647</text:p>
          </table:table-cell>
          <table:table-cell table:number-columns-repeated="2"/>
          <table:table-cell table:formula="of:=[.K154]-[.N$2]" office:value-type="float" office:value="0.420388147950376" calcext:value-type="float">
            <text:p>0,420388147950376</text:p>
          </table:table-cell>
          <table:table-cell table:formula="of:=[.L154]-[.O$2]" office:value-type="float" office:value="-4.72015714304173" calcext:value-type="float">
            <text:p>-4,72015714304173</text:p>
          </table:table-cell>
        </table:table-row>
        <table:table-row table:style-name="ro1">
          <table:table-cell office:value-type="date" office:date-value="2022-08-24T16:30:10" calcext:value-type="date">
            <text:p>2022-08-24T16:30:10,000</text:p>
          </table:table-cell>
          <table:table-cell office:value-type="float" office:value="53337.5804985019" calcext:value-type="float">
            <text:p>53337,5804985019</text:p>
          </table:table-cell>
          <table:table-cell office:value-type="float" office:value="-561620.901534889" calcext:value-type="float">
            <text:p>-561620,901534889</text:p>
          </table:table-cell>
          <table:table-cell office:value-type="float" office:value="392252.985614808" calcext:value-type="float">
            <text:p>392252,985614808</text:p>
          </table:table-cell>
          <table:table-cell office:value-type="float" office:value="174.574846166777" calcext:value-type="float">
            <text:p>174,574846166777</text:p>
          </table:table-cell>
          <table:table-cell office:value-type="float" office:value="34.8109508546452" calcext:value-type="float">
            <text:p>34,8109508546452</text:p>
          </table:table-cell>
          <table:table-cell office:value-type="float" office:value="687113.774609436" calcext:value-type="float">
            <text:p>687113,774609436</text:p>
          </table:table-cell>
          <table:table-cell office:value-type="float" office:value="5488.30851861602" calcext:value-type="float">
            <text:p>5488,30851861602</text:p>
          </table:table-cell>
          <table:table-cell office:value-type="float" office:value="-3802.5053721146" calcext:value-type="float">
            <text:p>-3802,5053721146</text:p>
          </table:table-cell>
          <table:table-cell office:value-type="float" office:value="-1252.45194854766" calcext:value-type="float">
            <text:p>-1252,45194854766</text:p>
          </table:table-cell>
          <table:table-cell office:value-type="float" office:value="-34.7156648277398" calcext:value-type="float">
            <text:p>-34,7156648277398</text:p>
          </table:table-cell>
          <table:table-cell office:value-type="float" office:value="-10.68977078975" calcext:value-type="float">
            <text:p>-10,68977078975</text:p>
          </table:table-cell>
          <table:table-cell office:value-type="float" office:value="415.914365946259" calcext:value-type="float">
            <text:p>415,914365946259</text:p>
          </table:table-cell>
          <table:table-cell table:number-columns-repeated="2"/>
          <table:table-cell table:formula="of:=[.K155]-[.N$2]" office:value-type="float" office:value="0.457707172260228" calcext:value-type="float">
            <text:p>0,457707172260228</text:p>
          </table:table-cell>
          <table:table-cell table:formula="of:=[.L155]-[.O$2]" office:value-type="float" office:value="-4.77059278974997" calcext:value-type="float">
            <text:p>-4,77059278974997</text:p>
          </table:table-cell>
        </table:table-row>
        <table:table-row table:style-name="ro1">
          <table:table-cell office:value-type="date" office:date-value="2022-08-24T16:30:11" calcext:value-type="date">
            <text:p>2022-08-24T16:30:11,000</text:p>
          </table:table-cell>
          <table:table-cell office:value-type="float" office:value="57678.4928039404" calcext:value-type="float">
            <text:p>57678,4928039404</text:p>
          </table:table-cell>
          <table:table-cell office:value-type="float" office:value="-567549.293528434" calcext:value-type="float">
            <text:p>-567549,293528434</text:p>
          </table:table-cell>
          <table:table-cell office:value-type="float" office:value="391734.635667996" calcext:value-type="float">
            <text:p>391734,635667996</text:p>
          </table:table-cell>
          <table:table-cell office:value-type="float" office:value="174.197108484978" calcext:value-type="float">
            <text:p>174,197108484978</text:p>
          </table:table-cell>
          <table:table-cell office:value-type="float" office:value="34.4767779778828" calcext:value-type="float">
            <text:p>34,4767779778828</text:p>
          </table:table-cell>
          <table:table-cell office:value-type="float" office:value="692022.422973921" calcext:value-type="float">
            <text:p>692022,422973921</text:p>
          </table:table-cell>
          <table:table-cell office:value-type="float" office:value="5489.88792499307" calcext:value-type="float">
            <text:p>5489,88792499307</text:p>
          </table:table-cell>
          <table:table-cell office:value-type="float" office:value="-3798.30787027664" calcext:value-type="float">
            <text:p>-3798,30787027664</text:p>
          </table:table-cell>
          <table:table-cell office:value-type="float" office:value="-1258.29527737261" calcext:value-type="float">
            <text:p>-1258,29527737261</text:p>
          </table:table-cell>
          <table:table-cell office:value-type="float" office:value="-34.6783322733763" calcext:value-type="float">
            <text:p>-34,6783322733763</text:p>
          </table:table-cell>
          <table:table-cell office:value-type="float" office:value="-10.7402005986218" calcext:value-type="float">
            <text:p>-10,7402005986218</text:p>
          </table:table-cell>
          <table:table-cell office:value-type="float" office:value="415.928973658913" calcext:value-type="float">
            <text:p>415,928973658913</text:p>
          </table:table-cell>
          <table:table-cell table:number-columns-repeated="2"/>
          <table:table-cell table:formula="of:=[.K156]-[.N$2]" office:value-type="float" office:value="0.495039726623673" calcext:value-type="float">
            <text:p>0,495039726623673</text:p>
          </table:table-cell>
          <table:table-cell table:formula="of:=[.L156]-[.O$2]" office:value-type="float" office:value="-4.82102259862183" calcext:value-type="float">
            <text:p>-4,82102259862183</text:p>
          </table:table-cell>
        </table:table-row>
        <table:table-row table:style-name="ro1">
          <table:table-cell office:value-type="date" office:date-value="2022-08-24T16:30:12" calcext:value-type="date">
            <text:p>2022-08-24T16:30:12,000</text:p>
          </table:table-cell>
          <table:table-cell office:value-type="float" office:value="62019.4969031412" calcext:value-type="float">
            <text:p>62019,4969031412</text:p>
          </table:table-cell>
          <table:table-cell office:value-type="float" office:value="-573476.895143553" calcext:value-type="float">
            <text:p>-573476,895143553</text:p>
          </table:table-cell>
          <table:table-cell office:value-type="float" office:value="391208.332935403" calcext:value-type="float">
            <text:p>391208,332935403</text:p>
          </table:table-cell>
          <table:table-cell office:value-type="float" office:value="173.827652818316" calcext:value-type="float">
            <text:p>173,827652818316</text:p>
          </table:table-cell>
          <table:table-cell office:value-type="float" office:value="34.1456991288948" calcext:value-type="float">
            <text:p>34,1456991288948</text:p>
          </table:table-cell>
          <table:table-cell office:value-type="float" office:value="696969.243953925" calcext:value-type="float">
            <text:p>696969,243953925</text:p>
          </table:table-cell>
          <table:table-cell office:value-type="float" office:value="5491.46098482528" calcext:value-type="float">
            <text:p>5491,46098482528</text:p>
          </table:table-cell>
          <table:table-cell office:value-type="float" office:value="-3794.10578356168" calcext:value-type="float">
            <text:p>-3794,10578356168</text:p>
          </table:table-cell>
          <table:table-cell office:value-type="float" office:value="-1264.13699989832" calcext:value-type="float">
            <text:p>-1264,13699989832</text:p>
          </table:table-cell>
          <table:table-cell office:value-type="float" office:value="-34.6409861202108" calcext:value-type="float">
            <text:p>-34,6409861202108</text:p>
          </table:table-cell>
          <table:table-cell office:value-type="float" office:value="-10.7906245404497" calcext:value-type="float">
            <text:p>-10,7906245404497</text:p>
          </table:table-cell>
          <table:table-cell office:value-type="float" office:value="415.943608274365" calcext:value-type="float">
            <text:p>415,943608274365</text:p>
          </table:table-cell>
          <table:table-cell table:number-columns-repeated="2"/>
          <table:table-cell table:formula="of:=[.K157]-[.N$2]" office:value-type="float" office:value="0.532385879789246" calcext:value-type="float">
            <text:p>0,532385879789246</text:p>
          </table:table-cell>
          <table:table-cell table:formula="of:=[.L157]-[.O$2]" office:value-type="float" office:value="-4.87144654044972" calcext:value-type="float">
            <text:p>-4,87144654044972</text:p>
          </table:table-cell>
        </table:table-row>
        <table:table-row table:style-name="ro1">
          <table:table-cell office:value-type="date" office:date-value="2022-08-24T16:30:13" calcext:value-type="date">
            <text:p>2022-08-24T16:30:13,000</text:p>
          </table:table-cell>
          <table:table-cell office:value-type="float" office:value="66360.5884355471" calcext:value-type="float">
            <text:p>66360,5884355471</text:p>
          </table:table-cell>
          <table:table-cell office:value-type="float" office:value="-579403.698816673" calcext:value-type="float">
            <text:p>-579403,698816673</text:p>
          </table:table-cell>
          <table:table-cell office:value-type="float" office:value="390674.078141147" calcext:value-type="float">
            <text:p>390674,078141147</text:p>
          </table:table-cell>
          <table:table-cell office:value-type="float" office:value="173.466237811068" calcext:value-type="float">
            <text:p>173,466237811068</text:p>
          </table:table-cell>
          <table:table-cell office:value-type="float" office:value="33.8177281017393" calcext:value-type="float">
            <text:p>33,8177281017393</text:p>
          </table:table-cell>
          <table:table-cell office:value-type="float" office:value="701953.423833369" calcext:value-type="float">
            <text:p>701953,423833369</text:p>
          </table:table-cell>
          <table:table-cell office:value-type="float" office:value="5493.02769682708" calcext:value-type="float">
            <text:p>5493,02769682708</text:p>
          </table:table-cell>
          <table:table-cell office:value-type="float" office:value="-3789.89911639831" calcext:value-type="float">
            <text:p>-3789,89911639831</text:p>
          </table:table-cell>
          <table:table-cell office:value-type="float" office:value="-1269.97710867622" calcext:value-type="float">
            <text:p>-1269,97710867622</text:p>
          </table:table-cell>
          <table:table-cell office:value-type="float" office:value="-34.6036262994347" calcext:value-type="float">
            <text:p>-34,6036262994347</text:p>
          </table:table-cell>
          <table:table-cell office:value-type="float" office:value="-10.8410425859883" calcext:value-type="float">
            <text:p>-10,8410425859883</text:p>
          </table:table-cell>
          <table:table-cell office:value-type="float" office:value="415.95826975124" calcext:value-type="float">
            <text:p>415,95826975124</text:p>
          </table:table-cell>
          <table:table-cell table:number-columns-repeated="2"/>
          <table:table-cell table:formula="of:=[.K158]-[.N$2]" office:value-type="float" office:value="0.569745700565335" calcext:value-type="float">
            <text:p>0,569745700565335</text:p>
          </table:table-cell>
          <table:table-cell table:formula="of:=[.L158]-[.O$2]" office:value-type="float" office:value="-4.9218645859883" calcext:value-type="float">
            <text:p>-4,9218645859883</text:p>
          </table:table-cell>
        </table:table-row>
        <table:table-row table:style-name="ro1">
          <table:table-cell office:value-type="date" office:date-value="2022-08-24T16:30:14" calcext:value-type="date">
            <text:p>2022-08-24T16:30:14,000</text:p>
          </table:table-cell>
          <table:table-cell office:value-type="float" office:value="70701.7630411274" calcext:value-type="float">
            <text:p>70701,7630411274</text:p>
          </table:table-cell>
          <table:table-cell office:value-type="float" office:value="-585329.696986145" calcext:value-type="float">
            <text:p>-585329,696986145</text:p>
          </table:table-cell>
          <table:table-cell office:value-type="float" office:value="390131.872018796" calcext:value-type="float">
            <text:p>390131,872018796</text:p>
          </table:table-cell>
          <table:table-cell office:value-type="float" office:value="173.112630006952" calcext:value-type="float">
            <text:p>173,112630006952</text:p>
          </table:table-cell>
          <table:table-cell office:value-type="float" office:value="33.4928746932614" calcext:value-type="float">
            <text:p>33,4928746932614</text:p>
          </table:table-cell>
          <table:table-cell office:value-type="float" office:value="706974.165748584" calcext:value-type="float">
            <text:p>706974,165748584</text:p>
          </table:table-cell>
          <table:table-cell office:value-type="float" office:value="5494.58805972068" calcext:value-type="float">
            <text:p>5494,58805972068</text:p>
          </table:table-cell>
          <table:table-cell office:value-type="float" office:value="-3785.68787322001" calcext:value-type="float">
            <text:p>-3785,68787322001</text:p>
          </table:table-cell>
          <table:table-cell office:value-type="float" office:value="-1275.81559626063" calcext:value-type="float">
            <text:p>-1275,81559626063</text:p>
          </table:table-cell>
          <table:table-cell office:value-type="float" office:value="-34.5662527421761" calcext:value-type="float">
            <text:p>-34,5662527421761</text:p>
          </table:table-cell>
          <table:table-cell office:value-type="float" office:value="-10.8914547059683" calcext:value-type="float">
            <text:p>-10,8914547059683</text:p>
          </table:table-cell>
          <table:table-cell office:value-type="float" office:value="415.972958048028" calcext:value-type="float">
            <text:p>415,972958048028</text:p>
          </table:table-cell>
          <table:table-cell table:number-columns-repeated="2"/>
          <table:table-cell table:formula="of:=[.K159]-[.N$2]" office:value-type="float" office:value="0.607119257823882" calcext:value-type="float">
            <text:p>0,607119257823882</text:p>
          </table:table-cell>
          <table:table-cell table:formula="of:=[.L159]-[.O$2]" office:value-type="float" office:value="-4.97227670596827" calcext:value-type="float">
            <text:p>-4,97227670596827</text:p>
          </table:table-cell>
        </table:table-row>
        <table:table-row table:style-name="ro1">
          <table:table-cell office:value-type="date" office:date-value="2022-08-24T16:30:15" calcext:value-type="date">
            <text:p>2022-08-24T16:30:15,000</text:p>
          </table:table-cell>
          <table:table-cell office:value-type="float" office:value="75043.0163575869" calcext:value-type="float">
            <text:p>75043,0163575869</text:p>
          </table:table-cell>
          <table:table-cell office:value-type="float" office:value="-591254.882090917" calcext:value-type="float">
            <text:p>-591254,882090917</text:p>
          </table:table-cell>
          <table:table-cell office:value-type="float" office:value="389581.715311504" calcext:value-type="float">
            <text:p>389581,715311504</text:p>
          </table:table-cell>
          <table:table-cell office:value-type="float" office:value="172.766603614212" calcext:value-type="float">
            <text:p>172,766603614212</text:p>
          </table:table-cell>
          <table:table-cell office:value-type="float" office:value="33.1711449789216" calcext:value-type="float">
            <text:p>33,1711449789216</text:p>
          </table:table-cell>
          <table:table-cell office:value-type="float" office:value="712030.689510952" calcext:value-type="float">
            <text:p>712030,689510952</text:p>
          </table:table-cell>
          <table:table-cell office:value-type="float" office:value="5496.14207223478" calcext:value-type="float">
            <text:p>5496,14207223478</text:p>
          </table:table-cell>
          <table:table-cell office:value-type="float" office:value="-3781.47205846755" calcext:value-type="float">
            <text:p>-3781,47205846755</text:p>
          </table:table-cell>
          <table:table-cell office:value-type="float" office:value="-1281.65245520744" calcext:value-type="float">
            <text:p>-1281,65245520744</text:p>
          </table:table-cell>
          <table:table-cell office:value-type="float" office:value="-34.528865379523" calcext:value-type="float">
            <text:p>-34,528865379523</text:p>
          </table:table-cell>
          <table:table-cell office:value-type="float" office:value="-10.9418608710848" calcext:value-type="float">
            <text:p>-10,9418608710848</text:p>
          </table:table-cell>
          <table:table-cell office:value-type="float" office:value="415.98767312309" calcext:value-type="float">
            <text:p>415,98767312309</text:p>
          </table:table-cell>
          <table:table-cell table:number-columns-repeated="2"/>
          <table:table-cell table:formula="of:=[.K160]-[.N$2]" office:value-type="float" office:value="0.644506620477017" calcext:value-type="float">
            <text:p>0,644506620477017</text:p>
          </table:table-cell>
          <table:table-cell table:formula="of:=[.L160]-[.O$2]" office:value-type="float" office:value="-5.02268287108484" calcext:value-type="float">
            <text:p>-5,02268287108484</text:p>
          </table:table-cell>
        </table:table-row>
        <table:table-row table:style-name="ro1">
          <table:table-cell office:value-type="date" office:date-value="2022-08-24T16:30:16" calcext:value-type="date">
            <text:p>2022-08-24T16:30:16,000</text:p>
          </table:table-cell>
          <table:table-cell office:value-type="float" office:value="79384.3440245021" calcext:value-type="float">
            <text:p>79384,3440245021</text:p>
          </table:table-cell>
          <table:table-cell office:value-type="float" office:value="-597179.246571894" calcext:value-type="float">
            <text:p>-597179,246571894</text:p>
          </table:table-cell>
          <table:table-cell office:value-type="float" office:value="389023.608771845" calcext:value-type="float">
            <text:p>389023,608771845</text:p>
          </table:table-cell>
          <table:table-cell office:value-type="float" office:value="172.42794027142" calcext:value-type="float">
            <text:p>172,42794027142</text:p>
          </table:table-cell>
          <table:table-cell office:value-type="float" office:value="32.852541573945" calcext:value-type="float">
            <text:p>32,852541573945</text:p>
          </table:table-cell>
          <table:table-cell office:value-type="float" office:value="717122.231418218" calcext:value-type="float">
            <text:p>717122,231418218</text:p>
          </table:table-cell>
          <table:table-cell office:value-type="float" office:value="5497.68973310664" calcext:value-type="float">
            <text:p>5497,68973310664</text:p>
          </table:table-cell>
          <table:table-cell office:value-type="float" office:value="-3777.25167658546" calcext:value-type="float">
            <text:p>-3777,25167658546</text:p>
          </table:table-cell>
          <table:table-cell office:value-type="float" office:value="-1287.48767807548" calcext:value-type="float">
            <text:p>-1287,48767807548</text:p>
          </table:table-cell>
          <table:table-cell office:value-type="float" office:value="-34.4914641424876" calcext:value-type="float">
            <text:p>-34,4914641424876</text:p>
          </table:table-cell>
          <table:table-cell office:value-type="float" office:value="-10.992261052009" calcext:value-type="float">
            <text:p>-10,992261052009</text:p>
          </table:table-cell>
          <table:table-cell office:value-type="float" office:value="416.002414934655" calcext:value-type="float">
            <text:p>416,002414934655</text:p>
          </table:table-cell>
          <table:table-cell table:number-columns-repeated="2"/>
          <table:table-cell table:formula="of:=[.K161]-[.N$2]" office:value-type="float" office:value="0.681907857512357" calcext:value-type="float">
            <text:p>0,681907857512357</text:p>
          </table:table-cell>
          <table:table-cell table:formula="of:=[.L161]-[.O$2]" office:value-type="float" office:value="-5.07308305200905" calcext:value-type="float">
            <text:p>-5,07308305200905</text:p>
          </table:table-cell>
        </table:table-row>
        <table:table-row table:style-name="ro1">
          <table:table-cell office:value-type="date" office:date-value="2022-08-24T16:30:17" calcext:value-type="date">
            <text:p>2022-08-24T16:30:17,000</text:p>
          </table:table-cell>
          <table:table-cell office:value-type="float" office:value="83725.7416794435" calcext:value-type="float">
            <text:p>83725,7416794435</text:p>
          </table:table-cell>
          <table:table-cell office:value-type="float" office:value="-603102.782870436" calcext:value-type="float">
            <text:p>-603102,782870436</text:p>
          </table:table-cell>
          <table:table-cell office:value-type="float" office:value="388457.553162002" calcext:value-type="float">
            <text:p>388457,553162002</text:p>
          </table:table-cell>
          <table:table-cell office:value-type="float" office:value="172.096428816245" calcext:value-type="float">
            <text:p>172,096428816245</text:p>
          </table:table-cell>
          <table:table-cell office:value-type="float" office:value="32.5370638806909" calcext:value-type="float">
            <text:p>32,5370638806909</text:p>
          </table:table-cell>
          <table:table-cell office:value-type="float" office:value="722248.044050274" calcext:value-type="float">
            <text:p>722248,044050274</text:p>
          </table:table-cell>
          <table:table-cell office:value-type="float" office:value="5499.23104108011" calcext:value-type="float">
            <text:p>5499,23104108011</text:p>
          </table:table-cell>
          <table:table-cell office:value-type="float" office:value="-3773.02673202539" calcext:value-type="float">
            <text:p>-3773,02673202539</text:p>
          </table:table-cell>
          <table:table-cell office:value-type="float" office:value="-1293.321257425" calcext:value-type="float">
            <text:p>-1293,321257425</text:p>
          </table:table-cell>
          <table:table-cell office:value-type="float" office:value="-34.4540489620398" calcext:value-type="float">
            <text:p>-34,4540489620398</text:p>
          </table:table-cell>
          <table:table-cell office:value-type="float" office:value="-11.0426552193747" calcext:value-type="float">
            <text:p>-11,0426552193747</text:p>
          </table:table-cell>
          <table:table-cell office:value-type="float" office:value="416.017183440831" calcext:value-type="float">
            <text:p>416,017183440831</text:p>
          </table:table-cell>
          <table:table-cell table:number-columns-repeated="2"/>
          <table:table-cell table:formula="of:=[.K162]-[.N$2]" office:value-type="float" office:value="0.719323037960208" calcext:value-type="float">
            <text:p>0,719323037960208</text:p>
          </table:table-cell>
          <table:table-cell table:formula="of:=[.L162]-[.O$2]" office:value-type="float" office:value="-5.12347721937471" calcext:value-type="float">
            <text:p>-5,12347721937471</text:p>
          </table:table-cell>
        </table:table-row>
        <table:table-row table:style-name="ro1">
          <table:table-cell office:value-type="date" office:date-value="2022-08-24T16:30:18" calcext:value-type="date">
            <text:p>2022-08-24T16:30:18,000</text:p>
          </table:table-cell>
          <table:table-cell office:value-type="float" office:value="88067.2049613644" calcext:value-type="float">
            <text:p>88067,2049613644</text:p>
          </table:table-cell>
          <table:table-cell office:value-type="float" office:value="-609025.483429741" calcext:value-type="float">
            <text:p>-609025,483429741</text:p>
          </table:table-cell>
          <table:table-cell office:value-type="float" office:value="387883.549253582" calcext:value-type="float">
            <text:p>387883,549253582</text:p>
          </table:table-cell>
          <table:table-cell office:value-type="float" office:value="171.771865056512" calcext:value-type="float">
            <text:p>171,771865056512</text:p>
          </table:table-cell>
          <table:table-cell office:value-type="float" office:value="32.2247083223958" calcext:value-type="float">
            <text:p>32,2247083223958</text:p>
          </table:table-cell>
          <table:table-cell office:value-type="float" office:value="727407.396056771" calcext:value-type="float">
            <text:p>727407,396056771</text:p>
          </table:table-cell>
          <table:table-cell office:value-type="float" office:value="5500.76599490738" calcext:value-type="float">
            <text:p>5500,76599490738</text:p>
          </table:table-cell>
          <table:table-cell office:value-type="float" office:value="-3768.79722924315" calcext:value-type="float">
            <text:p>-3768,79722924315</text:p>
          </table:table-cell>
          <table:table-cell office:value-type="float" office:value="-1299.15318581907" calcext:value-type="float">
            <text:p>-1299,15318581907</text:p>
          </table:table-cell>
          <table:table-cell office:value-type="float" office:value="-34.4166197690773" calcext:value-type="float">
            <text:p>-34,4166197690773</text:p>
          </table:table-cell>
          <table:table-cell office:value-type="float" office:value="-11.0930433437899" calcext:value-type="float">
            <text:p>-11,0930433437899</text:p>
          </table:table-cell>
          <table:table-cell office:value-type="float" office:value="416.031978599578" calcext:value-type="float">
            <text:p>416,031978599578</text:p>
          </table:table-cell>
          <table:table-cell table:number-columns-repeated="2"/>
          <table:table-cell table:formula="of:=[.K163]-[.N$2]" office:value-type="float" office:value="0.756752230922729" calcext:value-type="float">
            <text:p>0,756752230922729</text:p>
          </table:table-cell>
          <table:table-cell table:formula="of:=[.L163]-[.O$2]" office:value-type="float" office:value="-5.17386534378994" calcext:value-type="float">
            <text:p>-5,17386534378994</text:p>
          </table:table-cell>
        </table:table-row>
        <table:table-row table:style-name="ro1">
          <table:table-cell office:value-type="date" office:date-value="2022-08-24T16:30:19" calcext:value-type="date">
            <text:p>2022-08-24T16:30:19,000</text:p>
          </table:table-cell>
          <table:table-cell office:value-type="float" office:value="92408.729507556" calcext:value-type="float">
            <text:p>92408,729507556</text:p>
          </table:table-cell>
          <table:table-cell office:value-type="float" office:value="-614947.340693189" calcext:value-type="float">
            <text:p>-614947,340693189</text:p>
          </table:table-cell>
          <table:table-cell office:value-type="float" office:value="387301.597827816" calcext:value-type="float">
            <text:p>387301,597827816</text:p>
          </table:table-cell>
          <table:table-cell office:value-type="float" office:value="171.454051545403" calcext:value-type="float">
            <text:p>171,454051545403</text:p>
          </table:table-cell>
          <table:table-cell office:value-type="float" office:value="31.9154685642108" calcext:value-type="float">
            <text:p>31,9154685642108</text:p>
          </table:table-cell>
          <table:table-cell office:value-type="float" office:value="732599.571931901" calcext:value-type="float">
            <text:p>732599,571931901</text:p>
          </table:table-cell>
          <table:table-cell office:value-type="float" office:value="5502.29459334748" calcext:value-type="float">
            <text:p>5502,29459334748</text:p>
          </table:table-cell>
          <table:table-cell office:value-type="float" office:value="-3764.56317270141" calcext:value-type="float">
            <text:p>-3764,56317270141</text:p>
          </table:table-cell>
          <table:table-cell office:value-type="float" office:value="-1304.98345582191" calcext:value-type="float">
            <text:p>-1304,98345582191</text:p>
          </table:table-cell>
          <table:table-cell office:value-type="float" office:value="-34.3791764944517" calcext:value-type="float">
            <text:p>-34,3791764944517</text:p>
          </table:table-cell>
          <table:table-cell office:value-type="float" office:value="-11.1434253958229" calcext:value-type="float">
            <text:p>-11,1434253958229</text:p>
          </table:table-cell>
          <table:table-cell office:value-type="float" office:value="416.046800368738" calcext:value-type="float">
            <text:p>416,046800368738</text:p>
          </table:table-cell>
          <table:table-cell table:number-columns-repeated="2"/>
          <table:table-cell table:formula="of:=[.K164]-[.N$2]" office:value-type="float" office:value="0.794195505548288" calcext:value-type="float">
            <text:p>0,794195505548288</text:p>
          </table:table-cell>
          <table:table-cell table:formula="of:=[.L164]-[.O$2]" office:value-type="float" office:value="-5.22424739582287" calcext:value-type="float">
            <text:p>-5,22424739582287</text:p>
          </table:table-cell>
        </table:table-row>
        <table:table-row table:style-name="ro1">
          <table:table-cell office:value-type="date" office:date-value="2022-08-24T16:30:20" calcext:value-type="date">
            <text:p>2022-08-24T16:30:20,000</text:p>
          </table:table-cell>
          <table:table-cell office:value-type="float" office:value="96750.3109560135" calcext:value-type="float">
            <text:p>96750,3109560135</text:p>
          </table:table-cell>
          <table:table-cell office:value-type="float" office:value="-620868.347107036" calcext:value-type="float">
            <text:p>-620868,347107036</text:p>
          </table:table-cell>
          <table:table-cell office:value-type="float" office:value="386711.699675283" calcext:value-type="float">
            <text:p>386711,699675283</text:p>
          </table:table-cell>
          <table:table-cell office:value-type="float" office:value="171.142797360276" calcext:value-type="float">
            <text:p>171,142797360276</text:p>
          </table:table-cell>
          <table:table-cell office:value-type="float" office:value="31.6093357216324" calcext:value-type="float">
            <text:p>31,6093357216324</text:p>
          </table:table-cell>
          <table:table-cell office:value-type="float" office:value="737823.871784624" calcext:value-type="float">
            <text:p>737823,871784624</text:p>
          </table:table-cell>
          <table:table-cell office:value-type="float" office:value="5503.81683516719" calcext:value-type="float">
            <text:p>5503,81683516719</text:p>
          </table:table-cell>
          <table:table-cell office:value-type="float" office:value="-3760.32456686745" calcext:value-type="float">
            <text:p>-3760,32456686745</text:p>
          </table:table-cell>
          <table:table-cell office:value-type="float" office:value="-1310.81206000159" calcext:value-type="float">
            <text:p>-1310,81206000159</text:p>
          </table:table-cell>
          <table:table-cell office:value-type="float" office:value="-34.3417190689483" calcext:value-type="float">
            <text:p>-34,3417190689483</text:p>
          </table:table-cell>
          <table:table-cell office:value-type="float" office:value="-11.1938013460242" calcext:value-type="float">
            <text:p>-11,1938013460242</text:p>
          </table:table-cell>
          <table:table-cell office:value-type="float" office:value="416.061648706011" calcext:value-type="float">
            <text:p>416,061648706011</text:p>
          </table:table-cell>
          <table:table-cell table:number-columns-repeated="2"/>
          <table:table-cell table:formula="of:=[.K165]-[.N$2]" office:value-type="float" office:value="0.83165293105165" calcext:value-type="float">
            <text:p>0,83165293105165</text:p>
          </table:table-cell>
          <table:table-cell table:formula="of:=[.L165]-[.O$2]" office:value-type="float" office:value="-5.27462334602424" calcext:value-type="float">
            <text:p>-5,27462334602424</text:p>
          </table:table-cell>
        </table:table-row>
        <table:table-row table:style-name="ro1">
          <table:table-cell office:value-type="date" office:date-value="2022-08-24T16:30:21" calcext:value-type="date">
            <text:p>2022-08-24T16:30:21,000</text:p>
          </table:table-cell>
          <table:table-cell office:value-type="float" office:value="101091.944944102" calcext:value-type="float">
            <text:p>101091,944944102</text:p>
          </table:table-cell>
          <table:table-cell office:value-type="float" office:value="-626788.495117599" calcext:value-type="float">
            <text:p>-626788,495117599</text:p>
          </table:table-cell>
          <table:table-cell office:value-type="float" office:value="386113.85559619" calcext:value-type="float">
            <text:p>386113,85559619</text:p>
          </table:table-cell>
          <table:table-cell office:value-type="float" office:value="170.837917886241" calcext:value-type="float">
            <text:p>170,837917886241</text:p>
          </table:table-cell>
          <table:table-cell office:value-type="float" office:value="31.3062985573909" calcext:value-type="float">
            <text:p>31,3062985573909</text:p>
          </table:table-cell>
          <table:table-cell office:value-type="float" office:value="743079.611096766" calcext:value-type="float">
            <text:p>743079,611096766</text:p>
          </table:table-cell>
          <table:table-cell office:value-type="float" office:value="5505.33271914077" calcext:value-type="float">
            <text:p>5505,33271914077</text:p>
          </table:table-cell>
          <table:table-cell office:value-type="float" office:value="-3756.08141621458" calcext:value-type="float">
            <text:p>-3756,08141621458</text:p>
          </table:table-cell>
          <table:table-cell office:value-type="float" office:value="-1316.63899092723" calcext:value-type="float">
            <text:p>-1316,63899092723</text:p>
          </table:table-cell>
          <table:table-cell office:value-type="float" office:value="-34.3042474232969" calcext:value-type="float">
            <text:p>-34,3042474232969</text:p>
          </table:table-cell>
          <table:table-cell office:value-type="float" office:value="-11.2441711649033" calcext:value-type="float">
            <text:p>-11,2441711649033</text:p>
          </table:table-cell>
          <table:table-cell office:value-type="float" office:value="416.076523568986" calcext:value-type="float">
            <text:p>416,076523568986</text:p>
          </table:table-cell>
          <table:table-cell table:number-columns-repeated="2"/>
          <table:table-cell table:formula="of:=[.K166]-[.N$2]" office:value-type="float" office:value="0.869124576703058" calcext:value-type="float">
            <text:p>0,869124576703058</text:p>
          </table:table-cell>
          <table:table-cell table:formula="of:=[.L166]-[.O$2]" office:value-type="float" office:value="-5.32499316490326" calcext:value-type="float">
            <text:p>-5,32499316490326</text:p>
          </table:table-cell>
        </table:table-row>
        <table:table-row table:style-name="ro1">
          <table:table-cell office:value-type="date" office:date-value="2022-08-24T16:30:22" calcext:value-type="date">
            <text:p>2022-08-24T16:30:22,000</text:p>
          </table:table-cell>
          <table:table-cell office:value-type="float" office:value="105433.627108517" calcext:value-type="float">
            <text:p>105433,627108517</text:p>
          </table:table-cell>
          <table:table-cell office:value-type="float" office:value="-632707.777172168" calcext:value-type="float">
            <text:p>-632707,777172168</text:p>
          </table:table-cell>
          <table:table-cell office:value-type="float" office:value="385508.066400264" calcext:value-type="float">
            <text:p>385508,066400264</text:p>
          </table:table-cell>
          <table:table-cell office:value-type="float" office:value="170.539234604468" calcext:value-type="float">
            <text:p>170,539234604468</text:p>
          </table:table-cell>
          <table:table-cell office:value-type="float" office:value="31.0063436668434" calcext:value-type="float">
            <text:p>31,0063436668434</text:p>
          </table:table-cell>
          <table:table-cell office:value-type="float" office:value="748366.120477854" calcext:value-type="float">
            <text:p>748366,120477854</text:p>
          </table:table-cell>
          <table:table-cell office:value-type="float" office:value="5506.84224404975" calcext:value-type="float">
            <text:p>5506,84224404975</text:p>
          </table:table-cell>
          <table:table-cell office:value-type="float" office:value="-3751.83372522205" calcext:value-type="float">
            <text:p>-3751,83372522205</text:p>
          </table:table-cell>
          <table:table-cell office:value-type="float" office:value="-1322.46424116987" calcext:value-type="float">
            <text:p>-1322,46424116987</text:p>
          </table:table-cell>
          <table:table-cell office:value-type="float" office:value="-34.266761488172" calcext:value-type="float">
            <text:p>-34,266761488172</text:p>
          </table:table-cell>
          <table:table-cell office:value-type="float" office:value="-11.2945348229351" calcext:value-type="float">
            <text:p>-11,2945348229351</text:p>
          </table:table-cell>
          <table:table-cell office:value-type="float" office:value="416.091424915098" calcext:value-type="float">
            <text:p>416,091424915098</text:p>
          </table:table-cell>
          <table:table-cell table:number-columns-repeated="2"/>
          <table:table-cell table:formula="of:=[.K167]-[.N$2]" office:value-type="float" office:value="0.906610511828006" calcext:value-type="float">
            <text:p>0,906610511828006</text:p>
          </table:table-cell>
          <table:table-cell table:formula="of:=[.L167]-[.O$2]" office:value-type="float" office:value="-5.37535682293509" calcext:value-type="float">
            <text:p>-5,37535682293509</text:p>
          </table:table-cell>
        </table:table-row>
        <table:table-row table:style-name="ro1">
          <table:table-cell office:value-type="date" office:date-value="2022-08-24T16:30:23" calcext:value-type="date">
            <text:p>2022-08-24T16:30:23,000</text:p>
          </table:table-cell>
          <table:table-cell office:value-type="float" office:value="109775.353086958" calcext:value-type="float">
            <text:p>109775,353086958</text:p>
          </table:table-cell>
          <table:table-cell office:value-type="float" office:value="-638626.185720802" calcext:value-type="float">
            <text:p>-638626,185720802</text:p>
          </table:table-cell>
          <table:table-cell office:value-type="float" office:value="384894.332906596" calcext:value-type="float">
            <text:p>384894,332906596</text:p>
          </table:table-cell>
          <table:table-cell office:value-type="float" office:value="170.246574885443" calcext:value-type="float">
            <text:p>170,246574885443</text:p>
          </table:table-cell>
          <table:table-cell office:value-type="float" office:value="30.7094556525307" calcext:value-type="float">
            <text:p>30,7094556525307</text:p>
          </table:table-cell>
          <table:table-cell office:value-type="float" office:value="753682.745415656" calcext:value-type="float">
            <text:p>753682,745415656</text:p>
          </table:table-cell>
          <table:table-cell office:value-type="float" office:value="5508.34540868359" calcext:value-type="float">
            <text:p>5508,34540868359</text:p>
          </table:table-cell>
          <table:table-cell office:value-type="float" office:value="-3747.5814983735" calcext:value-type="float">
            <text:p>-3747,5814983735</text:p>
          </table:table-cell>
          <table:table-cell office:value-type="float" office:value="-1328.28780330431" calcext:value-type="float">
            <text:p>-1328,28780330431</text:p>
          </table:table-cell>
          <table:table-cell office:value-type="float" office:value="-34.2292611941781" calcext:value-type="float">
            <text:p>-34,2292611941781</text:p>
          </table:table-cell>
          <table:table-cell office:value-type="float" office:value="-11.3448922905759" calcext:value-type="float">
            <text:p>-11,3448922905759</text:p>
          </table:table-cell>
          <table:table-cell office:value-type="float" office:value="416.106352701673" calcext:value-type="float">
            <text:p>416,106352701673</text:p>
          </table:table-cell>
          <table:table-cell table:number-columns-repeated="2"/>
          <table:table-cell table:formula="of:=[.K168]-[.N$2]" office:value-type="float" office:value="0.94411080582185" calcext:value-type="float">
            <text:p>0,94411080582185</text:p>
          </table:table-cell>
          <table:table-cell table:formula="of:=[.L168]-[.O$2]" office:value-type="float" office:value="-5.42571429057586" calcext:value-type="float">
            <text:p>-5,42571429057586</text:p>
          </table:table-cell>
        </table:table-row>
        <table:table-row table:style-name="ro1">
          <table:table-cell office:value-type="date" office:date-value="2022-08-24T16:30:24" calcext:value-type="date">
            <text:p>2022-08-24T16:30:24,000</text:p>
          </table:table-cell>
          <table:table-cell office:value-type="float" office:value="114117.118515851" calcext:value-type="float">
            <text:p>114117,118515851</text:p>
          </table:table-cell>
          <table:table-cell office:value-type="float" office:value="-644543.713213331" calcext:value-type="float">
            <text:p>-644543,713213331</text:p>
          </table:table-cell>
          <table:table-cell office:value-type="float" office:value="384272.655943933" calcext:value-type="float">
            <text:p>384272,655943933</text:p>
          </table:table-cell>
          <table:table-cell office:value-type="float" office:value="169.959771787759" calcext:value-type="float">
            <text:p>169,959771787759</text:p>
          </table:table-cell>
          <table:table-cell office:value-type="float" office:value="30.4156172886895" calcext:value-type="float">
            <text:p>30,4156172886895</text:p>
          </table:table-cell>
          <table:table-cell office:value-type="float" office:value="759028.846017984" calcext:value-type="float">
            <text:p>759028,846017984</text:p>
          </table:table-cell>
          <table:table-cell office:value-type="float" office:value="5509.84221183893" calcext:value-type="float">
            <text:p>5509,84221183893</text:p>
          </table:table-cell>
          <table:table-cell office:value-type="float" office:value="-3743.32474015913" calcext:value-type="float">
            <text:p>-3743,32474015913</text:p>
          </table:table-cell>
          <table:table-cell office:value-type="float" office:value="-1334.10966990608" calcext:value-type="float">
            <text:p>-1334,10966990608</text:p>
          </table:table-cell>
          <table:table-cell office:value-type="float" office:value="-34.1917464718695" calcext:value-type="float">
            <text:p>-34,1917464718695</text:p>
          </table:table-cell>
          <table:table-cell office:value-type="float" office:value="-11.3952435382369" calcext:value-type="float">
            <text:p>-11,3952435382369</text:p>
          </table:table-cell>
          <table:table-cell office:value-type="float" office:value="416.121306885903" calcext:value-type="float">
            <text:p>416,121306885903</text:p>
          </table:table-cell>
          <table:table-cell table:number-columns-repeated="2"/>
          <table:table-cell table:formula="of:=[.K169]-[.N$2]" office:value-type="float" office:value="0.981625528130479" calcext:value-type="float">
            <text:p>0,981625528130479</text:p>
          </table:table-cell>
          <table:table-cell table:formula="of:=[.L169]-[.O$2]" office:value-type="float" office:value="-5.47606553823695" calcext:value-type="float">
            <text:p>-5,47606553823695</text:p>
          </table:table-cell>
        </table:table-row>
        <table:table-row table:style-name="ro1">
          <table:table-cell office:value-type="date" office:date-value="2022-08-24T16:30:25" calcext:value-type="date">
            <text:p>2022-08-24T16:30:25,000</text:p>
          </table:table-cell>
          <table:table-cell office:value-type="float" office:value="118458.919031392" calcext:value-type="float">
            <text:p>118458,919031392</text:p>
          </table:table-cell>
          <table:table-cell office:value-type="float" office:value="-650460.352101783" calcext:value-type="float">
            <text:p>-650460,352101783</text:p>
          </table:table-cell>
          <table:table-cell office:value-type="float" office:value="383643.036350427" calcext:value-type="float">
            <text:p>383643,036350427</text:p>
          </table:table-cell>
          <table:table-cell office:value-type="float" office:value="169.678663862112" calcext:value-type="float">
            <text:p>169,678663862112</text:p>
          </table:table-cell>
          <table:table-cell office:value-type="float" office:value="30.1248096756984" calcext:value-type="float">
            <text:p>30,1248096756984</text:p>
          </table:table-cell>
          <table:table-cell office:value-type="float" office:value="764403.79675577" calcext:value-type="float">
            <text:p>764403,79675577</text:p>
          </table:table-cell>
          <table:table-cell office:value-type="float" office:value="5511.3326523197" calcext:value-type="float">
            <text:p>5511,3326523197</text:p>
          </table:table-cell>
          <table:table-cell office:value-type="float" office:value="-3739.06345507463" calcext:value-type="float">
            <text:p>-3739,06345507463</text:p>
          </table:table-cell>
          <table:table-cell office:value-type="float" office:value="-1339.92983355391" calcext:value-type="float">
            <text:p>-1339,92983355391</text:p>
          </table:table-cell>
          <table:table-cell office:value-type="float" office:value="-34.1542172517404" calcext:value-type="float">
            <text:p>-34,1542172517404</text:p>
          </table:table-cell>
          <table:table-cell office:value-type="float" office:value="-11.4455885363054" calcext:value-type="float">
            <text:p>-11,4455885363054</text:p>
          </table:table-cell>
          <table:table-cell office:value-type="float" office:value="416.136287424838" calcext:value-type="float">
            <text:p>416,136287424838</text:p>
          </table:table-cell>
          <table:table-cell table:number-columns-repeated="2"/>
          <table:table-cell table:formula="of:=[.K170]-[.N$2]" office:value-type="float" office:value="1.01915474825958" calcext:value-type="float">
            <text:p>1,01915474825958</text:p>
          </table:table-cell>
          <table:table-cell table:formula="of:=[.L170]-[.O$2]" office:value-type="float" office:value="-5.52641053630538" calcext:value-type="float">
            <text:p>-5,52641053630538</text:p>
          </table:table-cell>
        </table:table-row>
        <table:table-row table:style-name="ro1">
          <table:table-cell office:value-type="date" office:date-value="2022-08-24T16:30:26" calcext:value-type="date">
            <text:p>2022-08-24T16:30:26,000</text:p>
          </table:table-cell>
          <table:table-cell office:value-type="float" office:value="122800.750270519" calcext:value-type="float">
            <text:p>122800,750270519</text:p>
          </table:table-cell>
          <table:table-cell office:value-type="float" office:value="-656376.094839048" calcext:value-type="float">
            <text:p>-656376,094839048</text:p>
          </table:table-cell>
          <table:table-cell office:value-type="float" office:value="383005.474973763" calcext:value-type="float">
            <text:p>383005,474973763</text:p>
          </table:table-cell>
          <table:table-cell office:value-type="float" office:value="169.403094960753" calcext:value-type="float">
            <text:p>169,403094960753</text:p>
          </table:table-cell>
          <table:table-cell office:value-type="float" office:value="29.8370123853755" calcext:value-type="float">
            <text:p>29,8370123853755</text:p>
          </table:table-cell>
          <table:table-cell office:value-type="float" office:value="769806.986200463" calcext:value-type="float">
            <text:p>769806,986200463</text:p>
          </table:table-cell>
          <table:table-cell office:value-type="float" office:value="5512.81672893797" calcext:value-type="float">
            <text:p>5512,81672893797</text:p>
          </table:table-cell>
          <table:table-cell office:value-type="float" office:value="-3734.79764762046" calcext:value-type="float">
            <text:p>-3734,79764762046</text:p>
          </table:table-cell>
          <table:table-cell office:value-type="float" office:value="-1345.74828682834" calcext:value-type="float">
            <text:p>-1345,74828682834</text:p>
          </table:table-cell>
          <table:table-cell office:value-type="float" office:value="-34.1166734642169" calcext:value-type="float">
            <text:p>-34,1166734642169</text:p>
          </table:table-cell>
          <table:table-cell office:value-type="float" office:value="-11.4959272551321" calcext:value-type="float">
            <text:p>-11,4959272551321</text:p>
          </table:table-cell>
          <table:table-cell office:value-type="float" office:value="416.151294275412" calcext:value-type="float">
            <text:p>416,151294275412</text:p>
          </table:table-cell>
          <table:table-cell table:number-columns-repeated="2"/>
          <table:table-cell table:formula="of:=[.K171]-[.N$2]" office:value-type="float" office:value="1.05669853578306" calcext:value-type="float">
            <text:p>1,05669853578306</text:p>
          </table:table-cell>
          <table:table-cell table:formula="of:=[.L171]-[.O$2]" office:value-type="float" office:value="-5.57674925513214" calcext:value-type="float">
            <text:p>-5,57674925513214</text:p>
          </table:table-cell>
        </table:table-row>
        <table:table-row table:style-name="ro1">
          <table:table-cell office:value-type="date" office:date-value="2022-08-24T16:30:27" calcext:value-type="date">
            <text:p>2022-08-24T16:30:27,000</text:p>
          </table:table-cell>
          <table:table-cell office:value-type="float" office:value="127142.607868875" calcext:value-type="float">
            <text:p>127142,607868875</text:p>
          </table:table-cell>
          <table:table-cell office:value-type="float" office:value="-662290.933879612" calcext:value-type="float">
            <text:p>-662290,933879612</text:p>
          </table:table-cell>
          <table:table-cell office:value-type="float" office:value="382359.972671121" calcext:value-type="float">
            <text:p>382359,972671121</text:p>
          </table:table-cell>
          <table:table-cell office:value-type="float" office:value="169.132914052786" calcext:value-type="float">
            <text:p>169,132914052786</text:p>
          </table:table-cell>
          <table:table-cell office:value-type="float" office:value="29.5522035973514" calcext:value-type="float">
            <text:p>29,5522035973514</text:p>
          </table:table-cell>
          <table:table-cell office:value-type="float" office:value="775237.816760694" calcext:value-type="float">
            <text:p>775237,816760694</text:p>
          </table:table-cell>
          <table:table-cell office:value-type="float" office:value="5514.29444051262" calcext:value-type="float">
            <text:p>5514,29444051262</text:p>
          </table:table-cell>
          <table:table-cell office:value-type="float" office:value="-3730.5273223035" calcext:value-type="float">
            <text:p>-3730,5273223035</text:p>
          </table:table-cell>
          <table:table-cell office:value-type="float" office:value="-1351.56502231247" calcext:value-type="float">
            <text:p>-1351,56502231247</text:p>
          </table:table-cell>
          <table:table-cell office:value-type="float" office:value="-34.0791150396739" calcext:value-type="float">
            <text:p>-34,0791150396739</text:p>
          </table:table-cell>
          <table:table-cell office:value-type="float" office:value="-11.5462596650383" calcext:value-type="float">
            <text:p>-11,5462596650383</text:p>
          </table:table-cell>
          <table:table-cell office:value-type="float" office:value="416.16632739443" calcext:value-type="float">
            <text:p>416,16632739443</text:p>
          </table:table-cell>
          <table:table-cell table:number-columns-repeated="2"/>
          <table:table-cell table:formula="of:=[.K172]-[.N$2]" office:value-type="float" office:value="1.09425696032608" calcext:value-type="float">
            <text:p>1,09425696032608</text:p>
          </table:table-cell>
          <table:table-cell table:formula="of:=[.L172]-[.O$2]" office:value-type="float" office:value="-5.62708166503826" calcext:value-type="float">
            <text:p>-5,62708166503826</text:p>
          </table:table-cell>
        </table:table-row>
        <table:table-row table:style-name="ro1">
          <table:table-cell office:value-type="date" office:date-value="2022-08-24T16:30:28" calcext:value-type="date">
            <text:p>2022-08-24T16:30:28,000</text:p>
          </table:table-cell>
          <table:table-cell office:value-type="float" office:value="131484.487462419" calcext:value-type="float">
            <text:p>131484,487462419</text:p>
          </table:table-cell>
          <table:table-cell office:value-type="float" office:value="-668204.861678995" calcext:value-type="float">
            <text:p>-668204,861678995</text:p>
          </table:table-cell>
          <table:table-cell office:value-type="float" office:value="381706.530309181" calcext:value-type="float">
            <text:p>381706,530309181</text:p>
          </table:table-cell>
          <table:table-cell office:value-type="float" office:value="168.867975044722" calcext:value-type="float">
            <text:p>168,867975044722</text:p>
          </table:table-cell>
          <table:table-cell office:value-type="float" office:value="29.2703602270574" calcext:value-type="float">
            <text:p>29,2703602270574</text:p>
          </table:table-cell>
          <table:table-cell office:value-type="float" office:value="780695.70441714" calcext:value-type="float">
            <text:p>780695,70441714</text:p>
          </table:table-cell>
          <table:table-cell office:value-type="float" office:value="5515.76578587036" calcext:value-type="float">
            <text:p>5515,76578587036</text:p>
          </table:table-cell>
          <table:table-cell office:value-type="float" office:value="-3726.25248363575" calcext:value-type="float">
            <text:p>-3726,25248363575</text:p>
          </table:table-cell>
          <table:table-cell office:value-type="float" office:value="-1357.38003259143" calcext:value-type="float">
            <text:p>-1357,38003259143</text:p>
          </table:table-cell>
          <table:table-cell office:value-type="float" office:value="-34.0415419084214" calcext:value-type="float">
            <text:p>-34,0415419084214</text:p>
          </table:table-cell>
          <table:table-cell office:value-type="float" office:value="-11.5965857363097" calcext:value-type="float">
            <text:p>-11,5965857363097</text:p>
          </table:table-cell>
          <table:table-cell office:value-type="float" office:value="416.181386738559" calcext:value-type="float">
            <text:p>416,181386738559</text:p>
          </table:table-cell>
          <table:table-cell table:number-columns-repeated="2"/>
          <table:table-cell table:formula="of:=[.K173]-[.N$2]" office:value-type="float" office:value="1.13183009157862" calcext:value-type="float">
            <text:p>1,13183009157862</text:p>
          </table:table-cell>
          <table:table-cell table:formula="of:=[.L173]-[.O$2]" office:value-type="float" office:value="-5.67740773630974" calcext:value-type="float">
            <text:p>-5,67740773630974</text:p>
          </table:table-cell>
        </table:table-row>
        <table:table-row table:style-name="ro1">
          <table:table-cell office:value-type="date" office:date-value="2022-08-24T16:30:29" calcext:value-type="date">
            <text:p>2022-08-24T16:30:29,000</text:p>
          </table:table-cell>
          <table:table-cell office:value-type="float" office:value="135826.384687013" calcext:value-type="float">
            <text:p>135826,384687013</text:p>
          </table:table-cell>
          <table:table-cell office:value-type="float" office:value="-674117.870694185" calcext:value-type="float">
            <text:p>-674117,870694185</text:p>
          </table:table-cell>
          <table:table-cell office:value-type="float" office:value="381045.148764112" calcext:value-type="float">
            <text:p>381045,148764112</text:p>
          </table:table-cell>
          <table:table-cell office:value-type="float" office:value="168.608136606788" calcext:value-type="float">
            <text:p>168,608136606788</text:p>
          </table:table-cell>
          <table:table-cell office:value-type="float" office:value="28.9914580457156" calcext:value-type="float">
            <text:p>28,9914580457156</text:p>
          </table:table-cell>
          <table:table-cell office:value-type="float" office:value="786180.078457265" calcext:value-type="float">
            <text:p>786180,078457265</text:p>
          </table:table-cell>
          <table:table-cell office:value-type="float" office:value="5517.23076384546" calcext:value-type="float">
            <text:p>5517,23076384546</text:p>
          </table:table-cell>
          <table:table-cell office:value-type="float" office:value="-3721.97313613462" calcext:value-type="float">
            <text:p>-3721,97313613462</text:p>
          </table:table-cell>
          <table:table-cell office:value-type="float" office:value="-1363.19331025278" calcext:value-type="float">
            <text:p>-1363,19331025278</text:p>
          </table:table-cell>
          <table:table-cell office:value-type="float" office:value="-34.0039540007071" calcext:value-type="float">
            <text:p>-34,0039540007071</text:p>
          </table:table-cell>
          <table:table-cell office:value-type="float" office:value="-11.646905439201" calcext:value-type="float">
            <text:p>-11,646905439201</text:p>
          </table:table-cell>
          <table:table-cell office:value-type="float" office:value="416.196472264339" calcext:value-type="float">
            <text:p>416,196472264339</text:p>
          </table:table-cell>
          <table:table-cell table:number-columns-repeated="2"/>
          <table:table-cell table:formula="of:=[.K174]-[.N$2]" office:value-type="float" office:value="1.1694179992929" calcext:value-type="float">
            <text:p>1,1694179992929</text:p>
          </table:table-cell>
          <table:table-cell table:formula="of:=[.L174]-[.O$2]" office:value-type="float" office:value="-5.72772743920097" calcext:value-type="float">
            <text:p>-5,72772743920097</text:p>
          </table:table-cell>
        </table:table-row>
        <table:table-row table:style-name="ro1">
          <table:table-cell office:value-type="date" office:date-value="2022-08-24T16:30:30" calcext:value-type="date">
            <text:p>2022-08-24T16:30:30,000</text:p>
          </table:table-cell>
          <table:table-cell office:value-type="float" office:value="140168.295177586" calcext:value-type="float">
            <text:p>140168,295177586</text:p>
          </table:table-cell>
          <table:table-cell office:value-type="float" office:value="-680029.953383528" calcext:value-type="float">
            <text:p>-680029,953383528</text:p>
          </table:table-cell>
          <table:table-cell office:value-type="float" office:value="380375.828921593" calcext:value-type="float">
            <text:p>380375,828921593</text:p>
          </table:table-cell>
          <table:table-cell office:value-type="float" office:value="168.353262004802" calcext:value-type="float">
            <text:p>168,353262004802</text:p>
          </table:table-cell>
          <table:table-cell office:value-type="float" office:value="28.7154717927913" calcext:value-type="float">
            <text:p>28,7154717927913</text:p>
          </table:table-cell>
          <table:table-cell office:value-type="float" office:value="791690.381209462" calcext:value-type="float">
            <text:p>791690,381209462</text:p>
          </table:table-cell>
          <table:table-cell office:value-type="float" office:value="5518.68937327922" calcext:value-type="float">
            <text:p>5518,68937327922</text:p>
          </table:table-cell>
          <table:table-cell office:value-type="float" office:value="-3717.6892843237" calcext:value-type="float">
            <text:p>-3717,6892843237</text:p>
          </table:table-cell>
          <table:table-cell office:value-type="float" office:value="-1369.00484788641" calcext:value-type="float">
            <text:p>-1369,00484788641</text:p>
          </table:table-cell>
          <table:table-cell office:value-type="float" office:value="-33.9663512467242" calcext:value-type="float">
            <text:p>-33,9663512467242</text:p>
          </table:table-cell>
          <table:table-cell office:value-type="float" office:value="-11.6972187439336" calcext:value-type="float">
            <text:p>-11,6972187439336</text:p>
          </table:table-cell>
          <table:table-cell office:value-type="float" office:value="416.211583928193" calcext:value-type="float">
            <text:p>416,211583928193</text:p>
          </table:table-cell>
          <table:table-cell table:number-columns-repeated="2"/>
          <table:table-cell table:formula="of:=[.K175]-[.N$2]" office:value-type="float" office:value="1.20702075327577" calcext:value-type="float">
            <text:p>1,20702075327577</text:p>
          </table:table-cell>
          <table:table-cell table:formula="of:=[.L175]-[.O$2]" office:value-type="float" office:value="-5.77804074393362" calcext:value-type="float">
            <text:p>-5,77804074393362</text:p>
          </table:table-cell>
        </table:table-row>
        <table:table-row table:style-name="ro1">
          <table:table-cell office:value-type="date" office:date-value="2022-08-24T16:30:31" calcext:value-type="date">
            <text:p>2022-08-24T16:30:31,000</text:p>
          </table:table-cell>
          <table:table-cell office:value-type="float" office:value="144510.214570364" calcext:value-type="float">
            <text:p>144510,214570364</text:p>
          </table:table-cell>
          <table:table-cell office:value-type="float" office:value="-685941.102207158" calcext:value-type="float">
            <text:p>-685941,102207158</text:p>
          </table:table-cell>
          <table:table-cell office:value-type="float" office:value="379698.571676714" calcext:value-type="float">
            <text:p>379698,571676714</text:p>
          </table:table-cell>
          <table:table-cell office:value-type="float" office:value="168.103218937287" calcext:value-type="float">
            <text:p>168,103218937287</text:p>
          </table:table-cell>
          <table:table-cell office:value-type="float" office:value="28.4423752812382" calcext:value-type="float">
            <text:p>28,4423752812382</text:p>
          </table:table-cell>
          <table:table-cell office:value-type="float" office:value="797226.06777857" calcext:value-type="float">
            <text:p>797226,06777857</text:p>
          </table:table-cell>
          <table:table-cell office:value-type="float" office:value="5520.14161302122" calcext:value-type="float">
            <text:p>5520,14161302122</text:p>
          </table:table-cell>
          <table:table-cell office:value-type="float" office:value="-3713.40093273075" calcext:value-type="float">
            <text:p>-3713,40093273075</text:p>
          </table:table-cell>
          <table:table-cell office:value-type="float" office:value="-1374.81463808496" calcext:value-type="float">
            <text:p>-1374,81463808496</text:p>
          </table:table-cell>
          <table:table-cell office:value-type="float" office:value="-33.9287335765918" calcext:value-type="float">
            <text:p>-33,9287335765918</text:p>
          </table:table-cell>
          <table:table-cell office:value-type="float" office:value="-11.7475256206999" calcext:value-type="float">
            <text:p>-11,7475256206999</text:p>
          </table:table-cell>
          <table:table-cell office:value-type="float" office:value="416.226721686405" calcext:value-type="float">
            <text:p>416,226721686405</text:p>
          </table:table-cell>
          <table:table-cell table:number-columns-repeated="2"/>
          <table:table-cell table:formula="of:=[.K176]-[.N$2]" office:value-type="float" office:value="1.24463842340825" calcext:value-type="float">
            <text:p>1,24463842340825</text:p>
          </table:table-cell>
          <table:table-cell table:formula="of:=[.L176]-[.O$2]" office:value-type="float" office:value="-5.82834762069992" calcext:value-type="float">
            <text:p>-5,82834762069992</text:p>
          </table:table-cell>
        </table:table-row>
        <table:table-row table:style-name="ro1">
          <table:table-cell table:style-name="Default"/>
          <table:table-cell table:number-columns-repeated="9"/>
          <table:table-cell table:formula="of:=MAX([.K2:.K176])" office:value-type="float" office:value="-33.9287335765918" calcext:value-type="float">
            <text:p>-33,9287335765918</text:p>
          </table:table-cell>
          <table:table-cell table:formula="of:=MAX([.L2:.L176])" office:value-type="float" office:value="-2.92208861084842" calcext:value-type="float">
            <text:p>-2,92208861084842</text:p>
          </table:table-cell>
          <table:table-cell table:number-columns-repeated="3"/>
          <table:table-cell table:formula="of:=MAX([.P2:.P176])" office:value-type="float" office:value="1.24463842340825" calcext:value-type="float">
            <text:p>1,24463842340825</text:p>
          </table:table-cell>
          <table:table-cell table:formula="of:=MAX([.Q2:.Q176])" office:value-type="float" office:value="2.99708938915158" calcext:value-type="float">
            <text:p>2,99708938915158</text:p>
          </table:table-cell>
        </table:table-row>
        <table:table-row table:style-name="ro1">
          <table:table-cell table:style-name="Default"/>
          <table:table-cell table:number-columns-repeated="9"/>
          <table:table-cell table:formula="of:=MIN([.K2:.K176])" office:value-type="float" office:value="-40.3080746041844" calcext:value-type="float">
            <text:p>-40,3080746041844</text:p>
          </table:table-cell>
          <table:table-cell table:formula="of:=MIN([.L2:.L176])" office:value-type="float" office:value="-11.7475256206999" calcext:value-type="float">
            <text:p>-11,7475256206999</text:p>
          </table:table-cell>
          <table:table-cell table:number-columns-repeated="3"/>
          <table:table-cell table:formula="of:=MIN([.P2:.P176])" office:value-type="float" office:value="-5.13470260418436" calcext:value-type="float">
            <text:p>-5,13470260418436</text:p>
          </table:table-cell>
          <table:table-cell table:formula="of:=MIN([.Q2:.Q176])" office:value-type="float" office:value="-5.82834762069992" calcext:value-type="float">
            <text:p>-5,82834762069992</text:p>
          </table:table-cell>
        </table:table-row>
        <table:table-row table:style-name="ro1">
          <table:table-cell table:style-name="Default"/>
          <table:table-cell table:number-columns-repeated="16"/>
        </table:table-row>
        <table:table-row table:style-name="ro1">
          <table:table-cell table:style-name="Default"/>
          <table:table-cell table:number-columns-repeated="14"/>
          <table:table-cell table:formula="of:=[.P177]-[.P178]" office:value-type="float" office:value="6.3793410275926" calcext:value-type="float">
            <text:p>6,3793410275926</text:p>
          </table:table-cell>
          <table:table-cell table:formula="of:=[.Q177]-[.Q178]" office:value-type="float" office:value="8.8254370098515" calcext:value-type="float">
            <text:p>8,825437009851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8-23T10:25:40.704000000</dc:date>
    <meta:editing-duration>PT11M41S</meta:editing-duration>
    <meta:editing-cycles>2</meta:editing-cycles>
    <meta:generator>LibreOffice/7.3.5.2$Windows_X86_64 LibreOffice_project/184fe81b8c8c30d8b5082578aee2fed2ea847c01</meta:generator>
    <meta:document-statistic meta:table-count="1" meta:cell-count="2650" meta:object-count="0"/>
  </office:meta>
</office:document-meta>
</file>